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9839in"/>
    </style:style>
    <style:style style:name="co2" style:family="table-column">
      <style:table-column-properties fo:break-before="auto" style:column-width="4.7728in"/>
    </style:style>
    <style:style style:name="co3" style:family="table-column">
      <style:table-column-properties fo:break-before="auto" style:column-width="1.9071in"/>
    </style:style>
    <style:style style:name="co4" style:family="table-column">
      <style:table-column-properties fo:break-before="auto" style:column-width="0.7602in"/>
    </style:style>
    <style:style style:name="co5" style:family="table-column">
      <style:table-column-properties fo:break-before="auto" style:column-width="0.8929in"/>
    </style:style>
    <style:style style:name="co6" style:family="table-column">
      <style:table-column-properties fo:break-before="auto" style:column-width="0.8925in"/>
    </style:style>
    <style:style style:name="co7" style:family="table-column">
      <style:table-column-properties fo:break-before="auto" style:column-width="2.6563in"/>
    </style:style>
    <style:style style:name="co8" style:family="table-column">
      <style:table-column-properties fo:break-before="auto" style:column-width="0.6693in"/>
    </style:style>
    <style:style style:name="co9" style:family="table-column">
      <style:table-column-properties fo:break-before="auto" style:column-width="0.2717in"/>
    </style:style>
    <style:style style:name="co10" style:family="table-column">
      <style:table-column-properties fo:break-before="auto" style:column-width="1.5744in"/>
    </style:style>
    <style:style style:name="co11" style:family="table-column">
      <style:table-column-properties fo:break-before="auto" style:column-width="1.1902in"/>
    </style:style>
    <style:style style:name="co12" style:family="table-column">
      <style:table-column-properties fo:break-before="auto" style:column-width="1.7138in"/>
    </style:style>
    <style:style style:name="co13" style:family="table-column">
      <style:table-column-properties fo:break-before="auto" style:column-width="0.8854in"/>
    </style:style>
    <style:style style:name="co14" style:family="table-column">
      <style:table-column-properties fo:break-before="auto" style:column-width="3.0917in"/>
    </style:style>
    <style:style style:name="co15" style:family="table-column">
      <style:table-column-properties fo:break-before="auto" style:column-width="2.0445in"/>
    </style:style>
    <style:style style:name="co16" style:family="table-column">
      <style:table-column-properties fo:break-before="auto" style:column-width="3.6161in"/>
    </style:style>
    <style:style style:name="co17" style:family="table-column">
      <style:table-column-properties fo:break-before="auto" style:column-width="5.6661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false"/>
    </style:style>
    <style:style style:name="ro3" style:family="table-row">
      <style:table-row-properties style:row-height="0.6425in" fo:break-before="auto" style:use-optimal-row-height="true"/>
    </style:style>
    <style:style style:name="ro4" style:family="table-row">
      <style:table-row-properties style:row-height="1.5752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1.2638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1.4193in" fo:break-before="auto" style:use-optimal-row-height="true"/>
    </style:style>
    <style:style style:name="ro11" style:family="table-row">
      <style:table-row-properties style:row-height="0.4866in" fo:break-before="auto" style:use-optimal-row-height="true"/>
    </style:style>
    <style:style style:name="ta1" style:family="table" style:master-page-name="PageStyle_5f_Exercises">
      <style:table-properties table:display="true" style:writing-mode="lr-tb" tableooo:tab-color="#00ff00"/>
    </style:style>
    <style:style style:name="ta2" style:family="table" style:master-page-name="PageStyle_5f_Categories">
      <style:table-properties table:display="true" style:writing-mode="lr-tb" tableooo:tab-color="#00ff00"/>
    </style:style>
    <style:style style:name="ta3" style:family="table" style:master-page-name="Default">
      <style:table-properties table:display="true" style:writing-mode="lr-tb" tableooo:tab-color="#00ff00"/>
    </style:style>
    <style:style style:name="ta4" style:family="table" style:master-page-name="PageStyle_5f_TargetMuscles">
      <style:table-properties table:display="true" style:writing-mode="lr-tb" tableooo:tab-color="#00ff00"/>
    </style:style>
    <style:style style:name="ta5" style:family="table" style:master-page-name="PageStyle_5f_Force">
      <style:table-properties table:display="true" style:writing-mode="lr-tb" tableooo:tab-color="#00ff00"/>
    </style:style>
    <style:style style:name="ta6" style:family="table" style:master-page-name="PageStyle_5f_Optional_20_Accessories">
      <style:table-properties table:display="true" style:writing-mode="lr-tb" tableooo:tab-color="#00ff00"/>
    </style:style>
    <style:style style:name="ta7" style:family="table" style:master-page-name="PageStyle_5f_AnchorPointHeight">
      <style:table-properties table:display="true" style:writing-mode="lr-tb" tableooo:tab-color="#00ff00"/>
    </style:style>
    <style:style style:name="ta8" style:family="table" style:master-page-name="PageStyle_5f_Position">
      <style:table-properties table:display="true" style:writing-mode="lr-tb" tableooo:tab-color="#00ff00"/>
    </style:style>
    <style:style style:name="ta9" style:family="table" style:master-page-name="PageStyle_5f_Post">
      <style:table-properties table:display="true" style:writing-mode="lr-tb" tableooo:tab-color="#00ff00"/>
    </style:style>
    <style:style style:name="ta10" style:family="table" style:master-page-name="PageStyle_5f_Sheet3">
      <style:table-properties table:display="true" style:writing-mode="lr-tb"/>
    </style:style>
    <style:style style:name="ta11" style:family="table" style:master-page-name="PageStyle_5f_TipsVariations">
      <style:table-properties table:display="true" style:writing-mode="lr-tb"/>
    </style:style>
    <style:style style:name="ta12" style:family="table" style:master-page-name="Default">
      <style:table-properties table:display="true" style:writing-mode="lr-tb"/>
    </style:style>
    <number:boolean-style style:name="N5099" number:language="en" number:country="US">
      <number:boolean/>
    </number:boolean-style>
    <style:style style:name="ce1" style:family="table-cell" style:parent-style-name="Default">
      <style:table-cell-properties fo:background-color="transparent"/>
    </style:style>
    <style:style style:name="ce2" style:family="table-cell" style:parent-style-name="Default" style:data-style-name="N5099">
      <style:table-cell-properties fo:background-color="transparent"/>
    </style:style>
    <style:style style:name="ce3" style:family="table-cell" style:parent-style-name="Default">
      <style:map style:condition="cell-content()=[$ExerciseMuscles.C3]" style:apply-style-name="Untitled2" style:base-cell-address="ExercisePost.C2"/>
    </style:style>
    <style:style style:name="ce4" style:family="table-cell" style:parent-style-name="Default">
      <style:map style:condition="cell-content()=[$ExerciseMuscles.C2]" style:apply-style-name="Untitled1" style:base-cell-address="ExercisePost.C3"/>
      <style:map style:condition="cell-content()=[$ExerciseMuscles.C4]" style:apply-style-name="Untitled3" style:base-cell-address="ExercisePost.C3"/>
    </style:style>
    <style:style style:name="ce5" style:family="table-cell" style:parent-style-name="Default">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rotation-align="none"/>
    </style:style>
    <style:style style:name="ce10" style:family="table-cell" style:parent-style-name="Default">
      <style:table-cell-properties fo:background-color="#ffff00"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Exercises"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office:value-type="string">
            <text:p>name</text:p>
          </table:table-cell>
          <table:table-cell office:value-type="string">
            <text:p>description</text:p>
          </table:table-cell>
          <table:table-cell table:number-columns-repeated="1022"/>
        </table:table-row>
        <table:table-row table:style-name="ro1">
          <table:table-cell office:value-type="string">
            <text:p>Horizontal Extensions</text:p>
          </table:table-cell>
          <table:table-cell office:value-type="string">
            <text:p>Grasping the bar or band in front of your forehead, push forward in a semi-circular arch until your arms are fully extended in front of you.</text:p>
          </table:table-cell>
          <table:table-cell table:number-columns-repeated="1022"/>
        </table:table-row>
        <table:table-row table:style-name="ro1">
          <table:table-cell office:value-type="string">
            <text:p>Lat-Band Pullown</text:p>
          </table:table-cell>
          <table:table-cell office:value-type="string">
            <text:p>With arms extended up, squeeze your shoulder blades together and slowly pull the band down towards your chest until your elbows are fully bent.</text:p>
          </table:table-cell>
          <table:table-cell table:number-columns-repeated="1022"/>
        </table:table-row>
        <table:table-row table:style-name="ro1">
          <table:table-cell office:value-type="string">
            <text:p>Seated Band Rows</text:p>
          </table:table-cell>
          <table:table-cell office:value-type="string">
            <text:p>With your arms extended forward, squeeze your shoulder blades together as you pull the band back as far as you can toward your stomach.</text:p>
          </table:table-cell>
          <table:table-cell table:number-columns-repeated="1022"/>
        </table:table-row>
        <table:table-row table:style-name="ro1">
          <table:table-cell office:value-type="string">
            <text:p>Bent Over Band-Rows</text:p>
          </table:table-cell>
          <table:table-cell office:value-type="string">
            <text:p>Wrap one band around elevated foot or front post, bend over slightly at the hips and grasp an end in each hand. Pull the band toward your abdomen.</text:p>
          </table:table-cell>
          <table:table-cell table:number-columns-repeated="1022"/>
        </table:table-row>
        <table:table-row table:style-name="ro1">
          <table:table-cell office:value-type="string">
            <text:p>Straight Arm Pulldowns</text:p>
          </table:table-cell>
          <table:table-cell office:value-type="string">
            <text:p>With arms extended up and hands about shoulder width apart, pull the bar/band down toward your waist.</text:p>
          </table:table-cell>
          <table:table-cell table:number-columns-repeated="1022"/>
        </table:table-row>
        <table:table-row table:style-name="ro1">
          <table:table-cell office:value-type="string">
            <text:p>Reverse Flyes</text:p>
          </table:table-cell>
          <table:table-cell office:value-type="string">
            <text:p>With arms extended forward, pull your arms back in a circular motion as far as you can.</text:p>
          </table:table-cell>
          <table:table-cell table:number-columns-repeated="1022"/>
        </table:table-row>
        <table:table-row table:style-name="ro1">
          <table:table-cell office:value-type="string">
            <text:p>Deadlift</text:p>
          </table:table-cell>
          <table:table-cell office:value-type="string">
            <text:p>In a bent-over position with palms facing your body, pull yourself up with your core and raise your chest until you are in an upright position. Keep arms by your side and back straight. Slowly lower torso back to starting position by pulling your hips back and keeping your shoulders over your ankles.</text:p>
          </table:table-cell>
          <table:table-cell table:number-columns-repeated="1022"/>
        </table:table-row>
        <table:table-row table:style-name="ro1">
          <table:table-cell office:value-type="string">
            <text:p>Kickbacks</text:p>
          </table:table-cell>
          <table:table-cell office:value-type="string">
            <text:p>In a bent-over position with your elbows bent at a 90° angle, pull the band(s) back until your arms are fully extended behind you.</text:p>
          </table:table-cell>
          <table:table-cell table:number-columns-repeated="1022"/>
        </table:table-row>
        <table:table-row table:style-name="ro1">
          <table:table-cell office:value-type="string">
            <text:p>Tricep Pushdown</text:p>
          </table:table-cell>
          <table:table-cell office:value-type="string">
            <text:p>With elbows planted by your sides, push the band down and fully extend your arms. Pause and flex your triceps briefly at the bottom before returning to starting position.</text:p>
          </table:table-cell>
          <table:table-cell table:number-columns-repeated="1022"/>
        </table:table-row>
        <table:table-row table:style-name="ro1">
          <table:table-cell office:value-type="string">
            <text:p>Dips</text:p>
          </table:table-cell>
          <table:table-cell office:value-type="string">
            <text:p>Place two chairs of equal height across from each other about 3-5ft (1-1.5 m) apart. Place your hands shoulder-width apart behind you on one chair and maintain your balance as you prop your feet up on the other chair. Slowly lower your body until you descend to a 90° bend in your arms, and then push yourself back up to starting position.</text:p>
          </table:table-cell>
          <table:table-cell table:number-columns-repeated="1022"/>
        </table:table-row>
        <table:table-row table:style-name="ro1">
          <table:table-cell office:value-type="string">
            <text:p>Animals</text:p>
          </table:table-cell>
          <table:table-cell office:value-type="string">
            <text:p>Grasp the bar/band with your hands shoulder-width apart and bend over at the hips so that your head is under the A.P. While maintaining your arms locked in a 90º angle, pull the bar down in a circular path in front of your body.</text:p>
          </table:table-cell>
          <table:table-cell table:number-columns-repeated="1022"/>
        </table:table-row>
        <table:table-row table:style-name="ro1">
          <table:table-cell office:value-type="string">
            <text:p>Close Grip Push-Up Press</text:p>
          </table:table-cell>
          <table:table-cell office:value-type="string">
            <text:p>Position yourself in push-up position with hands closer to your body in order to isolate your triceps. Twist a band over, creating an X, and wrap it around your back. Start by lying flat on your stomach with your hands just under your pecs. Push yourself up to a full arm extension.</text:p>
          </table:table-cell>
          <table:table-cell table:number-columns-repeated="1022"/>
        </table:table-row>
        <table:table-row table:style-name="ro1">
          <table:table-cell office:value-type="string">
            <text:p>Lateral Extension</text:p>
          </table:table-cell>
          <table:table-cell office:value-type="string">
            <text:p>Grasp band with arms bent and palms facing out. Bend over slightly at the hips and push the band down laterally away from your body in a semi-circular arch while keeping your upper arms still. </text:p>
          </table:table-cell>
          <table:table-cell table:number-columns-repeated="1022"/>
        </table:table-row>
        <table:table-row table:style-name="ro1">
          <table:table-cell office:value-type="string">
            <text:p>Vertical Extensions</text:p>
          </table:table-cell>
          <table:table-cell office:value-type="string">
            <text:p>Stabilize bands as close to your heels as possible. Grasp the bands behind your head with elbows bent and push the bands up through a semi-circular arch to a full arm extension.</text:p>
          </table:table-cell>
          <table:table-cell table:number-columns-repeated="1022"/>
        </table:table-row>
        <table:table-row table:style-name="ro1">
          <table:table-cell office:value-type="string">
            <text:p>Overhead Extensions</text:p>
          </table:table-cell>
          <table:table-cell office:value-type="string">
            <text:p>Begin in a bent over position with feet staggered and legs hip-width apart. Push the band forward in a horizontal line above your head to a full arm extension.</text:p>
          </table:table-cell>
          <table:table-cell table:number-columns-repeated="1022"/>
        </table:table-row>
        <table:table-row table:style-name="ro1">
          <table:table-cell office:value-type="string">
            <text:p>Wrapped Shoulder Extension</text:p>
          </table:table-cell>
          <table:table-cell office:value-type="string">
            <text:p>Wrap one band around your back and under your shoulder blades. Grasp an end in each hand. With elbows bent, extend your arms as you push the ends forward.</text:p>
          </table:table-cell>
          <table:table-cell table:number-columns-repeated="1022"/>
        </table:table-row>
        <table:table-row table:style-name="ro1">
          <table:table-cell office:value-type="string">
            <text:p>Resisted Kicks</text:p>
          </table:table-cell>
          <table:table-cell office:value-type="string">
            <text:p>With the band taut and your leg extended slightly forward, squeeze your glutes and kick your leg backwards. Repeat with the other leg.</text:p>
          </table:table-cell>
          <table:table-cell table:number-columns-repeated="1022"/>
        </table:table-row>
        <table:table-row table:style-name="ro1">
          <table:table-cell office:value-type="string">
            <text:p>Military Press</text:p>
          </table:table-cell>
          <table:table-cell office:value-type="string">
            <text:p>Stabilize one band under each foot with the ends close to your heels. With arms out laterally and elbows bent at 90°, push up until your arms are extended above your head.</text:p>
          </table:table-cell>
          <table:table-cell table:number-columns-repeated="1022"/>
        </table:table-row>
        <table:table-row table:style-name="ro1">
          <table:table-cell office:value-type="string">
            <text:p>Front Raises</text:p>
          </table:table-cell>
          <table:table-cell office:value-type="string">
            <text:p>With arms slightly bent by your side, alternate raising each arm up in front of you or raise both arms up simultaneously. Hold briefly at the point of maximum resistance before returning back to starting position.</text:p>
          </table:table-cell>
          <table:table-cell table:number-columns-repeated="1022"/>
        </table:table-row>
        <table:table-row table:style-name="ro1">
          <table:table-cell office:value-type="string">
            <text:p>Lateral Raises</text:p>
          </table:table-cell>
          <table:table-cell office:value-type="string">
            <text:p>With arms slightly bent by your side, alternate raising each arm out laterally or raise both arms up simultaneously. Hold briefly at the point of maximum resistance before returning back to starting position.</text:p>
          </table:table-cell>
          <table:table-cell table:number-columns-repeated="1022"/>
        </table:table-row>
        <table:table-row table:style-name="ro1">
          <table:table-cell office:value-type="string">
            <text:p>Upright Rows</text:p>
          </table:table-cell>
          <table:table-cell office:value-type="string">
            <text:p>Stabilize one band under both feet, forming a triangle with the band. With your hands close together, raise the band up from your waist toward your chin, keeping hands close to your body</text:p>
          </table:table-cell>
          <table:table-cell table:number-columns-repeated="1022"/>
        </table:table-row>
        <table:table-row table:style-name="ro1">
          <table:table-cell office:value-type="string">
            <text:p>Cableband Laterals</text:p>
          </table:table-cell>
          <table:table-cell office:value-type="string">
            <text:p>Grasp the band with your arm extended across your body and pull the band across yourself until your arm is extended out to the side. Slowly return to starting position while keeping the band taut.</text:p>
          </table:table-cell>
          <table:table-cell table:number-columns-repeated="1022"/>
        </table:table-row>
        <table:table-row table:style-name="ro1">
          <table:table-cell office:value-type="string">
            <text:p>Skiers</text:p>
          </table:table-cell>
          <table:table-cell office:value-type="string">
            <text:p>With your arms extended forward, pull your arms back as far as you can. Hold briefly at the point of maximum resistance before returning to starting position.</text:p>
          </table:table-cell>
          <table:table-cell table:number-columns-repeated="1022"/>
        </table:table-row>
        <table:table-row table:style-name="ro1">
          <table:table-cell office:value-type="string">
            <text:p>Isolation Pulls</text:p>
          </table:table-cell>
          <table:table-cell office:value-type="string">
            <text:p>Start with your shoulder facing the A.P. and your elbow bent at 90° by your side. Pull the band horizontally across your body. Then turn around and pull the band across your body in the opposite direction using the same hand. Alternate sides when finished.</text:p>
          </table:table-cell>
          <table:table-cell table:number-columns-repeated="1022"/>
        </table:table-row>
        <table:table-row table:style-name="ro1">
          <table:table-cell office:value-type="string">
            <text:p>Shrugs</text:p>
          </table:table-cell>
          <table:table-cell office:value-type="string">
            <text:p>With your arms by your sides, raise your shoulders as high as you can. Hold the contraction for several seconds at the top, and then slowly lower your arms back to starting position.</text:p>
          </table:table-cell>
          <table:table-cell table:number-columns-repeated="1022"/>
        </table:table-row>
        <table:table-row table:style-name="ro1">
          <table:table-cell office:value-type="string">
            <text:p>Leg Liberator</text:p>
          </table:table-cell>
          <table:table-cell office:value-type="string">
            <text:p>Keeping your left leg straight, slowly pull it forward toward your head. Every time your leg advances, hold it briefly until your body readjusts before pulling further. After slowly pulling your leg forward to the farthest point possible, pull it to the left side using the same technique. Then grasp the band with your right hand and slowly pull your left leg across to your right side.</text:p>
          </table:table-cell>
          <table:table-cell table:number-columns-repeated="1022"/>
        </table:table-row>
        <table:table-row table:style-name="ro1">
          <table:table-cell office:value-type="string">
            <text:p>Back Lubricator</text:p>
          </table:table-cell>
          <table:table-cell office:value-type="string">
            <text:p>Keep your feet planted and slowly bow down, drop your buttocks and extend your arms forward. Unlock your hip joints and feel the stretch in your lower back. Slowly wiggle your buttocks from side to side to stretch your entire lower back region. </text:p>
          </table:table-cell>
          <table:table-cell table:number-columns-repeated="1022"/>
        </table:table-row>
        <table:table-row table:style-name="ro1">
          <table:table-cell office:value-type="string">
            <text:p>Loose Arm-ony</text:p>
          </table:table-cell>
          <table:table-cell office:value-type="string">
            <text:p>Keeping your arm straight, lean your torso toward your outside shoulder (away from A.P.). Feel the stretch in your shoulder and upper back. Afterward, pivot around so that your outside arm becomes your inside arm. Now lean away from the A.P. while facing the opposite direction to stretch the front of your shoulder and outer chest. Repeat on opposite side when finished.</text:p>
          </table:table-cell>
          <table:table-cell table:number-columns-repeated="1022"/>
        </table:table-row>
        <table:table-row table:style-name="ro1">
          <table:table-cell office:value-type="string">
            <text:p>Ankle Motionizer</text:p>
          </table:table-cell>
          <table:table-cell office:value-type="string">
            <text:p>Loop band(s) around the foot of your extended leg and grasp the other end. Slowly rotate your ankle around in circles as you resist the force imposed by the band. This will loosen and strengthen your ankle, ultimately helping to minimize the risk of and/or rehabilitate ankle injuries. </text:p>
          </table:table-cell>
          <table:table-cell table:number-columns-repeated="1022"/>
        </table:table-row>
        <table:table-row table:style-name="ro1">
          <table:table-cell office:value-type="string">
            <text:p>Relaxalator</text:p>
          </table:table-cell>
          <table:table-cell office:value-type="string">
            <text:p>Grasp the free end(s) in each hand and bend over at the waist while keeping your back and arms straight. Feel the stretch in your mid and upper back. Spread your arms out and slowly lower your torso toward the ground.</text:p>
          </table:table-cell>
          <table:table-cell table:number-columns-repeated="1022"/>
        </table:table-row>
        <table:table-row table:style-name="ro1">
          <table:table-cell office:value-type="string">
            <text:p>Neck Stup</text:p>
          </table:table-cell>
          <table:table-cell office:value-type="string">
            <text:p>Wrap a band behind your neck and gently pull each end down with your hands while slowly raising your head upward, then slowly tilt your head from side to side. Start with a low resistance.</text:p>
          </table:table-cell>
          <table:table-cell table:number-columns-repeated="1022"/>
        </table:table-row>
        <table:table-row table:style-name="ro1">
          <table:table-cell office:value-type="string">
            <text:p>Quad-lity</text:p>
          </table:table-cell>
          <table:table-cell office:value-type="string">
            <text:p>While lying on your side, loop one band around your outside foot. Next, wrap the band around your shoulder and grasp the free end in hand. Slowly pull the band forward, forcing your thigh backward. </text:p>
          </table:table-cell>
          <table:table-cell table:number-columns-repeated="1022"/>
        </table:table-row>
        <table:table-row table:style-name="ro1">
          <table:table-cell office:value-type="string">
            <text:p>Wicked Chicken Wing</text:p>
          </table:table-cell>
          <table:table-cell office:value-type="string">
            <text:p>Grasp one band behind your back in both hands with one elbow pointing upward and the other pointing downward. Slowly try to work your hands together. </text:p>
          </table:table-cell>
          <table:table-cell table:number-columns-repeated="1022"/>
        </table:table-row>
        <table:table-row table:style-name="ro1">
          <table:table-cell office:value-type="string">
            <text:p>Crossband Lateral Curls</text:p>
          </table:table-cell>
          <table:table-cell office:value-type="string">
            <text:p>Cross the bands in front of you by inserting one band through the other and grasp an end in each hand. Curl the bands out laterally toward your shoulders. Squeeze your biceps at the top before releasing back to starting position.</text:p>
          </table:table-cell>
          <table:table-cell table:number-columns-repeated="1022"/>
        </table:table-row>
        <table:table-row table:style-name="ro1">
          <table:table-cell office:value-type="string">
            <text:p>Bandbell Curls</text:p>
          </table:table-cell>
          <table:table-cell office:value-type="string">
            <text:p>With hands about shoulder width apart, keep your elbows planted by your side and slowly curl arms up in an arch toward your shoulders. Hold briefly at the point of maximum resistance and squeeze biceps before slowly releasing back to starting position.</text:p>
          </table:table-cell>
          <table:table-cell table:number-columns-repeated="1022"/>
        </table:table-row>
        <table:table-row table:style-name="ro1">
          <table:table-cell office:value-type="string">
            <text:p>Reverse Curls</text:p>
          </table:table-cell>
          <table:table-cell office:value-type="string">
            <text:p>Grasp the band with both hands at your waist and slowly curl the band up in an arch toward your chin with your palms facing down. Hold your contraction momentarily at the top before returning back to starting position.</text:p>
          </table:table-cell>
          <table:table-cell table:number-columns-repeated="1022"/>
        </table:table-row>
        <table:table-row table:style-name="ro1">
          <table:table-cell office:value-type="string">
            <text:p>Cableband Curls</text:p>
          </table:table-cell>
          <table:table-cell office:value-type="string">
            <text:p>With arms extended, pull the bands toward the temples of your head, chest or shoulders. Hold briefly at the top, as if doing a biceps pose, before slowly returning to starting position. Perform with one post if you don't have two.</text:p>
          </table:table-cell>
          <table:table-cell table:number-columns-repeated="1022"/>
        </table:table-row>
        <table:table-row table:style-name="ro1">
          <table:table-cell office:value-type="string">
            <text:p>Squats</text:p>
          </table:table-cell>
          <table:table-cell office:value-type="string">
            <text:p>Stabilize one band under both feet and around shoulders. Unlock your hips, drop your butt down as if to sit on a chair, and slowly squat down until your thighs are parallel to the floor. Without bouncing at the bottom, push yourself up through your heels back to an upright position.</text:p>
          </table:table-cell>
          <table:table-cell table:number-columns-repeated="1022"/>
        </table:table-row>
        <table:table-row table:style-name="ro1">
          <table:table-cell office:value-type="string">
            <text:p>Leg Press</text:p>
          </table:table-cell>
          <table:table-cell office:value-type="string">
            <text:p>Stabilize one band around each shoulder and under the opposite foot. With your knees bent in close to your chest, push your legs out to a full extension.</text:p>
          </table:table-cell>
          <table:table-cell table:number-columns-repeated="1022"/>
        </table:table-row>
        <table:table-row table:style-name="ro1">
          <table:table-cell office:value-type="string">
            <text:p>Leg Extensions</text:p>
          </table:table-cell>
          <table:table-cell office:value-type="string">
            <text:p>With the bands positioned on the inside of your legs, elevate your knee to raise your foot off the ground. Slowly kick your foot out until your leg is fully extended. Contract your quad muscle before slowly returning back to starting position. Perform with your other leg when finished so you don't walk funny later.</text:p>
          </table:table-cell>
          <table:table-cell table:number-columns-repeated="1022"/>
        </table:table-row>
        <table:table-row table:style-name="ro1">
          <table:table-cell office:value-type="string">
            <text:p>Good Mornings</text:p>
          </table:table-cell>
          <table:table-cell office:value-type="string">
            <text:p>Start with your feet a little closer together than shoulderwidth apart and your toes pointing slightly inward. Bend at the hips and lower yourself until your torso is nearly parallel to the floor. Contract your abs, glutes and leg muscles as you pull yourself back up to a standing position.</text:p>
          </table:table-cell>
          <table:table-cell table:number-columns-repeated="1022"/>
        </table:table-row>
        <table:table-row table:style-name="ro1">
          <table:table-cell office:value-type="string">
            <text:p>Straight Leg Deadlift</text:p>
          </table:table-cell>
          <table:table-cell office:value-type="string">
            <text:p>Keeping your legs straight, bend over from the waist until you feel a slight stretch in your hamstrings, then contract your thighs and slowly raise yourself back up to a standing position.</text:p>
          </table:table-cell>
          <table:table-cell table:number-columns-repeated="1022"/>
        </table:table-row>
        <table:table-row table:style-name="ro1">
          <table:table-cell office:value-type="string">
            <text:p>Leg Curls</text:p>
          </table:table-cell>
          <table:table-cell office:value-type="string">
            <text:p>Bend your knees slightly to make the band taut. Pull your feet in toward your buttocks, then release back to starting position.</text:p>
          </table:table-cell>
          <table:table-cell table:number-columns-repeated="1022"/>
        </table:table-row>
        <table:table-row table:style-name="ro1">
          <table:table-cell office:value-type="string">
            <text:p>Calf Raises</text:p>
          </table:table-cell>
          <table:table-cell office:value-type="string">
            <text:p>Stand on a stair or any elevated surface with your heels extending off the back. Raise your ankles up as high as you can by pushing up with your toes. Flex your calf muscles at the top before lowering yourself back to starting position.</text:p>
          </table:table-cell>
          <table:table-cell table:number-columns-repeated="1022"/>
        </table:table-row>
        <table:table-row table:style-name="ro1">
          <table:table-cell office:value-type="string">
            <text:p>Hip Abductor/Adductor</text:p>
          </table:table-cell>
          <table:table-cell office:value-type="string">
            <text:p>Wrap one band around both knees and stabilize the ends under each foot. While keeping your ankles together, slowly spread your knees as far apart as possible. </text:p>
          </table:table-cell>
          <table:table-cell table:number-columns-repeated="1022"/>
        </table:table-row>
        <table:table-row table:style-name="ro1">
          <table:table-cell office:value-type="string">
            <text:p>Lunges</text:p>
          </table:table-cell>
          <table:table-cell office:value-type="string">
            <text:p>With one end of a band stabilized under your foot and around both shoulders, take one giant pace forward and lower yourself until the opposite knee almost touches the ground. Push yourself up through your front thigh; step your front leg back to starting position.</text:p>
          </table:table-cell>
          <table:table-cell table:number-columns-repeated="1022"/>
        </table:table-row>
        <table:table-row table:style-name="ro1">
          <table:table-cell office:value-type="string">
            <text:p>Hammer Curls</text:p>
          </table:table-cell>
          <table:table-cell office:value-type="string">
            <text:p>With both arms by your sides, curl your right arm in an arch to your right shoulder. Squeeze your right bicep at the top before returning back to starting position. Repeat with left arm when finished.</text:p>
          </table:table-cell>
          <table:table-cell table:number-columns-repeated="1022"/>
        </table:table-row>
        <table:table-row table:style-name="ro1">
          <table:table-cell office:value-type="string">
            <text:p>Alternate Bandbell Curls</text:p>
          </table:table-cell>
          <table:table-cell office:value-type="string">
            <text:p>With hands about shoulder width apart, keep your elbows planted by your side and slowly curl arms up in an arch toward your shoulders. Hold briefly at the point of maximum resistance and squeeze biceps before slowly releasing back to starting position.</text:p>
          </table:table-cell>
          <table:table-cell table:number-columns-repeated="1022"/>
        </table:table-row>
        <table:table-row table:style-name="ro1">
          <table:table-cell office:value-type="string">
            <text:p>Concentration Curls</text:p>
          </table:table-cell>
          <table:table-cell office:value-type="string">
            <text:p>Curl your hand toward your shoulder while your elbow rests on your inner thigh. Squeeze your biceps at the top before slowly returning back to starting position. Repeat with opposite arm when finished.</text:p>
          </table:table-cell>
          <table:table-cell table:number-columns-repeated="1022"/>
        </table:table-row>
        <table:table-row table:style-name="ro1">
          <table:table-cell office:value-type="string">
            <text:p>Incline Bench Press</text:p>
          </table:table-cell>
          <table:table-cell office:value-type="string">
            <text:p>With your elbows out, push your arms up at a 45° angle.</text:p>
          </table:table-cell>
          <table:table-cell table:number-columns-repeated="1022"/>
        </table:table-row>
        <table:table-row table:style-name="ro1">
          <table:table-cell office:value-type="string">
            <text:p>Decline Bench Press</text:p>
          </table:table-cell>
          <table:table-cell office:value-type="string">
            <text:p>Grasp an end in each hand and push band down at a 45° angle.</text:p>
          </table:table-cell>
          <table:table-cell table:number-columns-repeated="1022"/>
        </table:table-row>
        <table:table-row table:style-name="ro1">
          <table:table-cell office:value-type="string">
            <text:p>Push Up Press</text:p>
          </table:table-cell>
          <table:table-cell office:value-type="string">
            <text:p>Twist the band over and create an 'X' similar to the BENCH PRESS to avoid slippage. Place palms on the floor slightly wider than shoulder width apart, just below your shoulders. Slowly lower yourself until your chest almost touches the floor then push yourself back up until arms are fully extended.</text:p>
          </table:table-cell>
          <table:table-cell table:number-columns-repeated="1022"/>
        </table:table-row>
        <table:table-row table:style-name="ro1">
          <table:table-cell office:value-type="string">
            <text:p>Flyes</text:p>
          </table:table-cell>
          <table:table-cell office:value-type="string">
            <text:p>Twist the band over and create an 'X'. Bring arms together in a semi-circular hugging motion while squeezing pecs together. Imagine trying to touch your elbows together in front of you. Touch your hands together or bring one over the other.</text:p>
          </table:table-cell>
          <table:table-cell table:number-columns-repeated="1022"/>
        </table:table-row>
        <table:table-row table:style-name="ro1">
          <table:table-cell office:value-type="string">
            <text:p>Pull Over</text:p>
          </table:table-cell>
          <table:table-cell office:value-type="string">
            <text:p>With arms extended above your head, push the band down in an arch in front of you. Lower arms until the bands gently touch your shoulders before returning to starting position.</text:p>
          </table:table-cell>
          <table:table-cell table:number-columns-repeated="1022"/>
        </table:table-row>
        <table:table-row table:style-name="ro1">
          <table:table-cell office:value-type="string">
            <text:p>Flat Bench Press</text:p>
          </table:table-cell>
          <table:table-cell office:value-type="string">
            <text:p>Grasp one end in each hand with palms facing away from you and push your arms horizontally away from your body. Keep your hands aligned with your chest.</text:p>
          </table:table-cell>
          <table:table-cell table:number-columns-repeated="1022"/>
        </table:table-row>
        <table:table-row table:style-name="ro1">
          <table:table-cell office:value-type="string">
            <text:p>Superman</text:p>
          </table:table-cell>
          <table:table-cell office:value-type="string">
            <text:p>Lie in a prone position with your arms extended in front of you. In one fluid motion, raise your legs, chest, shoulders and arms off the ground. Keep abs tight to absorb the tension. See how long you can hold it</text:p>
          </table:table-cell>
          <table:table-cell table:number-columns-repeated="1022"/>
        </table:table-row>
        <table:table-row table:style-name="ro1">
          <table:table-cell office:value-type="string">
            <text:p>Twist</text:p>
          </table:table-cell>
          <table:table-cell office:value-type="string">
            <text:p>Begin in the same starting position as THE CRUNCH(http://www.youtube.com/watch?v=BtS88DXwAcI). Raise your shoulders off the ground and gently pull your torso from side to side. Hold your arms outward and still as they hover slightly above the floor while your torso shifts.</text:p>
          </table:table-cell>
          <table:table-cell table:number-columns-repeated="1022"/>
        </table:table-row>
        <table:table-row table:style-name="ro1">
          <table:table-cell office:value-type="string">
            <text:p>Woodchopper</text:p>
          </table:table-cell>
          <table:table-cell office:value-type="string">
            <text:p>Lock both hands around the band (or handgrip) and pull arms diagonally across your body. Twist your torso while keeping your abs contracted, back straight and arms fixed in a slightly bent position.</text:p>
          </table:table-cell>
          <table:table-cell table:number-columns-repeated="1022"/>
        </table:table-row>
        <table:table-row table:style-name="ro1">
          <table:table-cell office:value-type="string">
            <text:p>Side Bend</text:p>
          </table:table-cell>
          <table:table-cell office:value-type="string">
            <text:p>Fasten the band to a side post and grasp the end in hand. Slowly bend from side to side at your waist. Keep your active arm and back straight the whole time.</text:p>
          </table:table-cell>
          <table:table-cell table:number-columns-repeated="1022"/>
        </table:table-row>
        <table:table-row table:style-name="ro1">
          <table:table-cell office:value-type="string">
            <text:p>Side Bridge</text:p>
          </table:table-cell>
          <table:table-cell office:value-type="string">
            <text:p>After doing THE PLANK(http://www.youtube.com/watch?v=TsTLSDoDWh4) in a raised prone position, rotate over onto one side and balance yourself on your forearm and inside foot. Hold for as long as possible. Keep your body as straight as possible and your upper arm lightly resting on your thigh or extended up in the air for an added challenge. Alternate sides when finished.</text:p>
          </table:table-cell>
          <table:table-cell table:number-columns-repeated="1022"/>
        </table:table-row>
        <table:table-row table:style-name="ro1">
          <table:table-cell office:value-type="string">
            <text:p>Obliquatory</text:p>
          </table:table-cell>
          <table:table-cell office:value-type="string">
            <text:p>Lie flat on your side with your knees bent and your feet tucked in. Cup your hands behind your head and raise your shoulders and upper back vertically off the floor by squeezing your oblique muscles. Hold briefly before returning to starting position. Alternate sides when finished.</text:p>
          </table:table-cell>
          <table:table-cell table:number-columns-repeated="1022"/>
        </table:table-row>
        <table:table-row table:style-name="ro1">
          <table:table-cell office:value-type="string">
            <text:p>Plank</text:p>
          </table:table-cell>
          <table:table-cell office:value-type="string">
            <text:p>Rest yourself on your forearms and toes while your body stays straight as a board. Compress your core region by rolling your tailbone in and squeezing your inner thighs; imagine bringing your pelvis to your spine. See how long you can bare it!</text:p>
          </table:table-cell>
          <table:table-cell table:number-columns-repeated="1022"/>
        </table:table-row>
        <table:table-row table:style-name="ro1">
          <table:table-cell office:value-type="string">
            <text:p>Raise</text:p>
          </table:table-cell>
          <table:table-cell office:value-type="string">
            <text:p>Wrap one band under both feet and grasp the ends in each hand. Raise your legs and hold in a static position.</text:p>
          </table:table-cell>
          <table:table-cell table:number-columns-repeated="1022"/>
        </table:table-row>
        <table:table-row table:style-name="ro1">
          <table:table-cell office:value-type="string">
            <text:p>Roll</text:p>
          </table:table-cell>
          <table:table-cell office:value-type="string">
            <text:p>Bring your legs to your torso instead of vice versa. From a supine position, bend your knees and bring them as close to your chest as you can without raising your pelvis. Then lift your hips and glutes off the floor and roll your legs forward as you bring your knees to your shoulders.</text:p>
          </table:table-cell>
          <table:table-cell table:number-columns-repeated="1022"/>
        </table:table-row>
        <table:table-row table:style-name="ro1">
          <table:table-cell office:value-type="string">
            <text:p>Hyperextension</text:p>
          </table:table-cell>
          <table:table-cell office:value-type="string">
            <text:p>Wrap one band around a front post with the A.P. height around bellybutton level. Pull your torso back until your back is almost flat against the floor and then hold. Slowly return to starting position.</text:p>
          </table:table-cell>
          <table:table-cell table:number-columns-repeated="1022"/>
        </table:table-row>
        <table:table-row table:style-name="ro1">
          <table:table-cell office:value-type="string">
            <text:p>Aligner</text:p>
          </table:table-cell>
          <table:table-cell office:value-type="string">
            <text:p>Insert your right leg into one band up to your groin, wrap the same band around your stomach and then around your back, and then insert your right arm. Stabilize the band around your right shoulder. You should feel resistance pulling your right shoulder back. Stabilize another identical-sized band around your left leg, then wrap it in front of you, behind you, and insert your left arm.</text:p>
          </table:table-cell>
          <table:table-cell table:number-columns-repeated="1022"/>
        </table:table-row>
        <table:table-row table:style-name="ro1">
          <table:table-cell office:value-type="string">
            <text:p>Bicycle</text:p>
          </table:table-cell>
          <table:table-cell office:value-type="string">
            <text:p>Rotate by bringing one elbow to the opposite knee, then kicking that leg forward and bringing your other elbow to the opposite knee. Keep your core tight!</text:p>
          </table:table-cell>
          <table:table-cell table:number-columns-repeated="1022"/>
        </table:table-row>
        <table:table-row table:style-name="ro1">
          <table:table-cell office:value-type="string">
            <text:p>Crunch</text:p>
          </table:table-cell>
          <table:table-cell office:value-type="string">
            <text:p>In a supine position with your hands cupped loosely behind your head or with your arms extended forward, raise your knees up and your tailbone slightly off the ground. Contract your abs as you lift your shoulders and upper back off the floor; imagine trying to compress your abs and tailbone together.</text:p>
          </table:table-cell>
          <table:table-cell table:number-columns-repeated="1022"/>
        </table:table-row>
        <table:table-row table:style-name="ro1">
          <table:table-cell office:value-type="string">
            <text:p>Squeeze</text:p>
          </table:table-cell>
          <table:table-cell office:value-type="string">
            <text:p>Fasten, stabilize or wrap a band around an overhead post and grasp the free end(s) in each hand by your forehead or on either side of your temples. Bend over at the waist and pull your torso down using your core.</text:p>
          </table:table-cell>
          <table:table-cell table:number-columns-repeated="1022"/>
        </table:table-row>
      </table:table>
      <table:table table:name="Categories" table:style-name="ta2">
        <table:table-column table:style-name="co4" table:default-cell-style-name="Default"/>
        <table:table-column table:style-name="co5" table:number-columns-repeated="1023" table:default-cell-style-name="Default"/>
        <table:table-row table:style-name="ro1">
          <table:table-cell office:value-type="string">
            <text:p>name</text:p>
          </table:table-cell>
          <table:table-cell table:number-columns-repeated="1023"/>
        </table:table-row>
        <table:table-row table:style-name="ro1">
          <table:table-cell office:value-type="string">
            <text:p>Leg</text:p>
          </table:table-cell>
          <table:table-cell table:number-columns-repeated="1023"/>
        </table:table-row>
        <table:table-row table:style-name="ro1">
          <table:table-cell office:value-type="string">
            <text:p>Bicep</text:p>
          </table:table-cell>
          <table:table-cell table:number-columns-repeated="1023"/>
        </table:table-row>
        <table:table-row table:style-name="ro1">
          <table:table-cell office:value-type="string">
            <text:p>Back</text:p>
          </table:table-cell>
          <table:table-cell table:number-columns-repeated="1023"/>
        </table:table-row>
        <table:table-row table:style-name="ro1">
          <table:table-cell office:value-type="string">
            <text:p>Stretching</text:p>
          </table:table-cell>
          <table:table-cell table:number-columns-repeated="1023"/>
        </table:table-row>
        <table:table-row table:style-name="ro1">
          <table:table-cell office:value-type="string">
            <text:p>Chest</text:p>
          </table:table-cell>
          <table:table-cell table:number-columns-repeated="1023"/>
        </table:table-row>
        <table:table-row table:style-name="ro1">
          <table:table-cell office:value-type="string">
            <text:p>Core</text:p>
          </table:table-cell>
          <table:table-cell table:number-columns-repeated="1023"/>
        </table:table-row>
        <table:table-row table:style-name="ro1">
          <table:table-cell office:value-type="string">
            <text:p>Tricep</text:p>
          </table:table-cell>
          <table:table-cell table:number-columns-repeated="1023"/>
        </table:table-row>
        <table:table-row table:style-name="ro1">
          <table:table-cell office:value-type="string">
            <text:p>Shoulder</text:p>
          </table:table-cell>
          <table:table-cell table:number-columns-repeated="1023"/>
        </table:table-row>
      </table:table>
      <table:table table:name="ExerciseCategories" table:style-name="ta3">
        <table:table-column table:style-name="co6" table:number-columns-repeated="8" table:default-cell-style-name="Default"/>
        <table:table-column table:style-name="co1" table:default-cell-style-name="Default"/>
        <table:table-column table:style-name="co6" table:default-cell-style-name="Default"/>
        <table:table-column table:style-name="co4" table:default-cell-style-name="Default"/>
        <table:table-row table:style-name="ro1">
          <table:table-cell office:value-type="string">
            <text:p>exercise_id</text:p>
          </table:table-cell>
          <table:table-cell office:value-type="string">
            <text:p>category_id</text:p>
          </table:table-cell>
          <table:table-cell table:number-columns-repeated="6"/>
          <table:table-cell office:value-type="string">
            <text:p>name</text:p>
          </table:table-cell>
          <table:table-cell/>
          <table:table-cell office:value-type="string">
            <text:p>name</text:p>
          </table:table-cell>
        </table:table-row>
        <table:table-row table:style-name="ro1">
          <table:table-cell office:value-type="float" office:value="1">
            <text:p>1</text:p>
          </table:table-cell>
          <table:table-cell office:value-type="float" office:value="7">
            <text:p>7</text:p>
          </table:table-cell>
          <table:table-cell office:value-type="string">
            <text:p>Horizontal Extensions</text:p>
          </table:table-cell>
          <table:table-cell office:value-type="string">
            <text:p>Tricep</text:p>
          </table:table-cell>
          <table:table-cell table:number-columns-repeated="4"/>
          <table:table-cell office:value-type="string">
            <text:p>Horizontal Extensions</text:p>
          </table:table-cell>
          <table:table-cell/>
          <table:table-cell office:value-type="string">
            <text:p>Leg</text:p>
          </table:table-cell>
        </table:table-row>
        <table:table-row table:style-name="ro1">
          <table:table-cell office:value-type="float" office:value="2">
            <text:p>2</text:p>
          </table:table-cell>
          <table:table-cell office:value-type="float" office:value="3">
            <text:p>3</text:p>
          </table:table-cell>
          <table:table-cell office:value-type="string">
            <text:p>Lat-Band Pullown</text:p>
          </table:table-cell>
          <table:table-cell office:value-type="string">
            <text:p>Back</text:p>
          </table:table-cell>
          <table:table-cell table:number-columns-repeated="4"/>
          <table:table-cell office:value-type="string">
            <text:p>Lat-Band Pullown</text:p>
          </table:table-cell>
          <table:table-cell/>
          <table:table-cell office:value-type="string">
            <text:p>Bicep</text:p>
          </table:table-cell>
        </table:table-row>
        <table:table-row table:style-name="ro1">
          <table:table-cell table:number-columns-repeated="2" office:value-type="float" office:value="3">
            <text:p>3</text:p>
          </table:table-cell>
          <table:table-cell office:value-type="string">
            <text:p>Seated Band Rows</text:p>
          </table:table-cell>
          <table:table-cell office:value-type="string">
            <text:p>Back</text:p>
          </table:table-cell>
          <table:table-cell table:number-columns-repeated="4"/>
          <table:table-cell office:value-type="string">
            <text:p>Seated Band Rows</text:p>
          </table:table-cell>
          <table:table-cell/>
          <table:table-cell office:value-type="string">
            <text:p>Back</text:p>
          </table:table-cell>
        </table:table-row>
        <table:table-row table:style-name="ro1">
          <table:table-cell office:value-type="float" office:value="4">
            <text:p>4</text:p>
          </table:table-cell>
          <table:table-cell office:value-type="float" office:value="3">
            <text:p>3</text:p>
          </table:table-cell>
          <table:table-cell office:value-type="string">
            <text:p>Bent Over Band-Rows</text:p>
          </table:table-cell>
          <table:table-cell office:value-type="string">
            <text:p>Back</text:p>
          </table:table-cell>
          <table:table-cell table:number-columns-repeated="4"/>
          <table:table-cell office:value-type="string">
            <text:p>Bent Over Band-Rows</text:p>
          </table:table-cell>
          <table:table-cell/>
          <table:table-cell office:value-type="string">
            <text:p>Stretching</text:p>
          </table:table-cell>
        </table:table-row>
        <table:table-row table:style-name="ro1">
          <table:table-cell office:value-type="float" office:value="5">
            <text:p>5</text:p>
          </table:table-cell>
          <table:table-cell office:value-type="float" office:value="3">
            <text:p>3</text:p>
          </table:table-cell>
          <table:table-cell office:value-type="string">
            <text:p>Straight Arm Pulldowns</text:p>
          </table:table-cell>
          <table:table-cell office:value-type="string">
            <text:p>Back</text:p>
          </table:table-cell>
          <table:table-cell table:number-columns-repeated="4"/>
          <table:table-cell office:value-type="string">
            <text:p>Straight Arm Pulldowns</text:p>
          </table:table-cell>
          <table:table-cell/>
          <table:table-cell office:value-type="string">
            <text:p>Chest</text:p>
          </table:table-cell>
        </table:table-row>
        <table:table-row table:style-name="ro1">
          <table:table-cell office:value-type="float" office:value="6">
            <text:p>6</text:p>
          </table:table-cell>
          <table:table-cell office:value-type="float" office:value="3">
            <text:p>3</text:p>
          </table:table-cell>
          <table:table-cell office:value-type="string">
            <text:p>Reverse Flyes</text:p>
          </table:table-cell>
          <table:table-cell office:value-type="string">
            <text:p>Back</text:p>
          </table:table-cell>
          <table:table-cell table:number-columns-repeated="4"/>
          <table:table-cell office:value-type="string">
            <text:p>Reverse Flyes</text:p>
          </table:table-cell>
          <table:table-cell/>
          <table:table-cell office:value-type="string">
            <text:p>Core</text:p>
          </table:table-cell>
        </table:table-row>
        <table:table-row table:style-name="ro1">
          <table:table-cell office:value-type="float" office:value="7">
            <text:p>7</text:p>
          </table:table-cell>
          <table:table-cell office:value-type="float" office:value="3">
            <text:p>3</text:p>
          </table:table-cell>
          <table:table-cell office:value-type="string">
            <text:p>Deadlift</text:p>
          </table:table-cell>
          <table:table-cell office:value-type="string">
            <text:p>Back</text:p>
          </table:table-cell>
          <table:table-cell table:number-columns-repeated="4"/>
          <table:table-cell office:value-type="string">
            <text:p>Deadlift</text:p>
          </table:table-cell>
          <table:table-cell/>
          <table:table-cell office:value-type="string">
            <text:p>Tricep</text:p>
          </table:table-cell>
        </table:table-row>
        <table:table-row table:style-name="ro1">
          <table:table-cell office:value-type="float" office:value="8">
            <text:p>8</text:p>
          </table:table-cell>
          <table:table-cell office:value-type="float" office:value="7">
            <text:p>7</text:p>
          </table:table-cell>
          <table:table-cell office:value-type="string">
            <text:p>Kickbacks</text:p>
          </table:table-cell>
          <table:table-cell office:value-type="string">
            <text:p>Tricep</text:p>
          </table:table-cell>
          <table:table-cell table:number-columns-repeated="4"/>
          <table:table-cell office:value-type="string">
            <text:p>Kickbacks</text:p>
          </table:table-cell>
          <table:table-cell/>
          <table:table-cell office:value-type="string">
            <text:p>Shoulder</text:p>
          </table:table-cell>
        </table:table-row>
        <table:table-row table:style-name="ro1">
          <table:table-cell office:value-type="float" office:value="9">
            <text:p>9</text:p>
          </table:table-cell>
          <table:table-cell office:value-type="float" office:value="7">
            <text:p>7</text:p>
          </table:table-cell>
          <table:table-cell office:value-type="string">
            <text:p>Tricep Pushdown</text:p>
          </table:table-cell>
          <table:table-cell office:value-type="string">
            <text:p>Tricep</text:p>
          </table:table-cell>
          <table:table-cell table:number-columns-repeated="4"/>
          <table:table-cell office:value-type="string">
            <text:p>Tricep Pushdown</text:p>
          </table:table-cell>
          <table:table-cell table:number-columns-repeated="2"/>
        </table:table-row>
        <table:table-row table:style-name="ro1">
          <table:table-cell office:value-type="float" office:value="10">
            <text:p>10</text:p>
          </table:table-cell>
          <table:table-cell office:value-type="float" office:value="7">
            <text:p>7</text:p>
          </table:table-cell>
          <table:table-cell office:value-type="string">
            <text:p>Dips</text:p>
          </table:table-cell>
          <table:table-cell office:value-type="string">
            <text:p>Tricep</text:p>
          </table:table-cell>
          <table:table-cell table:number-columns-repeated="4"/>
          <table:table-cell office:value-type="string">
            <text:p>Dips</text:p>
          </table:table-cell>
          <table:table-cell table:number-columns-repeated="2"/>
        </table:table-row>
        <table:table-row table:style-name="ro1">
          <table:table-cell office:value-type="float" office:value="11">
            <text:p>11</text:p>
          </table:table-cell>
          <table:table-cell office:value-type="float" office:value="7">
            <text:p>7</text:p>
          </table:table-cell>
          <table:table-cell office:value-type="string">
            <text:p>Animals</text:p>
          </table:table-cell>
          <table:table-cell office:value-type="string">
            <text:p>Tricep</text:p>
          </table:table-cell>
          <table:table-cell table:number-columns-repeated="4"/>
          <table:table-cell office:value-type="string">
            <text:p>Animals</text:p>
          </table:table-cell>
          <table:table-cell table:number-columns-repeated="2"/>
        </table:table-row>
        <table:table-row table:style-name="ro1">
          <table:table-cell office:value-type="float" office:value="12">
            <text:p>12</text:p>
          </table:table-cell>
          <table:table-cell office:value-type="float" office:value="7">
            <text:p>7</text:p>
          </table:table-cell>
          <table:table-cell office:value-type="string">
            <text:p>Close Grip Push-Up Press</text:p>
          </table:table-cell>
          <table:table-cell office:value-type="string">
            <text:p>Tricep</text:p>
          </table:table-cell>
          <table:table-cell table:number-columns-repeated="4"/>
          <table:table-cell office:value-type="string">
            <text:p>Close Grip Push-Up Press</text:p>
          </table:table-cell>
          <table:table-cell table:number-columns-repeated="2"/>
        </table:table-row>
        <table:table-row table:style-name="ro1">
          <table:table-cell office:value-type="float" office:value="13">
            <text:p>13</text:p>
          </table:table-cell>
          <table:table-cell office:value-type="float" office:value="7">
            <text:p>7</text:p>
          </table:table-cell>
          <table:table-cell office:value-type="string">
            <text:p>Lateral Extension</text:p>
          </table:table-cell>
          <table:table-cell office:value-type="string">
            <text:p>Tricep</text:p>
          </table:table-cell>
          <table:table-cell table:number-columns-repeated="4"/>
          <table:table-cell office:value-type="string">
            <text:p>Lateral Extension</text:p>
          </table:table-cell>
          <table:table-cell table:number-columns-repeated="2"/>
        </table:table-row>
        <table:table-row table:style-name="ro1">
          <table:table-cell office:value-type="float" office:value="14">
            <text:p>14</text:p>
          </table:table-cell>
          <table:table-cell office:value-type="float" office:value="7">
            <text:p>7</text:p>
          </table:table-cell>
          <table:table-cell office:value-type="string">
            <text:p>Vertical Extensions</text:p>
          </table:table-cell>
          <table:table-cell office:value-type="string">
            <text:p>Tricep</text:p>
          </table:table-cell>
          <table:table-cell table:number-columns-repeated="4"/>
          <table:table-cell office:value-type="string">
            <text:p>Vertical Extensions</text:p>
          </table:table-cell>
          <table:table-cell table:number-columns-repeated="2"/>
        </table:table-row>
        <table:table-row table:style-name="ro1">
          <table:table-cell office:value-type="float" office:value="15">
            <text:p>15</text:p>
          </table:table-cell>
          <table:table-cell office:value-type="float" office:value="7">
            <text:p>7</text:p>
          </table:table-cell>
          <table:table-cell office:value-type="string">
            <text:p>Overhead Extensions</text:p>
          </table:table-cell>
          <table:table-cell office:value-type="string">
            <text:p>Tricep</text:p>
          </table:table-cell>
          <table:table-cell table:number-columns-repeated="4"/>
          <table:table-cell office:value-type="string">
            <text:p>Overhead Extensions</text:p>
          </table:table-cell>
          <table:table-cell table:number-columns-repeated="2"/>
        </table:table-row>
        <table:table-row table:style-name="ro1">
          <table:table-cell office:value-type="float" office:value="16">
            <text:p>16</text:p>
          </table:table-cell>
          <table:table-cell office:value-type="float" office:value="7">
            <text:p>7</text:p>
          </table:table-cell>
          <table:table-cell office:value-type="string">
            <text:p>Wrapped Shoulder Extension</text:p>
          </table:table-cell>
          <table:table-cell office:value-type="string">
            <text:p>Tricep</text:p>
          </table:table-cell>
          <table:table-cell table:number-columns-repeated="4"/>
          <table:table-cell office:value-type="string">
            <text:p>Wrapped Shoulder Extension</text:p>
          </table:table-cell>
          <table:table-cell table:number-columns-repeated="2"/>
        </table:table-row>
        <table:table-row table:style-name="ro1">
          <table:table-cell office:value-type="float" office:value="17">
            <text:p>17</text:p>
          </table:table-cell>
          <table:table-cell office:value-type="float" office:value="1">
            <text:p>1</text:p>
          </table:table-cell>
          <table:table-cell office:value-type="string">
            <text:p>Resisted Kicks</text:p>
          </table:table-cell>
          <table:table-cell office:value-type="string">
            <text:p>Leg</text:p>
          </table:table-cell>
          <table:table-cell table:number-columns-repeated="4"/>
          <table:table-cell office:value-type="string">
            <text:p>Resisted Kicks</text:p>
          </table:table-cell>
          <table:table-cell table:number-columns-repeated="2"/>
        </table:table-row>
        <table:table-row table:style-name="ro1">
          <table:table-cell office:value-type="float" office:value="18">
            <text:p>18</text:p>
          </table:table-cell>
          <table:table-cell office:value-type="float" office:value="8">
            <text:p>8</text:p>
          </table:table-cell>
          <table:table-cell office:value-type="string">
            <text:p>Military Press</text:p>
          </table:table-cell>
          <table:table-cell office:value-type="string">
            <text:p>Shoulder</text:p>
          </table:table-cell>
          <table:table-cell table:number-columns-repeated="4"/>
          <table:table-cell office:value-type="string">
            <text:p>Military Press</text:p>
          </table:table-cell>
          <table:table-cell table:number-columns-repeated="2"/>
        </table:table-row>
        <table:table-row table:style-name="ro1">
          <table:table-cell office:value-type="float" office:value="19">
            <text:p>19</text:p>
          </table:table-cell>
          <table:table-cell office:value-type="float" office:value="8">
            <text:p>8</text:p>
          </table:table-cell>
          <table:table-cell office:value-type="string">
            <text:p>Front Raises</text:p>
          </table:table-cell>
          <table:table-cell office:value-type="string">
            <text:p>Shoulder</text:p>
          </table:table-cell>
          <table:table-cell table:number-columns-repeated="4"/>
          <table:table-cell office:value-type="string">
            <text:p>Front Raises</text:p>
          </table:table-cell>
          <table:table-cell table:number-columns-repeated="2"/>
        </table:table-row>
        <table:table-row table:style-name="ro1">
          <table:table-cell office:value-type="float" office:value="20">
            <text:p>20</text:p>
          </table:table-cell>
          <table:table-cell office:value-type="float" office:value="8">
            <text:p>8</text:p>
          </table:table-cell>
          <table:table-cell office:value-type="string">
            <text:p>Lateral Raises</text:p>
          </table:table-cell>
          <table:table-cell office:value-type="string">
            <text:p>Shoulder</text:p>
          </table:table-cell>
          <table:table-cell table:number-columns-repeated="4"/>
          <table:table-cell office:value-type="string">
            <text:p>Lateral Raises</text:p>
          </table:table-cell>
          <table:table-cell table:number-columns-repeated="2"/>
        </table:table-row>
        <table:table-row table:style-name="ro1">
          <table:table-cell office:value-type="float" office:value="21">
            <text:p>21</text:p>
          </table:table-cell>
          <table:table-cell office:value-type="float" office:value="8">
            <text:p>8</text:p>
          </table:table-cell>
          <table:table-cell office:value-type="string">
            <text:p>Upright Rows</text:p>
          </table:table-cell>
          <table:table-cell office:value-type="string">
            <text:p>Shoulder</text:p>
          </table:table-cell>
          <table:table-cell table:number-columns-repeated="4"/>
          <table:table-cell office:value-type="string">
            <text:p>Upright Rows</text:p>
          </table:table-cell>
          <table:table-cell table:number-columns-repeated="2"/>
        </table:table-row>
        <table:table-row table:style-name="ro1">
          <table:table-cell office:value-type="float" office:value="22">
            <text:p>22</text:p>
          </table:table-cell>
          <table:table-cell office:value-type="float" office:value="8">
            <text:p>8</text:p>
          </table:table-cell>
          <table:table-cell office:value-type="string">
            <text:p>Cableband Laterals</text:p>
          </table:table-cell>
          <table:table-cell office:value-type="string">
            <text:p>Shoulder</text:p>
          </table:table-cell>
          <table:table-cell table:number-columns-repeated="4"/>
          <table:table-cell office:value-type="string">
            <text:p>Cableband Laterals</text:p>
          </table:table-cell>
          <table:table-cell table:number-columns-repeated="2"/>
        </table:table-row>
        <table:table-row table:style-name="ro1">
          <table:table-cell office:value-type="float" office:value="23">
            <text:p>23</text:p>
          </table:table-cell>
          <table:table-cell office:value-type="float" office:value="8">
            <text:p>8</text:p>
          </table:table-cell>
          <table:table-cell office:value-type="string">
            <text:p>Skiers</text:p>
          </table:table-cell>
          <table:table-cell office:value-type="string">
            <text:p>Shoulder</text:p>
          </table:table-cell>
          <table:table-cell table:number-columns-repeated="4"/>
          <table:table-cell office:value-type="string">
            <text:p>Skiers</text:p>
          </table:table-cell>
          <table:table-cell table:number-columns-repeated="2"/>
        </table:table-row>
        <table:table-row table:style-name="ro1">
          <table:table-cell office:value-type="float" office:value="24">
            <text:p>24</text:p>
          </table:table-cell>
          <table:table-cell office:value-type="float" office:value="8">
            <text:p>8</text:p>
          </table:table-cell>
          <table:table-cell office:value-type="string">
            <text:p>Isolation Pulls</text:p>
          </table:table-cell>
          <table:table-cell office:value-type="string">
            <text:p>Shoulder</text:p>
          </table:table-cell>
          <table:table-cell table:number-columns-repeated="4"/>
          <table:table-cell office:value-type="string">
            <text:p>Isolation Pulls</text:p>
          </table:table-cell>
          <table:table-cell table:number-columns-repeated="2"/>
        </table:table-row>
        <table:table-row table:style-name="ro1">
          <table:table-cell office:value-type="float" office:value="25">
            <text:p>25</text:p>
          </table:table-cell>
          <table:table-cell office:value-type="float" office:value="8">
            <text:p>8</text:p>
          </table:table-cell>
          <table:table-cell office:value-type="string">
            <text:p>Shrugs</text:p>
          </table:table-cell>
          <table:table-cell office:value-type="string">
            <text:p>Shoulder</text:p>
          </table:table-cell>
          <table:table-cell table:number-columns-repeated="4"/>
          <table:table-cell office:value-type="string">
            <text:p>Shrugs</text:p>
          </table:table-cell>
          <table:table-cell table:number-columns-repeated="2"/>
        </table:table-row>
        <table:table-row table:style-name="ro1">
          <table:table-cell office:value-type="float" office:value="26">
            <text:p>26</text:p>
          </table:table-cell>
          <table:table-cell office:value-type="float" office:value="4">
            <text:p>4</text:p>
          </table:table-cell>
          <table:table-cell office:value-type="string">
            <text:p>Leg Liberator</text:p>
          </table:table-cell>
          <table:table-cell office:value-type="string">
            <text:p>Stretching</text:p>
          </table:table-cell>
          <table:table-cell table:number-columns-repeated="4"/>
          <table:table-cell office:value-type="string">
            <text:p>Leg Liberator</text:p>
          </table:table-cell>
          <table:table-cell table:number-columns-repeated="2"/>
        </table:table-row>
        <table:table-row table:style-name="ro1">
          <table:table-cell office:value-type="float" office:value="27">
            <text:p>27</text:p>
          </table:table-cell>
          <table:table-cell office:value-type="float" office:value="4">
            <text:p>4</text:p>
          </table:table-cell>
          <table:table-cell office:value-type="string">
            <text:p>Back Lubricator</text:p>
          </table:table-cell>
          <table:table-cell office:value-type="string">
            <text:p>Stretching</text:p>
          </table:table-cell>
          <table:table-cell table:number-columns-repeated="4"/>
          <table:table-cell office:value-type="string">
            <text:p>Back Lubricator</text:p>
          </table:table-cell>
          <table:table-cell table:number-columns-repeated="2"/>
        </table:table-row>
        <table:table-row table:style-name="ro1">
          <table:table-cell office:value-type="float" office:value="28">
            <text:p>28</text:p>
          </table:table-cell>
          <table:table-cell office:value-type="float" office:value="4">
            <text:p>4</text:p>
          </table:table-cell>
          <table:table-cell office:value-type="string">
            <text:p>Loose Arm-ony</text:p>
          </table:table-cell>
          <table:table-cell office:value-type="string">
            <text:p>Stretching</text:p>
          </table:table-cell>
          <table:table-cell table:number-columns-repeated="4"/>
          <table:table-cell office:value-type="string">
            <text:p>Loose Arm-ony</text:p>
          </table:table-cell>
          <table:table-cell table:number-columns-repeated="2"/>
        </table:table-row>
        <table:table-row table:style-name="ro1">
          <table:table-cell office:value-type="float" office:value="29">
            <text:p>29</text:p>
          </table:table-cell>
          <table:table-cell office:value-type="float" office:value="4">
            <text:p>4</text:p>
          </table:table-cell>
          <table:table-cell office:value-type="string">
            <text:p>Ankle Motionizer</text:p>
          </table:table-cell>
          <table:table-cell office:value-type="string">
            <text:p>Stretching</text:p>
          </table:table-cell>
          <table:table-cell table:number-columns-repeated="4"/>
          <table:table-cell office:value-type="string">
            <text:p>Ankle Motionizer</text:p>
          </table:table-cell>
          <table:table-cell table:number-columns-repeated="2"/>
        </table:table-row>
        <table:table-row table:style-name="ro1">
          <table:table-cell office:value-type="float" office:value="30">
            <text:p>30</text:p>
          </table:table-cell>
          <table:table-cell office:value-type="float" office:value="4">
            <text:p>4</text:p>
          </table:table-cell>
          <table:table-cell office:value-type="string">
            <text:p>Relaxalator</text:p>
          </table:table-cell>
          <table:table-cell office:value-type="string">
            <text:p>Stretching</text:p>
          </table:table-cell>
          <table:table-cell table:number-columns-repeated="4"/>
          <table:table-cell office:value-type="string">
            <text:p>Relaxalator</text:p>
          </table:table-cell>
          <table:table-cell table:number-columns-repeated="2"/>
        </table:table-row>
        <table:table-row table:style-name="ro1">
          <table:table-cell office:value-type="float" office:value="31">
            <text:p>31</text:p>
          </table:table-cell>
          <table:table-cell office:value-type="float" office:value="4">
            <text:p>4</text:p>
          </table:table-cell>
          <table:table-cell office:value-type="string">
            <text:p>Neck Stup</text:p>
          </table:table-cell>
          <table:table-cell office:value-type="string">
            <text:p>Stretching</text:p>
          </table:table-cell>
          <table:table-cell table:number-columns-repeated="4"/>
          <table:table-cell office:value-type="string">
            <text:p>Neck Stup</text:p>
          </table:table-cell>
          <table:table-cell table:number-columns-repeated="2"/>
        </table:table-row>
        <table:table-row table:style-name="ro1">
          <table:table-cell office:value-type="float" office:value="32">
            <text:p>32</text:p>
          </table:table-cell>
          <table:table-cell office:value-type="float" office:value="4">
            <text:p>4</text:p>
          </table:table-cell>
          <table:table-cell office:value-type="string">
            <text:p>Quad-lity</text:p>
          </table:table-cell>
          <table:table-cell office:value-type="string">
            <text:p>Stretching</text:p>
          </table:table-cell>
          <table:table-cell table:number-columns-repeated="4"/>
          <table:table-cell office:value-type="string">
            <text:p>Quad-lity</text:p>
          </table:table-cell>
          <table:table-cell table:number-columns-repeated="2"/>
        </table:table-row>
        <table:table-row table:style-name="ro1">
          <table:table-cell office:value-type="float" office:value="33">
            <text:p>33</text:p>
          </table:table-cell>
          <table:table-cell office:value-type="float" office:value="4">
            <text:p>4</text:p>
          </table:table-cell>
          <table:table-cell office:value-type="string">
            <text:p>Wicked Chicken Wing</text:p>
          </table:table-cell>
          <table:table-cell office:value-type="string">
            <text:p>Stretching</text:p>
          </table:table-cell>
          <table:table-cell table:number-columns-repeated="4"/>
          <table:table-cell office:value-type="string">
            <text:p>Wicked Chicken Wing</text:p>
          </table:table-cell>
          <table:table-cell table:number-columns-repeated="2"/>
        </table:table-row>
        <table:table-row table:style-name="ro1">
          <table:table-cell office:value-type="float" office:value="34">
            <text:p>34</text:p>
          </table:table-cell>
          <table:table-cell office:value-type="float" office:value="2">
            <text:p>2</text:p>
          </table:table-cell>
          <table:table-cell office:value-type="string">
            <text:p>Crossband Lateral Curls</text:p>
          </table:table-cell>
          <table:table-cell office:value-type="string">
            <text:p>Bicep</text:p>
          </table:table-cell>
          <table:table-cell table:number-columns-repeated="4"/>
          <table:table-cell office:value-type="string">
            <text:p>Crossband Lateral Curls</text:p>
          </table:table-cell>
          <table:table-cell table:number-columns-repeated="2"/>
        </table:table-row>
        <table:table-row table:style-name="ro1">
          <table:table-cell office:value-type="float" office:value="35">
            <text:p>35</text:p>
          </table:table-cell>
          <table:table-cell office:value-type="float" office:value="2">
            <text:p>2</text:p>
          </table:table-cell>
          <table:table-cell office:value-type="string">
            <text:p>Bandbell Curls</text:p>
          </table:table-cell>
          <table:table-cell office:value-type="string">
            <text:p>Bicep</text:p>
          </table:table-cell>
          <table:table-cell table:number-columns-repeated="4"/>
          <table:table-cell office:value-type="string">
            <text:p>Bandbell Curls</text:p>
          </table:table-cell>
          <table:table-cell table:number-columns-repeated="2"/>
        </table:table-row>
        <table:table-row table:style-name="ro1">
          <table:table-cell office:value-type="float" office:value="36">
            <text:p>36</text:p>
          </table:table-cell>
          <table:table-cell office:value-type="float" office:value="2">
            <text:p>2</text:p>
          </table:table-cell>
          <table:table-cell office:value-type="string">
            <text:p>Reverse Curls</text:p>
          </table:table-cell>
          <table:table-cell office:value-type="string">
            <text:p>Bicep</text:p>
          </table:table-cell>
          <table:table-cell table:number-columns-repeated="4"/>
          <table:table-cell office:value-type="string">
            <text:p>Reverse Curls</text:p>
          </table:table-cell>
          <table:table-cell table:number-columns-repeated="2"/>
        </table:table-row>
        <table:table-row table:style-name="ro1">
          <table:table-cell office:value-type="float" office:value="37">
            <text:p>37</text:p>
          </table:table-cell>
          <table:table-cell office:value-type="float" office:value="2">
            <text:p>2</text:p>
          </table:table-cell>
          <table:table-cell office:value-type="string">
            <text:p>Cableband Curls</text:p>
          </table:table-cell>
          <table:table-cell office:value-type="string">
            <text:p>Bicep</text:p>
          </table:table-cell>
          <table:table-cell table:number-columns-repeated="4"/>
          <table:table-cell office:value-type="string">
            <text:p>Cableband Curls</text:p>
          </table:table-cell>
          <table:table-cell table:number-columns-repeated="2"/>
        </table:table-row>
        <table:table-row table:style-name="ro1">
          <table:table-cell office:value-type="float" office:value="38">
            <text:p>38</text:p>
          </table:table-cell>
          <table:table-cell office:value-type="float" office:value="1">
            <text:p>1</text:p>
          </table:table-cell>
          <table:table-cell office:value-type="string">
            <text:p>Squats</text:p>
          </table:table-cell>
          <table:table-cell office:value-type="string">
            <text:p>Leg</text:p>
          </table:table-cell>
          <table:table-cell table:number-columns-repeated="4"/>
          <table:table-cell office:value-type="string">
            <text:p>Squats</text:p>
          </table:table-cell>
          <table:table-cell table:number-columns-repeated="2"/>
        </table:table-row>
        <table:table-row table:style-name="ro1">
          <table:table-cell office:value-type="float" office:value="39">
            <text:p>39</text:p>
          </table:table-cell>
          <table:table-cell office:value-type="float" office:value="1">
            <text:p>1</text:p>
          </table:table-cell>
          <table:table-cell office:value-type="string">
            <text:p>Leg Press</text:p>
          </table:table-cell>
          <table:table-cell office:value-type="string">
            <text:p>Leg</text:p>
          </table:table-cell>
          <table:table-cell table:number-columns-repeated="4"/>
          <table:table-cell office:value-type="string">
            <text:p>Leg Press</text:p>
          </table:table-cell>
          <table:table-cell table:number-columns-repeated="2"/>
        </table:table-row>
        <table:table-row table:style-name="ro1">
          <table:table-cell office:value-type="float" office:value="40">
            <text:p>40</text:p>
          </table:table-cell>
          <table:table-cell office:value-type="float" office:value="1">
            <text:p>1</text:p>
          </table:table-cell>
          <table:table-cell office:value-type="string">
            <text:p>Leg Extensions</text:p>
          </table:table-cell>
          <table:table-cell office:value-type="string">
            <text:p>Leg</text:p>
          </table:table-cell>
          <table:table-cell table:number-columns-repeated="4"/>
          <table:table-cell office:value-type="string">
            <text:p>Leg Extensions</text:p>
          </table:table-cell>
          <table:table-cell table:number-columns-repeated="2"/>
        </table:table-row>
        <table:table-row table:style-name="ro1">
          <table:table-cell office:value-type="float" office:value="41">
            <text:p>41</text:p>
          </table:table-cell>
          <table:table-cell office:value-type="float" office:value="1">
            <text:p>1</text:p>
          </table:table-cell>
          <table:table-cell office:value-type="string">
            <text:p>Good Mornings</text:p>
          </table:table-cell>
          <table:table-cell office:value-type="string">
            <text:p>Leg</text:p>
          </table:table-cell>
          <table:table-cell table:number-columns-repeated="4"/>
          <table:table-cell office:value-type="string">
            <text:p>Good Mornings</text:p>
          </table:table-cell>
          <table:table-cell table:number-columns-repeated="2"/>
        </table:table-row>
        <table:table-row table:style-name="ro1">
          <table:table-cell office:value-type="float" office:value="42">
            <text:p>42</text:p>
          </table:table-cell>
          <table:table-cell office:value-type="float" office:value="1">
            <text:p>1</text:p>
          </table:table-cell>
          <table:table-cell office:value-type="string">
            <text:p>Straight Leg Deadlift</text:p>
          </table:table-cell>
          <table:table-cell office:value-type="string">
            <text:p>Leg</text:p>
          </table:table-cell>
          <table:table-cell table:number-columns-repeated="4"/>
          <table:table-cell office:value-type="string">
            <text:p>Straight Leg Deadlift</text:p>
          </table:table-cell>
          <table:table-cell table:number-columns-repeated="2"/>
        </table:table-row>
        <table:table-row table:style-name="ro1">
          <table:table-cell office:value-type="float" office:value="43">
            <text:p>43</text:p>
          </table:table-cell>
          <table:table-cell office:value-type="float" office:value="1">
            <text:p>1</text:p>
          </table:table-cell>
          <table:table-cell office:value-type="string">
            <text:p>Leg Curls</text:p>
          </table:table-cell>
          <table:table-cell office:value-type="string">
            <text:p>Leg</text:p>
          </table:table-cell>
          <table:table-cell table:number-columns-repeated="4"/>
          <table:table-cell office:value-type="string">
            <text:p>Leg Curls</text:p>
          </table:table-cell>
          <table:table-cell table:number-columns-repeated="2"/>
        </table:table-row>
        <table:table-row table:style-name="ro1">
          <table:table-cell office:value-type="float" office:value="44">
            <text:p>44</text:p>
          </table:table-cell>
          <table:table-cell office:value-type="float" office:value="1">
            <text:p>1</text:p>
          </table:table-cell>
          <table:table-cell office:value-type="string">
            <text:p>Calf Raises</text:p>
          </table:table-cell>
          <table:table-cell office:value-type="string">
            <text:p>Leg</text:p>
          </table:table-cell>
          <table:table-cell table:number-columns-repeated="4"/>
          <table:table-cell office:value-type="string">
            <text:p>Calf Raises</text:p>
          </table:table-cell>
          <table:table-cell table:number-columns-repeated="2"/>
        </table:table-row>
        <table:table-row table:style-name="ro1">
          <table:table-cell office:value-type="float" office:value="45">
            <text:p>45</text:p>
          </table:table-cell>
          <table:table-cell office:value-type="float" office:value="1">
            <text:p>1</text:p>
          </table:table-cell>
          <table:table-cell office:value-type="string">
            <text:p>Hip Abductor/Adductor</text:p>
          </table:table-cell>
          <table:table-cell office:value-type="string">
            <text:p>Leg</text:p>
          </table:table-cell>
          <table:table-cell table:number-columns-repeated="4"/>
          <table:table-cell office:value-type="string">
            <text:p>Hip Abductor/Adductor</text:p>
          </table:table-cell>
          <table:table-cell table:number-columns-repeated="2"/>
        </table:table-row>
        <table:table-row table:style-name="ro1">
          <table:table-cell office:value-type="float" office:value="46">
            <text:p>46</text:p>
          </table:table-cell>
          <table:table-cell office:value-type="float" office:value="1">
            <text:p>1</text:p>
          </table:table-cell>
          <table:table-cell office:value-type="string">
            <text:p>Lunges</text:p>
          </table:table-cell>
          <table:table-cell office:value-type="string">
            <text:p>Leg</text:p>
          </table:table-cell>
          <table:table-cell table:number-columns-repeated="4"/>
          <table:table-cell office:value-type="string">
            <text:p>Lunges</text:p>
          </table:table-cell>
          <table:table-cell table:number-columns-repeated="2"/>
        </table:table-row>
        <table:table-row table:style-name="ro1">
          <table:table-cell office:value-type="float" office:value="47">
            <text:p>47</text:p>
          </table:table-cell>
          <table:table-cell office:value-type="float" office:value="2">
            <text:p>2</text:p>
          </table:table-cell>
          <table:table-cell office:value-type="string">
            <text:p>Hammer Curls</text:p>
          </table:table-cell>
          <table:table-cell office:value-type="string">
            <text:p>Bicep</text:p>
          </table:table-cell>
          <table:table-cell table:number-columns-repeated="4"/>
          <table:table-cell office:value-type="string">
            <text:p>Hammer Curls</text:p>
          </table:table-cell>
          <table:table-cell table:number-columns-repeated="2"/>
        </table:table-row>
        <table:table-row table:style-name="ro1">
          <table:table-cell office:value-type="float" office:value="48">
            <text:p>48</text:p>
          </table:table-cell>
          <table:table-cell office:value-type="float" office:value="2">
            <text:p>2</text:p>
          </table:table-cell>
          <table:table-cell office:value-type="string">
            <text:p>Alternate Bandbell Curls</text:p>
          </table:table-cell>
          <table:table-cell office:value-type="string">
            <text:p>Bicep</text:p>
          </table:table-cell>
          <table:table-cell table:number-columns-repeated="4"/>
          <table:table-cell office:value-type="string">
            <text:p>Alternate Bandbell Curls</text:p>
          </table:table-cell>
          <table:table-cell table:number-columns-repeated="2"/>
        </table:table-row>
        <table:table-row table:style-name="ro1">
          <table:table-cell office:value-type="float" office:value="49">
            <text:p>49</text:p>
          </table:table-cell>
          <table:table-cell office:value-type="float" office:value="2">
            <text:p>2</text:p>
          </table:table-cell>
          <table:table-cell office:value-type="string">
            <text:p>Concentration Curls</text:p>
          </table:table-cell>
          <table:table-cell office:value-type="string">
            <text:p>Bicep</text:p>
          </table:table-cell>
          <table:table-cell table:number-columns-repeated="4"/>
          <table:table-cell office:value-type="string">
            <text:p>Concentration Curls</text:p>
          </table:table-cell>
          <table:table-cell table:number-columns-repeated="2"/>
        </table:table-row>
        <table:table-row table:style-name="ro1">
          <table:table-cell office:value-type="float" office:value="50">
            <text:p>50</text:p>
          </table:table-cell>
          <table:table-cell office:value-type="float" office:value="5">
            <text:p>5</text:p>
          </table:table-cell>
          <table:table-cell office:value-type="string">
            <text:p>Incline Bench Press</text:p>
          </table:table-cell>
          <table:table-cell office:value-type="string">
            <text:p>Chest</text:p>
          </table:table-cell>
          <table:table-cell table:number-columns-repeated="4"/>
          <table:table-cell office:value-type="string">
            <text:p>Incline Bench Press</text:p>
          </table:table-cell>
          <table:table-cell table:number-columns-repeated="2"/>
        </table:table-row>
        <table:table-row table:style-name="ro1">
          <table:table-cell office:value-type="float" office:value="51">
            <text:p>51</text:p>
          </table:table-cell>
          <table:table-cell office:value-type="float" office:value="5">
            <text:p>5</text:p>
          </table:table-cell>
          <table:table-cell office:value-type="string">
            <text:p>Decline Bench Press</text:p>
          </table:table-cell>
          <table:table-cell office:value-type="string">
            <text:p>Chest</text:p>
          </table:table-cell>
          <table:table-cell table:number-columns-repeated="4"/>
          <table:table-cell office:value-type="string">
            <text:p>Decline Bench Press</text:p>
          </table:table-cell>
          <table:table-cell table:number-columns-repeated="2"/>
        </table:table-row>
        <table:table-row table:style-name="ro1">
          <table:table-cell office:value-type="float" office:value="52">
            <text:p>52</text:p>
          </table:table-cell>
          <table:table-cell office:value-type="float" office:value="5">
            <text:p>5</text:p>
          </table:table-cell>
          <table:table-cell office:value-type="string">
            <text:p>Push Up Press</text:p>
          </table:table-cell>
          <table:table-cell office:value-type="string">
            <text:p>Chest</text:p>
          </table:table-cell>
          <table:table-cell table:number-columns-repeated="4"/>
          <table:table-cell office:value-type="string">
            <text:p>Push Up Press</text:p>
          </table:table-cell>
          <table:table-cell table:number-columns-repeated="2"/>
        </table:table-row>
        <table:table-row table:style-name="ro1">
          <table:table-cell office:value-type="float" office:value="53">
            <text:p>53</text:p>
          </table:table-cell>
          <table:table-cell office:value-type="float" office:value="5">
            <text:p>5</text:p>
          </table:table-cell>
          <table:table-cell office:value-type="string">
            <text:p>Flyes</text:p>
          </table:table-cell>
          <table:table-cell office:value-type="string">
            <text:p>Chest</text:p>
          </table:table-cell>
          <table:table-cell table:number-columns-repeated="4"/>
          <table:table-cell office:value-type="string">
            <text:p>Flyes</text:p>
          </table:table-cell>
          <table:table-cell table:number-columns-repeated="2"/>
        </table:table-row>
        <table:table-row table:style-name="ro1">
          <table:table-cell office:value-type="float" office:value="54">
            <text:p>54</text:p>
          </table:table-cell>
          <table:table-cell office:value-type="float" office:value="5">
            <text:p>5</text:p>
          </table:table-cell>
          <table:table-cell office:value-type="string">
            <text:p>Pull Over</text:p>
          </table:table-cell>
          <table:table-cell office:value-type="string">
            <text:p>Chest</text:p>
          </table:table-cell>
          <table:table-cell table:number-columns-repeated="4"/>
          <table:table-cell office:value-type="string">
            <text:p>Pull Over</text:p>
          </table:table-cell>
          <table:table-cell table:number-columns-repeated="2"/>
        </table:table-row>
        <table:table-row table:style-name="ro1">
          <table:table-cell office:value-type="float" office:value="55">
            <text:p>55</text:p>
          </table:table-cell>
          <table:table-cell office:value-type="float" office:value="5">
            <text:p>5</text:p>
          </table:table-cell>
          <table:table-cell office:value-type="string">
            <text:p>Flat Bench Press</text:p>
          </table:table-cell>
          <table:table-cell office:value-type="string">
            <text:p>Chest</text:p>
          </table:table-cell>
          <table:table-cell table:number-columns-repeated="4"/>
          <table:table-cell office:value-type="string">
            <text:p>Flat Bench Press</text:p>
          </table:table-cell>
          <table:table-cell table:number-columns-repeated="2"/>
        </table:table-row>
        <table:table-row table:style-name="ro1">
          <table:table-cell office:value-type="float" office:value="56">
            <text:p>56</text:p>
          </table:table-cell>
          <table:table-cell office:value-type="float" office:value="6">
            <text:p>6</text:p>
          </table:table-cell>
          <table:table-cell office:value-type="string">
            <text:p>Superman</text:p>
          </table:table-cell>
          <table:table-cell office:value-type="string">
            <text:p>Core</text:p>
          </table:table-cell>
          <table:table-cell table:number-columns-repeated="4"/>
          <table:table-cell office:value-type="string">
            <text:p>Superman</text:p>
          </table:table-cell>
          <table:table-cell table:number-columns-repeated="2"/>
        </table:table-row>
        <table:table-row table:style-name="ro1">
          <table:table-cell office:value-type="float" office:value="57">
            <text:p>57</text:p>
          </table:table-cell>
          <table:table-cell office:value-type="float" office:value="6">
            <text:p>6</text:p>
          </table:table-cell>
          <table:table-cell office:value-type="string">
            <text:p>Twist</text:p>
          </table:table-cell>
          <table:table-cell office:value-type="string">
            <text:p>Core</text:p>
          </table:table-cell>
          <table:table-cell table:number-columns-repeated="4"/>
          <table:table-cell office:value-type="string">
            <text:p>Twist</text:p>
          </table:table-cell>
          <table:table-cell table:number-columns-repeated="2"/>
        </table:table-row>
        <table:table-row table:style-name="ro1">
          <table:table-cell office:value-type="float" office:value="58">
            <text:p>58</text:p>
          </table:table-cell>
          <table:table-cell office:value-type="float" office:value="6">
            <text:p>6</text:p>
          </table:table-cell>
          <table:table-cell office:value-type="string">
            <text:p>Woodchopper</text:p>
          </table:table-cell>
          <table:table-cell office:value-type="string">
            <text:p>Core</text:p>
          </table:table-cell>
          <table:table-cell table:number-columns-repeated="4"/>
          <table:table-cell office:value-type="string">
            <text:p>Woodchopper</text:p>
          </table:table-cell>
          <table:table-cell table:number-columns-repeated="2"/>
        </table:table-row>
        <table:table-row table:style-name="ro1">
          <table:table-cell office:value-type="float" office:value="59">
            <text:p>59</text:p>
          </table:table-cell>
          <table:table-cell office:value-type="float" office:value="6">
            <text:p>6</text:p>
          </table:table-cell>
          <table:table-cell office:value-type="string">
            <text:p>Side Bend</text:p>
          </table:table-cell>
          <table:table-cell office:value-type="string">
            <text:p>Core</text:p>
          </table:table-cell>
          <table:table-cell table:number-columns-repeated="4"/>
          <table:table-cell office:value-type="string">
            <text:p>Side Bend</text:p>
          </table:table-cell>
          <table:table-cell table:number-columns-repeated="2"/>
        </table:table-row>
        <table:table-row table:style-name="ro1">
          <table:table-cell office:value-type="float" office:value="60">
            <text:p>60</text:p>
          </table:table-cell>
          <table:table-cell office:value-type="float" office:value="6">
            <text:p>6</text:p>
          </table:table-cell>
          <table:table-cell office:value-type="string">
            <text:p>Side Bridge</text:p>
          </table:table-cell>
          <table:table-cell office:value-type="string">
            <text:p>Core</text:p>
          </table:table-cell>
          <table:table-cell table:number-columns-repeated="4"/>
          <table:table-cell office:value-type="string">
            <text:p>Side Bridge</text:p>
          </table:table-cell>
          <table:table-cell table:number-columns-repeated="2"/>
        </table:table-row>
        <table:table-row table:style-name="ro1">
          <table:table-cell office:value-type="float" office:value="61">
            <text:p>61</text:p>
          </table:table-cell>
          <table:table-cell office:value-type="float" office:value="6">
            <text:p>6</text:p>
          </table:table-cell>
          <table:table-cell office:value-type="string">
            <text:p>Obliquatory</text:p>
          </table:table-cell>
          <table:table-cell office:value-type="string">
            <text:p>Core</text:p>
          </table:table-cell>
          <table:table-cell table:number-columns-repeated="4"/>
          <table:table-cell office:value-type="string">
            <text:p>Obliquatory</text:p>
          </table:table-cell>
          <table:table-cell table:number-columns-repeated="2"/>
        </table:table-row>
        <table:table-row table:style-name="ro1">
          <table:table-cell office:value-type="float" office:value="62">
            <text:p>62</text:p>
          </table:table-cell>
          <table:table-cell office:value-type="float" office:value="6">
            <text:p>6</text:p>
          </table:table-cell>
          <table:table-cell office:value-type="string">
            <text:p>Plank</text:p>
          </table:table-cell>
          <table:table-cell office:value-type="string">
            <text:p>Core</text:p>
          </table:table-cell>
          <table:table-cell table:number-columns-repeated="4"/>
          <table:table-cell office:value-type="string">
            <text:p>Plank</text:p>
          </table:table-cell>
          <table:table-cell table:number-columns-repeated="2"/>
        </table:table-row>
        <table:table-row table:style-name="ro1">
          <table:table-cell office:value-type="float" office:value="63">
            <text:p>63</text:p>
          </table:table-cell>
          <table:table-cell office:value-type="float" office:value="6">
            <text:p>6</text:p>
          </table:table-cell>
          <table:table-cell office:value-type="string">
            <text:p>Raise</text:p>
          </table:table-cell>
          <table:table-cell office:value-type="string">
            <text:p>Core</text:p>
          </table:table-cell>
          <table:table-cell table:number-columns-repeated="4"/>
          <table:table-cell office:value-type="string">
            <text:p>Raise</text:p>
          </table:table-cell>
          <table:table-cell table:number-columns-repeated="2"/>
        </table:table-row>
        <table:table-row table:style-name="ro1">
          <table:table-cell office:value-type="float" office:value="64">
            <text:p>64</text:p>
          </table:table-cell>
          <table:table-cell office:value-type="float" office:value="6">
            <text:p>6</text:p>
          </table:table-cell>
          <table:table-cell office:value-type="string">
            <text:p>Roll</text:p>
          </table:table-cell>
          <table:table-cell office:value-type="string">
            <text:p>Core</text:p>
          </table:table-cell>
          <table:table-cell table:number-columns-repeated="4"/>
          <table:table-cell office:value-type="string">
            <text:p>Roll</text:p>
          </table:table-cell>
          <table:table-cell table:number-columns-repeated="2"/>
        </table:table-row>
        <table:table-row table:style-name="ro1">
          <table:table-cell office:value-type="float" office:value="65">
            <text:p>65</text:p>
          </table:table-cell>
          <table:table-cell office:value-type="float" office:value="6">
            <text:p>6</text:p>
          </table:table-cell>
          <table:table-cell office:value-type="string">
            <text:p>Hyperextension</text:p>
          </table:table-cell>
          <table:table-cell office:value-type="string">
            <text:p>Core</text:p>
          </table:table-cell>
          <table:table-cell table:number-columns-repeated="4"/>
          <table:table-cell office:value-type="string">
            <text:p>Hyperextension</text:p>
          </table:table-cell>
          <table:table-cell table:number-columns-repeated="2"/>
        </table:table-row>
        <table:table-row table:style-name="ro1">
          <table:table-cell office:value-type="float" office:value="66">
            <text:p>66</text:p>
          </table:table-cell>
          <table:table-cell office:value-type="float" office:value="6">
            <text:p>6</text:p>
          </table:table-cell>
          <table:table-cell office:value-type="string">
            <text:p>Aligner</text:p>
          </table:table-cell>
          <table:table-cell office:value-type="string">
            <text:p>Core</text:p>
          </table:table-cell>
          <table:table-cell table:number-columns-repeated="4"/>
          <table:table-cell office:value-type="string">
            <text:p>Aligner</text:p>
          </table:table-cell>
          <table:table-cell table:number-columns-repeated="2"/>
        </table:table-row>
        <table:table-row table:style-name="ro1">
          <table:table-cell office:value-type="float" office:value="67">
            <text:p>67</text:p>
          </table:table-cell>
          <table:table-cell office:value-type="float" office:value="6">
            <text:p>6</text:p>
          </table:table-cell>
          <table:table-cell office:value-type="string">
            <text:p>Bicycle</text:p>
          </table:table-cell>
          <table:table-cell office:value-type="string">
            <text:p>Core</text:p>
          </table:table-cell>
          <table:table-cell table:number-columns-repeated="4"/>
          <table:table-cell office:value-type="string">
            <text:p>Bicycle</text:p>
          </table:table-cell>
          <table:table-cell table:number-columns-repeated="2"/>
        </table:table-row>
        <table:table-row table:style-name="ro1">
          <table:table-cell office:value-type="float" office:value="68">
            <text:p>68</text:p>
          </table:table-cell>
          <table:table-cell office:value-type="float" office:value="6">
            <text:p>6</text:p>
          </table:table-cell>
          <table:table-cell office:value-type="string">
            <text:p>Crunch</text:p>
          </table:table-cell>
          <table:table-cell office:value-type="string">
            <text:p>Core</text:p>
          </table:table-cell>
          <table:table-cell table:number-columns-repeated="4"/>
          <table:table-cell office:value-type="string">
            <text:p>Crunch</text:p>
          </table:table-cell>
          <table:table-cell table:number-columns-repeated="2"/>
        </table:table-row>
        <table:table-row table:style-name="ro1">
          <table:table-cell office:value-type="float" office:value="69">
            <text:p>69</text:p>
          </table:table-cell>
          <table:table-cell office:value-type="float" office:value="6">
            <text:p>6</text:p>
          </table:table-cell>
          <table:table-cell office:value-type="string">
            <text:p>Squeeze</text:p>
          </table:table-cell>
          <table:table-cell office:value-type="string">
            <text:p>Core</text:p>
          </table:table-cell>
          <table:table-cell table:number-columns-repeated="4"/>
          <table:table-cell office:value-type="string">
            <text:p>Squeeze</text:p>
          </table:table-cell>
          <table:table-cell table:number-columns-repeated="2"/>
        </table:table-row>
      </table:table>
      <table:table table:name="TargetMuscles" table:style-name="ta4">
        <table:table-column table:style-name="co7" table:default-cell-style-name="Default"/>
        <table:table-column table:style-name="co8" table:number-columns-repeated="1023" table:default-cell-style-name="Default"/>
        <table:table-row table:style-name="ro1">
          <table:table-cell office:value-type="string">
            <text:p>name</text:p>
          </table:table-cell>
          <table:table-cell table:number-columns-repeated="1023"/>
        </table:table-row>
        <table:table-row table:style-name="ro1">
          <table:table-cell office:value-type="string">
            <text:p>abs</text:p>
          </table:table-cell>
          <table:table-cell table:number-columns-repeated="1023"/>
        </table:table-row>
        <table:table-row table:style-name="ro1">
          <table:table-cell office:value-type="string">
            <text:p>ankle</text:p>
          </table:table-cell>
          <table:table-cell table:number-columns-repeated="1023"/>
        </table:table-row>
        <table:table-row table:style-name="ro1">
          <table:table-cell office:value-type="string">
            <text:p>back (lower)</text:p>
          </table:table-cell>
          <table:table-cell table:number-columns-repeated="1023"/>
        </table:table-row>
        <table:table-row table:style-name="ro1">
          <table:table-cell office:value-type="string">
            <text:p>back (mid)</text:p>
          </table:table-cell>
          <table:table-cell table:number-columns-repeated="1023"/>
        </table:table-row>
        <table:table-row table:style-name="ro1">
          <table:table-cell office:value-type="string">
            <text:p>back (upper)</text:p>
          </table:table-cell>
          <table:table-cell table:number-columns-repeated="1023"/>
        </table:table-row>
        <table:table-row table:style-name="ro1">
          <table:table-cell office:value-type="string">
            <text:p>bicep</text:p>
          </table:table-cell>
          <table:table-cell table:number-columns-repeated="1023"/>
        </table:table-row>
        <table:table-row table:style-name="ro1">
          <table:table-cell office:value-type="string">
            <text:p>calf</text:p>
          </table:table-cell>
          <table:table-cell table:number-columns-repeated="1023"/>
        </table:table-row>
        <table:table-row table:style-name="ro1">
          <table:table-cell office:value-type="string">
            <text:p>core</text:p>
          </table:table-cell>
          <table:table-cell table:number-columns-repeated="1023"/>
        </table:table-row>
        <table:table-row table:style-name="ro1">
          <table:table-cell office:value-type="string">
            <text:p>deltoids</text:p>
          </table:table-cell>
          <table:table-cell table:number-columns-repeated="1023"/>
        </table:table-row>
        <table:table-row table:style-name="ro1">
          <table:table-cell office:value-type="string">
            <text:p>deltoids (front)</text:p>
          </table:table-cell>
          <table:table-cell table:number-columns-repeated="1023"/>
        </table:table-row>
        <table:table-row table:style-name="ro1">
          <table:table-cell office:value-type="string">
            <text:p>deltoids (medial)</text:p>
          </table:table-cell>
          <table:table-cell table:number-columns-repeated="1023"/>
        </table:table-row>
        <table:table-row table:style-name="ro1">
          <table:table-cell office:value-type="string">
            <text:p>deltoids (rear)</text:p>
          </table:table-cell>
          <table:table-cell table:number-columns-repeated="1023"/>
        </table:table-row>
        <table:table-row table:style-name="ro1">
          <table:table-cell office:value-type="string">
            <text:p>deltoids (rotator cuff)</text:p>
          </table:table-cell>
          <table:table-cell table:number-columns-repeated="1023"/>
        </table:table-row>
        <table:table-row table:style-name="ro1">
          <table:table-cell office:value-type="string">
            <text:p>glutes</text:p>
          </table:table-cell>
          <table:table-cell table:number-columns-repeated="1023"/>
        </table:table-row>
        <table:table-row table:style-name="ro1">
          <table:table-cell office:value-type="string">
            <text:p>groin</text:p>
          </table:table-cell>
          <table:table-cell table:number-columns-repeated="1023"/>
        </table:table-row>
        <table:table-row table:style-name="ro1">
          <table:table-cell office:value-type="string">
            <text:p>hamstring</text:p>
          </table:table-cell>
          <table:table-cell table:number-columns-repeated="1023"/>
        </table:table-row>
        <table:table-row table:style-name="ro1">
          <table:table-cell office:value-type="string">
            <text:p>hip</text:p>
          </table:table-cell>
          <table:table-cell table:number-columns-repeated="1023"/>
        </table:table-row>
        <table:table-row table:style-name="ro1">
          <table:table-cell office:value-type="string">
            <text:p>lats</text:p>
          </table:table-cell>
          <table:table-cell table:number-columns-repeated="1023"/>
        </table:table-row>
        <table:table-row table:style-name="ro1">
          <table:table-cell office:value-type="string">
            <text:p>lats (lower)</text:p>
          </table:table-cell>
          <table:table-cell table:number-columns-repeated="1023"/>
        </table:table-row>
        <table:table-row table:style-name="ro1">
          <table:table-cell office:value-type="string">
            <text:p>lats (mid)</text:p>
          </table:table-cell>
          <table:table-cell table:number-columns-repeated="1023"/>
        </table:table-row>
        <table:table-row table:style-name="ro1">
          <table:table-cell office:value-type="string">
            <text:p>lats (upper)</text:p>
          </table:table-cell>
          <table:table-cell table:number-columns-repeated="1023"/>
        </table:table-row>
        <table:table-row table:style-name="ro1">
          <table:table-cell office:value-type="string">
            <text:p>neck</text:p>
          </table:table-cell>
          <table:table-cell table:number-columns-repeated="1023"/>
        </table:table-row>
        <table:table-row table:style-name="ro1">
          <table:table-cell office:value-type="string">
            <text:p>obliques</text:p>
          </table:table-cell>
          <table:table-cell table:number-columns-repeated="1023"/>
        </table:table-row>
        <table:table-row table:style-name="ro1">
          <table:table-cell office:value-type="string">
            <text:p>pecs</text:p>
          </table:table-cell>
          <table:table-cell table:number-columns-repeated="1023"/>
        </table:table-row>
        <table:table-row table:style-name="ro1">
          <table:table-cell office:value-type="string">
            <text:p>pecs (lower)</text:p>
          </table:table-cell>
          <table:table-cell table:number-columns-repeated="1023"/>
        </table:table-row>
        <table:table-row table:style-name="ro1">
          <table:table-cell office:value-type="string">
            <text:p>pecs (upper)</text:p>
          </table:table-cell>
          <table:table-cell table:number-columns-repeated="1023"/>
        </table:table-row>
        <table:table-row table:style-name="ro1">
          <table:table-cell office:value-type="string">
            <text:p>quads</text:p>
          </table:table-cell>
          <table:table-cell table:number-columns-repeated="1023"/>
        </table:table-row>
        <table:table-row table:style-name="ro1">
          <table:table-cell office:value-type="string">
            <text:p>thighs</text:p>
          </table:table-cell>
          <table:table-cell table:number-columns-repeated="1023"/>
        </table:table-row>
        <table:table-row table:style-name="ro1">
          <table:table-cell office:value-type="string">
            <text:p>traps</text:p>
          </table:table-cell>
          <table:table-cell table:number-columns-repeated="1023"/>
        </table:table-row>
        <table:table-row table:style-name="ro1">
          <table:table-cell office:value-type="string">
            <text:p>triceps</text:p>
          </table:table-cell>
          <table:table-cell table:number-columns-repeated="1023"/>
        </table:table-row>
      </table:table>
      <table:table table:name="ExerciseMuscles" table:style-name="ta3">
        <table:table-column table:style-name="co9" table:default-cell-style-name="Default"/>
        <table:table-column table:style-name="co6" table:default-cell-style-name="ce1"/>
        <table:table-column table:style-name="co1" table:default-cell-style-name="ce2"/>
        <table:table-column table:style-name="co1" table:default-cell-style-name="ce4"/>
        <table:table-column table:style-name="co10" table:default-cell-style-name="Default"/>
        <table:table-column table:style-name="co6" table:number-columns-repeated="5" table:default-cell-style-name="Default"/>
        <table:table-column table:style-name="co7" table:default-cell-style-name="Default"/>
        <table:table-row table:style-name="ro1">
          <table:table-cell office:value-type="string">
            <text:p>exercise_id</text:p>
          </table:table-cell>
          <table:table-cell office:value-type="string">
            <text:p>muscle_id</text:p>
          </table:table-cell>
          <table:table-cell table:style-name="ce1" office:value-type="string">
            <text:p>primary</text:p>
          </table:table-cell>
          <table:table-cell table:style-name="Default" office:value-type="string">
            <text:p>name</text:p>
          </table:table-cell>
          <table:table-cell office:value-type="string">
            <text:p>target muscles</text:p>
          </table:table-cell>
          <table:table-cell table:number-columns-repeated="5"/>
          <table:table-cell office:value-type="string">
            <text:p>name</text:p>
          </table:table-cell>
        </table:table-row>
        <table:table-row table:style-name="ro1">
          <table:table-cell office:value-type="float" office:value="1">
            <text:p>1</text:p>
          </table:table-cell>
          <table:table-cell table:formula="of:=LOOKUP([.E2];[.K$2:.K$31];[.J$2:.J$31])" office:value-type="float" office:value="30">
            <text:p>30</text:p>
          </table:table-cell>
          <table:table-cell office:value-type="boolean" office:boolean-value="true">
            <text:p>TRUE</text:p>
          </table:table-cell>
          <table:table-cell table:style-name="ce3" office:value-type="string">
            <text:p>Horizontal Extensions</text:p>
          </table:table-cell>
          <table:table-cell office:value-type="string">
            <text:p>triceps</text:p>
          </table:table-cell>
          <table:table-cell table:number-columns-repeated="4"/>
          <table:table-cell office:value-type="float" office:value="1">
            <text:p>1</text:p>
          </table:table-cell>
          <table:table-cell office:value-type="string">
            <text:p>abs</text:p>
          </table:table-cell>
        </table:table-row>
        <table:table-row table:style-name="ro1">
          <table:table-cell office:value-type="float" office:value="2">
            <text:p>2</text:p>
          </table:table-cell>
          <table:table-cell table:formula="of:=LOOKUP([.E3];[.K$2:.K$31];[.J$2:.J$31])" office:value-type="float" office:value="29">
            <text:p>29</text:p>
          </table:table-cell>
          <table:table-cell office:value-type="boolean" office:boolean-value="false">
            <text:p>FALSE</text:p>
          </table:table-cell>
          <table:table-cell office:value-type="string">
            <text:p>Lat-Band Pullown</text:p>
          </table:table-cell>
          <table:table-cell office:value-type="string">
            <text:p>traps</text:p>
          </table:table-cell>
          <table:table-cell table:number-columns-repeated="4"/>
          <table:table-cell office:value-type="float" office:value="2">
            <text:p>2</text:p>
          </table:table-cell>
          <table:table-cell office:value-type="string">
            <text:p>ankle</text:p>
          </table:table-cell>
        </table:table-row>
        <table:table-row table:style-name="ro1">
          <table:table-cell office:value-type="float" office:value="2">
            <text:p>2</text:p>
          </table:table-cell>
          <table:table-cell table:formula="of:=LOOKUP([.E4];[.K$2:.K$31];[.J$2:.J$31])" office:value-type="float" office:value="18">
            <text:p>18</text:p>
          </table:table-cell>
          <table:table-cell office:value-type="boolean" office:boolean-value="true">
            <text:p>TRUE</text:p>
          </table:table-cell>
          <table:table-cell office:value-type="string">
            <text:p>Lat-Band Pullown</text:p>
          </table:table-cell>
          <table:table-cell office:value-type="string">
            <text:p>lats</text:p>
          </table:table-cell>
          <table:table-cell table:number-columns-repeated="4"/>
          <table:table-cell office:value-type="float" office:value="3">
            <text:p>3</text:p>
          </table:table-cell>
          <table:table-cell office:value-type="string">
            <text:p>back (lower)</text:p>
          </table:table-cell>
        </table:table-row>
        <table:table-row table:style-name="ro1">
          <table:table-cell office:value-type="float" office:value="2">
            <text:p>2</text:p>
          </table:table-cell>
          <table:table-cell table:formula="of:=LOOKUP([.E5];[.K$2:.K$31];[.J$2:.J$31])" office:value-type="float" office:value="4">
            <text:p>4</text:p>
          </table:table-cell>
          <table:table-cell office:value-type="boolean" office:boolean-value="false">
            <text:p>FALSE</text:p>
          </table:table-cell>
          <table:table-cell office:value-type="string">
            <text:p>Lat-Band Pullown</text:p>
          </table:table-cell>
          <table:table-cell office:value-type="string">
            <text:p>back (mid)</text:p>
          </table:table-cell>
          <table:table-cell table:number-columns-repeated="4"/>
          <table:table-cell office:value-type="float" office:value="4">
            <text:p>4</text:p>
          </table:table-cell>
          <table:table-cell office:value-type="string">
            <text:p>back (mid)</text:p>
          </table:table-cell>
        </table:table-row>
        <table:table-row table:style-name="ro1">
          <table:table-cell office:value-type="float" office:value="2">
            <text:p>2</text:p>
          </table:table-cell>
          <table:table-cell table:formula="of:=LOOKUP([.E6];[.K$2:.K$31];[.J$2:.J$31])" office:value-type="float" office:value="5">
            <text:p>5</text:p>
          </table:table-cell>
          <table:table-cell office:value-type="boolean" office:boolean-value="false">
            <text:p>FALSE</text:p>
          </table:table-cell>
          <table:table-cell office:value-type="string">
            <text:p>Lat-Band Pullown</text:p>
          </table:table-cell>
          <table:table-cell office:value-type="string">
            <text:p>back (upper)</text:p>
          </table:table-cell>
          <table:table-cell table:number-columns-repeated="4"/>
          <table:table-cell office:value-type="float" office:value="5">
            <text:p>5</text:p>
          </table:table-cell>
          <table:table-cell office:value-type="string">
            <text:p>back (upper)</text:p>
          </table:table-cell>
        </table:table-row>
        <table:table-row table:style-name="ro1">
          <table:table-cell office:value-type="float" office:value="3">
            <text:p>3</text:p>
          </table:table-cell>
          <table:table-cell table:formula="of:=LOOKUP([.E7];[.K$2:.K$31];[.J$2:.J$31])" office:value-type="float" office:value="18">
            <text:p>18</text:p>
          </table:table-cell>
          <table:table-cell office:value-type="boolean" office:boolean-value="true">
            <text:p>TRUE</text:p>
          </table:table-cell>
          <table:table-cell office:value-type="string">
            <text:p>Seated Band Rows</text:p>
          </table:table-cell>
          <table:table-cell office:value-type="string">
            <text:p>Lats</text:p>
          </table:table-cell>
          <table:table-cell table:number-columns-repeated="4"/>
          <table:table-cell office:value-type="float" office:value="6">
            <text:p>6</text:p>
          </table:table-cell>
          <table:table-cell office:value-type="string">
            <text:p>bicep</text:p>
          </table:table-cell>
        </table:table-row>
        <table:table-row table:style-name="ro1">
          <table:table-cell office:value-type="float" office:value="3">
            <text:p>3</text:p>
          </table:table-cell>
          <table:table-cell table:formula="of:=LOOKUP([.E8];[.K$2:.K$31];[.J$2:.J$31])" office:value-type="float" office:value="4">
            <text:p>4</text:p>
          </table:table-cell>
          <table:table-cell office:value-type="boolean" office:boolean-value="false">
            <text:p>FALSE</text:p>
          </table:table-cell>
          <table:table-cell office:value-type="string">
            <text:p>Seated Band Rows</text:p>
          </table:table-cell>
          <table:table-cell office:value-type="string">
            <text:p>back (mid)</text:p>
          </table:table-cell>
          <table:table-cell table:number-columns-repeated="4"/>
          <table:table-cell office:value-type="float" office:value="7">
            <text:p>7</text:p>
          </table:table-cell>
          <table:table-cell office:value-type="string">
            <text:p>calf</text:p>
          </table:table-cell>
        </table:table-row>
        <table:table-row table:style-name="ro1">
          <table:table-cell office:value-type="float" office:value="3">
            <text:p>3</text:p>
          </table:table-cell>
          <table:table-cell table:formula="of:=LOOKUP([.E9];[.K$2:.K$31];[.J$2:.J$31])" office:value-type="float" office:value="3">
            <text:p>3</text:p>
          </table:table-cell>
          <table:table-cell office:value-type="boolean" office:boolean-value="false">
            <text:p>FALSE</text:p>
          </table:table-cell>
          <table:table-cell office:value-type="string">
            <text:p>Seated Band Rows</text:p>
          </table:table-cell>
          <table:table-cell office:value-type="string">
            <text:p>back (lower)</text:p>
          </table:table-cell>
          <table:table-cell table:number-columns-repeated="4"/>
          <table:table-cell office:value-type="float" office:value="8">
            <text:p>8</text:p>
          </table:table-cell>
          <table:table-cell office:value-type="string">
            <text:p>core</text:p>
          </table:table-cell>
        </table:table-row>
        <table:table-row table:style-name="ro1">
          <table:table-cell office:value-type="float" office:value="4">
            <text:p>4</text:p>
          </table:table-cell>
          <table:table-cell table:formula="of:=LOOKUP([.E10];[.K$2:.K$31];[.J$2:.J$31])" office:value-type="float" office:value="18">
            <text:p>18</text:p>
          </table:table-cell>
          <table:table-cell office:value-type="boolean" office:boolean-value="true">
            <text:p>TRUE</text:p>
          </table:table-cell>
          <table:table-cell office:value-type="string">
            <text:p>Bent Over Band-Rows</text:p>
          </table:table-cell>
          <table:table-cell office:value-type="string">
            <text:p>Lats</text:p>
          </table:table-cell>
          <table:table-cell table:number-columns-repeated="4"/>
          <table:table-cell office:value-type="float" office:value="9">
            <text:p>9</text:p>
          </table:table-cell>
          <table:table-cell office:value-type="string">
            <text:p>deltoids</text:p>
          </table:table-cell>
        </table:table-row>
        <table:table-row table:style-name="ro1">
          <table:table-cell office:value-type="float" office:value="4">
            <text:p>4</text:p>
          </table:table-cell>
          <table:table-cell table:formula="of:=LOOKUP([.E11];[.K$2:.K$31];[.J$2:.J$31])" office:value-type="float" office:value="4">
            <text:p>4</text:p>
          </table:table-cell>
          <table:table-cell office:value-type="boolean" office:boolean-value="false">
            <text:p>FALSE</text:p>
          </table:table-cell>
          <table:table-cell office:value-type="string">
            <text:p>Bent Over Band-Rows</text:p>
          </table:table-cell>
          <table:table-cell office:value-type="string">
            <text:p>back (mid)</text:p>
          </table:table-cell>
          <table:table-cell table:number-columns-repeated="4"/>
          <table:table-cell office:value-type="float" office:value="10">
            <text:p>10</text:p>
          </table:table-cell>
          <table:table-cell office:value-type="string">
            <text:p>deltoids (front)</text:p>
          </table:table-cell>
        </table:table-row>
        <table:table-row table:style-name="ro1">
          <table:table-cell office:value-type="float" office:value="5">
            <text:p>5</text:p>
          </table:table-cell>
          <table:table-cell table:formula="of:=LOOKUP([.E12];[.K$2:.K$31];[.J$2:.J$31])" office:value-type="float" office:value="18">
            <text:p>18</text:p>
          </table:table-cell>
          <table:table-cell office:value-type="boolean" office:boolean-value="true">
            <text:p>TRUE</text:p>
          </table:table-cell>
          <table:table-cell office:value-type="string">
            <text:p>Straight Arm Pulldowns</text:p>
          </table:table-cell>
          <table:table-cell office:value-type="string">
            <text:p>lats</text:p>
          </table:table-cell>
          <table:table-cell table:number-columns-repeated="4"/>
          <table:table-cell office:value-type="float" office:value="11">
            <text:p>11</text:p>
          </table:table-cell>
          <table:table-cell office:value-type="string">
            <text:p>deltoids (medial)</text:p>
          </table:table-cell>
        </table:table-row>
        <table:table-row table:style-name="ro1">
          <table:table-cell office:value-type="float" office:value="5">
            <text:p>5</text:p>
          </table:table-cell>
          <table:table-cell table:formula="of:=LOOKUP([.E13];[.K$2:.K$31];[.J$2:.J$31])" office:value-type="float" office:value="5">
            <text:p>5</text:p>
          </table:table-cell>
          <table:table-cell office:value-type="boolean" office:boolean-value="false">
            <text:p>FALSE</text:p>
          </table:table-cell>
          <table:table-cell office:value-type="string">
            <text:p>Straight Arm Pulldowns</text:p>
          </table:table-cell>
          <table:table-cell office:value-type="string">
            <text:p>back (upper)</text:p>
          </table:table-cell>
          <table:table-cell table:number-columns-repeated="4"/>
          <table:table-cell office:value-type="float" office:value="12">
            <text:p>12</text:p>
          </table:table-cell>
          <table:table-cell office:value-type="string">
            <text:p>deltoids (rear)</text:p>
          </table:table-cell>
        </table:table-row>
        <table:table-row table:style-name="ro1">
          <table:table-cell office:value-type="float" office:value="5">
            <text:p>5</text:p>
          </table:table-cell>
          <table:table-cell table:formula="of:=LOOKUP([.E14];[.K$2:.K$31];[.J$2:.J$31])" office:value-type="float" office:value="9">
            <text:p>9</text:p>
          </table:table-cell>
          <table:table-cell office:value-type="boolean" office:boolean-value="false">
            <text:p>FALSE</text:p>
          </table:table-cell>
          <table:table-cell office:value-type="string">
            <text:p>Straight Arm Pulldowns</text:p>
          </table:table-cell>
          <table:table-cell office:value-type="string">
            <text:p>deltoids</text:p>
          </table:table-cell>
          <table:table-cell table:number-columns-repeated="4"/>
          <table:table-cell office:value-type="float" office:value="13">
            <text:p>13</text:p>
          </table:table-cell>
          <table:table-cell office:value-type="string">
            <text:p>deltoids (rotator cuff)</text:p>
          </table:table-cell>
        </table:table-row>
        <table:table-row table:style-name="ro1">
          <table:table-cell office:value-type="float" office:value="6">
            <text:p>6</text:p>
          </table:table-cell>
          <table:table-cell table:formula="of:=LOOKUP([.E15];[.K$2:.K$31];[.J$2:.J$31])" office:value-type="float" office:value="18">
            <text:p>18</text:p>
          </table:table-cell>
          <table:table-cell office:value-type="boolean" office:boolean-value="true">
            <text:p>TRUE</text:p>
          </table:table-cell>
          <table:table-cell office:value-type="string">
            <text:p>Reverse Flyes</text:p>
          </table:table-cell>
          <table:table-cell office:value-type="string">
            <text:p>lats</text:p>
          </table:table-cell>
          <table:table-cell table:number-columns-repeated="4"/>
          <table:table-cell office:value-type="float" office:value="14">
            <text:p>14</text:p>
          </table:table-cell>
          <table:table-cell office:value-type="string">
            <text:p>glutes</text:p>
          </table:table-cell>
        </table:table-row>
        <table:table-row table:style-name="ro1">
          <table:table-cell office:value-type="float" office:value="6">
            <text:p>6</text:p>
          </table:table-cell>
          <table:table-cell table:formula="of:=LOOKUP([.E16];[.K$2:.K$31];[.J$2:.J$31])" office:value-type="float" office:value="5">
            <text:p>5</text:p>
          </table:table-cell>
          <table:table-cell office:value-type="boolean" office:boolean-value="false">
            <text:p>FALSE</text:p>
          </table:table-cell>
          <table:table-cell office:value-type="string">
            <text:p>Reverse Flyes</text:p>
          </table:table-cell>
          <table:table-cell office:value-type="string">
            <text:p>back (upper)</text:p>
          </table:table-cell>
          <table:table-cell table:number-columns-repeated="4"/>
          <table:table-cell office:value-type="float" office:value="15">
            <text:p>15</text:p>
          </table:table-cell>
          <table:table-cell office:value-type="string">
            <text:p>groin</text:p>
          </table:table-cell>
        </table:table-row>
        <table:table-row table:style-name="ro1">
          <table:table-cell office:value-type="float" office:value="6">
            <text:p>6</text:p>
          </table:table-cell>
          <table:table-cell table:formula="of:=LOOKUP([.E17];[.K$2:.K$31];[.J$2:.J$31])" office:value-type="float" office:value="12">
            <text:p>12</text:p>
          </table:table-cell>
          <table:table-cell office:value-type="boolean" office:boolean-value="true">
            <text:p>TRUE</text:p>
          </table:table-cell>
          <table:table-cell office:value-type="string">
            <text:p>Reverse Flyes</text:p>
          </table:table-cell>
          <table:table-cell office:value-type="string">
            <text:p>deltoids (rear)</text:p>
          </table:table-cell>
          <table:table-cell table:number-columns-repeated="4"/>
          <table:table-cell office:value-type="float" office:value="16">
            <text:p>16</text:p>
          </table:table-cell>
          <table:table-cell office:value-type="string">
            <text:p>hamstring</text:p>
          </table:table-cell>
        </table:table-row>
        <table:table-row table:style-name="ro1">
          <table:table-cell office:value-type="float" office:value="7">
            <text:p>7</text:p>
          </table:table-cell>
          <table:table-cell table:formula="of:=LOOKUP([.E18];[.K$2:.K$31];[.J$2:.J$31])" office:value-type="float" office:value="18">
            <text:p>18</text:p>
          </table:table-cell>
          <table:table-cell office:value-type="boolean" office:boolean-value="true">
            <text:p>TRUE</text:p>
          </table:table-cell>
          <table:table-cell office:value-type="string">
            <text:p>Deadlift</text:p>
          </table:table-cell>
          <table:table-cell office:value-type="string">
            <text:p>lats</text:p>
          </table:table-cell>
          <table:table-cell table:number-columns-repeated="4"/>
          <table:table-cell office:value-type="float" office:value="17">
            <text:p>17</text:p>
          </table:table-cell>
          <table:table-cell office:value-type="string">
            <text:p>hip</text:p>
          </table:table-cell>
        </table:table-row>
        <table:table-row table:style-name="ro1">
          <table:table-cell office:value-type="float" office:value="7">
            <text:p>7</text:p>
          </table:table-cell>
          <table:table-cell table:formula="of:=LOOKUP([.E19];[.K$2:.K$31];[.J$2:.J$31])" office:value-type="float" office:value="3">
            <text:p>3</text:p>
          </table:table-cell>
          <table:table-cell office:value-type="boolean" office:boolean-value="false">
            <text:p>FALSE</text:p>
          </table:table-cell>
          <table:table-cell office:value-type="string">
            <text:p>Deadlift</text:p>
          </table:table-cell>
          <table:table-cell office:value-type="string">
            <text:p>back (lower)</text:p>
          </table:table-cell>
          <table:table-cell table:number-columns-repeated="4"/>
          <table:table-cell office:value-type="float" office:value="18">
            <text:p>18</text:p>
          </table:table-cell>
          <table:table-cell office:value-type="string">
            <text:p>lats</text:p>
          </table:table-cell>
        </table:table-row>
        <table:table-row table:style-name="ro1">
          <table:table-cell office:value-type="float" office:value="7">
            <text:p>7</text:p>
          </table:table-cell>
          <table:table-cell table:formula="of:=LOOKUP([.E20];[.K$2:.K$31];[.J$2:.J$31])" office:value-type="float" office:value="16">
            <text:p>16</text:p>
          </table:table-cell>
          <table:table-cell office:value-type="boolean" office:boolean-value="false">
            <text:p>FALSE</text:p>
          </table:table-cell>
          <table:table-cell office:value-type="string">
            <text:p>Deadlift</text:p>
          </table:table-cell>
          <table:table-cell office:value-type="string">
            <text:p>hamstring</text:p>
          </table:table-cell>
          <table:table-cell table:number-columns-repeated="4"/>
          <table:table-cell office:value-type="float" office:value="19">
            <text:p>19</text:p>
          </table:table-cell>
          <table:table-cell office:value-type="string">
            <text:p>lats (lower)</text:p>
          </table:table-cell>
        </table:table-row>
        <table:table-row table:style-name="ro1">
          <table:table-cell office:value-type="float" office:value="7">
            <text:p>7</text:p>
          </table:table-cell>
          <table:table-cell table:formula="of:=LOOKUP([.E21];[.K$2:.K$31];[.J$2:.J$31])" office:value-type="float" office:value="14">
            <text:p>14</text:p>
          </table:table-cell>
          <table:table-cell office:value-type="boolean" office:boolean-value="false">
            <text:p>FALSE</text:p>
          </table:table-cell>
          <table:table-cell office:value-type="string">
            <text:p>Deadlift</text:p>
          </table:table-cell>
          <table:table-cell office:value-type="string">
            <text:p>glutes</text:p>
          </table:table-cell>
          <table:table-cell table:number-columns-repeated="4"/>
          <table:table-cell office:value-type="float" office:value="20">
            <text:p>20</text:p>
          </table:table-cell>
          <table:table-cell office:value-type="string">
            <text:p>lats (mid)</text:p>
          </table:table-cell>
        </table:table-row>
        <table:table-row table:style-name="ro1">
          <table:table-cell office:value-type="float" office:value="7">
            <text:p>7</text:p>
          </table:table-cell>
          <table:table-cell table:formula="of:=LOOKUP([.E22];[.K$2:.K$31];[.J$2:.J$31])" office:value-type="float" office:value="8">
            <text:p>8</text:p>
          </table:table-cell>
          <table:table-cell office:value-type="boolean" office:boolean-value="false">
            <text:p>FALSE</text:p>
          </table:table-cell>
          <table:table-cell office:value-type="string">
            <text:p>Deadlift</text:p>
          </table:table-cell>
          <table:table-cell office:value-type="string">
            <text:p>core</text:p>
          </table:table-cell>
          <table:table-cell table:number-columns-repeated="4"/>
          <table:table-cell office:value-type="float" office:value="21">
            <text:p>21</text:p>
          </table:table-cell>
          <table:table-cell office:value-type="string">
            <text:p>lats (upper)</text:p>
          </table:table-cell>
        </table:table-row>
        <table:table-row table:style-name="ro1">
          <table:table-cell office:value-type="float" office:value="8">
            <text:p>8</text:p>
          </table:table-cell>
          <table:table-cell table:formula="of:=LOOKUP([.E23];[.K$2:.K$31];[.J$2:.J$31])" office:value-type="float" office:value="30">
            <text:p>30</text:p>
          </table:table-cell>
          <table:table-cell office:value-type="boolean" office:boolean-value="true">
            <text:p>TRUE</text:p>
          </table:table-cell>
          <table:table-cell office:value-type="string">
            <text:p>Kickbacks</text:p>
          </table:table-cell>
          <table:table-cell office:value-type="string">
            <text:p>triceps</text:p>
          </table:table-cell>
          <table:table-cell table:number-columns-repeated="4"/>
          <table:table-cell office:value-type="float" office:value="22">
            <text:p>22</text:p>
          </table:table-cell>
          <table:table-cell office:value-type="string">
            <text:p>neck</text:p>
          </table:table-cell>
        </table:table-row>
        <table:table-row table:style-name="ro1">
          <table:table-cell office:value-type="float" office:value="9">
            <text:p>9</text:p>
          </table:table-cell>
          <table:table-cell table:formula="of:=LOOKUP([.E24];[.K$2:.K$31];[.J$2:.J$31])" office:value-type="float" office:value="30">
            <text:p>30</text:p>
          </table:table-cell>
          <table:table-cell office:value-type="boolean" office:boolean-value="true">
            <text:p>TRUE</text:p>
          </table:table-cell>
          <table:table-cell office:value-type="string">
            <text:p>Tricep Pushdown</text:p>
          </table:table-cell>
          <table:table-cell office:value-type="string">
            <text:p>triceps</text:p>
          </table:table-cell>
          <table:table-cell table:number-columns-repeated="4"/>
          <table:table-cell office:value-type="float" office:value="23">
            <text:p>23</text:p>
          </table:table-cell>
          <table:table-cell office:value-type="string">
            <text:p>obliques</text:p>
          </table:table-cell>
        </table:table-row>
        <table:table-row table:style-name="ro1">
          <table:table-cell office:value-type="float" office:value="10">
            <text:p>10</text:p>
          </table:table-cell>
          <table:table-cell table:formula="of:=LOOKUP([.E25];[.K$2:.K$31];[.J$2:.J$31])" office:value-type="float" office:value="30">
            <text:p>30</text:p>
          </table:table-cell>
          <table:table-cell office:value-type="boolean" office:boolean-value="true">
            <text:p>TRUE</text:p>
          </table:table-cell>
          <table:table-cell office:value-type="string">
            <text:p>Dips</text:p>
          </table:table-cell>
          <table:table-cell office:value-type="string">
            <text:p>triceps</text:p>
          </table:table-cell>
          <table:table-cell table:number-columns-repeated="4"/>
          <table:table-cell office:value-type="float" office:value="24">
            <text:p>24</text:p>
          </table:table-cell>
          <table:table-cell office:value-type="string">
            <text:p>pecs</text:p>
          </table:table-cell>
        </table:table-row>
        <table:table-row table:style-name="ro1">
          <table:table-cell office:value-type="float" office:value="10">
            <text:p>10</text:p>
          </table:table-cell>
          <table:table-cell table:formula="of:=LOOKUP([.E26];[.K$2:.K$31];[.J$2:.J$31])" office:value-type="float" office:value="24">
            <text:p>24</text:p>
          </table:table-cell>
          <table:table-cell office:value-type="boolean" office:boolean-value="false">
            <text:p>FALSE</text:p>
          </table:table-cell>
          <table:table-cell office:value-type="string">
            <text:p>Dips</text:p>
          </table:table-cell>
          <table:table-cell office:value-type="string">
            <text:p>pecs</text:p>
          </table:table-cell>
          <table:table-cell table:number-columns-repeated="4"/>
          <table:table-cell office:value-type="float" office:value="25">
            <text:p>25</text:p>
          </table:table-cell>
          <table:table-cell office:value-type="string">
            <text:p>pecs (lower)</text:p>
          </table:table-cell>
        </table:table-row>
        <table:table-row table:style-name="ro1">
          <table:table-cell office:value-type="float" office:value="11">
            <text:p>11</text:p>
          </table:table-cell>
          <table:table-cell table:formula="of:=LOOKUP([.E27];[.K$2:.K$31];[.J$2:.J$31])" office:value-type="float" office:value="30">
            <text:p>30</text:p>
          </table:table-cell>
          <table:table-cell office:value-type="boolean" office:boolean-value="true">
            <text:p>TRUE</text:p>
          </table:table-cell>
          <table:table-cell office:value-type="string">
            <text:p>Animals</text:p>
          </table:table-cell>
          <table:table-cell office:value-type="string">
            <text:p>triceps</text:p>
          </table:table-cell>
          <table:table-cell table:number-columns-repeated="4"/>
          <table:table-cell office:value-type="float" office:value="26">
            <text:p>26</text:p>
          </table:table-cell>
          <table:table-cell office:value-type="string">
            <text:p>pecs (upper)</text:p>
          </table:table-cell>
        </table:table-row>
        <table:table-row table:style-name="ro1">
          <table:table-cell office:value-type="float" office:value="12">
            <text:p>12</text:p>
          </table:table-cell>
          <table:table-cell table:formula="of:=LOOKUP([.E28];[.K$2:.K$31];[.J$2:.J$31])" office:value-type="float" office:value="30">
            <text:p>30</text:p>
          </table:table-cell>
          <table:table-cell office:value-type="boolean" office:boolean-value="true">
            <text:p>TRUE</text:p>
          </table:table-cell>
          <table:table-cell office:value-type="string">
            <text:p>Close Grip Push-Up Press</text:p>
          </table:table-cell>
          <table:table-cell office:value-type="string">
            <text:p>triceps</text:p>
          </table:table-cell>
          <table:table-cell table:number-columns-repeated="4"/>
          <table:table-cell office:value-type="float" office:value="27">
            <text:p>27</text:p>
          </table:table-cell>
          <table:table-cell office:value-type="string">
            <text:p>quads</text:p>
          </table:table-cell>
        </table:table-row>
        <table:table-row table:style-name="ro1">
          <table:table-cell office:value-type="float" office:value="12">
            <text:p>12</text:p>
          </table:table-cell>
          <table:table-cell table:formula="of:=LOOKUP([.E29];[.K$2:.K$31];[.J$2:.J$31])" office:value-type="float" office:value="24">
            <text:p>24</text:p>
          </table:table-cell>
          <table:table-cell office:value-type="boolean" office:boolean-value="false">
            <text:p>FALSE</text:p>
          </table:table-cell>
          <table:table-cell office:value-type="string">
            <text:p>Close Grip Push-Up Press</text:p>
          </table:table-cell>
          <table:table-cell office:value-type="string">
            <text:p>pecs</text:p>
          </table:table-cell>
          <table:table-cell table:number-columns-repeated="4"/>
          <table:table-cell office:value-type="float" office:value="28">
            <text:p>28</text:p>
          </table:table-cell>
          <table:table-cell office:value-type="string">
            <text:p>thighs</text:p>
          </table:table-cell>
        </table:table-row>
        <table:table-row table:style-name="ro1">
          <table:table-cell office:value-type="float" office:value="13">
            <text:p>13</text:p>
          </table:table-cell>
          <table:table-cell table:formula="of:=LOOKUP([.E30];[.K$2:.K$31];[.J$2:.J$31])" office:value-type="float" office:value="30">
            <text:p>30</text:p>
          </table:table-cell>
          <table:table-cell office:value-type="boolean" office:boolean-value="true">
            <text:p>TRUE</text:p>
          </table:table-cell>
          <table:table-cell office:value-type="string">
            <text:p>Lateral Extension</text:p>
          </table:table-cell>
          <table:table-cell office:value-type="string">
            <text:p>triceps</text:p>
          </table:table-cell>
          <table:table-cell table:number-columns-repeated="4"/>
          <table:table-cell office:value-type="float" office:value="29">
            <text:p>29</text:p>
          </table:table-cell>
          <table:table-cell office:value-type="string">
            <text:p>traps</text:p>
          </table:table-cell>
        </table:table-row>
        <table:table-row table:style-name="ro1">
          <table:table-cell office:value-type="float" office:value="14">
            <text:p>14</text:p>
          </table:table-cell>
          <table:table-cell table:formula="of:=LOOKUP([.E31];[.K$2:.K$31];[.J$2:.J$31])" office:value-type="float" office:value="30">
            <text:p>30</text:p>
          </table:table-cell>
          <table:table-cell office:value-type="boolean" office:boolean-value="true">
            <text:p>TRUE</text:p>
          </table:table-cell>
          <table:table-cell office:value-type="string">
            <text:p>Vertical Extensions</text:p>
          </table:table-cell>
          <table:table-cell office:value-type="string">
            <text:p>triceps</text:p>
          </table:table-cell>
          <table:table-cell table:number-columns-repeated="4"/>
          <table:table-cell office:value-type="float" office:value="30">
            <text:p>30</text:p>
          </table:table-cell>
          <table:table-cell office:value-type="string">
            <text:p>triceps</text:p>
          </table:table-cell>
        </table:table-row>
        <table:table-row table:style-name="ro1">
          <table:table-cell office:value-type="float" office:value="15">
            <text:p>15</text:p>
          </table:table-cell>
          <table:table-cell table:formula="of:=LOOKUP([.E32];[.K$2:.K$31];[.J$2:.J$31])" office:value-type="float" office:value="30">
            <text:p>30</text:p>
          </table:table-cell>
          <table:table-cell office:value-type="boolean" office:boolean-value="true">
            <text:p>TRUE</text:p>
          </table:table-cell>
          <table:table-cell office:value-type="string">
            <text:p>Overhead Extensions</text:p>
          </table:table-cell>
          <table:table-cell office:value-type="string">
            <text:p>triceps</text:p>
          </table:table-cell>
          <table:table-cell table:number-columns-repeated="6"/>
        </table:table-row>
        <table:table-row table:style-name="ro1">
          <table:table-cell office:value-type="float" office:value="16">
            <text:p>16</text:p>
          </table:table-cell>
          <table:table-cell table:formula="of:=LOOKUP([.E33];[.K$2:.K$31];[.J$2:.J$31])" office:value-type="float" office:value="30">
            <text:p>30</text:p>
          </table:table-cell>
          <table:table-cell office:value-type="boolean" office:boolean-value="true">
            <text:p>TRUE</text:p>
          </table:table-cell>
          <table:table-cell office:value-type="string">
            <text:p>Wrapped Shoulder Extension</text:p>
          </table:table-cell>
          <table:table-cell office:value-type="string">
            <text:p>triceps</text:p>
          </table:table-cell>
          <table:table-cell table:number-columns-repeated="6"/>
        </table:table-row>
        <table:table-row table:style-name="ro1">
          <table:table-cell office:value-type="float" office:value="17">
            <text:p>17</text:p>
          </table:table-cell>
          <table:table-cell table:formula="of:=LOOKUP([.E34];[.K$2:.K$31];[.J$2:.J$31])" office:value-type="float" office:value="17">
            <text:p>17</text:p>
          </table:table-cell>
          <table:table-cell office:value-type="boolean" office:boolean-value="false">
            <text:p>FALSE</text:p>
          </table:table-cell>
          <table:table-cell office:value-type="string">
            <text:p>Resisted Kicks</text:p>
          </table:table-cell>
          <table:table-cell office:value-type="string">
            <text:p>hips</text:p>
          </table:table-cell>
          <table:table-cell table:number-columns-repeated="6"/>
        </table:table-row>
        <table:table-row table:style-name="ro1">
          <table:table-cell office:value-type="float" office:value="17">
            <text:p>17</text:p>
          </table:table-cell>
          <table:table-cell table:formula="of:=LOOKUP([.E35];[.K$2:.K$31];[.J$2:.J$31])" office:value-type="float" office:value="14">
            <text:p>14</text:p>
          </table:table-cell>
          <table:table-cell office:value-type="boolean" office:boolean-value="true">
            <text:p>TRUE</text:p>
          </table:table-cell>
          <table:table-cell office:value-type="string">
            <text:p>Resisted Kicks</text:p>
          </table:table-cell>
          <table:table-cell office:value-type="string">
            <text:p>glutes</text:p>
          </table:table-cell>
          <table:table-cell table:number-columns-repeated="6"/>
        </table:table-row>
        <table:table-row table:style-name="ro1">
          <table:table-cell office:value-type="float" office:value="17">
            <text:p>17</text:p>
          </table:table-cell>
          <table:table-cell table:formula="of:=LOOKUP([.E36];[.K$2:.K$31];[.J$2:.J$31])" office:value-type="float" office:value="15">
            <text:p>15</text:p>
          </table:table-cell>
          <table:table-cell office:value-type="boolean" office:boolean-value="false">
            <text:p>FALSE</text:p>
          </table:table-cell>
          <table:table-cell office:value-type="string">
            <text:p>Resisted Kicks</text:p>
          </table:table-cell>
          <table:table-cell office:value-type="string">
            <text:p>hams</text:p>
          </table:table-cell>
          <table:table-cell table:number-columns-repeated="6"/>
        </table:table-row>
        <table:table-row table:style-name="ro1">
          <table:table-cell office:value-type="float" office:value="18">
            <text:p>18</text:p>
          </table:table-cell>
          <table:table-cell table:formula="of:=LOOKUP([.E37];[.K$2:.K$31];[.J$2:.J$31])" office:value-type="float" office:value="10">
            <text:p>10</text:p>
          </table:table-cell>
          <table:table-cell office:value-type="boolean" office:boolean-value="true">
            <text:p>TRUE</text:p>
          </table:table-cell>
          <table:table-cell office:value-type="string">
            <text:p>Military Press</text:p>
          </table:table-cell>
          <table:table-cell office:value-type="string">
            <text:p>deltoids (front)</text:p>
          </table:table-cell>
          <table:table-cell table:number-columns-repeated="6"/>
        </table:table-row>
        <table:table-row table:style-name="ro1">
          <table:table-cell office:value-type="float" office:value="18">
            <text:p>18</text:p>
          </table:table-cell>
          <table:table-cell table:formula="of:=LOOKUP([.E38];[.K$2:.K$31];[.J$2:.J$31])" office:value-type="float" office:value="11">
            <text:p>11</text:p>
          </table:table-cell>
          <table:table-cell office:value-type="boolean" office:boolean-value="false">
            <text:p>FALSE</text:p>
          </table:table-cell>
          <table:table-cell office:value-type="string">
            <text:p>Military Press</text:p>
          </table:table-cell>
          <table:table-cell office:value-type="string">
            <text:p>deltoids (medial)</text:p>
          </table:table-cell>
          <table:table-cell table:number-columns-repeated="6"/>
        </table:table-row>
        <table:table-row table:style-name="ro1">
          <table:table-cell office:value-type="float" office:value="18">
            <text:p>18</text:p>
          </table:table-cell>
          <table:table-cell table:formula="of:=LOOKUP([.E39];[.K$2:.K$31];[.J$2:.J$31])" office:value-type="float" office:value="29">
            <text:p>29</text:p>
          </table:table-cell>
          <table:table-cell office:value-type="boolean" office:boolean-value="false">
            <text:p>FALSE</text:p>
          </table:table-cell>
          <table:table-cell office:value-type="string">
            <text:p>Military Press</text:p>
          </table:table-cell>
          <table:table-cell office:value-type="string">
            <text:p>traps</text:p>
          </table:table-cell>
          <table:table-cell table:number-columns-repeated="6"/>
        </table:table-row>
        <table:table-row table:style-name="ro1">
          <table:table-cell office:value-type="float" office:value="19">
            <text:p>19</text:p>
          </table:table-cell>
          <table:table-cell table:formula="of:=LOOKUP([.E40];[.K$2:.K$31];[.J$2:.J$31])" office:value-type="float" office:value="10">
            <text:p>10</text:p>
          </table:table-cell>
          <table:table-cell office:value-type="boolean" office:boolean-value="true">
            <text:p>TRUE</text:p>
          </table:table-cell>
          <table:table-cell office:value-type="string">
            <text:p>Front Raises</text:p>
          </table:table-cell>
          <table:table-cell office:value-type="string">
            <text:p>deltoids (front)</text:p>
          </table:table-cell>
          <table:table-cell table:number-columns-repeated="6"/>
        </table:table-row>
        <table:table-row table:style-name="ro1">
          <table:table-cell office:value-type="float" office:value="20">
            <text:p>20</text:p>
          </table:table-cell>
          <table:table-cell table:formula="of:=LOOKUP([.E41];[.K$2:.K$31];[.J$2:.J$31])" office:value-type="float" office:value="11">
            <text:p>11</text:p>
          </table:table-cell>
          <table:table-cell office:value-type="boolean" office:boolean-value="true">
            <text:p>TRUE</text:p>
          </table:table-cell>
          <table:table-cell office:value-type="string">
            <text:p>Lateral Raises</text:p>
          </table:table-cell>
          <table:table-cell office:value-type="string">
            <text:p>deltoids (medial)</text:p>
          </table:table-cell>
          <table:table-cell table:number-columns-repeated="6"/>
        </table:table-row>
        <table:table-row table:style-name="ro1">
          <table:table-cell office:value-type="float" office:value="21">
            <text:p>21</text:p>
          </table:table-cell>
          <table:table-cell table:formula="of:=LOOKUP([.E42];[.K$2:.K$31];[.J$2:.J$31])" office:value-type="float" office:value="9">
            <text:p>9</text:p>
          </table:table-cell>
          <table:table-cell office:value-type="boolean" office:boolean-value="true">
            <text:p>TRUE</text:p>
          </table:table-cell>
          <table:table-cell office:value-type="string">
            <text:p>Upright Rows</text:p>
          </table:table-cell>
          <table:table-cell office:value-type="string">
            <text:p>deltoids</text:p>
          </table:table-cell>
          <table:table-cell table:number-columns-repeated="6"/>
        </table:table-row>
        <table:table-row table:style-name="ro1">
          <table:table-cell office:value-type="float" office:value="21">
            <text:p>21</text:p>
          </table:table-cell>
          <table:table-cell table:formula="of:=LOOKUP([.E43];[.K$2:.K$31];[.J$2:.J$31])" office:value-type="float" office:value="18">
            <text:p>18</text:p>
          </table:table-cell>
          <table:table-cell office:value-type="boolean" office:boolean-value="false">
            <text:p>FALSE</text:p>
          </table:table-cell>
          <table:table-cell office:value-type="string">
            <text:p>Upright Rows</text:p>
          </table:table-cell>
          <table:table-cell office:value-type="string">
            <text:p>lats</text:p>
          </table:table-cell>
          <table:table-cell table:number-columns-repeated="6"/>
        </table:table-row>
        <table:table-row table:style-name="ro1">
          <table:table-cell office:value-type="float" office:value="21">
            <text:p>21</text:p>
          </table:table-cell>
          <table:table-cell table:formula="of:=LOOKUP([.E44];[.K$2:.K$31];[.J$2:.J$31])" office:value-type="float" office:value="29">
            <text:p>29</text:p>
          </table:table-cell>
          <table:table-cell office:value-type="boolean" office:boolean-value="false">
            <text:p>FALSE</text:p>
          </table:table-cell>
          <table:table-cell office:value-type="string">
            <text:p>Upright Rows</text:p>
          </table:table-cell>
          <table:table-cell office:value-type="string">
            <text:p>traps</text:p>
          </table:table-cell>
          <table:table-cell table:number-columns-repeated="6"/>
        </table:table-row>
        <table:table-row table:style-name="ro1">
          <table:table-cell office:value-type="float" office:value="22">
            <text:p>22</text:p>
          </table:table-cell>
          <table:table-cell table:formula="of:=LOOKUP([.E45];[.K$2:.K$31];[.J$2:.J$31])" office:value-type="float" office:value="12">
            <text:p>12</text:p>
          </table:table-cell>
          <table:table-cell office:value-type="boolean" office:boolean-value="true">
            <text:p>TRUE</text:p>
          </table:table-cell>
          <table:table-cell office:value-type="string">
            <text:p>Cableband Laterals</text:p>
          </table:table-cell>
          <table:table-cell office:value-type="string">
            <text:p>deltoids (rear)</text:p>
          </table:table-cell>
          <table:table-cell table:number-columns-repeated="6"/>
        </table:table-row>
        <table:table-row table:style-name="ro1">
          <table:table-cell office:value-type="float" office:value="23">
            <text:p>23</text:p>
          </table:table-cell>
          <table:table-cell table:formula="of:=LOOKUP([.E46];[.K$2:.K$31];[.J$2:.J$31])" office:value-type="float" office:value="12">
            <text:p>12</text:p>
          </table:table-cell>
          <table:table-cell office:value-type="boolean" office:boolean-value="true">
            <text:p>TRUE</text:p>
          </table:table-cell>
          <table:table-cell office:value-type="string">
            <text:p>Skiers</text:p>
          </table:table-cell>
          <table:table-cell office:value-type="string">
            <text:p>deltoids (rear)</text:p>
          </table:table-cell>
          <table:table-cell table:number-columns-repeated="6"/>
        </table:table-row>
        <table:table-row table:style-name="ro1">
          <table:table-cell office:value-type="float" office:value="24">
            <text:p>24</text:p>
          </table:table-cell>
          <table:table-cell table:formula="of:=LOOKUP([.E47];[.K$2:.K$31];[.J$2:.J$31])" office:value-type="float" office:value="13">
            <text:p>13</text:p>
          </table:table-cell>
          <table:table-cell office:value-type="boolean" office:boolean-value="true">
            <text:p>TRUE</text:p>
          </table:table-cell>
          <table:table-cell office:value-type="string">
            <text:p>Isolation Pulls</text:p>
          </table:table-cell>
          <table:table-cell office:value-type="string">
            <text:p>deltoids (rotator cuff)</text:p>
          </table:table-cell>
          <table:table-cell table:number-columns-repeated="6"/>
        </table:table-row>
        <table:table-row table:style-name="ro1">
          <table:table-cell office:value-type="float" office:value="25">
            <text:p>25</text:p>
          </table:table-cell>
          <table:table-cell table:formula="of:=LOOKUP([.E48];[.K$2:.K$31];[.J$2:.J$31])" office:value-type="float" office:value="29">
            <text:p>29</text:p>
          </table:table-cell>
          <table:table-cell office:value-type="boolean" office:boolean-value="true">
            <text:p>TRUE</text:p>
          </table:table-cell>
          <table:table-cell office:value-type="string">
            <text:p>Shrugs</text:p>
          </table:table-cell>
          <table:table-cell office:value-type="string">
            <text:p>traps</text:p>
          </table:table-cell>
          <table:table-cell table:number-columns-repeated="6"/>
        </table:table-row>
        <table:table-row table:style-name="ro1">
          <table:table-cell office:value-type="float" office:value="26">
            <text:p>26</text:p>
          </table:table-cell>
          <table:table-cell table:formula="of:=LOOKUP([.E49];[.K$2:.K$31];[.J$2:.J$31])" office:value-type="float" office:value="16">
            <text:p>16</text:p>
          </table:table-cell>
          <table:table-cell office:value-type="boolean" office:boolean-value="false">
            <text:p>FALSE</text:p>
          </table:table-cell>
          <table:table-cell office:value-type="string">
            <text:p>Leg Liberator</text:p>
          </table:table-cell>
          <table:table-cell office:value-type="string">
            <text:p>hamstring</text:p>
          </table:table-cell>
          <table:table-cell table:number-columns-repeated="6"/>
        </table:table-row>
        <table:table-row table:style-name="ro1">
          <table:table-cell office:value-type="float" office:value="26">
            <text:p>26</text:p>
          </table:table-cell>
          <table:table-cell table:formula="of:=LOOKUP([.E50];[.K$2:.K$31];[.J$2:.J$31])" office:value-type="float" office:value="17">
            <text:p>17</text:p>
          </table:table-cell>
          <table:table-cell office:value-type="boolean" office:boolean-value="false">
            <text:p>FALSE</text:p>
          </table:table-cell>
          <table:table-cell office:value-type="string">
            <text:p>Leg Liberator</text:p>
          </table:table-cell>
          <table:table-cell office:value-type="string">
            <text:p>hips</text:p>
          </table:table-cell>
          <table:table-cell table:number-columns-repeated="6"/>
        </table:table-row>
        <table:table-row table:style-name="ro1">
          <table:table-cell office:value-type="float" office:value="26">
            <text:p>26</text:p>
          </table:table-cell>
          <table:table-cell table:formula="of:=LOOKUP([.E51];[.K$2:.K$31];[.J$2:.J$31])" office:value-type="float" office:value="15">
            <text:p>15</text:p>
          </table:table-cell>
          <table:table-cell office:value-type="boolean" office:boolean-value="false">
            <text:p>FALSE</text:p>
          </table:table-cell>
          <table:table-cell office:value-type="string">
            <text:p>Leg Liberator</text:p>
          </table:table-cell>
          <table:table-cell office:value-type="string">
            <text:p>groin</text:p>
          </table:table-cell>
          <table:table-cell table:number-columns-repeated="6"/>
        </table:table-row>
        <table:table-row table:style-name="ro1">
          <table:table-cell office:value-type="float" office:value="26">
            <text:p>26</text:p>
          </table:table-cell>
          <table:table-cell table:formula="of:=LOOKUP([.E52];[.K$2:.K$31];[.J$2:.J$31])" office:value-type="float" office:value="14">
            <text:p>14</text:p>
          </table:table-cell>
          <table:table-cell office:value-type="boolean" office:boolean-value="false">
            <text:p>FALSE</text:p>
          </table:table-cell>
          <table:table-cell office:value-type="string">
            <text:p>Leg Liberator</text:p>
          </table:table-cell>
          <table:table-cell office:value-type="string">
            <text:p>glutes</text:p>
          </table:table-cell>
          <table:table-cell table:number-columns-repeated="6"/>
        </table:table-row>
        <table:table-row table:style-name="ro1">
          <table:table-cell office:value-type="float" office:value="27">
            <text:p>27</text:p>
          </table:table-cell>
          <table:table-cell table:formula="of:=LOOKUP([.E53];[.K$2:.K$31];[.J$2:.J$31])" office:value-type="float" office:value="9">
            <text:p>9</text:p>
          </table:table-cell>
          <table:table-cell office:value-type="boolean" office:boolean-value="false">
            <text:p>FALSE</text:p>
          </table:table-cell>
          <table:table-cell office:value-type="string">
            <text:p>Back Lubricator</text:p>
          </table:table-cell>
          <table:table-cell office:value-type="string">
            <text:p>deltoids</text:p>
          </table:table-cell>
          <table:table-cell table:number-columns-repeated="6"/>
        </table:table-row>
        <table:table-row table:style-name="ro1">
          <table:table-cell office:value-type="float" office:value="27">
            <text:p>27</text:p>
          </table:table-cell>
          <table:table-cell table:formula="of:=LOOKUP([.E54];[.K$2:.K$31];[.J$2:.J$31])" office:value-type="float" office:value="3">
            <text:p>3</text:p>
          </table:table-cell>
          <table:table-cell office:value-type="boolean" office:boolean-value="false">
            <text:p>FALSE</text:p>
          </table:table-cell>
          <table:table-cell office:value-type="string">
            <text:p>Back Lubricator</text:p>
          </table:table-cell>
          <table:table-cell office:value-type="string">
            <text:p>back (lower)</text:p>
          </table:table-cell>
          <table:table-cell table:number-columns-repeated="6"/>
        </table:table-row>
        <table:table-row table:style-name="ro1">
          <table:table-cell office:value-type="float" office:value="27">
            <text:p>27</text:p>
          </table:table-cell>
          <table:table-cell table:formula="of:=LOOKUP([.E55];[.K$2:.K$31];[.J$2:.J$31])" office:value-type="float" office:value="5">
            <text:p>5</text:p>
          </table:table-cell>
          <table:table-cell office:value-type="boolean" office:boolean-value="false">
            <text:p>FALSE</text:p>
          </table:table-cell>
          <table:table-cell office:value-type="string">
            <text:p>Back Lubricator</text:p>
          </table:table-cell>
          <table:table-cell office:value-type="string">
            <text:p>back (upper)</text:p>
          </table:table-cell>
          <table:table-cell table:number-columns-repeated="6"/>
        </table:table-row>
        <table:table-row table:style-name="ro1">
          <table:table-cell office:value-type="float" office:value="27">
            <text:p>27</text:p>
          </table:table-cell>
          <table:table-cell table:formula="of:=LOOKUP([.E56];[.K$2:.K$31];[.J$2:.J$31])" office:value-type="float" office:value="16">
            <text:p>16</text:p>
          </table:table-cell>
          <table:table-cell office:value-type="boolean" office:boolean-value="false">
            <text:p>FALSE</text:p>
          </table:table-cell>
          <table:table-cell office:value-type="string">
            <text:p>Back Lubricator</text:p>
          </table:table-cell>
          <table:table-cell office:value-type="string">
            <text:p>hamstring</text:p>
          </table:table-cell>
          <table:table-cell table:number-columns-repeated="6"/>
        </table:table-row>
        <table:table-row table:style-name="ro1">
          <table:table-cell office:value-type="float" office:value="28">
            <text:p>28</text:p>
          </table:table-cell>
          <table:table-cell table:formula="of:=LOOKUP([.E57];[.K$2:.K$31];[.J$2:.J$31])" office:value-type="float" office:value="24">
            <text:p>24</text:p>
          </table:table-cell>
          <table:table-cell office:value-type="boolean" office:boolean-value="false">
            <text:p>FALSE</text:p>
          </table:table-cell>
          <table:table-cell office:value-type="string">
            <text:p>Loose Arm-ony</text:p>
          </table:table-cell>
          <table:table-cell office:value-type="string">
            <text:p>pecs</text:p>
          </table:table-cell>
          <table:table-cell table:number-columns-repeated="6"/>
        </table:table-row>
        <table:table-row table:style-name="ro1">
          <table:table-cell office:value-type="float" office:value="28">
            <text:p>28</text:p>
          </table:table-cell>
          <table:table-cell table:formula="of:=LOOKUP([.E58];[.K$2:.K$31];[.J$2:.J$31])" office:value-type="float" office:value="13">
            <text:p>13</text:p>
          </table:table-cell>
          <table:table-cell office:value-type="boolean" office:boolean-value="false">
            <text:p>FALSE</text:p>
          </table:table-cell>
          <table:table-cell office:value-type="string">
            <text:p>Loose Arm-ony</text:p>
          </table:table-cell>
          <table:table-cell office:value-type="string">
            <text:p>delts</text:p>
          </table:table-cell>
          <table:table-cell table:number-columns-repeated="6"/>
        </table:table-row>
        <table:table-row table:style-name="ro1">
          <table:table-cell office:value-type="float" office:value="29">
            <text:p>29</text:p>
          </table:table-cell>
          <table:table-cell table:formula="of:=LOOKUP([.E59];[.K$2:.K$31];[.J$2:.J$31])" office:value-type="float" office:value="2">
            <text:p>2</text:p>
          </table:table-cell>
          <table:table-cell office:value-type="boolean" office:boolean-value="true">
            <text:p>TRUE</text:p>
          </table:table-cell>
          <table:table-cell office:value-type="string">
            <text:p>Ankle Motionizer</text:p>
          </table:table-cell>
          <table:table-cell office:value-type="string">
            <text:p>ankle</text:p>
          </table:table-cell>
          <table:table-cell table:number-columns-repeated="6"/>
        </table:table-row>
        <table:table-row table:style-name="ro1">
          <table:table-cell office:value-type="float" office:value="30">
            <text:p>30</text:p>
          </table:table-cell>
          <table:table-cell table:formula="of:=LOOKUP([.E60];[.K$2:.K$31];[.J$2:.J$31])" office:value-type="float" office:value="18">
            <text:p>18</text:p>
          </table:table-cell>
          <table:table-cell office:value-type="boolean" office:boolean-value="false">
            <text:p>FALSE</text:p>
          </table:table-cell>
          <table:table-cell office:value-type="string">
            <text:p>Relaxalator</text:p>
          </table:table-cell>
          <table:table-cell office:value-type="string">
            <text:p>lats</text:p>
          </table:table-cell>
          <table:table-cell table:number-columns-repeated="6"/>
        </table:table-row>
        <table:table-row table:style-name="ro1">
          <table:table-cell office:value-type="float" office:value="30">
            <text:p>30</text:p>
          </table:table-cell>
          <table:table-cell table:formula="of:=LOOKUP([.E61];[.K$2:.K$31];[.J$2:.J$31])" office:value-type="float" office:value="24">
            <text:p>24</text:p>
          </table:table-cell>
          <table:table-cell office:value-type="boolean" office:boolean-value="false">
            <text:p>FALSE</text:p>
          </table:table-cell>
          <table:table-cell office:value-type="string">
            <text:p>Relaxalator</text:p>
          </table:table-cell>
          <table:table-cell office:value-type="string">
            <text:p>pecs</text:p>
          </table:table-cell>
          <table:table-cell table:number-columns-repeated="6"/>
        </table:table-row>
        <table:table-row table:style-name="ro1">
          <table:table-cell office:value-type="float" office:value="30">
            <text:p>30</text:p>
          </table:table-cell>
          <table:table-cell table:formula="of:=LOOKUP([.E62];[.K$2:.K$31];[.J$2:.J$31])" office:value-type="float" office:value="9">
            <text:p>9</text:p>
          </table:table-cell>
          <table:table-cell office:value-type="boolean" office:boolean-value="false">
            <text:p>FALSE</text:p>
          </table:table-cell>
          <table:table-cell office:value-type="string">
            <text:p>Relaxalator</text:p>
          </table:table-cell>
          <table:table-cell office:value-type="string">
            <text:p>deltoids</text:p>
          </table:table-cell>
          <table:table-cell table:number-columns-repeated="6"/>
        </table:table-row>
        <table:table-row table:style-name="ro1">
          <table:table-cell office:value-type="float" office:value="31">
            <text:p>31</text:p>
          </table:table-cell>
          <table:table-cell table:formula="of:=LOOKUP([.E63];[.K$2:.K$31];[.J$2:.J$31])" office:value-type="float" office:value="22">
            <text:p>22</text:p>
          </table:table-cell>
          <table:table-cell office:value-type="boolean" office:boolean-value="true">
            <text:p>TRUE</text:p>
          </table:table-cell>
          <table:table-cell office:value-type="string">
            <text:p>Neck Stup</text:p>
          </table:table-cell>
          <table:table-cell office:value-type="string">
            <text:p>neck</text:p>
          </table:table-cell>
          <table:table-cell table:number-columns-repeated="6"/>
        </table:table-row>
        <table:table-row table:style-name="ro1">
          <table:table-cell office:value-type="float" office:value="32">
            <text:p>32</text:p>
          </table:table-cell>
          <table:table-cell table:formula="of:=LOOKUP([.E64];[.K$2:.K$31];[.J$2:.J$31])" office:value-type="float" office:value="27">
            <text:p>27</text:p>
          </table:table-cell>
          <table:table-cell office:value-type="boolean" office:boolean-value="true">
            <text:p>TRUE</text:p>
          </table:table-cell>
          <table:table-cell office:value-type="string">
            <text:p>Quad-lity</text:p>
          </table:table-cell>
          <table:table-cell office:value-type="string">
            <text:p>quads</text:p>
          </table:table-cell>
          <table:table-cell table:number-columns-repeated="6"/>
        </table:table-row>
        <table:table-row table:style-name="ro1">
          <table:table-cell office:value-type="float" office:value="33">
            <text:p>33</text:p>
          </table:table-cell>
          <table:table-cell table:formula="of:=LOOKUP([.E65];[.K$2:.K$31];[.J$2:.J$31])" office:value-type="float" office:value="30">
            <text:p>30</text:p>
          </table:table-cell>
          <table:table-cell office:value-type="boolean" office:boolean-value="false">
            <text:p>FALSE</text:p>
          </table:table-cell>
          <table:table-cell office:value-type="string">
            <text:p>Wicked Chicken Wing</text:p>
          </table:table-cell>
          <table:table-cell office:value-type="string">
            <text:p>triceps</text:p>
          </table:table-cell>
          <table:table-cell table:number-columns-repeated="6"/>
        </table:table-row>
        <table:table-row table:style-name="ro1">
          <table:table-cell office:value-type="float" office:value="33">
            <text:p>33</text:p>
          </table:table-cell>
          <table:table-cell table:formula="of:=LOOKUP([.E66];[.K$2:.K$31];[.J$2:.J$31])" office:value-type="float" office:value="9">
            <text:p>9</text:p>
          </table:table-cell>
          <table:table-cell office:value-type="boolean" office:boolean-value="false">
            <text:p>FALSE</text:p>
          </table:table-cell>
          <table:table-cell office:value-type="string">
            <text:p>Wicked Chicken Wing</text:p>
          </table:table-cell>
          <table:table-cell office:value-type="string">
            <text:p>deltoids</text:p>
          </table:table-cell>
          <table:table-cell table:number-columns-repeated="6"/>
        </table:table-row>
        <table:table-row table:style-name="ro1">
          <table:table-cell office:value-type="float" office:value="34">
            <text:p>34</text:p>
          </table:table-cell>
          <table:table-cell table:formula="of:=LOOKUP([.E67];[.K$2:.K$31];[.J$2:.J$31])" office:value-type="float" office:value="6">
            <text:p>6</text:p>
          </table:table-cell>
          <table:table-cell office:value-type="boolean" office:boolean-value="true">
            <text:p>TRUE</text:p>
          </table:table-cell>
          <table:table-cell office:value-type="string">
            <text:p>Crossband Lateral Curls</text:p>
          </table:table-cell>
          <table:table-cell office:value-type="string">
            <text:p>biceps</text:p>
          </table:table-cell>
          <table:table-cell table:number-columns-repeated="6"/>
        </table:table-row>
        <table:table-row table:style-name="ro1">
          <table:table-cell office:value-type="float" office:value="35">
            <text:p>35</text:p>
          </table:table-cell>
          <table:table-cell table:formula="of:=LOOKUP([.E68];[.K$2:.K$31];[.J$2:.J$31])" office:value-type="float" office:value="6">
            <text:p>6</text:p>
          </table:table-cell>
          <table:table-cell office:value-type="boolean" office:boolean-value="true">
            <text:p>TRUE</text:p>
          </table:table-cell>
          <table:table-cell office:value-type="string">
            <text:p>Bandbell Curls</text:p>
          </table:table-cell>
          <table:table-cell office:value-type="string">
            <text:p>biceps</text:p>
          </table:table-cell>
          <table:table-cell table:number-columns-repeated="6"/>
        </table:table-row>
        <table:table-row table:style-name="ro1">
          <table:table-cell office:value-type="float" office:value="36">
            <text:p>36</text:p>
          </table:table-cell>
          <table:table-cell table:formula="of:=LOOKUP([.E69];[.K$2:.K$31];[.J$2:.J$31])" office:value-type="float" office:value="6">
            <text:p>6</text:p>
          </table:table-cell>
          <table:table-cell office:value-type="boolean" office:boolean-value="true">
            <text:p>TRUE</text:p>
          </table:table-cell>
          <table:table-cell office:value-type="string">
            <text:p>Reverse Curls</text:p>
          </table:table-cell>
          <table:table-cell office:value-type="string">
            <text:p>biceps</text:p>
          </table:table-cell>
          <table:table-cell table:number-columns-repeated="6"/>
        </table:table-row>
        <table:table-row table:style-name="ro1">
          <table:table-cell office:value-type="float" office:value="37">
            <text:p>37</text:p>
          </table:table-cell>
          <table:table-cell table:formula="of:=LOOKUP([.E70];[.K$2:.K$31];[.J$2:.J$31])" office:value-type="float" office:value="6">
            <text:p>6</text:p>
          </table:table-cell>
          <table:table-cell office:value-type="boolean" office:boolean-value="true">
            <text:p>TRUE</text:p>
          </table:table-cell>
          <table:table-cell office:value-type="string">
            <text:p>Cableband Curls</text:p>
          </table:table-cell>
          <table:table-cell office:value-type="string">
            <text:p>biceps</text:p>
          </table:table-cell>
          <table:table-cell table:number-columns-repeated="6"/>
        </table:table-row>
        <table:table-row table:style-name="ro1">
          <table:table-cell office:value-type="float" office:value="38">
            <text:p>38</text:p>
          </table:table-cell>
          <table:table-cell table:formula="of:=LOOKUP([.E71];[.K$2:.K$31];[.J$2:.J$31])" office:value-type="float" office:value="27">
            <text:p>27</text:p>
          </table:table-cell>
          <table:table-cell office:value-type="boolean" office:boolean-value="true">
            <text:p>TRUE</text:p>
          </table:table-cell>
          <table:table-cell office:value-type="string">
            <text:p>Squats</text:p>
          </table:table-cell>
          <table:table-cell office:value-type="string">
            <text:p>quads</text:p>
          </table:table-cell>
          <table:table-cell table:number-columns-repeated="6"/>
        </table:table-row>
        <table:table-row table:style-name="ro1">
          <table:table-cell office:value-type="float" office:value="38">
            <text:p>38</text:p>
          </table:table-cell>
          <table:table-cell table:formula="of:=LOOKUP([.E72];[.K$2:.K$31];[.J$2:.J$31])" office:value-type="float" office:value="14">
            <text:p>14</text:p>
          </table:table-cell>
          <table:table-cell office:value-type="boolean" office:boolean-value="false">
            <text:p>FALSE</text:p>
          </table:table-cell>
          <table:table-cell office:value-type="string">
            <text:p>Squats</text:p>
          </table:table-cell>
          <table:table-cell office:value-type="string">
            <text:p>glutes</text:p>
          </table:table-cell>
          <table:table-cell table:number-columns-repeated="6"/>
        </table:table-row>
        <table:table-row table:style-name="ro1">
          <table:table-cell office:value-type="float" office:value="38">
            <text:p>38</text:p>
          </table:table-cell>
          <table:table-cell table:formula="of:=LOOKUP([.E73];[.K$2:.K$31];[.J$2:.J$31])" office:value-type="float" office:value="16">
            <text:p>16</text:p>
          </table:table-cell>
          <table:table-cell office:value-type="boolean" office:boolean-value="false">
            <text:p>FALSE</text:p>
          </table:table-cell>
          <table:table-cell office:value-type="string">
            <text:p>Squats</text:p>
          </table:table-cell>
          <table:table-cell office:value-type="string">
            <text:p>hamstring</text:p>
          </table:table-cell>
          <table:table-cell table:number-columns-repeated="6"/>
        </table:table-row>
        <table:table-row table:style-name="ro1">
          <table:table-cell office:value-type="float" office:value="39">
            <text:p>39</text:p>
          </table:table-cell>
          <table:table-cell table:formula="of:=LOOKUP([.E74];[.K$2:.K$31];[.J$2:.J$31])" office:value-type="float" office:value="27">
            <text:p>27</text:p>
          </table:table-cell>
          <table:table-cell office:value-type="boolean" office:boolean-value="true">
            <text:p>TRUE</text:p>
          </table:table-cell>
          <table:table-cell office:value-type="string">
            <text:p>Leg Press</text:p>
          </table:table-cell>
          <table:table-cell office:value-type="string">
            <text:p>quads</text:p>
          </table:table-cell>
          <table:table-cell table:number-columns-repeated="6"/>
        </table:table-row>
        <table:table-row table:style-name="ro1">
          <table:table-cell office:value-type="float" office:value="40">
            <text:p>40</text:p>
          </table:table-cell>
          <table:table-cell table:formula="of:=LOOKUP([.E75];[.K$2:.K$31];[.J$2:.J$31])" office:value-type="float" office:value="27">
            <text:p>27</text:p>
          </table:table-cell>
          <table:table-cell office:value-type="boolean" office:boolean-value="true">
            <text:p>TRUE</text:p>
          </table:table-cell>
          <table:table-cell office:value-type="string">
            <text:p>Leg Extensions</text:p>
          </table:table-cell>
          <table:table-cell office:value-type="string">
            <text:p>quads</text:p>
          </table:table-cell>
          <table:table-cell table:number-columns-repeated="6"/>
        </table:table-row>
        <table:table-row table:style-name="ro1">
          <table:table-cell office:value-type="float" office:value="41">
            <text:p>41</text:p>
          </table:table-cell>
          <table:table-cell table:formula="of:=LOOKUP([.E76];[.K$2:.K$31];[.J$2:.J$31])" office:value-type="float" office:value="16">
            <text:p>16</text:p>
          </table:table-cell>
          <table:table-cell office:value-type="boolean" office:boolean-value="true">
            <text:p>TRUE</text:p>
          </table:table-cell>
          <table:table-cell office:value-type="string">
            <text:p>Good Mornings</text:p>
          </table:table-cell>
          <table:table-cell office:value-type="string">
            <text:p>hamstring</text:p>
          </table:table-cell>
          <table:table-cell table:number-columns-repeated="6"/>
        </table:table-row>
        <table:table-row table:style-name="ro1">
          <table:table-cell office:value-type="float" office:value="41">
            <text:p>41</text:p>
          </table:table-cell>
          <table:table-cell table:formula="of:=LOOKUP([.E77];[.K$2:.K$31];[.J$2:.J$31])" office:value-type="float" office:value="17">
            <text:p>17</text:p>
          </table:table-cell>
          <table:table-cell office:value-type="boolean" office:boolean-value="false">
            <text:p>FALSE</text:p>
          </table:table-cell>
          <table:table-cell office:value-type="string">
            <text:p>Good Mornings</text:p>
          </table:table-cell>
          <table:table-cell office:value-type="string">
            <text:p>hips</text:p>
          </table:table-cell>
          <table:table-cell table:number-columns-repeated="6"/>
        </table:table-row>
        <table:table-row table:style-name="ro1">
          <table:table-cell office:value-type="float" office:value="41">
            <text:p>41</text:p>
          </table:table-cell>
          <table:table-cell table:formula="of:=LOOKUP([.E78];[.K$2:.K$31];[.J$2:.J$31])" office:value-type="float" office:value="14">
            <text:p>14</text:p>
          </table:table-cell>
          <table:table-cell office:value-type="boolean" office:boolean-value="false">
            <text:p>FALSE</text:p>
          </table:table-cell>
          <table:table-cell office:value-type="string">
            <text:p>Good Mornings</text:p>
          </table:table-cell>
          <table:table-cell office:value-type="string">
            <text:p>glutes</text:p>
          </table:table-cell>
          <table:table-cell table:number-columns-repeated="6"/>
        </table:table-row>
        <table:table-row table:style-name="ro1">
          <table:table-cell office:value-type="float" office:value="41">
            <text:p>41</text:p>
          </table:table-cell>
          <table:table-cell table:formula="of:=LOOKUP([.E79];[.K$2:.K$31];[.J$2:.J$31])" office:value-type="float" office:value="8">
            <text:p>8</text:p>
          </table:table-cell>
          <table:table-cell office:value-type="boolean" office:boolean-value="false">
            <text:p>FALSE</text:p>
          </table:table-cell>
          <table:table-cell office:value-type="string">
            <text:p>Good Mornings</text:p>
          </table:table-cell>
          <table:table-cell office:value-type="string">
            <text:p>core</text:p>
          </table:table-cell>
          <table:table-cell table:number-columns-repeated="6"/>
        </table:table-row>
        <table:table-row table:style-name="ro1">
          <table:table-cell office:value-type="float" office:value="42">
            <text:p>42</text:p>
          </table:table-cell>
          <table:table-cell table:formula="of:=LOOKUP([.E80];[.K$2:.K$31];[.J$2:.J$31])" office:value-type="float" office:value="16">
            <text:p>16</text:p>
          </table:table-cell>
          <table:table-cell office:value-type="boolean" office:boolean-value="true">
            <text:p>TRUE</text:p>
          </table:table-cell>
          <table:table-cell office:value-type="string">
            <text:p>Straight Leg Deadlift</text:p>
          </table:table-cell>
          <table:table-cell office:value-type="string">
            <text:p>hamstrings</text:p>
          </table:table-cell>
          <table:table-cell table:number-columns-repeated="6"/>
        </table:table-row>
        <table:table-row table:style-name="ro1">
          <table:table-cell office:value-type="float" office:value="42">
            <text:p>42</text:p>
          </table:table-cell>
          <table:table-cell table:formula="of:=LOOKUP([.E81];[.K$2:.K$31];[.J$2:.J$31])" office:value-type="float" office:value="14">
            <text:p>14</text:p>
          </table:table-cell>
          <table:table-cell office:value-type="boolean" office:boolean-value="false">
            <text:p>FALSE</text:p>
          </table:table-cell>
          <table:table-cell office:value-type="string">
            <text:p>Straight Leg Deadlift</text:p>
          </table:table-cell>
          <table:table-cell office:value-type="string">
            <text:p>glutes</text:p>
          </table:table-cell>
          <table:table-cell table:number-columns-repeated="6"/>
        </table:table-row>
        <table:table-row table:style-name="ro1">
          <table:table-cell office:value-type="float" office:value="42">
            <text:p>42</text:p>
          </table:table-cell>
          <table:table-cell table:formula="of:=LOOKUP([.E82];[.K$2:.K$31];[.J$2:.J$31])" office:value-type="float" office:value="17">
            <text:p>17</text:p>
          </table:table-cell>
          <table:table-cell office:value-type="boolean" office:boolean-value="false">
            <text:p>FALSE</text:p>
          </table:table-cell>
          <table:table-cell office:value-type="string">
            <text:p>Straight Leg Deadlift</text:p>
          </table:table-cell>
          <table:table-cell office:value-type="string">
            <text:p>hips</text:p>
          </table:table-cell>
          <table:table-cell table:number-columns-repeated="6"/>
        </table:table-row>
        <table:table-row table:style-name="ro1">
          <table:table-cell office:value-type="float" office:value="42">
            <text:p>42</text:p>
          </table:table-cell>
          <table:table-cell table:formula="of:=LOOKUP([.E83];[.K$2:.K$31];[.J$2:.J$31])" office:value-type="float" office:value="8">
            <text:p>8</text:p>
          </table:table-cell>
          <table:table-cell office:value-type="boolean" office:boolean-value="false">
            <text:p>FALSE</text:p>
          </table:table-cell>
          <table:table-cell office:value-type="string">
            <text:p>Straight Leg Deadlift</text:p>
          </table:table-cell>
          <table:table-cell office:value-type="string">
            <text:p>core</text:p>
          </table:table-cell>
          <table:table-cell table:number-columns-repeated="6"/>
        </table:table-row>
        <table:table-row table:style-name="ro1">
          <table:table-cell office:value-type="float" office:value="43">
            <text:p>43</text:p>
          </table:table-cell>
          <table:table-cell table:formula="of:=LOOKUP([.E84];[.K$2:.K$31];[.J$2:.J$31])" office:value-type="float" office:value="16">
            <text:p>16</text:p>
          </table:table-cell>
          <table:table-cell office:value-type="boolean" office:boolean-value="true">
            <text:p>TRUE</text:p>
          </table:table-cell>
          <table:table-cell office:value-type="string">
            <text:p>Leg Curls</text:p>
          </table:table-cell>
          <table:table-cell office:value-type="string">
            <text:p>hamstrings</text:p>
          </table:table-cell>
          <table:table-cell table:number-columns-repeated="6"/>
        </table:table-row>
        <table:table-row table:style-name="ro1">
          <table:table-cell office:value-type="float" office:value="44">
            <text:p>44</text:p>
          </table:table-cell>
          <table:table-cell table:formula="of:=LOOKUP([.E85];[.K$2:.K$31];[.J$2:.J$31])" office:value-type="float" office:value="7">
            <text:p>7</text:p>
          </table:table-cell>
          <table:table-cell office:value-type="boolean" office:boolean-value="true">
            <text:p>TRUE</text:p>
          </table:table-cell>
          <table:table-cell office:value-type="string">
            <text:p>Calf Raises</text:p>
          </table:table-cell>
          <table:table-cell office:value-type="string">
            <text:p>calves</text:p>
          </table:table-cell>
          <table:table-cell table:number-columns-repeated="6"/>
        </table:table-row>
        <table:table-row table:style-name="ro1">
          <table:table-cell office:value-type="float" office:value="45">
            <text:p>45</text:p>
          </table:table-cell>
          <table:table-cell table:formula="of:=LOOKUP([.E86];[.K$2:.K$31];[.J$2:.J$31])" office:value-type="float" office:value="17">
            <text:p>17</text:p>
          </table:table-cell>
          <table:table-cell office:value-type="boolean" office:boolean-value="true">
            <text:p>TRUE</text:p>
          </table:table-cell>
          <table:table-cell office:value-type="string">
            <text:p>Hip Abductor/Adductor</text:p>
          </table:table-cell>
          <table:table-cell office:value-type="string">
            <text:p>hips</text:p>
          </table:table-cell>
          <table:table-cell table:number-columns-repeated="6"/>
        </table:table-row>
        <table:table-row table:style-name="ro1">
          <table:table-cell office:value-type="float" office:value="45">
            <text:p>45</text:p>
          </table:table-cell>
          <table:table-cell table:formula="of:=LOOKUP([.E87];[.K$2:.K$31];[.J$2:.J$31])" office:value-type="float" office:value="28">
            <text:p>28</text:p>
          </table:table-cell>
          <table:table-cell office:value-type="boolean" office:boolean-value="false">
            <text:p>FALSE</text:p>
          </table:table-cell>
          <table:table-cell office:value-type="string">
            <text:p>Hip Abductor/Adductor</text:p>
          </table:table-cell>
          <table:table-cell office:value-type="string">
            <text:p>thighs</text:p>
          </table:table-cell>
          <table:table-cell table:number-columns-repeated="6"/>
        </table:table-row>
        <table:table-row table:style-name="ro1">
          <table:table-cell office:value-type="float" office:value="46">
            <text:p>46</text:p>
          </table:table-cell>
          <table:table-cell table:formula="of:=LOOKUP([.E88];[.K$2:.K$31];[.J$2:.J$31])" office:value-type="float" office:value="27">
            <text:p>27</text:p>
          </table:table-cell>
          <table:table-cell office:value-type="boolean" office:boolean-value="true">
            <text:p>TRUE</text:p>
          </table:table-cell>
          <table:table-cell office:value-type="string">
            <text:p>Lunges</text:p>
          </table:table-cell>
          <table:table-cell office:value-type="string">
            <text:p>quads</text:p>
          </table:table-cell>
          <table:table-cell table:number-columns-repeated="6"/>
        </table:table-row>
        <table:table-row table:style-name="ro1">
          <table:table-cell office:value-type="float" office:value="46">
            <text:p>46</text:p>
          </table:table-cell>
          <table:table-cell table:formula="of:=LOOKUP([.E89];[.K$2:.K$31];[.J$2:.J$31])" office:value-type="float" office:value="14">
            <text:p>14</text:p>
          </table:table-cell>
          <table:table-cell office:value-type="boolean" office:boolean-value="false">
            <text:p>FALSE</text:p>
          </table:table-cell>
          <table:table-cell office:value-type="string">
            <text:p>Lunges</text:p>
          </table:table-cell>
          <table:table-cell office:value-type="string">
            <text:p>glutes</text:p>
          </table:table-cell>
          <table:table-cell table:number-columns-repeated="6"/>
        </table:table-row>
        <table:table-row table:style-name="ro1">
          <table:table-cell office:value-type="float" office:value="46">
            <text:p>46</text:p>
          </table:table-cell>
          <table:table-cell table:formula="of:=LOOKUP([.E90];[.K$2:.K$31];[.J$2:.J$31])" office:value-type="float" office:value="16">
            <text:p>16</text:p>
          </table:table-cell>
          <table:table-cell office:value-type="boolean" office:boolean-value="false">
            <text:p>FALSE</text:p>
          </table:table-cell>
          <table:table-cell office:value-type="string">
            <text:p>Lunges</text:p>
          </table:table-cell>
          <table:table-cell office:value-type="string">
            <text:p>hamstring</text:p>
          </table:table-cell>
          <table:table-cell table:number-columns-repeated="6"/>
        </table:table-row>
        <table:table-row table:style-name="ro1">
          <table:table-cell office:value-type="float" office:value="47">
            <text:p>47</text:p>
          </table:table-cell>
          <table:table-cell table:formula="of:=LOOKUP([.E91];[.K$2:.K$31];[.J$2:.J$31])" office:value-type="float" office:value="6">
            <text:p>6</text:p>
          </table:table-cell>
          <table:table-cell office:value-type="boolean" office:boolean-value="true">
            <text:p>TRUE</text:p>
          </table:table-cell>
          <table:table-cell office:value-type="string">
            <text:p>Hammer Curls</text:p>
          </table:table-cell>
          <table:table-cell office:value-type="string">
            <text:p>biceps</text:p>
          </table:table-cell>
          <table:table-cell table:number-columns-repeated="6"/>
        </table:table-row>
        <table:table-row table:style-name="ro1">
          <table:table-cell office:value-type="float" office:value="48">
            <text:p>48</text:p>
          </table:table-cell>
          <table:table-cell table:formula="of:=LOOKUP([.E92];[.K$2:.K$31];[.J$2:.J$31])" office:value-type="float" office:value="6">
            <text:p>6</text:p>
          </table:table-cell>
          <table:table-cell office:value-type="boolean" office:boolean-value="2">
            <text:p>TRUE</text:p>
          </table:table-cell>
          <table:table-cell office:value-type="string">
            <text:p>Alternate Bandbell Curls</text:p>
          </table:table-cell>
          <table:table-cell office:value-type="string">
            <text:p>biceps</text:p>
          </table:table-cell>
          <table:table-cell table:number-columns-repeated="6"/>
        </table:table-row>
        <table:table-row table:style-name="ro1">
          <table:table-cell office:value-type="float" office:value="49">
            <text:p>49</text:p>
          </table:table-cell>
          <table:table-cell table:formula="of:=LOOKUP([.E93];[.K$2:.K$31];[.J$2:.J$31])" office:value-type="float" office:value="6">
            <text:p>6</text:p>
          </table:table-cell>
          <table:table-cell office:value-type="boolean" office:boolean-value="3">
            <text:p>TRUE</text:p>
          </table:table-cell>
          <table:table-cell office:value-type="string">
            <text:p>Concentration Curls</text:p>
          </table:table-cell>
          <table:table-cell office:value-type="string">
            <text:p>biceps</text:p>
          </table:table-cell>
          <table:table-cell table:number-columns-repeated="6"/>
        </table:table-row>
        <table:table-row table:style-name="ro1">
          <table:table-cell office:value-type="float" office:value="50">
            <text:p>50</text:p>
          </table:table-cell>
          <table:table-cell table:formula="of:=LOOKUP([.E94];[.K$2:.K$31];[.J$2:.J$31])" office:value-type="float" office:value="26">
            <text:p>26</text:p>
          </table:table-cell>
          <table:table-cell office:value-type="boolean" office:boolean-value="4">
            <text:p>TRUE</text:p>
          </table:table-cell>
          <table:table-cell office:value-type="string">
            <text:p>Incline Bench Press</text:p>
          </table:table-cell>
          <table:table-cell office:value-type="string">
            <text:p>pecs (upper)</text:p>
          </table:table-cell>
          <table:table-cell table:number-columns-repeated="6"/>
        </table:table-row>
        <table:table-row table:style-name="ro1">
          <table:table-cell office:value-type="float" office:value="51">
            <text:p>51</text:p>
          </table:table-cell>
          <table:table-cell table:formula="of:=LOOKUP([.E95];[.K$2:.K$31];[.J$2:.J$31])" office:value-type="float" office:value="25">
            <text:p>25</text:p>
          </table:table-cell>
          <table:table-cell office:value-type="boolean" office:boolean-value="5">
            <text:p>TRUE</text:p>
          </table:table-cell>
          <table:table-cell office:value-type="string">
            <text:p>Decline Bench Press</text:p>
          </table:table-cell>
          <table:table-cell office:value-type="string">
            <text:p>pecs (lower)</text:p>
          </table:table-cell>
          <table:table-cell table:number-columns-repeated="6"/>
        </table:table-row>
        <table:table-row table:style-name="ro1">
          <table:table-cell office:value-type="float" office:value="52">
            <text:p>52</text:p>
          </table:table-cell>
          <table:table-cell table:formula="of:=LOOKUP([.E96];[.K$2:.K$31];[.J$2:.J$31])" office:value-type="float" office:value="24">
            <text:p>24</text:p>
          </table:table-cell>
          <table:table-cell office:value-type="boolean" office:boolean-value="6">
            <text:p>TRUE</text:p>
          </table:table-cell>
          <table:table-cell office:value-type="string">
            <text:p>Push Up Press</text:p>
          </table:table-cell>
          <table:table-cell office:value-type="string">
            <text:p>pecs</text:p>
          </table:table-cell>
          <table:table-cell table:number-columns-repeated="6"/>
        </table:table-row>
        <table:table-row table:style-name="ro1">
          <table:table-cell office:value-type="float" office:value="53">
            <text:p>53</text:p>
          </table:table-cell>
          <table:table-cell table:formula="of:=LOOKUP([.E97];[.K$2:.K$31];[.J$2:.J$31])" office:value-type="float" office:value="24">
            <text:p>24</text:p>
          </table:table-cell>
          <table:table-cell office:value-type="boolean" office:boolean-value="7">
            <text:p>TRUE</text:p>
          </table:table-cell>
          <table:table-cell office:value-type="string">
            <text:p>Flyes</text:p>
          </table:table-cell>
          <table:table-cell office:value-type="string">
            <text:p>pecs</text:p>
          </table:table-cell>
          <table:table-cell table:number-columns-repeated="6"/>
        </table:table-row>
        <table:table-row table:style-name="ro1">
          <table:table-cell office:value-type="float" office:value="54">
            <text:p>54</text:p>
          </table:table-cell>
          <table:table-cell table:formula="of:=LOOKUP([.E98];[.K$2:.K$31];[.J$2:.J$31])" office:value-type="float" office:value="24">
            <text:p>24</text:p>
          </table:table-cell>
          <table:table-cell office:value-type="boolean" office:boolean-value="8">
            <text:p>TRUE</text:p>
          </table:table-cell>
          <table:table-cell office:value-type="string">
            <text:p>Pull Over</text:p>
          </table:table-cell>
          <table:table-cell office:value-type="string">
            <text:p>pecs</text:p>
          </table:table-cell>
          <table:table-cell table:number-columns-repeated="6"/>
        </table:table-row>
        <table:table-row table:style-name="ro1">
          <table:table-cell office:value-type="float" office:value="55">
            <text:p>55</text:p>
          </table:table-cell>
          <table:table-cell table:formula="of:=LOOKUP([.E99];[.K$2:.K$31];[.J$2:.J$31])" office:value-type="float" office:value="24">
            <text:p>24</text:p>
          </table:table-cell>
          <table:table-cell office:value-type="boolean" office:boolean-value="9">
            <text:p>TRUE</text:p>
          </table:table-cell>
          <table:table-cell office:value-type="string">
            <text:p>Flat Bench Press</text:p>
          </table:table-cell>
          <table:table-cell office:value-type="string">
            <text:p>pecs</text:p>
          </table:table-cell>
          <table:table-cell table:number-columns-repeated="6"/>
        </table:table-row>
        <table:table-row table:style-name="ro1">
          <table:table-cell office:value-type="float" office:value="56">
            <text:p>56</text:p>
          </table:table-cell>
          <table:table-cell table:formula="of:=LOOKUP([.E100];[.K$2:.K$31];[.J$2:.J$31])" office:value-type="float" office:value="3">
            <text:p>3</text:p>
          </table:table-cell>
          <table:table-cell office:value-type="boolean" office:boolean-value="false">
            <text:p>FALSE</text:p>
          </table:table-cell>
          <table:table-cell office:value-type="string">
            <text:p>Superman</text:p>
          </table:table-cell>
          <table:table-cell office:value-type="string">
            <text:p>back (lower)</text:p>
          </table:table-cell>
          <table:table-cell table:number-columns-repeated="6"/>
        </table:table-row>
        <table:table-row table:style-name="ro1">
          <table:table-cell office:value-type="float" office:value="56">
            <text:p>56</text:p>
          </table:table-cell>
          <table:table-cell table:formula="of:=LOOKUP([.E101];[.K$2:.K$31];[.J$2:.J$31])" office:value-type="float" office:value="1">
            <text:p>1</text:p>
          </table:table-cell>
          <table:table-cell office:value-type="boolean" office:boolean-value="true">
            <text:p>TRUE</text:p>
          </table:table-cell>
          <table:table-cell office:value-type="string">
            <text:p>Superman</text:p>
          </table:table-cell>
          <table:table-cell office:value-type="string">
            <text:p>abs</text:p>
          </table:table-cell>
          <table:table-cell table:number-columns-repeated="6"/>
        </table:table-row>
        <table:table-row table:style-name="ro1">
          <table:table-cell office:value-type="float" office:value="57">
            <text:p>57</text:p>
          </table:table-cell>
          <table:table-cell table:formula="of:=LOOKUP([.E102];[.K$2:.K$31];[.J$2:.J$31])" office:value-type="float" office:value="23">
            <text:p>23</text:p>
          </table:table-cell>
          <table:table-cell office:value-type="boolean" office:boolean-value="false">
            <text:p>FALSE</text:p>
          </table:table-cell>
          <table:table-cell office:value-type="string">
            <text:p>Twist</text:p>
          </table:table-cell>
          <table:table-cell office:value-type="string">
            <text:p>obliques</text:p>
          </table:table-cell>
          <table:table-cell table:number-columns-repeated="6"/>
        </table:table-row>
        <table:table-row table:style-name="ro1">
          <table:table-cell office:value-type="float" office:value="57">
            <text:p>57</text:p>
          </table:table-cell>
          <table:table-cell table:formula="of:=LOOKUP([.E103];[.K$2:.K$31];[.J$2:.J$31])" office:value-type="float" office:value="1">
            <text:p>1</text:p>
          </table:table-cell>
          <table:table-cell office:value-type="boolean" office:boolean-value="true">
            <text:p>TRUE</text:p>
          </table:table-cell>
          <table:table-cell office:value-type="string">
            <text:p>Twist</text:p>
          </table:table-cell>
          <table:table-cell office:value-type="string">
            <text:p>abs</text:p>
          </table:table-cell>
          <table:table-cell table:number-columns-repeated="6"/>
        </table:table-row>
        <table:table-row table:style-name="ro1">
          <table:table-cell office:value-type="float" office:value="58">
            <text:p>58</text:p>
          </table:table-cell>
          <table:table-cell table:formula="of:=LOOKUP([.E104];[.K$2:.K$31];[.J$2:.J$31])" office:value-type="float" office:value="8">
            <text:p>8</text:p>
          </table:table-cell>
          <table:table-cell office:value-type="boolean" office:boolean-value="true">
            <text:p>TRUE</text:p>
          </table:table-cell>
          <table:table-cell office:value-type="string">
            <text:p>Woodchopper</text:p>
          </table:table-cell>
          <table:table-cell office:value-type="string">
            <text:p>core</text:p>
          </table:table-cell>
          <table:table-cell table:number-columns-repeated="6"/>
        </table:table-row>
        <table:table-row table:style-name="ro1">
          <table:table-cell office:value-type="float" office:value="59">
            <text:p>59</text:p>
          </table:table-cell>
          <table:table-cell table:formula="of:=LOOKUP([.E105];[.K$2:.K$31];[.J$2:.J$31])" office:value-type="float" office:value="3">
            <text:p>3</text:p>
          </table:table-cell>
          <table:table-cell office:value-type="boolean" office:boolean-value="false">
            <text:p>FALSE</text:p>
          </table:table-cell>
          <table:table-cell office:value-type="string">
            <text:p>Side Bend</text:p>
          </table:table-cell>
          <table:table-cell office:value-type="string">
            <text:p>back (lower)</text:p>
          </table:table-cell>
          <table:table-cell table:number-columns-repeated="6"/>
        </table:table-row>
        <table:table-row table:style-name="ro1">
          <table:table-cell office:value-type="float" office:value="59">
            <text:p>59</text:p>
          </table:table-cell>
          <table:table-cell table:formula="of:=LOOKUP([.E106];[.K$2:.K$31];[.J$2:.J$31])" office:value-type="float" office:value="23">
            <text:p>23</text:p>
          </table:table-cell>
          <table:table-cell office:value-type="boolean" office:boolean-value="true">
            <text:p>TRUE</text:p>
          </table:table-cell>
          <table:table-cell office:value-type="string">
            <text:p>Side Bend</text:p>
          </table:table-cell>
          <table:table-cell office:value-type="string">
            <text:p>obliques</text:p>
          </table:table-cell>
          <table:table-cell table:number-columns-repeated="6"/>
        </table:table-row>
        <table:table-row table:style-name="ro1">
          <table:table-cell office:value-type="float" office:value="60">
            <text:p>60</text:p>
          </table:table-cell>
          <table:table-cell table:formula="of:=LOOKUP([.E107];[.K$2:.K$31];[.J$2:.J$31])" office:value-type="float" office:value="8">
            <text:p>8</text:p>
          </table:table-cell>
          <table:table-cell office:value-type="boolean" office:boolean-value="true">
            <text:p>TRUE</text:p>
          </table:table-cell>
          <table:table-cell office:value-type="string">
            <text:p>Side Bridge</text:p>
          </table:table-cell>
          <table:table-cell office:value-type="string">
            <text:p>core</text:p>
          </table:table-cell>
          <table:table-cell table:number-columns-repeated="6"/>
        </table:table-row>
        <table:table-row table:style-name="ro1">
          <table:table-cell office:value-type="float" office:value="61">
            <text:p>61</text:p>
          </table:table-cell>
          <table:table-cell table:formula="of:=LOOKUP([.E108];[.K$2:.K$31];[.J$2:.J$31])" office:value-type="float" office:value="1">
            <text:p>1</text:p>
          </table:table-cell>
          <table:table-cell office:value-type="boolean" office:boolean-value="false">
            <text:p>FALSE</text:p>
          </table:table-cell>
          <table:table-cell office:value-type="string">
            <text:p>Obliquatory</text:p>
          </table:table-cell>
          <table:table-cell office:value-type="string">
            <text:p>abs</text:p>
          </table:table-cell>
          <table:table-cell table:number-columns-repeated="6"/>
        </table:table-row>
        <table:table-row table:style-name="ro1">
          <table:table-cell office:value-type="float" office:value="61">
            <text:p>61</text:p>
          </table:table-cell>
          <table:table-cell table:formula="of:=LOOKUP([.E109];[.K$2:.K$31];[.J$2:.J$31])" office:value-type="float" office:value="23">
            <text:p>23</text:p>
          </table:table-cell>
          <table:table-cell office:value-type="boolean" office:boolean-value="true">
            <text:p>TRUE</text:p>
          </table:table-cell>
          <table:table-cell office:value-type="string">
            <text:p>Obliquatory</text:p>
          </table:table-cell>
          <table:table-cell office:value-type="string">
            <text:p>obliques</text:p>
          </table:table-cell>
          <table:table-cell table:number-columns-repeated="6"/>
        </table:table-row>
        <table:table-row table:style-name="ro1">
          <table:table-cell office:value-type="float" office:value="62">
            <text:p>62</text:p>
          </table:table-cell>
          <table:table-cell table:formula="of:=LOOKUP([.E110];[.K$2:.K$31];[.J$2:.J$31])" office:value-type="float" office:value="8">
            <text:p>8</text:p>
          </table:table-cell>
          <table:table-cell office:value-type="boolean" office:boolean-value="true">
            <text:p>TRUE</text:p>
          </table:table-cell>
          <table:table-cell office:value-type="string">
            <text:p>Plank</text:p>
          </table:table-cell>
          <table:table-cell office:value-type="string">
            <text:p>core</text:p>
          </table:table-cell>
          <table:table-cell table:number-columns-repeated="6"/>
        </table:table-row>
        <table:table-row table:style-name="ro1">
          <table:table-cell office:value-type="float" office:value="63">
            <text:p>63</text:p>
          </table:table-cell>
          <table:table-cell table:formula="of:=LOOKUP([.E111];[.K$2:.K$31];[.J$2:.J$31])" office:value-type="float" office:value="1">
            <text:p>1</text:p>
          </table:table-cell>
          <table:table-cell office:value-type="boolean" office:boolean-value="true">
            <text:p>TRUE</text:p>
          </table:table-cell>
          <table:table-cell office:value-type="string">
            <text:p>Raise</text:p>
          </table:table-cell>
          <table:table-cell office:value-type="string">
            <text:p>abs</text:p>
          </table:table-cell>
          <table:table-cell table:number-columns-repeated="6"/>
        </table:table-row>
        <table:table-row table:style-name="ro1">
          <table:table-cell office:value-type="float" office:value="63">
            <text:p>63</text:p>
          </table:table-cell>
          <table:table-cell table:formula="of:=LOOKUP([.E112];[.K$2:.K$31];[.J$2:.J$31])" office:value-type="float" office:value="3">
            <text:p>3</text:p>
          </table:table-cell>
          <table:table-cell office:value-type="boolean" office:boolean-value="false">
            <text:p>FALSE</text:p>
          </table:table-cell>
          <table:table-cell office:value-type="string">
            <text:p>Raise</text:p>
          </table:table-cell>
          <table:table-cell office:value-type="string">
            <text:p>back (lower)</text:p>
          </table:table-cell>
          <table:table-cell table:number-columns-repeated="6"/>
        </table:table-row>
        <table:table-row table:style-name="ro1">
          <table:table-cell office:value-type="float" office:value="64">
            <text:p>64</text:p>
          </table:table-cell>
          <table:table-cell table:formula="of:=LOOKUP([.E113];[.K$2:.K$31];[.J$2:.J$31])" office:value-type="float" office:value="1">
            <text:p>1</text:p>
          </table:table-cell>
          <table:table-cell office:value-type="boolean" office:boolean-value="true">
            <text:p>TRUE</text:p>
          </table:table-cell>
          <table:table-cell office:value-type="string">
            <text:p>Roll</text:p>
          </table:table-cell>
          <table:table-cell office:value-type="string">
            <text:p>abs</text:p>
          </table:table-cell>
          <table:table-cell table:number-columns-repeated="6"/>
        </table:table-row>
        <table:table-row table:style-name="ro1">
          <table:table-cell office:value-type="float" office:value="64">
            <text:p>64</text:p>
          </table:table-cell>
          <table:table-cell table:formula="of:=LOOKUP([.E114];[.K$2:.K$31];[.J$2:.J$31])" office:value-type="float" office:value="3">
            <text:p>3</text:p>
          </table:table-cell>
          <table:table-cell office:value-type="boolean" office:boolean-value="false">
            <text:p>FALSE</text:p>
          </table:table-cell>
          <table:table-cell office:value-type="string">
            <text:p>Roll</text:p>
          </table:table-cell>
          <table:table-cell office:value-type="string">
            <text:p>back (lower)</text:p>
          </table:table-cell>
          <table:table-cell table:number-columns-repeated="6"/>
        </table:table-row>
        <table:table-row table:style-name="ro1">
          <table:table-cell office:value-type="float" office:value="65">
            <text:p>65</text:p>
          </table:table-cell>
          <table:table-cell table:formula="of:=LOOKUP([.E115];[.K$2:.K$31];[.J$2:.J$31])" office:value-type="float" office:value="19">
            <text:p>19</text:p>
          </table:table-cell>
          <table:table-cell office:value-type="boolean" office:boolean-value="true">
            <text:p>TRUE</text:p>
          </table:table-cell>
          <table:table-cell office:value-type="string">
            <text:p>Hyperextension</text:p>
          </table:table-cell>
          <table:table-cell office:value-type="string">
            <text:p>lats (lower)</text:p>
          </table:table-cell>
          <table:table-cell table:number-columns-repeated="6"/>
        </table:table-row>
        <table:table-row table:style-name="ro1">
          <table:table-cell office:value-type="float" office:value="66">
            <text:p>66</text:p>
          </table:table-cell>
          <table:table-cell table:formula="of:=LOOKUP([.E116];[.K$2:.K$31];[.J$2:.J$31])" office:value-type="float" office:value="24">
            <text:p>24</text:p>
          </table:table-cell>
          <table:table-cell office:value-type="boolean" office:boolean-value="false">
            <text:p>FALSE</text:p>
          </table:table-cell>
          <table:table-cell office:value-type="string">
            <text:p>Aligner</text:p>
          </table:table-cell>
          <table:table-cell office:value-type="string">
            <text:p>pecs</text:p>
          </table:table-cell>
          <table:table-cell table:number-columns-repeated="6"/>
        </table:table-row>
        <table:table-row table:style-name="ro1">
          <table:table-cell office:value-type="float" office:value="66">
            <text:p>66</text:p>
          </table:table-cell>
          <table:table-cell table:formula="of:=LOOKUP([.E117];[.K$2:.K$31];[.J$2:.J$31])" office:value-type="float" office:value="8">
            <text:p>8</text:p>
          </table:table-cell>
          <table:table-cell office:value-type="boolean" office:boolean-value="false">
            <text:p>FALSE</text:p>
          </table:table-cell>
          <table:table-cell office:value-type="string">
            <text:p>Aligner</text:p>
          </table:table-cell>
          <table:table-cell office:value-type="string">
            <text:p>core</text:p>
          </table:table-cell>
          <table:table-cell table:number-columns-repeated="6"/>
        </table:table-row>
        <table:table-row table:style-name="ro1">
          <table:table-cell office:value-type="float" office:value="66">
            <text:p>66</text:p>
          </table:table-cell>
          <table:table-cell table:formula="of:=LOOKUP([.E118];[.K$2:.K$31];[.J$2:.J$31])" office:value-type="float" office:value="18">
            <text:p>18</text:p>
          </table:table-cell>
          <table:table-cell office:value-type="boolean" office:boolean-value="false">
            <text:p>FALSE</text:p>
          </table:table-cell>
          <table:table-cell office:value-type="string">
            <text:p>Aligner</text:p>
          </table:table-cell>
          <table:table-cell office:value-type="string">
            <text:p>lats</text:p>
          </table:table-cell>
          <table:table-cell table:number-columns-repeated="6"/>
        </table:table-row>
        <table:table-row table:style-name="ro1">
          <table:table-cell office:value-type="float" office:value="67">
            <text:p>67</text:p>
          </table:table-cell>
          <table:table-cell table:formula="of:=LOOKUP([.E119];[.K$2:.K$31];[.J$2:.J$31])" office:value-type="float" office:value="1">
            <text:p>1</text:p>
          </table:table-cell>
          <table:table-cell office:value-type="boolean" office:boolean-value="false">
            <text:p>FALSE</text:p>
          </table:table-cell>
          <table:table-cell office:value-type="string">
            <text:p>Bicycle</text:p>
          </table:table-cell>
          <table:table-cell office:value-type="string">
            <text:p>abs</text:p>
          </table:table-cell>
          <table:table-cell table:number-columns-repeated="6"/>
        </table:table-row>
        <table:table-row table:style-name="ro1">
          <table:table-cell office:value-type="float" office:value="67">
            <text:p>67</text:p>
          </table:table-cell>
          <table:table-cell table:formula="of:=LOOKUP([.E120];[.K$2:.K$31];[.J$2:.J$31])" office:value-type="float" office:value="23">
            <text:p>23</text:p>
          </table:table-cell>
          <table:table-cell office:value-type="boolean" office:boolean-value="true">
            <text:p>TRUE</text:p>
          </table:table-cell>
          <table:table-cell office:value-type="string">
            <text:p>Bicycle</text:p>
          </table:table-cell>
          <table:table-cell office:value-type="string">
            <text:p>obliques</text:p>
          </table:table-cell>
          <table:table-cell table:number-columns-repeated="6"/>
        </table:table-row>
        <table:table-row table:style-name="ro1">
          <table:table-cell office:value-type="float" office:value="68">
            <text:p>68</text:p>
          </table:table-cell>
          <table:table-cell table:formula="of:=LOOKUP([.E121];[.K$2:.K$31];[.J$2:.J$31])" office:value-type="float" office:value="1">
            <text:p>1</text:p>
          </table:table-cell>
          <table:table-cell office:value-type="boolean" office:boolean-value="true">
            <text:p>TRUE</text:p>
          </table:table-cell>
          <table:table-cell office:value-type="string">
            <text:p>Crunch</text:p>
          </table:table-cell>
          <table:table-cell office:value-type="string">
            <text:p>abs</text:p>
          </table:table-cell>
          <table:table-cell table:number-columns-repeated="6"/>
        </table:table-row>
        <table:table-row table:style-name="ro1">
          <table:table-cell office:value-type="float" office:value="69">
            <text:p>69</text:p>
          </table:table-cell>
          <table:table-cell table:formula="of:=LOOKUP([.E122];[.K$2:.K$31];[.J$2:.J$31])" office:value-type="float" office:value="8">
            <text:p>8</text:p>
          </table:table-cell>
          <table:table-cell office:value-type="boolean" office:boolean-value="true">
            <text:p>TRUE</text:p>
          </table:table-cell>
          <table:table-cell office:value-type="string">
            <text:p>Squeeze</text:p>
          </table:table-cell>
          <table:table-cell office:value-type="string">
            <text:p>core</text:p>
          </table:table-cell>
          <table:table-cell table:number-columns-repeated="6"/>
        </table:table-row>
      </table:table>
      <table:table table:name="ExerciseForce" table:style-name="ta3">
        <table:table-column table:style-name="co1" table:default-cell-style-name="Default"/>
        <table:table-column table:style-name="co11" table:default-cell-style-name="ce1"/>
        <table:table-column table:style-name="co1" table:default-cell-style-name="Default"/>
        <table:table-column table:style-name="co11" table:default-cell-style-name="Default"/>
        <table:table-column table:style-name="co6" table:number-columns-repeated="3" table:default-cell-style-name="Default"/>
        <table:table-row table:style-name="ro1">
          <table:table-cell office:value-type="string">
            <text:p>exercise_id</text:p>
          </table:table-cell>
          <table:table-cell table:style-name="Default" office:value-type="string">
            <text:p>force_id</text:p>
          </table:table-cell>
          <table:table-cell office:value-type="string">
            <text:p>name</text:p>
          </table:table-cell>
          <table:table-cell office:value-type="string">
            <text:p>force</text:p>
          </table:table-cell>
          <table:table-cell table:number-columns-repeated="2"/>
          <table:table-cell office:value-type="string">
            <text:p>Force</text:p>
          </table:table-cell>
        </table:table-row>
        <table:table-row table:style-name="ro1">
          <table:table-cell office:value-type="float" office:value="1">
            <text:p>1</text:p>
          </table:table-cell>
          <table:table-cell table:formula="of:=LOOKUP([.D2];[.G$2:.G$6];[.F$2:.F$6])" office:value-type="float" office:value="3">
            <text:p>3</text:p>
          </table:table-cell>
          <table:table-cell office:value-type="string">
            <text:p>Horizontal Extensions</text:p>
          </table:table-cell>
          <table:table-cell office:value-type="string">
            <text:p>push</text:p>
          </table:table-cell>
          <table:table-cell/>
          <table:table-cell office:value-type="float" office:value="1">
            <text:p>1</text:p>
          </table:table-cell>
          <table:table-cell office:value-type="string">
            <text:p>contraction</text:p>
          </table:table-cell>
        </table:table-row>
        <table:table-row table:style-name="ro1">
          <table:table-cell office:value-type="float" office:value="2">
            <text:p>2</text:p>
          </table:table-cell>
          <table:table-cell table:formula="of:=LOOKUP([.D3];[.G$2:.G$6];[.F$2:.F$6])" office:value-type="float" office:value="2">
            <text:p>2</text:p>
          </table:table-cell>
          <table:table-cell office:value-type="string">
            <text:p>Lat-Band Pullown</text:p>
          </table:table-cell>
          <table:table-cell office:value-type="string">
            <text:p>pull</text:p>
          </table:table-cell>
          <table:table-cell/>
          <table:table-cell office:value-type="float" office:value="2">
            <text:p>2</text:p>
          </table:table-cell>
          <table:table-cell office:value-type="string">
            <text:p>pull</text:p>
          </table:table-cell>
        </table:table-row>
        <table:table-row table:style-name="ro1">
          <table:table-cell office:value-type="float" office:value="3">
            <text:p>3</text:p>
          </table:table-cell>
          <table:table-cell table:formula="of:=LOOKUP([.D4];[.G$2:.G$6];[.F$2:.F$6])" office:value-type="float" office:value="2">
            <text:p>2</text:p>
          </table:table-cell>
          <table:table-cell office:value-type="string">
            <text:p>Seated Band Rows</text:p>
          </table:table-cell>
          <table:table-cell office:value-type="string">
            <text:p>pull</text:p>
          </table:table-cell>
          <table:table-cell/>
          <table:table-cell office:value-type="float" office:value="3">
            <text:p>3</text:p>
          </table:table-cell>
          <table:table-cell office:value-type="string">
            <text:p>push</text:p>
          </table:table-cell>
        </table:table-row>
        <table:table-row table:style-name="ro1">
          <table:table-cell office:value-type="float" office:value="4">
            <text:p>4</text:p>
          </table:table-cell>
          <table:table-cell table:formula="of:=LOOKUP([.D5];[.G$2:.G$6];[.F$2:.F$6])" office:value-type="float" office:value="2">
            <text:p>2</text:p>
          </table:table-cell>
          <table:table-cell office:value-type="string">
            <text:p>Bent Over Band-Rows</text:p>
          </table:table-cell>
          <table:table-cell office:value-type="string">
            <text:p>pull</text:p>
          </table:table-cell>
          <table:table-cell/>
          <table:table-cell office:value-type="float" office:value="4">
            <text:p>4</text:p>
          </table:table-cell>
          <table:table-cell office:value-type="string">
            <text:p>static contraction</text:p>
          </table:table-cell>
        </table:table-row>
        <table:table-row table:style-name="ro1">
          <table:table-cell office:value-type="float" office:value="5">
            <text:p>5</text:p>
          </table:table-cell>
          <table:table-cell table:formula="of:=LOOKUP([.D6];[.G$2:.G$6];[.F$2:.F$6])" office:value-type="float" office:value="2">
            <text:p>2</text:p>
          </table:table-cell>
          <table:table-cell office:value-type="string">
            <text:p>Straight Arm Pulldowns</text:p>
          </table:table-cell>
          <table:table-cell office:value-type="string">
            <text:p>pull</text:p>
          </table:table-cell>
          <table:table-cell/>
          <table:table-cell office:value-type="float" office:value="5">
            <text:p>5</text:p>
          </table:table-cell>
          <table:table-cell office:value-type="string">
            <text:p>static resistance</text:p>
          </table:table-cell>
        </table:table-row>
        <table:table-row table:style-name="ro1">
          <table:table-cell office:value-type="float" office:value="6">
            <text:p>6</text:p>
          </table:table-cell>
          <table:table-cell table:formula="of:=LOOKUP([.D7];[.G$2:.G$6];[.F$2:.F$6])" office:value-type="float" office:value="2">
            <text:p>2</text:p>
          </table:table-cell>
          <table:table-cell office:value-type="string">
            <text:p>Reverse Flyes</text:p>
          </table:table-cell>
          <table:table-cell office:value-type="string">
            <text:p>pull</text:p>
          </table:table-cell>
          <table:table-cell table:number-columns-repeated="3"/>
        </table:table-row>
        <table:table-row table:style-name="ro1">
          <table:table-cell office:value-type="float" office:value="7">
            <text:p>7</text:p>
          </table:table-cell>
          <table:table-cell table:formula="of:=LOOKUP([.D8];[.G$2:.G$6];[.F$2:.F$6])" office:value-type="float" office:value="2">
            <text:p>2</text:p>
          </table:table-cell>
          <table:table-cell office:value-type="string">
            <text:p>Deadlift</text:p>
          </table:table-cell>
          <table:table-cell office:value-type="string">
            <text:p>pull</text:p>
          </table:table-cell>
          <table:table-cell table:number-columns-repeated="3"/>
        </table:table-row>
        <table:table-row table:style-name="ro1">
          <table:table-cell office:value-type="float" office:value="8">
            <text:p>8</text:p>
          </table:table-cell>
          <table:table-cell table:formula="of:=LOOKUP([.D9];[.G$2:.G$6];[.F$2:.F$6])" office:value-type="float" office:value="3">
            <text:p>3</text:p>
          </table:table-cell>
          <table:table-cell office:value-type="string">
            <text:p>Kickbacks</text:p>
          </table:table-cell>
          <table:table-cell office:value-type="string">
            <text:p>push</text:p>
          </table:table-cell>
          <table:table-cell table:number-columns-repeated="3"/>
        </table:table-row>
        <table:table-row table:style-name="ro1">
          <table:table-cell office:value-type="float" office:value="9">
            <text:p>9</text:p>
          </table:table-cell>
          <table:table-cell table:formula="of:=LOOKUP([.D10];[.G$2:.G$6];[.F$2:.F$6])" office:value-type="float" office:value="3">
            <text:p>3</text:p>
          </table:table-cell>
          <table:table-cell office:value-type="string">
            <text:p>Tricep Pushdown</text:p>
          </table:table-cell>
          <table:table-cell office:value-type="string">
            <text:p>push</text:p>
          </table:table-cell>
          <table:table-cell table:number-columns-repeated="3"/>
        </table:table-row>
        <table:table-row table:style-name="ro1">
          <table:table-cell office:value-type="float" office:value="10">
            <text:p>10</text:p>
          </table:table-cell>
          <table:table-cell table:formula="of:=LOOKUP([.D11];[.G$2:.G$6];[.F$2:.F$6])" office:value-type="float" office:value="3">
            <text:p>3</text:p>
          </table:table-cell>
          <table:table-cell office:value-type="string">
            <text:p>Dips</text:p>
          </table:table-cell>
          <table:table-cell office:value-type="string">
            <text:p>push</text:p>
          </table:table-cell>
          <table:table-cell table:number-columns-repeated="3"/>
        </table:table-row>
        <table:table-row table:style-name="ro1">
          <table:table-cell office:value-type="float" office:value="11">
            <text:p>11</text:p>
          </table:table-cell>
          <table:table-cell table:formula="of:=LOOKUP([.D12];[.G$2:.G$6];[.F$2:.F$6])" office:value-type="float" office:value="3">
            <text:p>3</text:p>
          </table:table-cell>
          <table:table-cell office:value-type="string">
            <text:p>Animals</text:p>
          </table:table-cell>
          <table:table-cell office:value-type="string">
            <text:p>push</text:p>
          </table:table-cell>
          <table:table-cell table:number-columns-repeated="3"/>
        </table:table-row>
        <table:table-row table:style-name="ro1">
          <table:table-cell office:value-type="float" office:value="12">
            <text:p>12</text:p>
          </table:table-cell>
          <table:table-cell table:formula="of:=LOOKUP([.D13];[.G$2:.G$6];[.F$2:.F$6])" office:value-type="float" office:value="3">
            <text:p>3</text:p>
          </table:table-cell>
          <table:table-cell office:value-type="string">
            <text:p>Close Grip Push-Up Press</text:p>
          </table:table-cell>
          <table:table-cell office:value-type="string">
            <text:p>push</text:p>
          </table:table-cell>
          <table:table-cell table:number-columns-repeated="3"/>
        </table:table-row>
        <table:table-row table:style-name="ro1">
          <table:table-cell office:value-type="float" office:value="13">
            <text:p>13</text:p>
          </table:table-cell>
          <table:table-cell table:formula="of:=LOOKUP([.D14];[.G$2:.G$6];[.F$2:.F$6])" office:value-type="float" office:value="3">
            <text:p>3</text:p>
          </table:table-cell>
          <table:table-cell office:value-type="string">
            <text:p>Lateral Extension</text:p>
          </table:table-cell>
          <table:table-cell office:value-type="string">
            <text:p>push</text:p>
          </table:table-cell>
          <table:table-cell table:number-columns-repeated="3"/>
        </table:table-row>
        <table:table-row table:style-name="ro1">
          <table:table-cell office:value-type="float" office:value="14">
            <text:p>14</text:p>
          </table:table-cell>
          <table:table-cell table:formula="of:=LOOKUP([.D15];[.G$2:.G$6];[.F$2:.F$6])" office:value-type="float" office:value="3">
            <text:p>3</text:p>
          </table:table-cell>
          <table:table-cell office:value-type="string">
            <text:p>Vertical Extensions</text:p>
          </table:table-cell>
          <table:table-cell office:value-type="string">
            <text:p>push</text:p>
          </table:table-cell>
          <table:table-cell table:number-columns-repeated="3"/>
        </table:table-row>
        <table:table-row table:style-name="ro1">
          <table:table-cell office:value-type="float" office:value="15">
            <text:p>15</text:p>
          </table:table-cell>
          <table:table-cell table:formula="of:=LOOKUP([.D16];[.G$2:.G$6];[.F$2:.F$6])" office:value-type="float" office:value="3">
            <text:p>3</text:p>
          </table:table-cell>
          <table:table-cell office:value-type="string">
            <text:p>Overhead Extensions</text:p>
          </table:table-cell>
          <table:table-cell office:value-type="string">
            <text:p>push</text:p>
          </table:table-cell>
          <table:table-cell table:number-columns-repeated="3"/>
        </table:table-row>
        <table:table-row table:style-name="ro1">
          <table:table-cell office:value-type="float" office:value="16">
            <text:p>16</text:p>
          </table:table-cell>
          <table:table-cell table:formula="of:=LOOKUP([.D17];[.G$2:.G$6];[.F$2:.F$6])" office:value-type="float" office:value="3">
            <text:p>3</text:p>
          </table:table-cell>
          <table:table-cell office:value-type="string">
            <text:p>Wrapped Shoulder Extension</text:p>
          </table:table-cell>
          <table:table-cell office:value-type="string">
            <text:p>push</text:p>
          </table:table-cell>
          <table:table-cell table:number-columns-repeated="3"/>
        </table:table-row>
        <table:table-row table:style-name="ro1">
          <table:table-cell office:value-type="float" office:value="17">
            <text:p>17</text:p>
          </table:table-cell>
          <table:table-cell table:formula="of:=LOOKUP([.D18];[.G$2:.G$6];[.F$2:.F$6])" office:value-type="float" office:value="2">
            <text:p>2</text:p>
          </table:table-cell>
          <table:table-cell office:value-type="string">
            <text:p>Resisted Kicks</text:p>
          </table:table-cell>
          <table:table-cell office:value-type="string">
            <text:p>pull</text:p>
          </table:table-cell>
          <table:table-cell table:number-columns-repeated="3"/>
        </table:table-row>
        <table:table-row table:style-name="ro1">
          <table:table-cell office:value-type="float" office:value="18">
            <text:p>18</text:p>
          </table:table-cell>
          <table:table-cell table:formula="of:=LOOKUP([.D19];[.G$2:.G$6];[.F$2:.F$6])" office:value-type="float" office:value="3">
            <text:p>3</text:p>
          </table:table-cell>
          <table:table-cell office:value-type="string">
            <text:p>Military Press</text:p>
          </table:table-cell>
          <table:table-cell office:value-type="string">
            <text:p>push</text:p>
          </table:table-cell>
          <table:table-cell table:number-columns-repeated="3"/>
        </table:table-row>
        <table:table-row table:style-name="ro1">
          <table:table-cell office:value-type="float" office:value="19">
            <text:p>19</text:p>
          </table:table-cell>
          <table:table-cell table:formula="of:=LOOKUP([.D20];[.G$2:.G$6];[.F$2:.F$6])" office:value-type="float" office:value="2">
            <text:p>2</text:p>
          </table:table-cell>
          <table:table-cell office:value-type="string">
            <text:p>Front Raises</text:p>
          </table:table-cell>
          <table:table-cell office:value-type="string">
            <text:p>pull</text:p>
          </table:table-cell>
          <table:table-cell table:number-columns-repeated="3"/>
        </table:table-row>
        <table:table-row table:style-name="ro1">
          <table:table-cell office:value-type="float" office:value="20">
            <text:p>20</text:p>
          </table:table-cell>
          <table:table-cell table:formula="of:=LOOKUP([.D21];[.G$2:.G$6];[.F$2:.F$6])" office:value-type="float" office:value="2">
            <text:p>2</text:p>
          </table:table-cell>
          <table:table-cell office:value-type="string">
            <text:p>Lateral Raises</text:p>
          </table:table-cell>
          <table:table-cell office:value-type="string">
            <text:p>pull</text:p>
          </table:table-cell>
          <table:table-cell table:number-columns-repeated="3"/>
        </table:table-row>
        <table:table-row table:style-name="ro1">
          <table:table-cell office:value-type="float" office:value="21">
            <text:p>21</text:p>
          </table:table-cell>
          <table:table-cell table:formula="of:=LOOKUP([.D22];[.G$2:.G$6];[.F$2:.F$6])" office:value-type="float" office:value="2">
            <text:p>2</text:p>
          </table:table-cell>
          <table:table-cell office:value-type="string">
            <text:p>Upright Rows</text:p>
          </table:table-cell>
          <table:table-cell office:value-type="string">
            <text:p>pull</text:p>
          </table:table-cell>
          <table:table-cell table:number-columns-repeated="3"/>
        </table:table-row>
        <table:table-row table:style-name="ro1">
          <table:table-cell office:value-type="float" office:value="22">
            <text:p>22</text:p>
          </table:table-cell>
          <table:table-cell table:formula="of:=LOOKUP([.D23];[.G$2:.G$6];[.F$2:.F$6])" office:value-type="float" office:value="2">
            <text:p>2</text:p>
          </table:table-cell>
          <table:table-cell office:value-type="string">
            <text:p>Cableband Laterals</text:p>
          </table:table-cell>
          <table:table-cell office:value-type="string">
            <text:p>pull</text:p>
          </table:table-cell>
          <table:table-cell table:number-columns-repeated="3"/>
        </table:table-row>
        <table:table-row table:style-name="ro1">
          <table:table-cell office:value-type="float" office:value="23">
            <text:p>23</text:p>
          </table:table-cell>
          <table:table-cell table:formula="of:=LOOKUP([.D24];[.G$2:.G$6];[.F$2:.F$6])" office:value-type="float" office:value="3">
            <text:p>3</text:p>
          </table:table-cell>
          <table:table-cell office:value-type="string">
            <text:p>Skiers</text:p>
          </table:table-cell>
          <table:table-cell office:value-type="string">
            <text:p>push</text:p>
          </table:table-cell>
          <table:table-cell table:number-columns-repeated="3"/>
        </table:table-row>
        <table:table-row table:style-name="ro1">
          <table:table-cell office:value-type="float" office:value="24">
            <text:p>24</text:p>
          </table:table-cell>
          <table:table-cell table:formula="of:=LOOKUP([.D25];[.G$2:.G$6];[.F$2:.F$6])" office:value-type="float" office:value="2">
            <text:p>2</text:p>
          </table:table-cell>
          <table:table-cell office:value-type="string">
            <text:p>Isolation Pulls</text:p>
          </table:table-cell>
          <table:table-cell office:value-type="string">
            <text:p>pull</text:p>
          </table:table-cell>
          <table:table-cell table:number-columns-repeated="3"/>
        </table:table-row>
        <table:table-row table:style-name="ro1">
          <table:table-cell office:value-type="float" office:value="25">
            <text:p>25</text:p>
          </table:table-cell>
          <table:table-cell table:formula="of:=LOOKUP([.D26];[.G$2:.G$6];[.F$2:.F$6])" office:value-type="float" office:value="2">
            <text:p>2</text:p>
          </table:table-cell>
          <table:table-cell office:value-type="string">
            <text:p>Shrugs</text:p>
          </table:table-cell>
          <table:table-cell office:value-type="string">
            <text:p>pull</text:p>
          </table:table-cell>
          <table:table-cell table:number-columns-repeated="3"/>
        </table:table-row>
        <table:table-row table:style-name="ro1">
          <table:table-cell office:value-type="float" office:value="26">
            <text:p>26</text:p>
          </table:table-cell>
          <table:table-cell table:formula="of:=LOOKUP([.D27];[.G$2:.G$6];[.F$2:.F$6])" office:value-type="float" office:value="2">
            <text:p>2</text:p>
          </table:table-cell>
          <table:table-cell office:value-type="string">
            <text:p>Leg Liberator</text:p>
          </table:table-cell>
          <table:table-cell office:value-type="string">
            <text:p>pull</text:p>
          </table:table-cell>
          <table:table-cell table:number-columns-repeated="3"/>
        </table:table-row>
        <table:table-row table:style-name="ro1">
          <table:table-cell office:value-type="float" office:value="27">
            <text:p>27</text:p>
          </table:table-cell>
          <table:table-cell table:formula="of:=LOOKUP([.D28];[.G$2:.G$6];[.F$2:.F$6])" office:value-type="float" office:value="2">
            <text:p>2</text:p>
          </table:table-cell>
          <table:table-cell office:value-type="string">
            <text:p>Back Lubricator</text:p>
          </table:table-cell>
          <table:table-cell office:value-type="string">
            <text:p>pull</text:p>
          </table:table-cell>
          <table:table-cell table:number-columns-repeated="3"/>
        </table:table-row>
        <table:table-row table:style-name="ro1">
          <table:table-cell office:value-type="float" office:value="28">
            <text:p>28</text:p>
          </table:table-cell>
          <table:table-cell table:formula="of:=LOOKUP([.D29];[.G$2:.G$6];[.F$2:.F$6])" office:value-type="float" office:value="2">
            <text:p>2</text:p>
          </table:table-cell>
          <table:table-cell office:value-type="string">
            <text:p>Loose Arm-ony</text:p>
          </table:table-cell>
          <table:table-cell office:value-type="string">
            <text:p>pull</text:p>
          </table:table-cell>
          <table:table-cell table:number-columns-repeated="3"/>
        </table:table-row>
        <table:table-row table:style-name="ro1">
          <table:table-cell office:value-type="float" office:value="29">
            <text:p>29</text:p>
          </table:table-cell>
          <table:table-cell table:formula="of:=LOOKUP([.D30];[.G$2:.G$6];[.F$2:.F$6])" office:value-type="float" office:value="2">
            <text:p>2</text:p>
          </table:table-cell>
          <table:table-cell office:value-type="string">
            <text:p>Ankle Motionizer</text:p>
          </table:table-cell>
          <table:table-cell office:value-type="string">
            <text:p>pull</text:p>
          </table:table-cell>
          <table:table-cell table:number-columns-repeated="3"/>
        </table:table-row>
        <table:table-row table:style-name="ro1">
          <table:table-cell office:value-type="float" office:value="30">
            <text:p>30</text:p>
          </table:table-cell>
          <table:table-cell table:formula="of:=LOOKUP([.D31];[.G$2:.G$6];[.F$2:.F$6])" office:value-type="float" office:value="2">
            <text:p>2</text:p>
          </table:table-cell>
          <table:table-cell office:value-type="string">
            <text:p>Relaxalator</text:p>
          </table:table-cell>
          <table:table-cell office:value-type="string">
            <text:p>pull</text:p>
          </table:table-cell>
          <table:table-cell table:number-columns-repeated="3"/>
        </table:table-row>
        <table:table-row table:style-name="ro1">
          <table:table-cell office:value-type="float" office:value="31">
            <text:p>31</text:p>
          </table:table-cell>
          <table:table-cell table:formula="of:=LOOKUP([.D32];[.G$2:.G$6];[.F$2:.F$6])" office:value-type="float" office:value="2">
            <text:p>2</text:p>
          </table:table-cell>
          <table:table-cell office:value-type="string">
            <text:p>Neck Stup</text:p>
          </table:table-cell>
          <table:table-cell office:value-type="string">
            <text:p>pull</text:p>
          </table:table-cell>
          <table:table-cell table:number-columns-repeated="3"/>
        </table:table-row>
        <table:table-row table:style-name="ro1">
          <table:table-cell office:value-type="float" office:value="32">
            <text:p>32</text:p>
          </table:table-cell>
          <table:table-cell table:formula="of:=LOOKUP([.D33];[.G$2:.G$6];[.F$2:.F$6])" office:value-type="float" office:value="2">
            <text:p>2</text:p>
          </table:table-cell>
          <table:table-cell office:value-type="string">
            <text:p>Quad-lity</text:p>
          </table:table-cell>
          <table:table-cell office:value-type="string">
            <text:p>pull</text:p>
          </table:table-cell>
          <table:table-cell table:number-columns-repeated="3"/>
        </table:table-row>
        <table:table-row table:style-name="ro1">
          <table:table-cell office:value-type="float" office:value="33">
            <text:p>33</text:p>
          </table:table-cell>
          <table:table-cell table:formula="of:=LOOKUP([.D34];[.G$2:.G$6];[.F$2:.F$6])" office:value-type="float" office:value="2">
            <text:p>2</text:p>
          </table:table-cell>
          <table:table-cell office:value-type="string">
            <text:p>Wicked Chicken Wing</text:p>
          </table:table-cell>
          <table:table-cell office:value-type="string">
            <text:p>pull</text:p>
          </table:table-cell>
          <table:table-cell table:number-columns-repeated="3"/>
        </table:table-row>
        <table:table-row table:style-name="ro1">
          <table:table-cell office:value-type="float" office:value="34">
            <text:p>34</text:p>
          </table:table-cell>
          <table:table-cell table:formula="of:=LOOKUP([.D35];[.G$2:.G$6];[.F$2:.F$6])" office:value-type="float" office:value="2">
            <text:p>2</text:p>
          </table:table-cell>
          <table:table-cell office:value-type="string">
            <text:p>Crossband Lateral Curls</text:p>
          </table:table-cell>
          <table:table-cell office:value-type="string">
            <text:p>pull</text:p>
          </table:table-cell>
          <table:table-cell table:number-columns-repeated="3"/>
        </table:table-row>
        <table:table-row table:style-name="ro1">
          <table:table-cell office:value-type="float" office:value="35">
            <text:p>35</text:p>
          </table:table-cell>
          <table:table-cell table:formula="of:=LOOKUP([.D36];[.G$2:.G$6];[.F$2:.F$6])" office:value-type="float" office:value="2">
            <text:p>2</text:p>
          </table:table-cell>
          <table:table-cell office:value-type="string">
            <text:p>Bandbell Curls</text:p>
          </table:table-cell>
          <table:table-cell office:value-type="string">
            <text:p>pull</text:p>
          </table:table-cell>
          <table:table-cell table:number-columns-repeated="3"/>
        </table:table-row>
        <table:table-row table:style-name="ro1">
          <table:table-cell office:value-type="float" office:value="36">
            <text:p>36</text:p>
          </table:table-cell>
          <table:table-cell table:formula="of:=LOOKUP([.D37];[.G$2:.G$6];[.F$2:.F$6])" office:value-type="float" office:value="2">
            <text:p>2</text:p>
          </table:table-cell>
          <table:table-cell office:value-type="string">
            <text:p>Reverse Curls</text:p>
          </table:table-cell>
          <table:table-cell office:value-type="string">
            <text:p>pull</text:p>
          </table:table-cell>
          <table:table-cell table:number-columns-repeated="3"/>
        </table:table-row>
        <table:table-row table:style-name="ro1">
          <table:table-cell office:value-type="float" office:value="37">
            <text:p>37</text:p>
          </table:table-cell>
          <table:table-cell table:formula="of:=LOOKUP([.D38];[.G$2:.G$6];[.F$2:.F$6])" office:value-type="float" office:value="2">
            <text:p>2</text:p>
          </table:table-cell>
          <table:table-cell office:value-type="string">
            <text:p>Cableband Curls</text:p>
          </table:table-cell>
          <table:table-cell office:value-type="string">
            <text:p>pull</text:p>
          </table:table-cell>
          <table:table-cell table:number-columns-repeated="3"/>
        </table:table-row>
        <table:table-row table:style-name="ro1">
          <table:table-cell office:value-type="float" office:value="38">
            <text:p>38</text:p>
          </table:table-cell>
          <table:table-cell table:formula="of:=LOOKUP([.D39];[.G$2:.G$6];[.F$2:.F$6])" office:value-type="float" office:value="3">
            <text:p>3</text:p>
          </table:table-cell>
          <table:table-cell office:value-type="string">
            <text:p>Squats</text:p>
          </table:table-cell>
          <table:table-cell office:value-type="string">
            <text:p>push</text:p>
          </table:table-cell>
          <table:table-cell table:number-columns-repeated="3"/>
        </table:table-row>
        <table:table-row table:style-name="ro1">
          <table:table-cell office:value-type="float" office:value="39">
            <text:p>39</text:p>
          </table:table-cell>
          <table:table-cell table:formula="of:=LOOKUP([.D40];[.G$2:.G$6];[.F$2:.F$6])" office:value-type="float" office:value="3">
            <text:p>3</text:p>
          </table:table-cell>
          <table:table-cell office:value-type="string">
            <text:p>Leg Press</text:p>
          </table:table-cell>
          <table:table-cell office:value-type="string">
            <text:p>push</text:p>
          </table:table-cell>
          <table:table-cell table:number-columns-repeated="3"/>
        </table:table-row>
        <table:table-row table:style-name="ro1">
          <table:table-cell office:value-type="float" office:value="40">
            <text:p>40</text:p>
          </table:table-cell>
          <table:table-cell table:formula="of:=LOOKUP([.D41];[.G$2:.G$6];[.F$2:.F$6])" office:value-type="float" office:value="3">
            <text:p>3</text:p>
          </table:table-cell>
          <table:table-cell office:value-type="string">
            <text:p>Leg Extensions</text:p>
          </table:table-cell>
          <table:table-cell office:value-type="string">
            <text:p>push</text:p>
          </table:table-cell>
          <table:table-cell table:number-columns-repeated="3"/>
        </table:table-row>
        <table:table-row table:style-name="ro1">
          <table:table-cell office:value-type="float" office:value="41">
            <text:p>41</text:p>
          </table:table-cell>
          <table:table-cell table:formula="of:=LOOKUP([.D42];[.G$2:.G$6];[.F$2:.F$6])" office:value-type="float" office:value="2">
            <text:p>2</text:p>
          </table:table-cell>
          <table:table-cell office:value-type="string">
            <text:p>Good Mornings</text:p>
          </table:table-cell>
          <table:table-cell office:value-type="string">
            <text:p>pull</text:p>
          </table:table-cell>
          <table:table-cell table:number-columns-repeated="3"/>
        </table:table-row>
        <table:table-row table:style-name="ro1">
          <table:table-cell office:value-type="float" office:value="42">
            <text:p>42</text:p>
          </table:table-cell>
          <table:table-cell table:formula="of:=LOOKUP([.D43];[.G$2:.G$6];[.F$2:.F$6])" office:value-type="float" office:value="2">
            <text:p>2</text:p>
          </table:table-cell>
          <table:table-cell office:value-type="string">
            <text:p>Straight Leg Deadlift</text:p>
          </table:table-cell>
          <table:table-cell office:value-type="string">
            <text:p>pull</text:p>
          </table:table-cell>
          <table:table-cell table:number-columns-repeated="3"/>
        </table:table-row>
        <table:table-row table:style-name="ro1">
          <table:table-cell office:value-type="float" office:value="43">
            <text:p>43</text:p>
          </table:table-cell>
          <table:table-cell table:formula="of:=LOOKUP([.D44];[.G$2:.G$6];[.F$2:.F$6])" office:value-type="float" office:value="2">
            <text:p>2</text:p>
          </table:table-cell>
          <table:table-cell office:value-type="string">
            <text:p>Leg Curls</text:p>
          </table:table-cell>
          <table:table-cell office:value-type="string">
            <text:p>pull</text:p>
          </table:table-cell>
          <table:table-cell table:number-columns-repeated="3"/>
        </table:table-row>
        <table:table-row table:style-name="ro1">
          <table:table-cell office:value-type="float" office:value="44">
            <text:p>44</text:p>
          </table:table-cell>
          <table:table-cell table:formula="of:=LOOKUP([.D45];[.G$2:.G$6];[.F$2:.F$6])" office:value-type="float" office:value="3">
            <text:p>3</text:p>
          </table:table-cell>
          <table:table-cell office:value-type="string">
            <text:p>Calf Raises</text:p>
          </table:table-cell>
          <table:table-cell office:value-type="string">
            <text:p>push</text:p>
          </table:table-cell>
          <table:table-cell table:number-columns-repeated="3"/>
        </table:table-row>
        <table:table-row table:style-name="ro1">
          <table:table-cell office:value-type="float" office:value="45">
            <text:p>45</text:p>
          </table:table-cell>
          <table:table-cell table:formula="of:=LOOKUP([.D46];[.G$2:.G$6];[.F$2:.F$6])" office:value-type="float" office:value="3">
            <text:p>3</text:p>
          </table:table-cell>
          <table:table-cell office:value-type="string">
            <text:p>Hip Abductor/Adductor</text:p>
          </table:table-cell>
          <table:table-cell office:value-type="string">
            <text:p>push</text:p>
          </table:table-cell>
          <table:table-cell table:number-columns-repeated="3"/>
        </table:table-row>
        <table:table-row table:style-name="ro1">
          <table:table-cell office:value-type="float" office:value="45">
            <text:p>45</text:p>
          </table:table-cell>
          <table:table-cell table:formula="of:=LOOKUP([.D47];[.G$2:.G$6];[.F$2:.F$6])" office:value-type="float" office:value="2">
            <text:p>2</text:p>
          </table:table-cell>
          <table:table-cell office:value-type="string">
            <text:p>Hip Abductor/Adductor</text:p>
          </table:table-cell>
          <table:table-cell office:value-type="string">
            <text:p>pull</text:p>
          </table:table-cell>
          <table:table-cell table:number-columns-repeated="3"/>
        </table:table-row>
        <table:table-row table:style-name="ro1">
          <table:table-cell office:value-type="float" office:value="46">
            <text:p>46</text:p>
          </table:table-cell>
          <table:table-cell table:formula="of:=LOOKUP([.D48];[.G$2:.G$6];[.F$2:.F$6])" office:value-type="float" office:value="3">
            <text:p>3</text:p>
          </table:table-cell>
          <table:table-cell office:value-type="string">
            <text:p>Lunges</text:p>
          </table:table-cell>
          <table:table-cell office:value-type="string">
            <text:p>push</text:p>
          </table:table-cell>
          <table:table-cell table:number-columns-repeated="3"/>
        </table:table-row>
        <table:table-row table:style-name="ro1">
          <table:table-cell office:value-type="float" office:value="47">
            <text:p>47</text:p>
          </table:table-cell>
          <table:table-cell table:formula="of:=LOOKUP([.D49];[.G$2:.G$6];[.F$2:.F$6])" office:value-type="float" office:value="2">
            <text:p>2</text:p>
          </table:table-cell>
          <table:table-cell office:value-type="string">
            <text:p>Hammer Curls</text:p>
          </table:table-cell>
          <table:table-cell office:value-type="string">
            <text:p>pull</text:p>
          </table:table-cell>
          <table:table-cell table:number-columns-repeated="3"/>
        </table:table-row>
        <table:table-row table:style-name="ro1">
          <table:table-cell office:value-type="float" office:value="48">
            <text:p>48</text:p>
          </table:table-cell>
          <table:table-cell table:formula="of:=LOOKUP([.D50];[.G$2:.G$6];[.F$2:.F$6])" office:value-type="float" office:value="2">
            <text:p>2</text:p>
          </table:table-cell>
          <table:table-cell office:value-type="string">
            <text:p>Alternate Bandbell Curls</text:p>
          </table:table-cell>
          <table:table-cell office:value-type="string">
            <text:p>pull</text:p>
          </table:table-cell>
          <table:table-cell table:number-columns-repeated="3"/>
        </table:table-row>
        <table:table-row table:style-name="ro1">
          <table:table-cell office:value-type="float" office:value="49">
            <text:p>49</text:p>
          </table:table-cell>
          <table:table-cell table:formula="of:=LOOKUP([.D51];[.G$2:.G$6];[.F$2:.F$6])" office:value-type="float" office:value="2">
            <text:p>2</text:p>
          </table:table-cell>
          <table:table-cell office:value-type="string">
            <text:p>Concentration Curls</text:p>
          </table:table-cell>
          <table:table-cell office:value-type="string">
            <text:p>pull</text:p>
          </table:table-cell>
          <table:table-cell table:number-columns-repeated="3"/>
        </table:table-row>
        <table:table-row table:style-name="ro1">
          <table:table-cell office:value-type="float" office:value="50">
            <text:p>50</text:p>
          </table:table-cell>
          <table:table-cell table:formula="of:=LOOKUP([.D52];[.G$2:.G$6];[.F$2:.F$6])" office:value-type="float" office:value="3">
            <text:p>3</text:p>
          </table:table-cell>
          <table:table-cell office:value-type="string">
            <text:p>Incline Bench Press</text:p>
          </table:table-cell>
          <table:table-cell office:value-type="string">
            <text:p>push</text:p>
          </table:table-cell>
          <table:table-cell table:number-columns-repeated="3"/>
        </table:table-row>
        <table:table-row table:style-name="ro1">
          <table:table-cell office:value-type="float" office:value="51">
            <text:p>51</text:p>
          </table:table-cell>
          <table:table-cell table:formula="of:=LOOKUP([.D53];[.G$2:.G$6];[.F$2:.F$6])" office:value-type="float" office:value="3">
            <text:p>3</text:p>
          </table:table-cell>
          <table:table-cell office:value-type="string">
            <text:p>Decline Bench Press</text:p>
          </table:table-cell>
          <table:table-cell office:value-type="string">
            <text:p>push</text:p>
          </table:table-cell>
          <table:table-cell table:number-columns-repeated="3"/>
        </table:table-row>
        <table:table-row table:style-name="ro1">
          <table:table-cell office:value-type="float" office:value="52">
            <text:p>52</text:p>
          </table:table-cell>
          <table:table-cell table:formula="of:=LOOKUP([.D54];[.G$2:.G$6];[.F$2:.F$6])" office:value-type="float" office:value="3">
            <text:p>3</text:p>
          </table:table-cell>
          <table:table-cell office:value-type="string">
            <text:p>Push Up Press</text:p>
          </table:table-cell>
          <table:table-cell office:value-type="string">
            <text:p>push</text:p>
          </table:table-cell>
          <table:table-cell table:number-columns-repeated="3"/>
        </table:table-row>
        <table:table-row table:style-name="ro1">
          <table:table-cell office:value-type="float" office:value="53">
            <text:p>53</text:p>
          </table:table-cell>
          <table:table-cell table:formula="of:=LOOKUP([.D55];[.G$2:.G$6];[.F$2:.F$6])" office:value-type="float" office:value="3">
            <text:p>3</text:p>
          </table:table-cell>
          <table:table-cell office:value-type="string">
            <text:p>Flyes</text:p>
          </table:table-cell>
          <table:table-cell office:value-type="string">
            <text:p>push</text:p>
          </table:table-cell>
          <table:table-cell table:number-columns-repeated="3"/>
        </table:table-row>
        <table:table-row table:style-name="ro1">
          <table:table-cell office:value-type="float" office:value="54">
            <text:p>54</text:p>
          </table:table-cell>
          <table:table-cell table:formula="of:=LOOKUP([.D56];[.G$2:.G$6];[.F$2:.F$6])" office:value-type="float" office:value="3">
            <text:p>3</text:p>
          </table:table-cell>
          <table:table-cell office:value-type="string">
            <text:p>Pull Over</text:p>
          </table:table-cell>
          <table:table-cell office:value-type="string">
            <text:p>push</text:p>
          </table:table-cell>
          <table:table-cell table:number-columns-repeated="3"/>
        </table:table-row>
        <table:table-row table:style-name="ro1">
          <table:table-cell office:value-type="float" office:value="55">
            <text:p>55</text:p>
          </table:table-cell>
          <table:table-cell table:formula="of:=LOOKUP([.D57];[.G$2:.G$6];[.F$2:.F$6])" office:value-type="float" office:value="3">
            <text:p>3</text:p>
          </table:table-cell>
          <table:table-cell office:value-type="string">
            <text:p>Flat Bench Press</text:p>
          </table:table-cell>
          <table:table-cell office:value-type="string">
            <text:p>push</text:p>
          </table:table-cell>
          <table:table-cell table:number-columns-repeated="3"/>
        </table:table-row>
        <table:table-row table:style-name="ro1">
          <table:table-cell office:value-type="float" office:value="56">
            <text:p>56</text:p>
          </table:table-cell>
          <table:table-cell table:formula="of:=LOOKUP([.D58];[.G$2:.G$6];[.F$2:.F$6])" office:value-type="float" office:value="5">
            <text:p>5</text:p>
          </table:table-cell>
          <table:table-cell office:value-type="string">
            <text:p>Superman</text:p>
          </table:table-cell>
          <table:table-cell office:value-type="string">
            <text:p>static resistance</text:p>
          </table:table-cell>
          <table:table-cell table:number-columns-repeated="3"/>
        </table:table-row>
        <table:table-row table:style-name="ro1">
          <table:table-cell office:value-type="float" office:value="57">
            <text:p>57</text:p>
          </table:table-cell>
          <table:table-cell table:formula="of:=LOOKUP([.D59];[.G$2:.G$6];[.F$2:.F$6])" office:value-type="float" office:value="1">
            <text:p>1</text:p>
          </table:table-cell>
          <table:table-cell office:value-type="string">
            <text:p>Twist</text:p>
          </table:table-cell>
          <table:table-cell office:value-type="string">
            <text:p>contraction</text:p>
          </table:table-cell>
          <table:table-cell table:number-columns-repeated="3"/>
        </table:table-row>
        <table:table-row table:style-name="ro1">
          <table:table-cell office:value-type="float" office:value="58">
            <text:p>58</text:p>
          </table:table-cell>
          <table:table-cell table:formula="of:=LOOKUP([.D60];[.G$2:.G$6];[.F$2:.F$6])" office:value-type="float" office:value="2">
            <text:p>2</text:p>
          </table:table-cell>
          <table:table-cell office:value-type="string">
            <text:p>Woodchopper</text:p>
          </table:table-cell>
          <table:table-cell office:value-type="string">
            <text:p>pull</text:p>
          </table:table-cell>
          <table:table-cell table:number-columns-repeated="3"/>
        </table:table-row>
        <table:table-row table:style-name="ro1">
          <table:table-cell office:value-type="float" office:value="59">
            <text:p>59</text:p>
          </table:table-cell>
          <table:table-cell table:formula="of:=LOOKUP([.D61];[.G$2:.G$6];[.F$2:.F$6])" office:value-type="float" office:value="2">
            <text:p>2</text:p>
          </table:table-cell>
          <table:table-cell office:value-type="string">
            <text:p>Side Bend</text:p>
          </table:table-cell>
          <table:table-cell office:value-type="string">
            <text:p>pull</text:p>
          </table:table-cell>
          <table:table-cell table:number-columns-repeated="3"/>
        </table:table-row>
        <table:table-row table:style-name="ro1">
          <table:table-cell office:value-type="float" office:value="60">
            <text:p>60</text:p>
          </table:table-cell>
          <table:table-cell table:formula="of:=LOOKUP([.D62];[.G$2:.G$6];[.F$2:.F$6])" office:value-type="float" office:value="4">
            <text:p>4</text:p>
          </table:table-cell>
          <table:table-cell office:value-type="string">
            <text:p>Side Bridge</text:p>
          </table:table-cell>
          <table:table-cell office:value-type="string">
            <text:p>static contraction</text:p>
          </table:table-cell>
          <table:table-cell table:number-columns-repeated="3"/>
        </table:table-row>
        <table:table-row table:style-name="ro1">
          <table:table-cell office:value-type="float" office:value="61">
            <text:p>61</text:p>
          </table:table-cell>
          <table:table-cell table:formula="of:=LOOKUP([.D63];[.G$2:.G$6];[.F$2:.F$6])" office:value-type="float" office:value="1">
            <text:p>1</text:p>
          </table:table-cell>
          <table:table-cell office:value-type="string">
            <text:p>Obliquatory</text:p>
          </table:table-cell>
          <table:table-cell office:value-type="string">
            <text:p>contraction</text:p>
          </table:table-cell>
          <table:table-cell table:number-columns-repeated="3"/>
        </table:table-row>
        <table:table-row table:style-name="ro1">
          <table:table-cell office:value-type="float" office:value="62">
            <text:p>62</text:p>
          </table:table-cell>
          <table:table-cell table:formula="of:=LOOKUP([.D64];[.G$2:.G$6];[.F$2:.F$6])" office:value-type="float" office:value="4">
            <text:p>4</text:p>
          </table:table-cell>
          <table:table-cell office:value-type="string">
            <text:p>Plank</text:p>
          </table:table-cell>
          <table:table-cell office:value-type="string">
            <text:p>static contraction</text:p>
          </table:table-cell>
          <table:table-cell table:number-columns-repeated="3"/>
        </table:table-row>
        <table:table-row table:style-name="ro1">
          <table:table-cell office:value-type="float" office:value="63">
            <text:p>63</text:p>
          </table:table-cell>
          <table:table-cell table:formula="of:=LOOKUP([.D65];[.G$2:.G$6];[.F$2:.F$6])" office:value-type="float" office:value="4">
            <text:p>4</text:p>
          </table:table-cell>
          <table:table-cell office:value-type="string">
            <text:p>Raise</text:p>
          </table:table-cell>
          <table:table-cell office:value-type="string">
            <text:p>static contraction</text:p>
          </table:table-cell>
          <table:table-cell table:number-columns-repeated="3"/>
        </table:table-row>
        <table:table-row table:style-name="ro1">
          <table:table-cell office:value-type="float" office:value="64">
            <text:p>64</text:p>
          </table:table-cell>
          <table:table-cell table:formula="of:=LOOKUP([.D66];[.G$2:.G$6];[.F$2:.F$6])" office:value-type="float" office:value="1">
            <text:p>1</text:p>
          </table:table-cell>
          <table:table-cell office:value-type="string">
            <text:p>Roll</text:p>
          </table:table-cell>
          <table:table-cell office:value-type="string">
            <text:p>contraction</text:p>
          </table:table-cell>
          <table:table-cell table:number-columns-repeated="3"/>
        </table:table-row>
        <table:table-row table:style-name="ro1">
          <table:table-cell office:value-type="float" office:value="65">
            <text:p>65</text:p>
          </table:table-cell>
          <table:table-cell table:formula="of:=LOOKUP([.D67];[.G$2:.G$6];[.F$2:.F$6])" office:value-type="float" office:value="2">
            <text:p>2</text:p>
          </table:table-cell>
          <table:table-cell office:value-type="string">
            <text:p>Hyperextension</text:p>
          </table:table-cell>
          <table:table-cell office:value-type="string">
            <text:p>pull</text:p>
          </table:table-cell>
          <table:table-cell table:number-columns-repeated="3"/>
        </table:table-row>
        <table:table-row table:style-name="ro1">
          <table:table-cell office:value-type="float" office:value="66">
            <text:p>66</text:p>
          </table:table-cell>
          <table:table-cell table:formula="of:=LOOKUP([.D68];[.G$2:.G$6];[.F$2:.F$6])" office:value-type="float" office:value="4">
            <text:p>4</text:p>
          </table:table-cell>
          <table:table-cell office:value-type="string">
            <text:p>Aligner</text:p>
          </table:table-cell>
          <table:table-cell office:value-type="string">
            <text:p>static contraction</text:p>
          </table:table-cell>
          <table:table-cell table:number-columns-repeated="3"/>
        </table:table-row>
        <table:table-row table:style-name="ro1">
          <table:table-cell office:value-type="float" office:value="67">
            <text:p>67</text:p>
          </table:table-cell>
          <table:table-cell table:formula="of:=LOOKUP([.D69];[.G$2:.G$6];[.F$2:.F$6])" office:value-type="float" office:value="1">
            <text:p>1</text:p>
          </table:table-cell>
          <table:table-cell office:value-type="string">
            <text:p>Bicycle</text:p>
          </table:table-cell>
          <table:table-cell office:value-type="string">
            <text:p>contraction</text:p>
          </table:table-cell>
          <table:table-cell table:number-columns-repeated="3"/>
        </table:table-row>
        <table:table-row table:style-name="ro1">
          <table:table-cell office:value-type="float" office:value="68">
            <text:p>68</text:p>
          </table:table-cell>
          <table:table-cell table:formula="of:=LOOKUP([.D70];[.G$2:.G$6];[.F$2:.F$6])" office:value-type="float" office:value="1">
            <text:p>1</text:p>
          </table:table-cell>
          <table:table-cell office:value-type="string">
            <text:p>Crunch</text:p>
          </table:table-cell>
          <table:table-cell office:value-type="string">
            <text:p>contraction</text:p>
          </table:table-cell>
          <table:table-cell table:number-columns-repeated="3"/>
        </table:table-row>
        <table:table-row table:style-name="ro1">
          <table:table-cell office:value-type="float" office:value="69">
            <text:p>69</text:p>
          </table:table-cell>
          <table:table-cell table:formula="of:=LOOKUP([.D71];[.G$2:.G$6];[.F$2:.F$6])" office:value-type="float" office:value="2">
            <text:p>2</text:p>
          </table:table-cell>
          <table:table-cell office:value-type="string">
            <text:p>Squeeze</text:p>
          </table:table-cell>
          <table:table-cell office:value-type="string">
            <text:p>pull</text:p>
          </table:table-cell>
          <table:table-cell table:number-columns-repeated="3"/>
        </table:table-row>
      </table:table>
      <table:table table:name="Force" table:style-name="ta5">
        <table:table-column table:style-name="co11" table:default-cell-style-name="Default"/>
        <table:table-column table:style-name="co8" table:number-columns-repeated="1023" table:default-cell-style-name="Default"/>
        <table:table-row table:style-name="ro1">
          <table:table-cell office:value-type="string">
            <text:p>Force</text:p>
          </table:table-cell>
          <table:table-cell table:number-columns-repeated="1023"/>
        </table:table-row>
        <table:table-row table:style-name="ro1">
          <table:table-cell office:value-type="string">
            <text:p>contraction</text:p>
          </table:table-cell>
          <table:table-cell table:number-columns-repeated="1023"/>
        </table:table-row>
        <table:table-row table:style-name="ro1">
          <table:table-cell office:value-type="string">
            <text:p>pull</text:p>
          </table:table-cell>
          <table:table-cell table:number-columns-repeated="1023"/>
        </table:table-row>
        <table:table-row table:style-name="ro1">
          <table:table-cell office:value-type="string">
            <text:p>push</text:p>
          </table:table-cell>
          <table:table-cell table:number-columns-repeated="1023"/>
        </table:table-row>
        <table:table-row table:style-name="ro1">
          <table:table-cell office:value-type="string">
            <text:p>static contraction</text:p>
          </table:table-cell>
          <table:table-cell table:number-columns-repeated="1023"/>
        </table:table-row>
        <table:table-row table:style-name="ro1">
          <table:table-cell office:value-type="string">
            <text:p>static resistance</text:p>
          </table:table-cell>
          <table:table-cell table:number-columns-repeated="1023"/>
        </table:table-row>
      </table:table>
      <table:table table:name="ExerciseAccessory" table:style-name="ta3">
        <table:table-column table:style-name="co6" table:number-columns-repeated="2" table:default-cell-style-name="ce5"/>
        <table:table-column table:style-name="co6" table:number-columns-repeated="4" table:default-cell-style-name="Default"/>
        <table:table-column table:style-name="co1" table:default-cell-style-name="Default"/>
        <table:table-column table:style-name="co6" table:default-cell-style-name="Default"/>
        <table:table-column table:style-name="co5" table:default-cell-style-name="Default"/>
        <table:table-row table:style-name="ro1">
          <table:table-cell office:value-type="string">
            <text:p>exercise_id</text:p>
          </table:table-cell>
          <table:table-cell office:value-type="string">
            <text:p>accessory_id</text:p>
          </table:table-cell>
          <table:table-cell table:number-columns-repeated="4"/>
          <table:table-cell office:value-type="string">
            <text:p>name</text:p>
          </table:table-cell>
          <table:table-cell/>
          <table:table-cell office:value-type="string">
            <text:p>name</text:p>
          </table:table-cell>
        </table:table-row>
        <table:table-row table:style-name="ro1">
          <table:table-cell office:value-type="float" office:value="55">
            <text:p>55</text:p>
          </table:table-cell>
          <table:table-cell office:value-type="float" office:value="1">
            <text:p>1</text:p>
          </table:table-cell>
          <table:table-cell table:formula="of:=INDEX([.G$2:.G$70];[.A2])" office:value-type="string" office:string-value="Flat Bench Press">
            <text:p>Flat Bench Press</text:p>
          </table:table-cell>
          <table:table-cell table:formula="of:=INDEX([.I$2:.I$7];[.B2])" office:value-type="string" office:string-value="Bamboo Barbell">
            <text:p>Bamboo Barbell</text:p>
          </table:table-cell>
          <table:table-cell table:number-columns-repeated="2"/>
          <table:table-cell office:value-type="string">
            <text:p>Horizontal Extensions</text:p>
          </table:table-cell>
          <table:table-cell/>
          <table:table-cell office:value-type="string">
            <text:p>Bamboo Barbell</text:p>
          </table:table-cell>
        </table:table-row>
        <table:table-row table:style-name="ro1">
          <table:table-cell office:value-type="float" office:value="55">
            <text:p>55</text:p>
          </table:table-cell>
          <table:table-cell office:value-type="float" office:value="2">
            <text:p>2</text:p>
          </table:table-cell>
          <table:table-cell table:formula="of:=INDEX([.G$2:.G$70];[.A3])" office:value-type="string" office:string-value="Flat Bench Press">
            <text:p>Flat Bench Press</text:p>
          </table:table-cell>
          <table:table-cell table:formula="of:=INDEX([.I$2:.I$7];[.B3])" office:value-type="string" office:string-value="Soft Hand Grip">
            <text:p>Soft Hand Grip</text:p>
          </table:table-cell>
          <table:table-cell table:number-columns-repeated="2"/>
          <table:table-cell office:value-type="string">
            <text:p>Lat-Band Pullown</text:p>
          </table:table-cell>
          <table:table-cell/>
          <table:table-cell office:value-type="string">
            <text:p>Soft Hand Grip</text:p>
          </table:table-cell>
        </table:table-row>
        <table:table-row table:style-name="ro1">
          <table:table-cell office:value-type="float" office:value="55">
            <text:p>55</text:p>
          </table:table-cell>
          <table:table-cell office:value-type="float" office:value="4">
            <text:p>4</text:p>
          </table:table-cell>
          <table:table-cell table:formula="of:=INDEX([.G$2:.G$70];[.A4])" office:value-type="string" office:string-value="Flat Bench Press">
            <text:p>Flat Bench Press</text:p>
          </table:table-cell>
          <table:table-cell table:formula="of:=INDEX([.I$2:.I$7];[.B4])" office:value-type="string" office:string-value="Door Strap">
            <text:p>Door Strap</text:p>
          </table:table-cell>
          <table:table-cell table:number-columns-repeated="2"/>
          <table:table-cell office:value-type="string">
            <text:p>Seated Band Rows</text:p>
          </table:table-cell>
          <table:table-cell/>
          <table:table-cell office:value-type="string">
            <text:p>Padded Ankle Grip</text:p>
          </table:table-cell>
        </table:table-row>
        <table:table-row table:style-name="ro1">
          <table:table-cell office:value-type="float" office:value="55">
            <text:p>55</text:p>
          </table:table-cell>
          <table:table-cell office:value-type="float" office:value="5">
            <text:p>5</text:p>
          </table:table-cell>
          <table:table-cell table:formula="of:=INDEX([.G$2:.G$70];[.A5])" office:value-type="string" office:string-value="Flat Bench Press">
            <text:p>Flat Bench Press</text:p>
          </table:table-cell>
          <table:table-cell table:formula="of:=INDEX([.I$2:.I$7];[.B5])" office:value-type="string" office:string-value="Hand Strap">
            <text:p>Hand Strap</text:p>
          </table:table-cell>
          <table:table-cell table:number-columns-repeated="2"/>
          <table:table-cell office:value-type="string">
            <text:p>Bent Over Band-Rows</text:p>
          </table:table-cell>
          <table:table-cell/>
          <table:table-cell office:value-type="string">
            <text:p>Door Strap</text:p>
          </table:table-cell>
        </table:table-row>
        <table:table-row table:style-name="ro1">
          <table:table-cell office:value-type="float" office:value="55">
            <text:p>55</text:p>
          </table:table-cell>
          <table:table-cell office:value-type="float" office:value="6">
            <text:p>6</text:p>
          </table:table-cell>
          <table:table-cell table:formula="of:=INDEX([.G$2:.G$70];[.A6])" office:value-type="string" office:string-value="Flat Bench Press">
            <text:p>Flat Bench Press</text:p>
          </table:table-cell>
          <table:table-cell table:formula="of:=INDEX([.I$2:.I$7];[.B6])" office:value-type="string" office:string-value="Rubberlution T-Shirt">
            <text:p>Rubberlution T-Shirt</text:p>
          </table:table-cell>
          <table:table-cell table:number-columns-repeated="2"/>
          <table:table-cell office:value-type="string">
            <text:p>Straight Arm Pulldowns</text:p>
          </table:table-cell>
          <table:table-cell/>
          <table:table-cell office:value-type="string">
            <text:p>Hand Strap</text:p>
          </table:table-cell>
        </table:table-row>
        <table:table-row table:style-name="ro1">
          <table:table-cell office:value-type="float" office:value="50">
            <text:p>50</text:p>
          </table:table-cell>
          <table:table-cell office:value-type="float" office:value="1">
            <text:p>1</text:p>
          </table:table-cell>
          <table:table-cell table:formula="of:=INDEX([.G$2:.G$70];[.A7])" office:value-type="string" office:string-value="Incline Bench Press">
            <text:p>Incline Bench Press</text:p>
          </table:table-cell>
          <table:table-cell table:formula="of:=INDEX([.I$2:.I$7];[.B7])" office:value-type="string" office:string-value="Bamboo Barbell">
            <text:p>Bamboo Barbell</text:p>
          </table:table-cell>
          <table:table-cell table:number-columns-repeated="2"/>
          <table:table-cell office:value-type="string">
            <text:p>Reverse Flyes</text:p>
          </table:table-cell>
          <table:table-cell/>
          <table:table-cell office:value-type="string">
            <text:p>Rubberlution T-Shirt</text:p>
          </table:table-cell>
        </table:table-row>
        <table:table-row table:style-name="ro1">
          <table:table-cell office:value-type="float" office:value="50">
            <text:p>50</text:p>
          </table:table-cell>
          <table:table-cell office:value-type="float" office:value="2">
            <text:p>2</text:p>
          </table:table-cell>
          <table:table-cell table:formula="of:=INDEX([.G$2:.G$70];[.A8])" office:value-type="string" office:string-value="Incline Bench Press">
            <text:p>Incline Bench Press</text:p>
          </table:table-cell>
          <table:table-cell table:formula="of:=INDEX([.I$2:.I$7];[.B8])" office:value-type="string" office:string-value="Soft Hand Grip">
            <text:p>Soft Hand Grip</text:p>
          </table:table-cell>
          <table:table-cell table:number-columns-repeated="2"/>
          <table:table-cell office:value-type="string">
            <text:p>Deadlift</text:p>
          </table:table-cell>
          <table:table-cell table:number-columns-repeated="2"/>
        </table:table-row>
        <table:table-row table:style-name="ro1">
          <table:table-cell office:value-type="float" office:value="50">
            <text:p>50</text:p>
          </table:table-cell>
          <table:table-cell office:value-type="float" office:value="4">
            <text:p>4</text:p>
          </table:table-cell>
          <table:table-cell table:formula="of:=INDEX([.G$2:.G$70];[.A9])" office:value-type="string" office:string-value="Incline Bench Press">
            <text:p>Incline Bench Press</text:p>
          </table:table-cell>
          <table:table-cell table:formula="of:=INDEX([.I$2:.I$7];[.B9])" office:value-type="string" office:string-value="Door Strap">
            <text:p>Door Strap</text:p>
          </table:table-cell>
          <table:table-cell table:number-columns-repeated="2"/>
          <table:table-cell office:value-type="string">
            <text:p>Kickbacks</text:p>
          </table:table-cell>
          <table:table-cell table:number-columns-repeated="2"/>
        </table:table-row>
        <table:table-row table:style-name="ro1">
          <table:table-cell office:value-type="float" office:value="50">
            <text:p>50</text:p>
          </table:table-cell>
          <table:table-cell office:value-type="float" office:value="5">
            <text:p>5</text:p>
          </table:table-cell>
          <table:table-cell table:formula="of:=INDEX([.G$2:.G$70];[.A10])" office:value-type="string" office:string-value="Incline Bench Press">
            <text:p>Incline Bench Press</text:p>
          </table:table-cell>
          <table:table-cell table:formula="of:=INDEX([.I$2:.I$7];[.B10])" office:value-type="string" office:string-value="Hand Strap">
            <text:p>Hand Strap</text:p>
          </table:table-cell>
          <table:table-cell table:number-columns-repeated="2"/>
          <table:table-cell office:value-type="string">
            <text:p>Tricep Pushdown</text:p>
          </table:table-cell>
          <table:table-cell table:number-columns-repeated="2"/>
        </table:table-row>
        <table:table-row table:style-name="ro1">
          <table:table-cell office:value-type="float" office:value="50">
            <text:p>50</text:p>
          </table:table-cell>
          <table:table-cell office:value-type="float" office:value="6">
            <text:p>6</text:p>
          </table:table-cell>
          <table:table-cell table:formula="of:=INDEX([.G$2:.G$70];[.A11])" office:value-type="string" office:string-value="Incline Bench Press">
            <text:p>Incline Bench Press</text:p>
          </table:table-cell>
          <table:table-cell table:formula="of:=INDEX([.I$2:.I$7];[.B11])" office:value-type="string" office:string-value="Rubberlution T-Shirt">
            <text:p>Rubberlution T-Shirt</text:p>
          </table:table-cell>
          <table:table-cell table:number-columns-repeated="2"/>
          <table:table-cell office:value-type="string">
            <text:p>Dips</text:p>
          </table:table-cell>
          <table:table-cell table:number-columns-repeated="2"/>
        </table:table-row>
        <table:table-row table:style-name="ro1">
          <table:table-cell office:value-type="float" office:value="51">
            <text:p>51</text:p>
          </table:table-cell>
          <table:table-cell office:value-type="float" office:value="1">
            <text:p>1</text:p>
          </table:table-cell>
          <table:table-cell table:formula="of:=INDEX([.G$2:.G$70];[.A12])" office:value-type="string" office:string-value="Decline Bench Press">
            <text:p>Decline Bench Press</text:p>
          </table:table-cell>
          <table:table-cell table:formula="of:=INDEX([.I$2:.I$7];[.B12])" office:value-type="string" office:string-value="Bamboo Barbell">
            <text:p>Bamboo Barbell</text:p>
          </table:table-cell>
          <table:table-cell table:number-columns-repeated="2"/>
          <table:table-cell office:value-type="string">
            <text:p>Animals</text:p>
          </table:table-cell>
          <table:table-cell table:number-columns-repeated="2"/>
        </table:table-row>
        <table:table-row table:style-name="ro1">
          <table:table-cell office:value-type="float" office:value="51">
            <text:p>51</text:p>
          </table:table-cell>
          <table:table-cell office:value-type="float" office:value="2">
            <text:p>2</text:p>
          </table:table-cell>
          <table:table-cell table:formula="of:=INDEX([.G$2:.G$70];[.A13])" office:value-type="string" office:string-value="Decline Bench Press">
            <text:p>Decline Bench Press</text:p>
          </table:table-cell>
          <table:table-cell table:formula="of:=INDEX([.I$2:.I$7];[.B13])" office:value-type="string" office:string-value="Soft Hand Grip">
            <text:p>Soft Hand Grip</text:p>
          </table:table-cell>
          <table:table-cell table:number-columns-repeated="2"/>
          <table:table-cell office:value-type="string">
            <text:p>Close Grip Push-Up Press</text:p>
          </table:table-cell>
          <table:table-cell table:number-columns-repeated="2"/>
        </table:table-row>
        <table:table-row table:style-name="ro1">
          <table:table-cell office:value-type="float" office:value="51">
            <text:p>51</text:p>
          </table:table-cell>
          <table:table-cell office:value-type="float" office:value="4">
            <text:p>4</text:p>
          </table:table-cell>
          <table:table-cell table:formula="of:=INDEX([.G$2:.G$70];[.A14])" office:value-type="string" office:string-value="Decline Bench Press">
            <text:p>Decline Bench Press</text:p>
          </table:table-cell>
          <table:table-cell table:formula="of:=INDEX([.I$2:.I$7];[.B14])" office:value-type="string" office:string-value="Door Strap">
            <text:p>Door Strap</text:p>
          </table:table-cell>
          <table:table-cell table:number-columns-repeated="2"/>
          <table:table-cell office:value-type="string">
            <text:p>Lateral Extension</text:p>
          </table:table-cell>
          <table:table-cell table:number-columns-repeated="2"/>
        </table:table-row>
        <table:table-row table:style-name="ro1">
          <table:table-cell office:value-type="float" office:value="51">
            <text:p>51</text:p>
          </table:table-cell>
          <table:table-cell office:value-type="float" office:value="5">
            <text:p>5</text:p>
          </table:table-cell>
          <table:table-cell table:formula="of:=INDEX([.G$2:.G$70];[.A15])" office:value-type="string" office:string-value="Decline Bench Press">
            <text:p>Decline Bench Press</text:p>
          </table:table-cell>
          <table:table-cell table:formula="of:=INDEX([.I$2:.I$7];[.B15])" office:value-type="string" office:string-value="Hand Strap">
            <text:p>Hand Strap</text:p>
          </table:table-cell>
          <table:table-cell table:number-columns-repeated="2"/>
          <table:table-cell office:value-type="string">
            <text:p>Vertical Extensions</text:p>
          </table:table-cell>
          <table:table-cell table:number-columns-repeated="2"/>
        </table:table-row>
        <table:table-row table:style-name="ro1">
          <table:table-cell office:value-type="float" office:value="51">
            <text:p>51</text:p>
          </table:table-cell>
          <table:table-cell office:value-type="float" office:value="6">
            <text:p>6</text:p>
          </table:table-cell>
          <table:table-cell table:formula="of:=INDEX([.G$2:.G$70];[.A16])" office:value-type="string" office:string-value="Decline Bench Press">
            <text:p>Decline Bench Press</text:p>
          </table:table-cell>
          <table:table-cell table:formula="of:=INDEX([.I$2:.I$7];[.B16])" office:value-type="string" office:string-value="Rubberlution T-Shirt">
            <text:p>Rubberlution T-Shirt</text:p>
          </table:table-cell>
          <table:table-cell table:number-columns-repeated="2"/>
          <table:table-cell office:value-type="string">
            <text:p>Overhead Extensions</text:p>
          </table:table-cell>
          <table:table-cell table:number-columns-repeated="2"/>
        </table:table-row>
        <table:table-row table:style-name="ro1">
          <table:table-cell office:value-type="float" office:value="52">
            <text:p>52</text:p>
          </table:table-cell>
          <table:table-cell office:value-type="float" office:value="6">
            <text:p>6</text:p>
          </table:table-cell>
          <table:table-cell table:formula="of:=INDEX([.G$2:.G$70];[.A17])" office:value-type="string" office:string-value="Push Up Press">
            <text:p>Push Up Press</text:p>
          </table:table-cell>
          <table:table-cell table:formula="of:=INDEX([.I$2:.I$7];[.B17])" office:value-type="string" office:string-value="Rubberlution T-Shirt">
            <text:p>Rubberlution T-Shirt</text:p>
          </table:table-cell>
          <table:table-cell table:number-columns-repeated="2"/>
          <table:table-cell office:value-type="string">
            <text:p>Wrapped Shoulder Extension</text:p>
          </table:table-cell>
          <table:table-cell table:number-columns-repeated="2"/>
        </table:table-row>
        <table:table-row table:style-name="ro1">
          <table:table-cell office:value-type="float" office:value="54">
            <text:p>54</text:p>
          </table:table-cell>
          <table:table-cell office:value-type="float" office:value="1">
            <text:p>1</text:p>
          </table:table-cell>
          <table:table-cell table:formula="of:=INDEX([.G$2:.G$70];[.A18])" office:value-type="string" office:string-value="Pull Over">
            <text:p>Pull Over</text:p>
          </table:table-cell>
          <table:table-cell table:formula="of:=INDEX([.I$2:.I$7];[.B18])" office:value-type="string" office:string-value="Bamboo Barbell">
            <text:p>Bamboo Barbell</text:p>
          </table:table-cell>
          <table:table-cell table:number-columns-repeated="2"/>
          <table:table-cell office:value-type="string">
            <text:p>Resisted Kicks</text:p>
          </table:table-cell>
          <table:table-cell table:number-columns-repeated="2"/>
        </table:table-row>
        <table:table-row table:style-name="ro1">
          <table:table-cell office:value-type="float" office:value="54">
            <text:p>54</text:p>
          </table:table-cell>
          <table:table-cell office:value-type="float" office:value="2">
            <text:p>2</text:p>
          </table:table-cell>
          <table:table-cell table:formula="of:=INDEX([.G$2:.G$70];[.A19])" office:value-type="string" office:string-value="Pull Over">
            <text:p>Pull Over</text:p>
          </table:table-cell>
          <table:table-cell table:formula="of:=INDEX([.I$2:.I$7];[.B19])" office:value-type="string" office:string-value="Soft Hand Grip">
            <text:p>Soft Hand Grip</text:p>
          </table:table-cell>
          <table:table-cell table:number-columns-repeated="2"/>
          <table:table-cell office:value-type="string">
            <text:p>Military Press</text:p>
          </table:table-cell>
          <table:table-cell table:number-columns-repeated="2"/>
        </table:table-row>
        <table:table-row table:style-name="ro1">
          <table:table-cell office:value-type="float" office:value="54">
            <text:p>54</text:p>
          </table:table-cell>
          <table:table-cell office:value-type="float" office:value="4">
            <text:p>4</text:p>
          </table:table-cell>
          <table:table-cell table:formula="of:=INDEX([.G$2:.G$70];[.A20])" office:value-type="string" office:string-value="Pull Over">
            <text:p>Pull Over</text:p>
          </table:table-cell>
          <table:table-cell table:formula="of:=INDEX([.I$2:.I$7];[.B20])" office:value-type="string" office:string-value="Door Strap">
            <text:p>Door Strap</text:p>
          </table:table-cell>
          <table:table-cell table:number-columns-repeated="2"/>
          <table:table-cell office:value-type="string">
            <text:p>Front Raises</text:p>
          </table:table-cell>
          <table:table-cell table:number-columns-repeated="2"/>
        </table:table-row>
        <table:table-row table:style-name="ro1">
          <table:table-cell office:value-type="float" office:value="54">
            <text:p>54</text:p>
          </table:table-cell>
          <table:table-cell office:value-type="float" office:value="6">
            <text:p>6</text:p>
          </table:table-cell>
          <table:table-cell table:formula="of:=INDEX([.G$2:.G$70];[.A21])" office:value-type="string" office:string-value="Pull Over">
            <text:p>Pull Over</text:p>
          </table:table-cell>
          <table:table-cell table:formula="of:=INDEX([.I$2:.I$7];[.B21])" office:value-type="string" office:string-value="Rubberlution T-Shirt">
            <text:p>Rubberlution T-Shirt</text:p>
          </table:table-cell>
          <table:table-cell table:number-columns-repeated="2"/>
          <table:table-cell office:value-type="string">
            <text:p>Lateral Raises</text:p>
          </table:table-cell>
          <table:table-cell table:number-columns-repeated="2"/>
        </table:table-row>
        <table:table-row table:style-name="ro1">
          <table:table-cell office:value-type="float" office:value="35">
            <text:p>35</text:p>
          </table:table-cell>
          <table:table-cell office:value-type="float" office:value="1">
            <text:p>1</text:p>
          </table:table-cell>
          <table:table-cell table:formula="of:=INDEX([.G$2:.G$70];[.A22])" office:value-type="string" office:string-value="Bandbell Curls">
            <text:p>Bandbell Curls</text:p>
          </table:table-cell>
          <table:table-cell table:formula="of:=INDEX([.I$2:.I$7];[.B22])" office:value-type="string" office:string-value="Bamboo Barbell">
            <text:p>Bamboo Barbell</text:p>
          </table:table-cell>
          <table:table-cell table:number-columns-repeated="2"/>
          <table:table-cell office:value-type="string">
            <text:p>Upright Rows</text:p>
          </table:table-cell>
          <table:table-cell table:number-columns-repeated="2"/>
        </table:table-row>
        <table:table-row table:style-name="ro1">
          <table:table-cell office:value-type="float" office:value="35">
            <text:p>35</text:p>
          </table:table-cell>
          <table:table-cell office:value-type="float" office:value="2">
            <text:p>2</text:p>
          </table:table-cell>
          <table:table-cell table:formula="of:=INDEX([.G$2:.G$70];[.A23])" office:value-type="string" office:string-value="Bandbell Curls">
            <text:p>Bandbell Curls</text:p>
          </table:table-cell>
          <table:table-cell table:formula="of:=INDEX([.I$2:.I$7];[.B23])" office:value-type="string" office:string-value="Soft Hand Grip">
            <text:p>Soft Hand Grip</text:p>
          </table:table-cell>
          <table:table-cell table:number-columns-repeated="2"/>
          <table:table-cell office:value-type="string">
            <text:p>Cableband Laterals</text:p>
          </table:table-cell>
          <table:table-cell table:number-columns-repeated="2"/>
        </table:table-row>
        <table:table-row table:style-name="ro1">
          <table:table-cell office:value-type="float" office:value="35">
            <text:p>35</text:p>
          </table:table-cell>
          <table:table-cell office:value-type="float" office:value="6">
            <text:p>6</text:p>
          </table:table-cell>
          <table:table-cell table:formula="of:=INDEX([.G$2:.G$70];[.A24])" office:value-type="string" office:string-value="Bandbell Curls">
            <text:p>Bandbell Curls</text:p>
          </table:table-cell>
          <table:table-cell table:formula="of:=INDEX([.I$2:.I$7];[.B24])" office:value-type="string" office:string-value="Rubberlution T-Shirt">
            <text:p>Rubberlution T-Shirt</text:p>
          </table:table-cell>
          <table:table-cell table:number-columns-repeated="2"/>
          <table:table-cell office:value-type="string">
            <text:p>Skiers</text:p>
          </table:table-cell>
          <table:table-cell table:number-columns-repeated="2"/>
        </table:table-row>
        <table:table-row table:style-name="ro1">
          <table:table-cell office:value-type="float" office:value="47">
            <text:p>47</text:p>
          </table:table-cell>
          <table:table-cell office:value-type="float" office:value="2">
            <text:p>2</text:p>
          </table:table-cell>
          <table:table-cell table:formula="of:=INDEX([.G$2:.G$70];[.A25])" office:value-type="string" office:string-value="Hammer Curls">
            <text:p>Hammer Curls</text:p>
          </table:table-cell>
          <table:table-cell table:formula="of:=INDEX([.I$2:.I$7];[.B25])" office:value-type="string" office:string-value="Soft Hand Grip">
            <text:p>Soft Hand Grip</text:p>
          </table:table-cell>
          <table:table-cell table:number-columns-repeated="2"/>
          <table:table-cell office:value-type="string">
            <text:p>Isolation Pulls</text:p>
          </table:table-cell>
          <table:table-cell table:number-columns-repeated="2"/>
        </table:table-row>
        <table:table-row table:style-name="ro1">
          <table:table-cell office:value-type="float" office:value="47">
            <text:p>47</text:p>
          </table:table-cell>
          <table:table-cell office:value-type="float" office:value="6">
            <text:p>6</text:p>
          </table:table-cell>
          <table:table-cell table:formula="of:=INDEX([.G$2:.G$70];[.A26])" office:value-type="string" office:string-value="Hammer Curls">
            <text:p>Hammer Curls</text:p>
          </table:table-cell>
          <table:table-cell table:formula="of:=INDEX([.I$2:.I$7];[.B26])" office:value-type="string" office:string-value="Rubberlution T-Shirt">
            <text:p>Rubberlution T-Shirt</text:p>
          </table:table-cell>
          <table:table-cell table:number-columns-repeated="2"/>
          <table:table-cell office:value-type="string">
            <text:p>Shrugs</text:p>
          </table:table-cell>
          <table:table-cell table:number-columns-repeated="2"/>
        </table:table-row>
        <table:table-row table:style-name="ro1">
          <table:table-cell office:value-type="float" office:value="48">
            <text:p>48</text:p>
          </table:table-cell>
          <table:table-cell office:value-type="float" office:value="2">
            <text:p>2</text:p>
          </table:table-cell>
          <table:table-cell table:formula="of:=INDEX([.G$2:.G$70];[.A27])" office:value-type="string" office:string-value="Alternate Bandbell Curls">
            <text:p>Alternate Bandbell Curls</text:p>
          </table:table-cell>
          <table:table-cell table:formula="of:=INDEX([.I$2:.I$7];[.B27])" office:value-type="string" office:string-value="Soft Hand Grip">
            <text:p>Soft Hand Grip</text:p>
          </table:table-cell>
          <table:table-cell table:number-columns-repeated="2"/>
          <table:table-cell office:value-type="string">
            <text:p>Leg Liberator</text:p>
          </table:table-cell>
          <table:table-cell table:number-columns-repeated="2"/>
        </table:table-row>
        <table:table-row table:style-name="ro1">
          <table:table-cell office:value-type="float" office:value="48">
            <text:p>48</text:p>
          </table:table-cell>
          <table:table-cell office:value-type="float" office:value="4">
            <text:p>4</text:p>
          </table:table-cell>
          <table:table-cell table:formula="of:=INDEX([.G$2:.G$70];[.A28])" office:value-type="string" office:string-value="Alternate Bandbell Curls">
            <text:p>Alternate Bandbell Curls</text:p>
          </table:table-cell>
          <table:table-cell table:formula="of:=INDEX([.I$2:.I$7];[.B28])" office:value-type="string" office:string-value="Door Strap">
            <text:p>Door Strap</text:p>
          </table:table-cell>
          <table:table-cell table:number-columns-repeated="2"/>
          <table:table-cell office:value-type="string">
            <text:p>Back Lubricator</text:p>
          </table:table-cell>
          <table:table-cell table:number-columns-repeated="2"/>
        </table:table-row>
        <table:table-row table:style-name="ro1">
          <table:table-cell office:value-type="float" office:value="48">
            <text:p>48</text:p>
          </table:table-cell>
          <table:table-cell office:value-type="float" office:value="6">
            <text:p>6</text:p>
          </table:table-cell>
          <table:table-cell table:formula="of:=INDEX([.G$2:.G$70];[.A29])" office:value-type="string" office:string-value="Alternate Bandbell Curls">
            <text:p>Alternate Bandbell Curls</text:p>
          </table:table-cell>
          <table:table-cell table:formula="of:=INDEX([.I$2:.I$7];[.B29])" office:value-type="string" office:string-value="Rubberlution T-Shirt">
            <text:p>Rubberlution T-Shirt</text:p>
          </table:table-cell>
          <table:table-cell table:number-columns-repeated="2"/>
          <table:table-cell office:value-type="string">
            <text:p>Loose Arm-ony</text:p>
          </table:table-cell>
          <table:table-cell table:number-columns-repeated="2"/>
        </table:table-row>
        <table:table-row table:style-name="ro1">
          <table:table-cell office:value-type="float" office:value="49">
            <text:p>49</text:p>
          </table:table-cell>
          <table:table-cell office:value-type="float" office:value="2">
            <text:p>2</text:p>
          </table:table-cell>
          <table:table-cell table:formula="of:=INDEX([.G$2:.G$70];[.A30])" office:value-type="string" office:string-value="Concentration Curls">
            <text:p>Concentration Curls</text:p>
          </table:table-cell>
          <table:table-cell table:formula="of:=INDEX([.I$2:.I$7];[.B30])" office:value-type="string" office:string-value="Soft Hand Grip">
            <text:p>Soft Hand Grip</text:p>
          </table:table-cell>
          <table:table-cell table:number-columns-repeated="2"/>
          <table:table-cell office:value-type="string">
            <text:p>Ankle Motionizer</text:p>
          </table:table-cell>
          <table:table-cell table:number-columns-repeated="2"/>
        </table:table-row>
        <table:table-row table:style-name="ro1">
          <table:table-cell office:value-type="float" office:value="49">
            <text:p>49</text:p>
          </table:table-cell>
          <table:table-cell office:value-type="float" office:value="4">
            <text:p>4</text:p>
          </table:table-cell>
          <table:table-cell table:formula="of:=INDEX([.G$2:.G$70];[.A31])" office:value-type="string" office:string-value="Concentration Curls">
            <text:p>Concentration Curls</text:p>
          </table:table-cell>
          <table:table-cell table:formula="of:=INDEX([.I$2:.I$7];[.B31])" office:value-type="string" office:string-value="Door Strap">
            <text:p>Door Strap</text:p>
          </table:table-cell>
          <table:table-cell table:number-columns-repeated="2"/>
          <table:table-cell office:value-type="string">
            <text:p>Relaxalator</text:p>
          </table:table-cell>
          <table:table-cell table:number-columns-repeated="2"/>
        </table:table-row>
        <table:table-row table:style-name="ro1">
          <table:table-cell office:value-type="float" office:value="49">
            <text:p>49</text:p>
          </table:table-cell>
          <table:table-cell office:value-type="float" office:value="6">
            <text:p>6</text:p>
          </table:table-cell>
          <table:table-cell table:formula="of:=INDEX([.G$2:.G$70];[.A32])" office:value-type="string" office:string-value="Concentration Curls">
            <text:p>Concentration Curls</text:p>
          </table:table-cell>
          <table:table-cell table:formula="of:=INDEX([.I$2:.I$7];[.B32])" office:value-type="string" office:string-value="Rubberlution T-Shirt">
            <text:p>Rubberlution T-Shirt</text:p>
          </table:table-cell>
          <table:table-cell table:number-columns-repeated="2"/>
          <table:table-cell office:value-type="string">
            <text:p>Neck Stup</text:p>
          </table:table-cell>
          <table:table-cell table:number-columns-repeated="2"/>
        </table:table-row>
        <table:table-row table:style-name="ro1">
          <table:table-cell office:value-type="float" office:value="36">
            <text:p>36</text:p>
          </table:table-cell>
          <table:table-cell office:value-type="float" office:value="1">
            <text:p>1</text:p>
          </table:table-cell>
          <table:table-cell table:formula="of:=INDEX([.G$2:.G$70];[.A33])" office:value-type="string" office:string-value="Reverse Curls">
            <text:p>Reverse Curls</text:p>
          </table:table-cell>
          <table:table-cell table:formula="of:=INDEX([.I$2:.I$7];[.B33])" office:value-type="string" office:string-value="Bamboo Barbell">
            <text:p>Bamboo Barbell</text:p>
          </table:table-cell>
          <table:table-cell table:number-columns-repeated="2"/>
          <table:table-cell office:value-type="string">
            <text:p>Quad-lity</text:p>
          </table:table-cell>
          <table:table-cell table:number-columns-repeated="2"/>
        </table:table-row>
        <table:table-row table:style-name="ro1">
          <table:table-cell office:value-type="float" office:value="36">
            <text:p>36</text:p>
          </table:table-cell>
          <table:table-cell office:value-type="float" office:value="2">
            <text:p>2</text:p>
          </table:table-cell>
          <table:table-cell table:formula="of:=INDEX([.G$2:.G$70];[.A34])" office:value-type="string" office:string-value="Reverse Curls">
            <text:p>Reverse Curls</text:p>
          </table:table-cell>
          <table:table-cell table:formula="of:=INDEX([.I$2:.I$7];[.B34])" office:value-type="string" office:string-value="Soft Hand Grip">
            <text:p>Soft Hand Grip</text:p>
          </table:table-cell>
          <table:table-cell table:number-columns-repeated="2"/>
          <table:table-cell office:value-type="string">
            <text:p>Wicked Chicken Wing</text:p>
          </table:table-cell>
          <table:table-cell table:number-columns-repeated="2"/>
        </table:table-row>
        <table:table-row table:style-name="ro1">
          <table:table-cell office:value-type="float" office:value="36">
            <text:p>36</text:p>
          </table:table-cell>
          <table:table-cell office:value-type="float" office:value="6">
            <text:p>6</text:p>
          </table:table-cell>
          <table:table-cell table:formula="of:=INDEX([.G$2:.G$70];[.A35])" office:value-type="string" office:string-value="Reverse Curls">
            <text:p>Reverse Curls</text:p>
          </table:table-cell>
          <table:table-cell table:formula="of:=INDEX([.I$2:.I$7];[.B35])" office:value-type="string" office:string-value="Rubberlution T-Shirt">
            <text:p>Rubberlution T-Shirt</text:p>
          </table:table-cell>
          <table:table-cell table:number-columns-repeated="2"/>
          <table:table-cell office:value-type="string">
            <text:p>Crossband Lateral Curls</text:p>
          </table:table-cell>
          <table:table-cell table:number-columns-repeated="2"/>
        </table:table-row>
        <table:table-row table:style-name="ro1">
          <table:table-cell office:value-type="float" office:value="37">
            <text:p>37</text:p>
          </table:table-cell>
          <table:table-cell office:value-type="float" office:value="2">
            <text:p>2</text:p>
          </table:table-cell>
          <table:table-cell table:formula="of:=INDEX([.G$2:.G$70];[.A36])" office:value-type="string" office:string-value="Cableband Curls">
            <text:p>Cableband Curls</text:p>
          </table:table-cell>
          <table:table-cell table:formula="of:=INDEX([.I$2:.I$7];[.B36])" office:value-type="string" office:string-value="Soft Hand Grip">
            <text:p>Soft Hand Grip</text:p>
          </table:table-cell>
          <table:table-cell table:number-columns-repeated="2"/>
          <table:table-cell office:value-type="string">
            <text:p>Bandbell Curls</text:p>
          </table:table-cell>
          <table:table-cell table:number-columns-repeated="2"/>
        </table:table-row>
        <table:table-row table:style-name="ro1">
          <table:table-cell office:value-type="float" office:value="37">
            <text:p>37</text:p>
          </table:table-cell>
          <table:table-cell office:value-type="float" office:value="4">
            <text:p>4</text:p>
          </table:table-cell>
          <table:table-cell table:formula="of:=INDEX([.G$2:.G$70];[.A37])" office:value-type="string" office:string-value="Cableband Curls">
            <text:p>Cableband Curls</text:p>
          </table:table-cell>
          <table:table-cell table:formula="of:=INDEX([.I$2:.I$7];[.B37])" office:value-type="string" office:string-value="Door Strap">
            <text:p>Door Strap</text:p>
          </table:table-cell>
          <table:table-cell table:number-columns-repeated="2"/>
          <table:table-cell office:value-type="string">
            <text:p>Reverse Curls</text:p>
          </table:table-cell>
          <table:table-cell table:number-columns-repeated="2"/>
        </table:table-row>
        <table:table-row table:style-name="ro1">
          <table:table-cell office:value-type="float" office:value="37">
            <text:p>37</text:p>
          </table:table-cell>
          <table:table-cell office:value-type="float" office:value="6">
            <text:p>6</text:p>
          </table:table-cell>
          <table:table-cell table:formula="of:=INDEX([.G$2:.G$70];[.A38])" office:value-type="string" office:string-value="Cableband Curls">
            <text:p>Cableband Curls</text:p>
          </table:table-cell>
          <table:table-cell table:formula="of:=INDEX([.I$2:.I$7];[.B38])" office:value-type="string" office:string-value="Rubberlution T-Shirt">
            <text:p>Rubberlution T-Shirt</text:p>
          </table:table-cell>
          <table:table-cell table:number-columns-repeated="2"/>
          <table:table-cell office:value-type="string">
            <text:p>Cableband Curls</text:p>
          </table:table-cell>
          <table:table-cell table:number-columns-repeated="2"/>
        </table:table-row>
        <table:table-row table:style-name="ro1">
          <table:table-cell office:value-type="float" office:value="34">
            <text:p>34</text:p>
          </table:table-cell>
          <table:table-cell office:value-type="float" office:value="2">
            <text:p>2</text:p>
          </table:table-cell>
          <table:table-cell table:formula="of:=INDEX([.G$2:.G$70];[.A39])" office:value-type="string" office:string-value="Crossband Lateral Curls">
            <text:p>Crossband Lateral Curls</text:p>
          </table:table-cell>
          <table:table-cell table:formula="of:=INDEX([.I$2:.I$7];[.B39])" office:value-type="string" office:string-value="Soft Hand Grip">
            <text:p>Soft Hand Grip</text:p>
          </table:table-cell>
          <table:table-cell table:number-columns-repeated="2"/>
          <table:table-cell office:value-type="string">
            <text:p>Squats</text:p>
          </table:table-cell>
          <table:table-cell table:number-columns-repeated="2"/>
        </table:table-row>
        <table:table-row table:style-name="ro1">
          <table:table-cell office:value-type="float" office:value="34">
            <text:p>34</text:p>
          </table:table-cell>
          <table:table-cell office:value-type="float" office:value="6">
            <text:p>6</text:p>
          </table:table-cell>
          <table:table-cell table:formula="of:=INDEX([.G$2:.G$70];[.A40])" office:value-type="string" office:string-value="Crossband Lateral Curls">
            <text:p>Crossband Lateral Curls</text:p>
          </table:table-cell>
          <table:table-cell table:formula="of:=INDEX([.I$2:.I$7];[.B40])" office:value-type="string" office:string-value="Rubberlution T-Shirt">
            <text:p>Rubberlution T-Shirt</text:p>
          </table:table-cell>
          <table:table-cell table:number-columns-repeated="2"/>
          <table:table-cell office:value-type="string">
            <text:p>Leg Press</text:p>
          </table:table-cell>
          <table:table-cell table:number-columns-repeated="2"/>
        </table:table-row>
        <table:table-row table:style-name="ro1">
          <table:table-cell office:value-type="float" office:value="2">
            <text:p>2</text:p>
          </table:table-cell>
          <table:table-cell office:value-type="float" office:value="1">
            <text:p>1</text:p>
          </table:table-cell>
          <table:table-cell table:formula="of:=INDEX([.G$2:.G$70];[.A41])" office:value-type="string" office:string-value="Lat-Band Pullown">
            <text:p>Lat-Band Pullown</text:p>
          </table:table-cell>
          <table:table-cell table:formula="of:=INDEX([.I$2:.I$7];[.B41])" office:value-type="string" office:string-value="Bamboo Barbell">
            <text:p>Bamboo Barbell</text:p>
          </table:table-cell>
          <table:table-cell table:number-columns-repeated="2"/>
          <table:table-cell office:value-type="string">
            <text:p>Leg Extensions</text:p>
          </table:table-cell>
          <table:table-cell table:number-columns-repeated="2"/>
        </table:table-row>
        <table:table-row table:style-name="ro1">
          <table:table-cell table:number-columns-repeated="2" office:value-type="float" office:value="2">
            <text:p>2</text:p>
          </table:table-cell>
          <table:table-cell table:formula="of:=INDEX([.G$2:.G$70];[.A42])" office:value-type="string" office:string-value="Lat-Band Pullown">
            <text:p>Lat-Band Pullown</text:p>
          </table:table-cell>
          <table:table-cell table:formula="of:=INDEX([.I$2:.I$7];[.B42])" office:value-type="string" office:string-value="Soft Hand Grip">
            <text:p>Soft Hand Grip</text:p>
          </table:table-cell>
          <table:table-cell table:number-columns-repeated="2"/>
          <table:table-cell office:value-type="string">
            <text:p>Good Mornings</text:p>
          </table:table-cell>
          <table:table-cell table:number-columns-repeated="2"/>
        </table:table-row>
        <table:table-row table:style-name="ro1">
          <table:table-cell office:value-type="float" office:value="2">
            <text:p>2</text:p>
          </table:table-cell>
          <table:table-cell office:value-type="float" office:value="4">
            <text:p>4</text:p>
          </table:table-cell>
          <table:table-cell table:formula="of:=INDEX([.G$2:.G$70];[.A43])" office:value-type="string" office:string-value="Lat-Band Pullown">
            <text:p>Lat-Band Pullown</text:p>
          </table:table-cell>
          <table:table-cell table:formula="of:=INDEX([.I$2:.I$7];[.B43])" office:value-type="string" office:string-value="Door Strap">
            <text:p>Door Strap</text:p>
          </table:table-cell>
          <table:table-cell table:number-columns-repeated="2"/>
          <table:table-cell office:value-type="string">
            <text:p>Straight Leg Deadlift</text:p>
          </table:table-cell>
          <table:table-cell table:number-columns-repeated="2"/>
        </table:table-row>
        <table:table-row table:style-name="ro1">
          <table:table-cell office:value-type="float" office:value="2">
            <text:p>2</text:p>
          </table:table-cell>
          <table:table-cell office:value-type="float" office:value="6">
            <text:p>6</text:p>
          </table:table-cell>
          <table:table-cell table:formula="of:=INDEX([.G$2:.G$70];[.A44])" office:value-type="string" office:string-value="Lat-Band Pullown">
            <text:p>Lat-Band Pullown</text:p>
          </table:table-cell>
          <table:table-cell table:formula="of:=INDEX([.I$2:.I$7];[.B44])" office:value-type="string" office:string-value="Rubberlution T-Shirt">
            <text:p>Rubberlution T-Shirt</text:p>
          </table:table-cell>
          <table:table-cell table:number-columns-repeated="2"/>
          <table:table-cell office:value-type="string">
            <text:p>Leg Curls</text:p>
          </table:table-cell>
          <table:table-cell table:number-columns-repeated="2"/>
        </table:table-row>
        <table:table-row table:style-name="ro1">
          <table:table-cell office:value-type="float" office:value="3">
            <text:p>3</text:p>
          </table:table-cell>
          <table:table-cell office:value-type="float" office:value="1">
            <text:p>1</text:p>
          </table:table-cell>
          <table:table-cell table:formula="of:=INDEX([.G$2:.G$70];[.A45])" office:value-type="string" office:string-value="Seated Band Rows">
            <text:p>Seated Band Rows</text:p>
          </table:table-cell>
          <table:table-cell table:formula="of:=INDEX([.I$2:.I$7];[.B45])" office:value-type="string" office:string-value="Bamboo Barbell">
            <text:p>Bamboo Barbell</text:p>
          </table:table-cell>
          <table:table-cell table:number-columns-repeated="2"/>
          <table:table-cell office:value-type="string">
            <text:p>Calf Raises</text:p>
          </table:table-cell>
          <table:table-cell table:number-columns-repeated="2"/>
        </table:table-row>
        <table:table-row table:style-name="ro1">
          <table:table-cell office:value-type="float" office:value="3">
            <text:p>3</text:p>
          </table:table-cell>
          <table:table-cell office:value-type="float" office:value="2">
            <text:p>2</text:p>
          </table:table-cell>
          <table:table-cell table:formula="of:=INDEX([.G$2:.G$70];[.A46])" office:value-type="string" office:string-value="Seated Band Rows">
            <text:p>Seated Band Rows</text:p>
          </table:table-cell>
          <table:table-cell table:formula="of:=INDEX([.I$2:.I$7];[.B46])" office:value-type="string" office:string-value="Soft Hand Grip">
            <text:p>Soft Hand Grip</text:p>
          </table:table-cell>
          <table:table-cell table:number-columns-repeated="2"/>
          <table:table-cell office:value-type="string">
            <text:p>Hip Abductor/Adductor</text:p>
          </table:table-cell>
          <table:table-cell table:number-columns-repeated="2"/>
        </table:table-row>
        <table:table-row table:style-name="ro1">
          <table:table-cell office:value-type="float" office:value="3">
            <text:p>3</text:p>
          </table:table-cell>
          <table:table-cell office:value-type="float" office:value="4">
            <text:p>4</text:p>
          </table:table-cell>
          <table:table-cell table:formula="of:=INDEX([.G$2:.G$70];[.A47])" office:value-type="string" office:string-value="Seated Band Rows">
            <text:p>Seated Band Rows</text:p>
          </table:table-cell>
          <table:table-cell table:formula="of:=INDEX([.I$2:.I$7];[.B47])" office:value-type="string" office:string-value="Door Strap">
            <text:p>Door Strap</text:p>
          </table:table-cell>
          <table:table-cell table:number-columns-repeated="2"/>
          <table:table-cell office:value-type="string">
            <text:p>Lunges</text:p>
          </table:table-cell>
          <table:table-cell table:number-columns-repeated="2"/>
        </table:table-row>
        <table:table-row table:style-name="ro1">
          <table:table-cell office:value-type="float" office:value="3">
            <text:p>3</text:p>
          </table:table-cell>
          <table:table-cell office:value-type="float" office:value="6">
            <text:p>6</text:p>
          </table:table-cell>
          <table:table-cell table:formula="of:=INDEX([.G$2:.G$70];[.A48])" office:value-type="string" office:string-value="Seated Band Rows">
            <text:p>Seated Band Rows</text:p>
          </table:table-cell>
          <table:table-cell table:formula="of:=INDEX([.I$2:.I$7];[.B48])" office:value-type="string" office:string-value="Rubberlution T-Shirt">
            <text:p>Rubberlution T-Shirt</text:p>
          </table:table-cell>
          <table:table-cell table:number-columns-repeated="2"/>
          <table:table-cell office:value-type="string">
            <text:p>Hammer Curls</text:p>
          </table:table-cell>
          <table:table-cell table:number-columns-repeated="2"/>
        </table:table-row>
        <table:table-row table:style-name="ro1">
          <table:table-cell office:value-type="float" office:value="4">
            <text:p>4</text:p>
          </table:table-cell>
          <table:table-cell office:value-type="float" office:value="1">
            <text:p>1</text:p>
          </table:table-cell>
          <table:table-cell table:formula="of:=INDEX([.G$2:.G$70];[.A49])" office:value-type="string" office:string-value="Bent Over Band-Rows">
            <text:p>Bent Over Band-Rows</text:p>
          </table:table-cell>
          <table:table-cell table:formula="of:=INDEX([.I$2:.I$7];[.B49])" office:value-type="string" office:string-value="Bamboo Barbell">
            <text:p>Bamboo Barbell</text:p>
          </table:table-cell>
          <table:table-cell table:number-columns-repeated="2"/>
          <table:table-cell office:value-type="string">
            <text:p>Alternate Bandbell Curls</text:p>
          </table:table-cell>
          <table:table-cell table:number-columns-repeated="2"/>
        </table:table-row>
        <table:table-row table:style-name="ro1">
          <table:table-cell office:value-type="float" office:value="4">
            <text:p>4</text:p>
          </table:table-cell>
          <table:table-cell office:value-type="float" office:value="2">
            <text:p>2</text:p>
          </table:table-cell>
          <table:table-cell table:formula="of:=INDEX([.G$2:.G$70];[.A50])" office:value-type="string" office:string-value="Bent Over Band-Rows">
            <text:p>Bent Over Band-Rows</text:p>
          </table:table-cell>
          <table:table-cell table:formula="of:=INDEX([.I$2:.I$7];[.B50])" office:value-type="string" office:string-value="Soft Hand Grip">
            <text:p>Soft Hand Grip</text:p>
          </table:table-cell>
          <table:table-cell table:number-columns-repeated="2"/>
          <table:table-cell office:value-type="string">
            <text:p>Concentration Curls</text:p>
          </table:table-cell>
          <table:table-cell table:number-columns-repeated="2"/>
        </table:table-row>
        <table:table-row table:style-name="ro1">
          <table:table-cell table:number-columns-repeated="2" office:value-type="float" office:value="4">
            <text:p>4</text:p>
          </table:table-cell>
          <table:table-cell table:formula="of:=INDEX([.G$2:.G$70];[.A51])" office:value-type="string" office:string-value="Bent Over Band-Rows">
            <text:p>Bent Over Band-Rows</text:p>
          </table:table-cell>
          <table:table-cell table:formula="of:=INDEX([.I$2:.I$7];[.B51])" office:value-type="string" office:string-value="Door Strap">
            <text:p>Door Strap</text:p>
          </table:table-cell>
          <table:table-cell table:number-columns-repeated="2"/>
          <table:table-cell office:value-type="string">
            <text:p>Incline Bench Press</text:p>
          </table:table-cell>
          <table:table-cell table:number-columns-repeated="2"/>
        </table:table-row>
        <table:table-row table:style-name="ro1">
          <table:table-cell office:value-type="float" office:value="4">
            <text:p>4</text:p>
          </table:table-cell>
          <table:table-cell office:value-type="float" office:value="6">
            <text:p>6</text:p>
          </table:table-cell>
          <table:table-cell table:formula="of:=INDEX([.G$2:.G$70];[.A52])" office:value-type="string" office:string-value="Bent Over Band-Rows">
            <text:p>Bent Over Band-Rows</text:p>
          </table:table-cell>
          <table:table-cell table:formula="of:=INDEX([.I$2:.I$7];[.B52])" office:value-type="string" office:string-value="Rubberlution T-Shirt">
            <text:p>Rubberlution T-Shirt</text:p>
          </table:table-cell>
          <table:table-cell table:number-columns-repeated="2"/>
          <table:table-cell office:value-type="string">
            <text:p>Decline Bench Press</text:p>
          </table:table-cell>
          <table:table-cell table:number-columns-repeated="2"/>
        </table:table-row>
        <table:table-row table:style-name="ro1">
          <table:table-cell office:value-type="float" office:value="5">
            <text:p>5</text:p>
          </table:table-cell>
          <table:table-cell office:value-type="float" office:value="1">
            <text:p>1</text:p>
          </table:table-cell>
          <table:table-cell table:formula="of:=INDEX([.G$2:.G$70];[.A53])" office:value-type="string" office:string-value="Straight Arm Pulldowns">
            <text:p>Straight Arm Pulldowns</text:p>
          </table:table-cell>
          <table:table-cell table:formula="of:=INDEX([.I$2:.I$7];[.B53])" office:value-type="string" office:string-value="Bamboo Barbell">
            <text:p>Bamboo Barbell</text:p>
          </table:table-cell>
          <table:table-cell table:number-columns-repeated="2"/>
          <table:table-cell office:value-type="string">
            <text:p>Push Up Press</text:p>
          </table:table-cell>
          <table:table-cell table:number-columns-repeated="2"/>
        </table:table-row>
        <table:table-row table:style-name="ro1">
          <table:table-cell office:value-type="float" office:value="5">
            <text:p>5</text:p>
          </table:table-cell>
          <table:table-cell office:value-type="float" office:value="2">
            <text:p>2</text:p>
          </table:table-cell>
          <table:table-cell table:formula="of:=INDEX([.G$2:.G$70];[.A54])" office:value-type="string" office:string-value="Straight Arm Pulldowns">
            <text:p>Straight Arm Pulldowns</text:p>
          </table:table-cell>
          <table:table-cell table:formula="of:=INDEX([.I$2:.I$7];[.B54])" office:value-type="string" office:string-value="Soft Hand Grip">
            <text:p>Soft Hand Grip</text:p>
          </table:table-cell>
          <table:table-cell table:number-columns-repeated="2"/>
          <table:table-cell office:value-type="string">
            <text:p>Flyes</text:p>
          </table:table-cell>
          <table:table-cell table:number-columns-repeated="2"/>
        </table:table-row>
        <table:table-row table:style-name="ro1">
          <table:table-cell office:value-type="float" office:value="5">
            <text:p>5</text:p>
          </table:table-cell>
          <table:table-cell office:value-type="float" office:value="4">
            <text:p>4</text:p>
          </table:table-cell>
          <table:table-cell table:formula="of:=INDEX([.G$2:.G$70];[.A55])" office:value-type="string" office:string-value="Straight Arm Pulldowns">
            <text:p>Straight Arm Pulldowns</text:p>
          </table:table-cell>
          <table:table-cell table:formula="of:=INDEX([.I$2:.I$7];[.B55])" office:value-type="string" office:string-value="Door Strap">
            <text:p>Door Strap</text:p>
          </table:table-cell>
          <table:table-cell table:number-columns-repeated="2"/>
          <table:table-cell office:value-type="string">
            <text:p>Pull Over</text:p>
          </table:table-cell>
          <table:table-cell table:number-columns-repeated="2"/>
        </table:table-row>
        <table:table-row table:style-name="ro1">
          <table:table-cell office:value-type="float" office:value="5">
            <text:p>5</text:p>
          </table:table-cell>
          <table:table-cell office:value-type="float" office:value="6">
            <text:p>6</text:p>
          </table:table-cell>
          <table:table-cell table:formula="of:=INDEX([.G$2:.G$70];[.A56])" office:value-type="string" office:string-value="Straight Arm Pulldowns">
            <text:p>Straight Arm Pulldowns</text:p>
          </table:table-cell>
          <table:table-cell table:formula="of:=INDEX([.I$2:.I$7];[.B56])" office:value-type="string" office:string-value="Rubberlution T-Shirt">
            <text:p>Rubberlution T-Shirt</text:p>
          </table:table-cell>
          <table:table-cell table:number-columns-repeated="2"/>
          <table:table-cell office:value-type="string">
            <text:p>Flat Bench Press</text:p>
          </table:table-cell>
          <table:table-cell table:number-columns-repeated="2"/>
        </table:table-row>
        <table:table-row table:style-name="ro1">
          <table:table-cell office:value-type="float" office:value="6">
            <text:p>6</text:p>
          </table:table-cell>
          <table:table-cell office:value-type="float" office:value="2">
            <text:p>2</text:p>
          </table:table-cell>
          <table:table-cell table:formula="of:=INDEX([.G$2:.G$70];[.A57])" office:value-type="string" office:string-value="Reverse Flyes">
            <text:p>Reverse Flyes</text:p>
          </table:table-cell>
          <table:table-cell table:formula="of:=INDEX([.I$2:.I$7];[.B57])" office:value-type="string" office:string-value="Soft Hand Grip">
            <text:p>Soft Hand Grip</text:p>
          </table:table-cell>
          <table:table-cell table:number-columns-repeated="2"/>
          <table:table-cell office:value-type="string">
            <text:p>Superman</text:p>
          </table:table-cell>
          <table:table-cell table:number-columns-repeated="2"/>
        </table:table-row>
        <table:table-row table:style-name="ro1">
          <table:table-cell office:value-type="float" office:value="6">
            <text:p>6</text:p>
          </table:table-cell>
          <table:table-cell office:value-type="float" office:value="4">
            <text:p>4</text:p>
          </table:table-cell>
          <table:table-cell table:formula="of:=INDEX([.G$2:.G$70];[.A58])" office:value-type="string" office:string-value="Reverse Flyes">
            <text:p>Reverse Flyes</text:p>
          </table:table-cell>
          <table:table-cell table:formula="of:=INDEX([.I$2:.I$7];[.B58])" office:value-type="string" office:string-value="Door Strap">
            <text:p>Door Strap</text:p>
          </table:table-cell>
          <table:table-cell table:number-columns-repeated="2"/>
          <table:table-cell office:value-type="string">
            <text:p>Twist</text:p>
          </table:table-cell>
          <table:table-cell table:number-columns-repeated="2"/>
        </table:table-row>
        <table:table-row table:style-name="ro1">
          <table:table-cell office:value-type="float" office:value="6">
            <text:p>6</text:p>
          </table:table-cell>
          <table:table-cell office:value-type="float" office:value="5">
            <text:p>5</text:p>
          </table:table-cell>
          <table:table-cell table:formula="of:=INDEX([.G$2:.G$70];[.A59])" office:value-type="string" office:string-value="Reverse Flyes">
            <text:p>Reverse Flyes</text:p>
          </table:table-cell>
          <table:table-cell table:formula="of:=INDEX([.I$2:.I$7];[.B59])" office:value-type="string" office:string-value="Hand Strap">
            <text:p>Hand Strap</text:p>
          </table:table-cell>
          <table:table-cell table:number-columns-repeated="2"/>
          <table:table-cell office:value-type="string">
            <text:p>Woodchopper</text:p>
          </table:table-cell>
          <table:table-cell table:number-columns-repeated="2"/>
        </table:table-row>
        <table:table-row table:style-name="ro1">
          <table:table-cell table:number-columns-repeated="2" office:value-type="float" office:value="6">
            <text:p>6</text:p>
          </table:table-cell>
          <table:table-cell table:formula="of:=INDEX([.G$2:.G$70];[.A60])" office:value-type="string" office:string-value="Reverse Flyes">
            <text:p>Reverse Flyes</text:p>
          </table:table-cell>
          <table:table-cell table:formula="of:=INDEX([.I$2:.I$7];[.B60])" office:value-type="string" office:string-value="Rubberlution T-Shirt">
            <text:p>Rubberlution T-Shirt</text:p>
          </table:table-cell>
          <table:table-cell table:number-columns-repeated="2"/>
          <table:table-cell office:value-type="string">
            <text:p>Side Bend</text:p>
          </table:table-cell>
          <table:table-cell table:number-columns-repeated="2"/>
        </table:table-row>
        <table:table-row table:style-name="ro1">
          <table:table-cell office:value-type="float" office:value="7">
            <text:p>7</text:p>
          </table:table-cell>
          <table:table-cell office:value-type="float" office:value="1">
            <text:p>1</text:p>
          </table:table-cell>
          <table:table-cell table:formula="of:=INDEX([.G$2:.G$70];[.A61])" office:value-type="string" office:string-value="Deadlift">
            <text:p>Deadlift</text:p>
          </table:table-cell>
          <table:table-cell table:formula="of:=INDEX([.I$2:.I$7];[.B61])" office:value-type="string" office:string-value="Bamboo Barbell">
            <text:p>Bamboo Barbell</text:p>
          </table:table-cell>
          <table:table-cell table:number-columns-repeated="2"/>
          <table:table-cell office:value-type="string">
            <text:p>Side Bridge</text:p>
          </table:table-cell>
          <table:table-cell table:number-columns-repeated="2"/>
        </table:table-row>
        <table:table-row table:style-name="ro1">
          <table:table-cell office:value-type="float" office:value="7">
            <text:p>7</text:p>
          </table:table-cell>
          <table:table-cell office:value-type="float" office:value="2">
            <text:p>2</text:p>
          </table:table-cell>
          <table:table-cell table:formula="of:=INDEX([.G$2:.G$70];[.A62])" office:value-type="string" office:string-value="Deadlift">
            <text:p>Deadlift</text:p>
          </table:table-cell>
          <table:table-cell table:formula="of:=INDEX([.I$2:.I$7];[.B62])" office:value-type="string" office:string-value="Soft Hand Grip">
            <text:p>Soft Hand Grip</text:p>
          </table:table-cell>
          <table:table-cell table:number-columns-repeated="2"/>
          <table:table-cell office:value-type="string">
            <text:p>Obliquatory</text:p>
          </table:table-cell>
          <table:table-cell table:number-columns-repeated="2"/>
        </table:table-row>
        <table:table-row table:style-name="ro1">
          <table:table-cell office:value-type="float" office:value="7">
            <text:p>7</text:p>
          </table:table-cell>
          <table:table-cell office:value-type="float" office:value="6">
            <text:p>6</text:p>
          </table:table-cell>
          <table:table-cell table:formula="of:=INDEX([.G$2:.G$70];[.A63])" office:value-type="string" office:string-value="Deadlift">
            <text:p>Deadlift</text:p>
          </table:table-cell>
          <table:table-cell table:formula="of:=INDEX([.I$2:.I$7];[.B63])" office:value-type="string" office:string-value="Rubberlution T-Shirt">
            <text:p>Rubberlution T-Shirt</text:p>
          </table:table-cell>
          <table:table-cell table:number-columns-repeated="2"/>
          <table:table-cell office:value-type="string">
            <text:p>Plank</text:p>
          </table:table-cell>
          <table:table-cell table:number-columns-repeated="2"/>
        </table:table-row>
        <table:table-row table:style-name="ro1">
          <table:table-cell office:value-type="float" office:value="9">
            <text:p>9</text:p>
          </table:table-cell>
          <table:table-cell office:value-type="float" office:value="1">
            <text:p>1</text:p>
          </table:table-cell>
          <table:table-cell table:formula="of:=INDEX([.G$2:.G$70];[.A64])" office:value-type="string" office:string-value="Tricep Pushdown">
            <text:p>Tricep Pushdown</text:p>
          </table:table-cell>
          <table:table-cell table:formula="of:=INDEX([.I$2:.I$7];[.B64])" office:value-type="string" office:string-value="Bamboo Barbell">
            <text:p>Bamboo Barbell</text:p>
          </table:table-cell>
          <table:table-cell table:number-columns-repeated="2"/>
          <table:table-cell office:value-type="string">
            <text:p>Raise</text:p>
          </table:table-cell>
          <table:table-cell table:number-columns-repeated="2"/>
        </table:table-row>
        <table:table-row table:style-name="ro1">
          <table:table-cell office:value-type="float" office:value="9">
            <text:p>9</text:p>
          </table:table-cell>
          <table:table-cell office:value-type="float" office:value="2">
            <text:p>2</text:p>
          </table:table-cell>
          <table:table-cell table:formula="of:=INDEX([.G$2:.G$70];[.A65])" office:value-type="string" office:string-value="Tricep Pushdown">
            <text:p>Tricep Pushdown</text:p>
          </table:table-cell>
          <table:table-cell table:formula="of:=INDEX([.I$2:.I$7];[.B65])" office:value-type="string" office:string-value="Soft Hand Grip">
            <text:p>Soft Hand Grip</text:p>
          </table:table-cell>
          <table:table-cell table:number-columns-repeated="2"/>
          <table:table-cell office:value-type="string">
            <text:p>Roll</text:p>
          </table:table-cell>
          <table:table-cell table:number-columns-repeated="2"/>
        </table:table-row>
        <table:table-row table:style-name="ro1">
          <table:table-cell office:value-type="float" office:value="9">
            <text:p>9</text:p>
          </table:table-cell>
          <table:table-cell office:value-type="float" office:value="4">
            <text:p>4</text:p>
          </table:table-cell>
          <table:table-cell table:formula="of:=INDEX([.G$2:.G$70];[.A66])" office:value-type="string" office:string-value="Tricep Pushdown">
            <text:p>Tricep Pushdown</text:p>
          </table:table-cell>
          <table:table-cell table:formula="of:=INDEX([.I$2:.I$7];[.B66])" office:value-type="string" office:string-value="Door Strap">
            <text:p>Door Strap</text:p>
          </table:table-cell>
          <table:table-cell table:number-columns-repeated="2"/>
          <table:table-cell office:value-type="string">
            <text:p>Hyperextension</text:p>
          </table:table-cell>
          <table:table-cell table:number-columns-repeated="2"/>
        </table:table-row>
        <table:table-row table:style-name="ro1">
          <table:table-cell office:value-type="float" office:value="9">
            <text:p>9</text:p>
          </table:table-cell>
          <table:table-cell office:value-type="float" office:value="6">
            <text:p>6</text:p>
          </table:table-cell>
          <table:table-cell table:formula="of:=INDEX([.G$2:.G$70];[.A67])" office:value-type="string" office:string-value="Tricep Pushdown">
            <text:p>Tricep Pushdown</text:p>
          </table:table-cell>
          <table:table-cell table:formula="of:=INDEX([.I$2:.I$7];[.B67])" office:value-type="string" office:string-value="Rubberlution T-Shirt">
            <text:p>Rubberlution T-Shirt</text:p>
          </table:table-cell>
          <table:table-cell table:number-columns-repeated="2"/>
          <table:table-cell office:value-type="string">
            <text:p>Aligner</text:p>
          </table:table-cell>
          <table:table-cell table:number-columns-repeated="2"/>
        </table:table-row>
        <table:table-row table:style-name="ro1">
          <table:table-cell office:value-type="float" office:value="8">
            <text:p>8</text:p>
          </table:table-cell>
          <table:table-cell office:value-type="float" office:value="2">
            <text:p>2</text:p>
          </table:table-cell>
          <table:table-cell table:formula="of:=INDEX([.G$2:.G$70];[.A68])" office:value-type="string" office:string-value="Kickbacks">
            <text:p>Kickbacks</text:p>
          </table:table-cell>
          <table:table-cell table:formula="of:=INDEX([.I$2:.I$7];[.B68])" office:value-type="string" office:string-value="Soft Hand Grip">
            <text:p>Soft Hand Grip</text:p>
          </table:table-cell>
          <table:table-cell table:number-columns-repeated="2"/>
          <table:table-cell office:value-type="string">
            <text:p>Bicycle</text:p>
          </table:table-cell>
          <table:table-cell table:number-columns-repeated="2"/>
        </table:table-row>
        <table:table-row table:style-name="ro1">
          <table:table-cell office:value-type="float" office:value="8">
            <text:p>8</text:p>
          </table:table-cell>
          <table:table-cell office:value-type="float" office:value="4">
            <text:p>4</text:p>
          </table:table-cell>
          <table:table-cell table:formula="of:=INDEX([.G$2:.G$70];[.A69])" office:value-type="string" office:string-value="Kickbacks">
            <text:p>Kickbacks</text:p>
          </table:table-cell>
          <table:table-cell table:formula="of:=INDEX([.I$2:.I$7];[.B69])" office:value-type="string" office:string-value="Door Strap">
            <text:p>Door Strap</text:p>
          </table:table-cell>
          <table:table-cell table:number-columns-repeated="2"/>
          <table:table-cell office:value-type="string">
            <text:p>Crunch</text:p>
          </table:table-cell>
          <table:table-cell table:number-columns-repeated="2"/>
        </table:table-row>
        <table:table-row table:style-name="ro1">
          <table:table-cell office:value-type="float" office:value="8">
            <text:p>8</text:p>
          </table:table-cell>
          <table:table-cell office:value-type="float" office:value="6">
            <text:p>6</text:p>
          </table:table-cell>
          <table:table-cell table:formula="of:=INDEX([.G$2:.G$70];[.A70])" office:value-type="string" office:string-value="Kickbacks">
            <text:p>Kickbacks</text:p>
          </table:table-cell>
          <table:table-cell table:formula="of:=INDEX([.I$2:.I$7];[.B70])" office:value-type="string" office:string-value="Rubberlution T-Shirt">
            <text:p>Rubberlution T-Shirt</text:p>
          </table:table-cell>
          <table:table-cell table:number-columns-repeated="2"/>
          <table:table-cell office:value-type="string">
            <text:p>Squeeze</text:p>
          </table:table-cell>
          <table:table-cell table:number-columns-repeated="2"/>
        </table:table-row>
        <table:table-row table:style-name="ro1">
          <table:table-cell table:number-columns-repeated="2" office:value-type="float" office:value="1">
            <text:p>1</text:p>
          </table:table-cell>
          <table:table-cell table:formula="of:=INDEX([.G$2:.G$70];[.A71])" office:value-type="string" office:string-value="Horizontal Extensions">
            <text:p>Horizontal Extensions</text:p>
          </table:table-cell>
          <table:table-cell table:formula="of:=INDEX([.I$2:.I$7];[.B71])" office:value-type="string" office:string-value="Bamboo Barbell">
            <text:p>Bamboo Barbell</text:p>
          </table:table-cell>
          <table:table-cell table:number-columns-repeated="5"/>
        </table:table-row>
        <table:table-row table:style-name="ro1">
          <table:table-cell office:value-type="float" office:value="1">
            <text:p>1</text:p>
          </table:table-cell>
          <table:table-cell office:value-type="float" office:value="2">
            <text:p>2</text:p>
          </table:table-cell>
          <table:table-cell table:formula="of:=INDEX([.G$2:.G$70];[.A72])" office:value-type="string" office:string-value="Horizontal Extensions">
            <text:p>Horizontal Extensions</text:p>
          </table:table-cell>
          <table:table-cell table:formula="of:=INDEX([.I$2:.I$7];[.B72])" office:value-type="string" office:string-value="Soft Hand Grip">
            <text:p>Soft Hand Grip</text:p>
          </table:table-cell>
          <table:table-cell table:number-columns-repeated="5"/>
        </table:table-row>
        <table:table-row table:style-name="ro1">
          <table:table-cell office:value-type="float" office:value="1">
            <text:p>1</text:p>
          </table:table-cell>
          <table:table-cell office:value-type="float" office:value="4">
            <text:p>4</text:p>
          </table:table-cell>
          <table:table-cell table:formula="of:=INDEX([.G$2:.G$70];[.A73])" office:value-type="string" office:string-value="Horizontal Extensions">
            <text:p>Horizontal Extensions</text:p>
          </table:table-cell>
          <table:table-cell table:formula="of:=INDEX([.I$2:.I$7];[.B73])" office:value-type="string" office:string-value="Door Strap">
            <text:p>Door Strap</text:p>
          </table:table-cell>
          <table:table-cell table:number-columns-repeated="5"/>
        </table:table-row>
        <table:table-row table:style-name="ro1">
          <table:table-cell office:value-type="float" office:value="1">
            <text:p>1</text:p>
          </table:table-cell>
          <table:table-cell office:value-type="float" office:value="6">
            <text:p>6</text:p>
          </table:table-cell>
          <table:table-cell table:formula="of:=INDEX([.G$2:.G$70];[.A74])" office:value-type="string" office:string-value="Horizontal Extensions">
            <text:p>Horizontal Extensions</text:p>
          </table:table-cell>
          <table:table-cell table:formula="of:=INDEX([.I$2:.I$7];[.B74])" office:value-type="string" office:string-value="Rubberlution T-Shirt">
            <text:p>Rubberlution T-Shirt</text:p>
          </table:table-cell>
          <table:table-cell table:number-columns-repeated="5"/>
        </table:table-row>
        <table:table-row table:style-name="ro1">
          <table:table-cell office:value-type="float" office:value="11">
            <text:p>11</text:p>
          </table:table-cell>
          <table:table-cell office:value-type="float" office:value="1">
            <text:p>1</text:p>
          </table:table-cell>
          <table:table-cell table:formula="of:=INDEX([.G$2:.G$70];[.A75])" office:value-type="string" office:string-value="Animals">
            <text:p>Animals</text:p>
          </table:table-cell>
          <table:table-cell table:formula="of:=INDEX([.I$2:.I$7];[.B75])" office:value-type="string" office:string-value="Bamboo Barbell">
            <text:p>Bamboo Barbell</text:p>
          </table:table-cell>
          <table:table-cell table:number-columns-repeated="5"/>
        </table:table-row>
        <table:table-row table:style-name="ro1">
          <table:table-cell office:value-type="float" office:value="11">
            <text:p>11</text:p>
          </table:table-cell>
          <table:table-cell office:value-type="float" office:value="2">
            <text:p>2</text:p>
          </table:table-cell>
          <table:table-cell table:formula="of:=INDEX([.G$2:.G$70];[.A76])" office:value-type="string" office:string-value="Animals">
            <text:p>Animals</text:p>
          </table:table-cell>
          <table:table-cell table:formula="of:=INDEX([.I$2:.I$7];[.B76])" office:value-type="string" office:string-value="Soft Hand Grip">
            <text:p>Soft Hand Grip</text:p>
          </table:table-cell>
          <table:table-cell table:number-columns-repeated="5"/>
        </table:table-row>
        <table:table-row table:style-name="ro1">
          <table:table-cell office:value-type="float" office:value="11">
            <text:p>11</text:p>
          </table:table-cell>
          <table:table-cell office:value-type="float" office:value="4">
            <text:p>4</text:p>
          </table:table-cell>
          <table:table-cell table:formula="of:=INDEX([.G$2:.G$70];[.A77])" office:value-type="string" office:string-value="Animals">
            <text:p>Animals</text:p>
          </table:table-cell>
          <table:table-cell table:formula="of:=INDEX([.I$2:.I$7];[.B77])" office:value-type="string" office:string-value="Door Strap">
            <text:p>Door Strap</text:p>
          </table:table-cell>
          <table:table-cell table:number-columns-repeated="5"/>
        </table:table-row>
        <table:table-row table:style-name="ro1">
          <table:table-cell office:value-type="float" office:value="11">
            <text:p>11</text:p>
          </table:table-cell>
          <table:table-cell office:value-type="float" office:value="6">
            <text:p>6</text:p>
          </table:table-cell>
          <table:table-cell table:formula="of:=INDEX([.G$2:.G$70];[.A78])" office:value-type="string" office:string-value="Animals">
            <text:p>Animals</text:p>
          </table:table-cell>
          <table:table-cell table:formula="of:=INDEX([.I$2:.I$7];[.B78])" office:value-type="string" office:string-value="Rubberlution T-Shirt">
            <text:p>Rubberlution T-Shirt</text:p>
          </table:table-cell>
          <table:table-cell table:number-columns-repeated="5"/>
        </table:table-row>
        <table:table-row table:style-name="ro1">
          <table:table-cell office:value-type="float" office:value="12">
            <text:p>12</text:p>
          </table:table-cell>
          <table:table-cell office:value-type="float" office:value="6">
            <text:p>6</text:p>
          </table:table-cell>
          <table:table-cell table:formula="of:=INDEX([.G$2:.G$70];[.A79])" office:value-type="string" office:string-value="Close Grip Push-Up Press">
            <text:p>Close Grip Push-Up Press</text:p>
          </table:table-cell>
          <table:table-cell table:formula="of:=INDEX([.I$2:.I$7];[.B79])" office:value-type="string" office:string-value="Rubberlution T-Shirt">
            <text:p>Rubberlution T-Shirt</text:p>
          </table:table-cell>
          <table:table-cell table:number-columns-repeated="5"/>
        </table:table-row>
        <table:table-row table:style-name="ro1">
          <table:table-cell office:value-type="float" office:value="14">
            <text:p>14</text:p>
          </table:table-cell>
          <table:table-cell office:value-type="float" office:value="1">
            <text:p>1</text:p>
          </table:table-cell>
          <table:table-cell table:formula="of:=INDEX([.G$2:.G$70];[.A80])" office:value-type="string" office:string-value="Vertical Extensions">
            <text:p>Vertical Extensions</text:p>
          </table:table-cell>
          <table:table-cell table:formula="of:=INDEX([.I$2:.I$7];[.B80])" office:value-type="string" office:string-value="Bamboo Barbell">
            <text:p>Bamboo Barbell</text:p>
          </table:table-cell>
          <table:table-cell table:number-columns-repeated="5"/>
        </table:table-row>
        <table:table-row table:style-name="ro1">
          <table:table-cell office:value-type="float" office:value="14">
            <text:p>14</text:p>
          </table:table-cell>
          <table:table-cell office:value-type="float" office:value="2">
            <text:p>2</text:p>
          </table:table-cell>
          <table:table-cell table:formula="of:=INDEX([.G$2:.G$70];[.A81])" office:value-type="string" office:string-value="Vertical Extensions">
            <text:p>Vertical Extensions</text:p>
          </table:table-cell>
          <table:table-cell table:formula="of:=INDEX([.I$2:.I$7];[.B81])" office:value-type="string" office:string-value="Soft Hand Grip">
            <text:p>Soft Hand Grip</text:p>
          </table:table-cell>
          <table:table-cell table:number-columns-repeated="5"/>
        </table:table-row>
        <table:table-row table:style-name="ro1">
          <table:table-cell office:value-type="float" office:value="14">
            <text:p>14</text:p>
          </table:table-cell>
          <table:table-cell office:value-type="float" office:value="6">
            <text:p>6</text:p>
          </table:table-cell>
          <table:table-cell table:formula="of:=INDEX([.G$2:.G$70];[.A82])" office:value-type="string" office:string-value="Vertical Extensions">
            <text:p>Vertical Extensions</text:p>
          </table:table-cell>
          <table:table-cell table:formula="of:=INDEX([.I$2:.I$7];[.B82])" office:value-type="string" office:string-value="Rubberlution T-Shirt">
            <text:p>Rubberlution T-Shirt</text:p>
          </table:table-cell>
          <table:table-cell table:number-columns-repeated="5"/>
        </table:table-row>
        <table:table-row table:style-name="ro1">
          <table:table-cell office:value-type="float" office:value="15">
            <text:p>15</text:p>
          </table:table-cell>
          <table:table-cell office:value-type="float" office:value="1">
            <text:p>1</text:p>
          </table:table-cell>
          <table:table-cell table:formula="of:=INDEX([.G$2:.G$70];[.A83])" office:value-type="string" office:string-value="Overhead Extensions">
            <text:p>Overhead Extensions</text:p>
          </table:table-cell>
          <table:table-cell table:formula="of:=INDEX([.I$2:.I$7];[.B83])" office:value-type="string" office:string-value="Bamboo Barbell">
            <text:p>Bamboo Barbell</text:p>
          </table:table-cell>
          <table:table-cell table:number-columns-repeated="5"/>
        </table:table-row>
        <table:table-row table:style-name="ro1">
          <table:table-cell office:value-type="float" office:value="15">
            <text:p>15</text:p>
          </table:table-cell>
          <table:table-cell office:value-type="float" office:value="2">
            <text:p>2</text:p>
          </table:table-cell>
          <table:table-cell table:formula="of:=INDEX([.G$2:.G$70];[.A84])" office:value-type="string" office:string-value="Overhead Extensions">
            <text:p>Overhead Extensions</text:p>
          </table:table-cell>
          <table:table-cell table:formula="of:=INDEX([.I$2:.I$7];[.B84])" office:value-type="string" office:string-value="Soft Hand Grip">
            <text:p>Soft Hand Grip</text:p>
          </table:table-cell>
          <table:table-cell table:number-columns-repeated="5"/>
        </table:table-row>
        <table:table-row table:style-name="ro1">
          <table:table-cell office:value-type="float" office:value="15">
            <text:p>15</text:p>
          </table:table-cell>
          <table:table-cell office:value-type="float" office:value="4">
            <text:p>4</text:p>
          </table:table-cell>
          <table:table-cell table:formula="of:=INDEX([.G$2:.G$70];[.A85])" office:value-type="string" office:string-value="Overhead Extensions">
            <text:p>Overhead Extensions</text:p>
          </table:table-cell>
          <table:table-cell table:formula="of:=INDEX([.I$2:.I$7];[.B85])" office:value-type="string" office:string-value="Door Strap">
            <text:p>Door Strap</text:p>
          </table:table-cell>
          <table:table-cell table:number-columns-repeated="5"/>
        </table:table-row>
        <table:table-row table:style-name="ro1">
          <table:table-cell office:value-type="float" office:value="15">
            <text:p>15</text:p>
          </table:table-cell>
          <table:table-cell office:value-type="float" office:value="6">
            <text:p>6</text:p>
          </table:table-cell>
          <table:table-cell table:formula="of:=INDEX([.G$2:.G$70];[.A86])" office:value-type="string" office:string-value="Overhead Extensions">
            <text:p>Overhead Extensions</text:p>
          </table:table-cell>
          <table:table-cell table:formula="of:=INDEX([.I$2:.I$7];[.B86])" office:value-type="string" office:string-value="Rubberlution T-Shirt">
            <text:p>Rubberlution T-Shirt</text:p>
          </table:table-cell>
          <table:table-cell table:number-columns-repeated="5"/>
        </table:table-row>
        <table:table-row table:style-name="ro1">
          <table:table-cell office:value-type="float" office:value="16">
            <text:p>16</text:p>
          </table:table-cell>
          <table:table-cell office:value-type="float" office:value="1">
            <text:p>1</text:p>
          </table:table-cell>
          <table:table-cell table:formula="of:=INDEX([.G$2:.G$70];[.A87])" office:value-type="string" office:string-value="Wrapped Shoulder Extension">
            <text:p>Wrapped Shoulder Extension</text:p>
          </table:table-cell>
          <table:table-cell table:formula="of:=INDEX([.I$2:.I$7];[.B87])" office:value-type="string" office:string-value="Bamboo Barbell">
            <text:p>Bamboo Barbell</text:p>
          </table:table-cell>
          <table:table-cell table:number-columns-repeated="5"/>
        </table:table-row>
        <table:table-row table:style-name="ro1">
          <table:table-cell office:value-type="float" office:value="16">
            <text:p>16</text:p>
          </table:table-cell>
          <table:table-cell office:value-type="float" office:value="2">
            <text:p>2</text:p>
          </table:table-cell>
          <table:table-cell table:formula="of:=INDEX([.G$2:.G$70];[.A88])" office:value-type="string" office:string-value="Wrapped Shoulder Extension">
            <text:p>Wrapped Shoulder Extension</text:p>
          </table:table-cell>
          <table:table-cell table:formula="of:=INDEX([.I$2:.I$7];[.B88])" office:value-type="string" office:string-value="Soft Hand Grip">
            <text:p>Soft Hand Grip</text:p>
          </table:table-cell>
          <table:table-cell table:number-columns-repeated="5"/>
        </table:table-row>
        <table:table-row table:style-name="ro1">
          <table:table-cell office:value-type="float" office:value="16">
            <text:p>16</text:p>
          </table:table-cell>
          <table:table-cell office:value-type="float" office:value="5">
            <text:p>5</text:p>
          </table:table-cell>
          <table:table-cell table:formula="of:=INDEX([.G$2:.G$70];[.A89])" office:value-type="string" office:string-value="Wrapped Shoulder Extension">
            <text:p>Wrapped Shoulder Extension</text:p>
          </table:table-cell>
          <table:table-cell table:formula="of:=INDEX([.I$2:.I$7];[.B89])" office:value-type="string" office:string-value="Hand Strap">
            <text:p>Hand Strap</text:p>
          </table:table-cell>
          <table:table-cell table:number-columns-repeated="5"/>
        </table:table-row>
        <table:table-row table:style-name="ro1">
          <table:table-cell office:value-type="float" office:value="16">
            <text:p>16</text:p>
          </table:table-cell>
          <table:table-cell office:value-type="float" office:value="6">
            <text:p>6</text:p>
          </table:table-cell>
          <table:table-cell table:formula="of:=INDEX([.G$2:.G$70];[.A90])" office:value-type="string" office:string-value="Wrapped Shoulder Extension">
            <text:p>Wrapped Shoulder Extension</text:p>
          </table:table-cell>
          <table:table-cell table:formula="of:=INDEX([.I$2:.I$7];[.B90])" office:value-type="string" office:string-value="Rubberlution T-Shirt">
            <text:p>Rubberlution T-Shirt</text:p>
          </table:table-cell>
          <table:table-cell table:number-columns-repeated="5"/>
        </table:table-row>
        <table:table-row table:style-name="ro1">
          <table:table-cell office:value-type="float" office:value="18">
            <text:p>18</text:p>
          </table:table-cell>
          <table:table-cell office:value-type="float" office:value="1">
            <text:p>1</text:p>
          </table:table-cell>
          <table:table-cell table:formula="of:=INDEX([.G$2:.G$70];[.A91])" office:value-type="string" office:string-value="Military Press">
            <text:p>Military Press</text:p>
          </table:table-cell>
          <table:table-cell table:formula="of:=INDEX([.I$2:.I$7];[.B91])" office:value-type="string" office:string-value="Bamboo Barbell">
            <text:p>Bamboo Barbell</text:p>
          </table:table-cell>
          <table:table-cell table:number-columns-repeated="5"/>
        </table:table-row>
        <table:table-row table:style-name="ro1">
          <table:table-cell office:value-type="float" office:value="18">
            <text:p>18</text:p>
          </table:table-cell>
          <table:table-cell office:value-type="float" office:value="2">
            <text:p>2</text:p>
          </table:table-cell>
          <table:table-cell table:formula="of:=INDEX([.G$2:.G$70];[.A92])" office:value-type="string" office:string-value="Military Press">
            <text:p>Military Press</text:p>
          </table:table-cell>
          <table:table-cell table:formula="of:=INDEX([.I$2:.I$7];[.B92])" office:value-type="string" office:string-value="Soft Hand Grip">
            <text:p>Soft Hand Grip</text:p>
          </table:table-cell>
          <table:table-cell table:number-columns-repeated="5"/>
        </table:table-row>
        <table:table-row table:style-name="ro1">
          <table:table-cell office:value-type="float" office:value="18">
            <text:p>18</text:p>
          </table:table-cell>
          <table:table-cell office:value-type="float" office:value="6">
            <text:p>6</text:p>
          </table:table-cell>
          <table:table-cell table:formula="of:=INDEX([.G$2:.G$70];[.A93])" office:value-type="string" office:string-value="Military Press">
            <text:p>Military Press</text:p>
          </table:table-cell>
          <table:table-cell table:formula="of:=INDEX([.I$2:.I$7];[.B93])" office:value-type="string" office:string-value="Rubberlution T-Shirt">
            <text:p>Rubberlution T-Shirt</text:p>
          </table:table-cell>
          <table:table-cell table:number-columns-repeated="5"/>
        </table:table-row>
        <table:table-row table:style-name="ro1">
          <table:table-cell office:value-type="float" office:value="19">
            <text:p>19</text:p>
          </table:table-cell>
          <table:table-cell office:value-type="float" office:value="1">
            <text:p>1</text:p>
          </table:table-cell>
          <table:table-cell table:formula="of:=INDEX([.G$2:.G$70];[.A94])" office:value-type="string" office:string-value="Front Raises">
            <text:p>Front Raises</text:p>
          </table:table-cell>
          <table:table-cell table:formula="of:=INDEX([.I$2:.I$7];[.B94])" office:value-type="string" office:string-value="Bamboo Barbell">
            <text:p>Bamboo Barbell</text:p>
          </table:table-cell>
          <table:table-cell table:number-columns-repeated="5"/>
        </table:table-row>
        <table:table-row table:style-name="ro1">
          <table:table-cell office:value-type="float" office:value="19">
            <text:p>19</text:p>
          </table:table-cell>
          <table:table-cell office:value-type="float" office:value="2">
            <text:p>2</text:p>
          </table:table-cell>
          <table:table-cell table:formula="of:=INDEX([.G$2:.G$70];[.A95])" office:value-type="string" office:string-value="Front Raises">
            <text:p>Front Raises</text:p>
          </table:table-cell>
          <table:table-cell table:formula="of:=INDEX([.I$2:.I$7];[.B95])" office:value-type="string" office:string-value="Soft Hand Grip">
            <text:p>Soft Hand Grip</text:p>
          </table:table-cell>
          <table:table-cell table:number-columns-repeated="5"/>
        </table:table-row>
        <table:table-row table:style-name="ro1">
          <table:table-cell office:value-type="float" office:value="19">
            <text:p>19</text:p>
          </table:table-cell>
          <table:table-cell office:value-type="float" office:value="6">
            <text:p>6</text:p>
          </table:table-cell>
          <table:table-cell table:formula="of:=INDEX([.G$2:.G$70];[.A96])" office:value-type="string" office:string-value="Front Raises">
            <text:p>Front Raises</text:p>
          </table:table-cell>
          <table:table-cell table:formula="of:=INDEX([.I$2:.I$7];[.B96])" office:value-type="string" office:string-value="Rubberlution T-Shirt">
            <text:p>Rubberlution T-Shirt</text:p>
          </table:table-cell>
          <table:table-cell table:number-columns-repeated="5"/>
        </table:table-row>
        <table:table-row table:style-name="ro1">
          <table:table-cell office:value-type="float" office:value="13">
            <text:p>13</text:p>
          </table:table-cell>
          <table:table-cell office:value-type="float" office:value="2">
            <text:p>2</text:p>
          </table:table-cell>
          <table:table-cell table:formula="of:=INDEX([.G$2:.G$70];[.A97])" office:value-type="string" office:string-value="Lateral Extension">
            <text:p>Lateral Extension</text:p>
          </table:table-cell>
          <table:table-cell table:formula="of:=INDEX([.I$2:.I$7];[.B97])" office:value-type="string" office:string-value="Soft Hand Grip">
            <text:p>Soft Hand Grip</text:p>
          </table:table-cell>
          <table:table-cell table:number-columns-repeated="5"/>
        </table:table-row>
        <table:table-row table:style-name="ro1">
          <table:table-cell office:value-type="float" office:value="13">
            <text:p>13</text:p>
          </table:table-cell>
          <table:table-cell office:value-type="float" office:value="4">
            <text:p>4</text:p>
          </table:table-cell>
          <table:table-cell table:formula="of:=INDEX([.G$2:.G$70];[.A98])" office:value-type="string" office:string-value="Lateral Extension">
            <text:p>Lateral Extension</text:p>
          </table:table-cell>
          <table:table-cell table:formula="of:=INDEX([.I$2:.I$7];[.B98])" office:value-type="string" office:string-value="Door Strap">
            <text:p>Door Strap</text:p>
          </table:table-cell>
          <table:table-cell table:number-columns-repeated="5"/>
        </table:table-row>
        <table:table-row table:style-name="ro1">
          <table:table-cell office:value-type="float" office:value="13">
            <text:p>13</text:p>
          </table:table-cell>
          <table:table-cell office:value-type="float" office:value="6">
            <text:p>6</text:p>
          </table:table-cell>
          <table:table-cell table:formula="of:=INDEX([.G$2:.G$70];[.A99])" office:value-type="string" office:string-value="Lateral Extension">
            <text:p>Lateral Extension</text:p>
          </table:table-cell>
          <table:table-cell table:formula="of:=INDEX([.I$2:.I$7];[.B99])" office:value-type="string" office:string-value="Rubberlution T-Shirt">
            <text:p>Rubberlution T-Shirt</text:p>
          </table:table-cell>
          <table:table-cell table:number-columns-repeated="5"/>
        </table:table-row>
        <table:table-row table:style-name="ro1">
          <table:table-cell office:value-type="float" office:value="22">
            <text:p>22</text:p>
          </table:table-cell>
          <table:table-cell office:value-type="float" office:value="2">
            <text:p>2</text:p>
          </table:table-cell>
          <table:table-cell table:formula="of:=INDEX([.G$2:.G$70];[.A100])" office:value-type="string" office:string-value="Cableband Laterals">
            <text:p>Cableband Laterals</text:p>
          </table:table-cell>
          <table:table-cell table:formula="of:=INDEX([.I$2:.I$7];[.B100])" office:value-type="string" office:string-value="Soft Hand Grip">
            <text:p>Soft Hand Grip</text:p>
          </table:table-cell>
          <table:table-cell table:number-columns-repeated="5"/>
        </table:table-row>
        <table:table-row table:style-name="ro1">
          <table:table-cell office:value-type="float" office:value="22">
            <text:p>22</text:p>
          </table:table-cell>
          <table:table-cell office:value-type="float" office:value="4">
            <text:p>4</text:p>
          </table:table-cell>
          <table:table-cell table:formula="of:=INDEX([.G$2:.G$70];[.A101])" office:value-type="string" office:string-value="Cableband Laterals">
            <text:p>Cableband Laterals</text:p>
          </table:table-cell>
          <table:table-cell table:formula="of:=INDEX([.I$2:.I$7];[.B101])" office:value-type="string" office:string-value="Door Strap">
            <text:p>Door Strap</text:p>
          </table:table-cell>
          <table:table-cell table:number-columns-repeated="5"/>
        </table:table-row>
        <table:table-row table:style-name="ro1">
          <table:table-cell office:value-type="float" office:value="22">
            <text:p>22</text:p>
          </table:table-cell>
          <table:table-cell office:value-type="float" office:value="6">
            <text:p>6</text:p>
          </table:table-cell>
          <table:table-cell table:formula="of:=INDEX([.G$2:.G$70];[.A102])" office:value-type="string" office:string-value="Cableband Laterals">
            <text:p>Cableband Laterals</text:p>
          </table:table-cell>
          <table:table-cell table:formula="of:=INDEX([.I$2:.I$7];[.B102])" office:value-type="string" office:string-value="Rubberlution T-Shirt">
            <text:p>Rubberlution T-Shirt</text:p>
          </table:table-cell>
          <table:table-cell table:number-columns-repeated="5"/>
        </table:table-row>
        <table:table-row table:style-name="ro1">
          <table:table-cell office:value-type="float" office:value="23">
            <text:p>23</text:p>
          </table:table-cell>
          <table:table-cell office:value-type="float" office:value="2">
            <text:p>2</text:p>
          </table:table-cell>
          <table:table-cell table:formula="of:=INDEX([.G$2:.G$70];[.A103])" office:value-type="string" office:string-value="Skiers">
            <text:p>Skiers</text:p>
          </table:table-cell>
          <table:table-cell table:formula="of:=INDEX([.I$2:.I$7];[.B103])" office:value-type="string" office:string-value="Soft Hand Grip">
            <text:p>Soft Hand Grip</text:p>
          </table:table-cell>
          <table:table-cell table:number-columns-repeated="5"/>
        </table:table-row>
        <table:table-row table:style-name="ro1">
          <table:table-cell office:value-type="float" office:value="23">
            <text:p>23</text:p>
          </table:table-cell>
          <table:table-cell office:value-type="float" office:value="4">
            <text:p>4</text:p>
          </table:table-cell>
          <table:table-cell table:formula="of:=INDEX([.G$2:.G$70];[.A104])" office:value-type="string" office:string-value="Skiers">
            <text:p>Skiers</text:p>
          </table:table-cell>
          <table:table-cell table:formula="of:=INDEX([.I$2:.I$7];[.B104])" office:value-type="string" office:string-value="Door Strap">
            <text:p>Door Strap</text:p>
          </table:table-cell>
          <table:table-cell table:number-columns-repeated="5"/>
        </table:table-row>
        <table:table-row table:style-name="ro1">
          <table:table-cell office:value-type="float" office:value="23">
            <text:p>23</text:p>
          </table:table-cell>
          <table:table-cell office:value-type="float" office:value="6">
            <text:p>6</text:p>
          </table:table-cell>
          <table:table-cell table:formula="of:=INDEX([.G$2:.G$70];[.A105])" office:value-type="string" office:string-value="Skiers">
            <text:p>Skiers</text:p>
          </table:table-cell>
          <table:table-cell table:formula="of:=INDEX([.I$2:.I$7];[.B105])" office:value-type="string" office:string-value="Rubberlution T-Shirt">
            <text:p>Rubberlution T-Shirt</text:p>
          </table:table-cell>
          <table:table-cell table:number-columns-repeated="5"/>
        </table:table-row>
        <table:table-row table:style-name="ro1">
          <table:table-cell office:value-type="float" office:value="24">
            <text:p>24</text:p>
          </table:table-cell>
          <table:table-cell office:value-type="float" office:value="2">
            <text:p>2</text:p>
          </table:table-cell>
          <table:table-cell table:formula="of:=INDEX([.G$2:.G$70];[.A106])" office:value-type="string" office:string-value="Isolation Pulls">
            <text:p>Isolation Pulls</text:p>
          </table:table-cell>
          <table:table-cell table:formula="of:=INDEX([.I$2:.I$7];[.B106])" office:value-type="string" office:string-value="Soft Hand Grip">
            <text:p>Soft Hand Grip</text:p>
          </table:table-cell>
          <table:table-cell table:number-columns-repeated="5"/>
        </table:table-row>
        <table:table-row table:style-name="ro1">
          <table:table-cell office:value-type="float" office:value="24">
            <text:p>24</text:p>
          </table:table-cell>
          <table:table-cell office:value-type="float" office:value="4">
            <text:p>4</text:p>
          </table:table-cell>
          <table:table-cell table:formula="of:=INDEX([.G$2:.G$70];[.A107])" office:value-type="string" office:string-value="Isolation Pulls">
            <text:p>Isolation Pulls</text:p>
          </table:table-cell>
          <table:table-cell table:formula="of:=INDEX([.I$2:.I$7];[.B107])" office:value-type="string" office:string-value="Door Strap">
            <text:p>Door Strap</text:p>
          </table:table-cell>
          <table:table-cell table:number-columns-repeated="5"/>
        </table:table-row>
        <table:table-row table:style-name="ro1">
          <table:table-cell office:value-type="float" office:value="24">
            <text:p>24</text:p>
          </table:table-cell>
          <table:table-cell office:value-type="float" office:value="6">
            <text:p>6</text:p>
          </table:table-cell>
          <table:table-cell table:formula="of:=INDEX([.G$2:.G$70];[.A108])" office:value-type="string" office:string-value="Isolation Pulls">
            <text:p>Isolation Pulls</text:p>
          </table:table-cell>
          <table:table-cell table:formula="of:=INDEX([.I$2:.I$7];[.B108])" office:value-type="string" office:string-value="Rubberlution T-Shirt">
            <text:p>Rubberlution T-Shirt</text:p>
          </table:table-cell>
          <table:table-cell table:number-columns-repeated="5"/>
        </table:table-row>
        <table:table-row table:style-name="ro1">
          <table:table-cell office:value-type="float" office:value="25">
            <text:p>25</text:p>
          </table:table-cell>
          <table:table-cell office:value-type="float" office:value="1">
            <text:p>1</text:p>
          </table:table-cell>
          <table:table-cell table:formula="of:=INDEX([.G$2:.G$70];[.A109])" office:value-type="string" office:string-value="Shrugs">
            <text:p>Shrugs</text:p>
          </table:table-cell>
          <table:table-cell table:formula="of:=INDEX([.I$2:.I$7];[.B109])" office:value-type="string" office:string-value="Bamboo Barbell">
            <text:p>Bamboo Barbell</text:p>
          </table:table-cell>
          <table:table-cell table:number-columns-repeated="5"/>
        </table:table-row>
        <table:table-row table:style-name="ro1">
          <table:table-cell office:value-type="float" office:value="25">
            <text:p>25</text:p>
          </table:table-cell>
          <table:table-cell office:value-type="float" office:value="2">
            <text:p>2</text:p>
          </table:table-cell>
          <table:table-cell table:formula="of:=INDEX([.G$2:.G$70];[.A110])" office:value-type="string" office:string-value="Shrugs">
            <text:p>Shrugs</text:p>
          </table:table-cell>
          <table:table-cell table:formula="of:=INDEX([.I$2:.I$7];[.B110])" office:value-type="string" office:string-value="Soft Hand Grip">
            <text:p>Soft Hand Grip</text:p>
          </table:table-cell>
          <table:table-cell table:number-columns-repeated="5"/>
        </table:table-row>
        <table:table-row table:style-name="ro1">
          <table:table-cell office:value-type="float" office:value="25">
            <text:p>25</text:p>
          </table:table-cell>
          <table:table-cell office:value-type="float" office:value="6">
            <text:p>6</text:p>
          </table:table-cell>
          <table:table-cell table:formula="of:=INDEX([.G$2:.G$70];[.A111])" office:value-type="string" office:string-value="Shrugs">
            <text:p>Shrugs</text:p>
          </table:table-cell>
          <table:table-cell table:formula="of:=INDEX([.I$2:.I$7];[.B111])" office:value-type="string" office:string-value="Rubberlution T-Shirt">
            <text:p>Rubberlution T-Shirt</text:p>
          </table:table-cell>
          <table:table-cell table:number-columns-repeated="5"/>
        </table:table-row>
        <table:table-row table:style-name="ro1">
          <table:table-cell office:value-type="float" office:value="38">
            <text:p>38</text:p>
          </table:table-cell>
          <table:table-cell office:value-type="float" office:value="1">
            <text:p>1</text:p>
          </table:table-cell>
          <table:table-cell table:formula="of:=INDEX([.G$2:.G$70];[.A112])" office:value-type="string" office:string-value="Squats">
            <text:p>Squats</text:p>
          </table:table-cell>
          <table:table-cell table:formula="of:=INDEX([.I$2:.I$7];[.B112])" office:value-type="string" office:string-value="Bamboo Barbell">
            <text:p>Bamboo Barbell</text:p>
          </table:table-cell>
          <table:table-cell table:number-columns-repeated="5"/>
        </table:table-row>
        <table:table-row table:style-name="ro1">
          <table:table-cell office:value-type="float" office:value="38">
            <text:p>38</text:p>
          </table:table-cell>
          <table:table-cell office:value-type="float" office:value="2">
            <text:p>2</text:p>
          </table:table-cell>
          <table:table-cell table:formula="of:=INDEX([.G$2:.G$70];[.A113])" office:value-type="string" office:string-value="Squats">
            <text:p>Squats</text:p>
          </table:table-cell>
          <table:table-cell table:formula="of:=INDEX([.I$2:.I$7];[.B113])" office:value-type="string" office:string-value="Soft Hand Grip">
            <text:p>Soft Hand Grip</text:p>
          </table:table-cell>
          <table:table-cell table:number-columns-repeated="5"/>
        </table:table-row>
        <table:table-row table:style-name="ro1">
          <table:table-cell office:value-type="float" office:value="38">
            <text:p>38</text:p>
          </table:table-cell>
          <table:table-cell office:value-type="float" office:value="6">
            <text:p>6</text:p>
          </table:table-cell>
          <table:table-cell table:formula="of:=INDEX([.G$2:.G$70];[.A114])" office:value-type="string" office:string-value="Squats">
            <text:p>Squats</text:p>
          </table:table-cell>
          <table:table-cell table:formula="of:=INDEX([.I$2:.I$7];[.B114])" office:value-type="string" office:string-value="Rubberlution T-Shirt">
            <text:p>Rubberlution T-Shirt</text:p>
          </table:table-cell>
          <table:table-cell table:number-columns-repeated="5"/>
        </table:table-row>
        <table:table-row table:style-name="ro1">
          <table:table-cell office:value-type="float" office:value="46">
            <text:p>46</text:p>
          </table:table-cell>
          <table:table-cell office:value-type="float" office:value="5">
            <text:p>5</text:p>
          </table:table-cell>
          <table:table-cell table:formula="of:=INDEX([.G$2:.G$70];[.A115])" office:value-type="string" office:string-value="Lunges">
            <text:p>Lunges</text:p>
          </table:table-cell>
          <table:table-cell table:formula="of:=INDEX([.I$2:.I$7];[.B115])" office:value-type="string" office:string-value="Hand Strap">
            <text:p>Hand Strap</text:p>
          </table:table-cell>
          <table:table-cell table:number-columns-repeated="5"/>
        </table:table-row>
        <table:table-row table:style-name="ro1">
          <table:table-cell office:value-type="float" office:value="46">
            <text:p>46</text:p>
          </table:table-cell>
          <table:table-cell office:value-type="float" office:value="6">
            <text:p>6</text:p>
          </table:table-cell>
          <table:table-cell table:formula="of:=INDEX([.G$2:.G$70];[.A116])" office:value-type="string" office:string-value="Lunges">
            <text:p>Lunges</text:p>
          </table:table-cell>
          <table:table-cell table:formula="of:=INDEX([.I$2:.I$7];[.B116])" office:value-type="string" office:string-value="Rubberlution T-Shirt">
            <text:p>Rubberlution T-Shirt</text:p>
          </table:table-cell>
          <table:table-cell table:number-columns-repeated="5"/>
        </table:table-row>
        <table:table-row table:style-name="ro1">
          <table:table-cell office:value-type="float" office:value="39">
            <text:p>39</text:p>
          </table:table-cell>
          <table:table-cell office:value-type="float" office:value="1">
            <text:p>1</text:p>
          </table:table-cell>
          <table:table-cell table:formula="of:=INDEX([.G$2:.G$70];[.A117])" office:value-type="string" office:string-value="Leg Press">
            <text:p>Leg Press</text:p>
          </table:table-cell>
          <table:table-cell table:formula="of:=INDEX([.I$2:.I$7];[.B117])" office:value-type="string" office:string-value="Bamboo Barbell">
            <text:p>Bamboo Barbell</text:p>
          </table:table-cell>
          <table:table-cell table:number-columns-repeated="5"/>
        </table:table-row>
        <table:table-row table:style-name="ro1">
          <table:table-cell office:value-type="float" office:value="39">
            <text:p>39</text:p>
          </table:table-cell>
          <table:table-cell office:value-type="float" office:value="2">
            <text:p>2</text:p>
          </table:table-cell>
          <table:table-cell table:formula="of:=INDEX([.G$2:.G$70];[.A118])" office:value-type="string" office:string-value="Leg Press">
            <text:p>Leg Press</text:p>
          </table:table-cell>
          <table:table-cell table:formula="of:=INDEX([.I$2:.I$7];[.B118])" office:value-type="string" office:string-value="Soft Hand Grip">
            <text:p>Soft Hand Grip</text:p>
          </table:table-cell>
          <table:table-cell table:number-columns-repeated="5"/>
        </table:table-row>
        <table:table-row table:style-name="ro1">
          <table:table-cell office:value-type="float" office:value="39">
            <text:p>39</text:p>
          </table:table-cell>
          <table:table-cell office:value-type="float" office:value="3">
            <text:p>3</text:p>
          </table:table-cell>
          <table:table-cell table:formula="of:=INDEX([.G$2:.G$70];[.A119])" office:value-type="string" office:string-value="Leg Press">
            <text:p>Leg Press</text:p>
          </table:table-cell>
          <table:table-cell table:formula="of:=INDEX([.I$2:.I$7];[.B119])" office:value-type="string" office:string-value="Padded Ankle Grip">
            <text:p>Padded Ankle Grip</text:p>
          </table:table-cell>
          <table:table-cell table:number-columns-repeated="5"/>
        </table:table-row>
        <table:table-row table:style-name="ro1">
          <table:table-cell office:value-type="float" office:value="39">
            <text:p>39</text:p>
          </table:table-cell>
          <table:table-cell office:value-type="float" office:value="5">
            <text:p>5</text:p>
          </table:table-cell>
          <table:table-cell table:formula="of:=INDEX([.G$2:.G$70];[.A120])" office:value-type="string" office:string-value="Leg Press">
            <text:p>Leg Press</text:p>
          </table:table-cell>
          <table:table-cell table:formula="of:=INDEX([.I$2:.I$7];[.B120])" office:value-type="string" office:string-value="Hand Strap">
            <text:p>Hand Strap</text:p>
          </table:table-cell>
          <table:table-cell table:number-columns-repeated="5"/>
        </table:table-row>
        <table:table-row table:style-name="ro1">
          <table:table-cell office:value-type="float" office:value="39">
            <text:p>39</text:p>
          </table:table-cell>
          <table:table-cell office:value-type="float" office:value="6">
            <text:p>6</text:p>
          </table:table-cell>
          <table:table-cell table:formula="of:=INDEX([.G$2:.G$70];[.A121])" office:value-type="string" office:string-value="Leg Press">
            <text:p>Leg Press</text:p>
          </table:table-cell>
          <table:table-cell table:formula="of:=INDEX([.I$2:.I$7];[.B121])" office:value-type="string" office:string-value="Rubberlution T-Shirt">
            <text:p>Rubberlution T-Shirt</text:p>
          </table:table-cell>
          <table:table-cell table:number-columns-repeated="5"/>
        </table:table-row>
        <table:table-row table:style-name="ro1">
          <table:table-cell office:value-type="float" office:value="40">
            <text:p>40</text:p>
          </table:table-cell>
          <table:table-cell office:value-type="float" office:value="3">
            <text:p>3</text:p>
          </table:table-cell>
          <table:table-cell table:formula="of:=INDEX([.G$2:.G$70];[.A122])" office:value-type="string" office:string-value="Leg Extensions">
            <text:p>Leg Extensions</text:p>
          </table:table-cell>
          <table:table-cell table:formula="of:=INDEX([.I$2:.I$7];[.B122])" office:value-type="string" office:string-value="Padded Ankle Grip">
            <text:p>Padded Ankle Grip</text:p>
          </table:table-cell>
          <table:table-cell table:number-columns-repeated="5"/>
        </table:table-row>
        <table:table-row table:style-name="ro1">
          <table:table-cell office:value-type="float" office:value="40">
            <text:p>40</text:p>
          </table:table-cell>
          <table:table-cell office:value-type="float" office:value="4">
            <text:p>4</text:p>
          </table:table-cell>
          <table:table-cell table:formula="of:=INDEX([.G$2:.G$70];[.A123])" office:value-type="string" office:string-value="Leg Extensions">
            <text:p>Leg Extensions</text:p>
          </table:table-cell>
          <table:table-cell table:formula="of:=INDEX([.I$2:.I$7];[.B123])" office:value-type="string" office:string-value="Door Strap">
            <text:p>Door Strap</text:p>
          </table:table-cell>
          <table:table-cell table:number-columns-repeated="5"/>
        </table:table-row>
        <table:table-row table:style-name="ro1">
          <table:table-cell office:value-type="float" office:value="40">
            <text:p>40</text:p>
          </table:table-cell>
          <table:table-cell office:value-type="float" office:value="6">
            <text:p>6</text:p>
          </table:table-cell>
          <table:table-cell table:formula="of:=INDEX([.G$2:.G$70];[.A124])" office:value-type="string" office:string-value="Leg Extensions">
            <text:p>Leg Extensions</text:p>
          </table:table-cell>
          <table:table-cell table:formula="of:=INDEX([.I$2:.I$7];[.B124])" office:value-type="string" office:string-value="Rubberlution T-Shirt">
            <text:p>Rubberlution T-Shirt</text:p>
          </table:table-cell>
          <table:table-cell table:number-columns-repeated="5"/>
        </table:table-row>
        <table:table-row table:style-name="ro1">
          <table:table-cell office:value-type="float" office:value="41">
            <text:p>41</text:p>
          </table:table-cell>
          <table:table-cell office:value-type="float" office:value="5">
            <text:p>5</text:p>
          </table:table-cell>
          <table:table-cell table:formula="of:=INDEX([.G$2:.G$70];[.A125])" office:value-type="string" office:string-value="Good Mornings">
            <text:p>Good Mornings</text:p>
          </table:table-cell>
          <table:table-cell table:formula="of:=INDEX([.I$2:.I$7];[.B125])" office:value-type="string" office:string-value="Hand Strap">
            <text:p>Hand Strap</text:p>
          </table:table-cell>
          <table:table-cell table:number-columns-repeated="5"/>
        </table:table-row>
        <table:table-row table:style-name="ro1">
          <table:table-cell office:value-type="float" office:value="41">
            <text:p>41</text:p>
          </table:table-cell>
          <table:table-cell office:value-type="float" office:value="6">
            <text:p>6</text:p>
          </table:table-cell>
          <table:table-cell table:formula="of:=INDEX([.G$2:.G$70];[.A126])" office:value-type="string" office:string-value="Good Mornings">
            <text:p>Good Mornings</text:p>
          </table:table-cell>
          <table:table-cell table:formula="of:=INDEX([.I$2:.I$7];[.B126])" office:value-type="string" office:string-value="Rubberlution T-Shirt">
            <text:p>Rubberlution T-Shirt</text:p>
          </table:table-cell>
          <table:table-cell table:number-columns-repeated="5"/>
        </table:table-row>
        <table:table-row table:style-name="ro1">
          <table:table-cell office:value-type="float" office:value="42">
            <text:p>42</text:p>
          </table:table-cell>
          <table:table-cell office:value-type="float" office:value="1">
            <text:p>1</text:p>
          </table:table-cell>
          <table:table-cell table:formula="of:=INDEX([.G$2:.G$70];[.A127])" office:value-type="string" office:string-value="Straight Leg Deadlift">
            <text:p>Straight Leg Deadlift</text:p>
          </table:table-cell>
          <table:table-cell table:formula="of:=INDEX([.I$2:.I$7];[.B127])" office:value-type="string" office:string-value="Bamboo Barbell">
            <text:p>Bamboo Barbell</text:p>
          </table:table-cell>
          <table:table-cell table:number-columns-repeated="5"/>
        </table:table-row>
        <table:table-row table:style-name="ro1">
          <table:table-cell office:value-type="float" office:value="42">
            <text:p>42</text:p>
          </table:table-cell>
          <table:table-cell office:value-type="float" office:value="2">
            <text:p>2</text:p>
          </table:table-cell>
          <table:table-cell table:formula="of:=INDEX([.G$2:.G$70];[.A128])" office:value-type="string" office:string-value="Straight Leg Deadlift">
            <text:p>Straight Leg Deadlift</text:p>
          </table:table-cell>
          <table:table-cell table:formula="of:=INDEX([.I$2:.I$7];[.B128])" office:value-type="string" office:string-value="Soft Hand Grip">
            <text:p>Soft Hand Grip</text:p>
          </table:table-cell>
          <table:table-cell table:number-columns-repeated="5"/>
        </table:table-row>
        <table:table-row table:style-name="ro1">
          <table:table-cell office:value-type="float" office:value="42">
            <text:p>42</text:p>
          </table:table-cell>
          <table:table-cell office:value-type="float" office:value="6">
            <text:p>6</text:p>
          </table:table-cell>
          <table:table-cell table:formula="of:=INDEX([.G$2:.G$70];[.A129])" office:value-type="string" office:string-value="Straight Leg Deadlift">
            <text:p>Straight Leg Deadlift</text:p>
          </table:table-cell>
          <table:table-cell table:formula="of:=INDEX([.I$2:.I$7];[.B129])" office:value-type="string" office:string-value="Rubberlution T-Shirt">
            <text:p>Rubberlution T-Shirt</text:p>
          </table:table-cell>
          <table:table-cell table:number-columns-repeated="5"/>
        </table:table-row>
        <table:table-row table:style-name="ro1">
          <table:table-cell office:value-type="float" office:value="43">
            <text:p>43</text:p>
          </table:table-cell>
          <table:table-cell office:value-type="float" office:value="3">
            <text:p>3</text:p>
          </table:table-cell>
          <table:table-cell table:formula="of:=INDEX([.G$2:.G$70];[.A130])" office:value-type="string" office:string-value="Leg Curls">
            <text:p>Leg Curls</text:p>
          </table:table-cell>
          <table:table-cell table:formula="of:=INDEX([.I$2:.I$7];[.B130])" office:value-type="string" office:string-value="Padded Ankle Grip">
            <text:p>Padded Ankle Grip</text:p>
          </table:table-cell>
          <table:table-cell table:number-columns-repeated="5"/>
        </table:table-row>
        <table:table-row table:style-name="ro1">
          <table:table-cell office:value-type="float" office:value="43">
            <text:p>43</text:p>
          </table:table-cell>
          <table:table-cell office:value-type="float" office:value="4">
            <text:p>4</text:p>
          </table:table-cell>
          <table:table-cell table:formula="of:=INDEX([.G$2:.G$70];[.A131])" office:value-type="string" office:string-value="Leg Curls">
            <text:p>Leg Curls</text:p>
          </table:table-cell>
          <table:table-cell table:formula="of:=INDEX([.I$2:.I$7];[.B131])" office:value-type="string" office:string-value="Door Strap">
            <text:p>Door Strap</text:p>
          </table:table-cell>
          <table:table-cell table:number-columns-repeated="5"/>
        </table:table-row>
        <table:table-row table:style-name="ro1">
          <table:table-cell office:value-type="float" office:value="43">
            <text:p>43</text:p>
          </table:table-cell>
          <table:table-cell office:value-type="float" office:value="6">
            <text:p>6</text:p>
          </table:table-cell>
          <table:table-cell table:formula="of:=INDEX([.G$2:.G$70];[.A132])" office:value-type="string" office:string-value="Leg Curls">
            <text:p>Leg Curls</text:p>
          </table:table-cell>
          <table:table-cell table:formula="of:=INDEX([.I$2:.I$7];[.B132])" office:value-type="string" office:string-value="Rubberlution T-Shirt">
            <text:p>Rubberlution T-Shirt</text:p>
          </table:table-cell>
          <table:table-cell table:number-columns-repeated="5"/>
        </table:table-row>
        <table:table-row table:style-name="ro1">
          <table:table-cell office:value-type="float" office:value="44">
            <text:p>44</text:p>
          </table:table-cell>
          <table:table-cell office:value-type="float" office:value="3">
            <text:p>3</text:p>
          </table:table-cell>
          <table:table-cell table:formula="of:=INDEX([.G$2:.G$70];[.A133])" office:value-type="string" office:string-value="Calf Raises">
            <text:p>Calf Raises</text:p>
          </table:table-cell>
          <table:table-cell table:formula="of:=INDEX([.I$2:.I$7];[.B133])" office:value-type="string" office:string-value="Padded Ankle Grip">
            <text:p>Padded Ankle Grip</text:p>
          </table:table-cell>
          <table:table-cell table:number-columns-repeated="5"/>
        </table:table-row>
        <table:table-row table:style-name="ro1">
          <table:table-cell office:value-type="float" office:value="44">
            <text:p>44</text:p>
          </table:table-cell>
          <table:table-cell office:value-type="float" office:value="6">
            <text:p>6</text:p>
          </table:table-cell>
          <table:table-cell table:formula="of:=INDEX([.G$2:.G$70];[.A134])" office:value-type="string" office:string-value="Calf Raises">
            <text:p>Calf Raises</text:p>
          </table:table-cell>
          <table:table-cell table:formula="of:=INDEX([.I$2:.I$7];[.B134])" office:value-type="string" office:string-value="Rubberlution T-Shirt">
            <text:p>Rubberlution T-Shirt</text:p>
          </table:table-cell>
          <table:table-cell table:number-columns-repeated="5"/>
        </table:table-row>
        <table:table-row table:style-name="ro1">
          <table:table-cell office:value-type="float" office:value="45">
            <text:p>45</text:p>
          </table:table-cell>
          <table:table-cell office:value-type="float" office:value="3">
            <text:p>3</text:p>
          </table:table-cell>
          <table:table-cell table:formula="of:=INDEX([.G$2:.G$70];[.A135])" office:value-type="string" office:string-value="Hip Abductor/Adductor">
            <text:p>Hip Abductor/Adductor</text:p>
          </table:table-cell>
          <table:table-cell table:formula="of:=INDEX([.I$2:.I$7];[.B135])" office:value-type="string" office:string-value="Padded Ankle Grip">
            <text:p>Padded Ankle Grip</text:p>
          </table:table-cell>
          <table:table-cell table:number-columns-repeated="5"/>
        </table:table-row>
        <table:table-row table:style-name="ro1">
          <table:table-cell office:value-type="float" office:value="45">
            <text:p>45</text:p>
          </table:table-cell>
          <table:table-cell office:value-type="float" office:value="4">
            <text:p>4</text:p>
          </table:table-cell>
          <table:table-cell table:formula="of:=INDEX([.G$2:.G$70];[.A136])" office:value-type="string" office:string-value="Hip Abductor/Adductor">
            <text:p>Hip Abductor/Adductor</text:p>
          </table:table-cell>
          <table:table-cell table:formula="of:=INDEX([.I$2:.I$7];[.B136])" office:value-type="string" office:string-value="Door Strap">
            <text:p>Door Strap</text:p>
          </table:table-cell>
          <table:table-cell table:number-columns-repeated="5"/>
        </table:table-row>
        <table:table-row table:style-name="ro1">
          <table:table-cell office:value-type="float" office:value="45">
            <text:p>45</text:p>
          </table:table-cell>
          <table:table-cell office:value-type="float" office:value="6">
            <text:p>6</text:p>
          </table:table-cell>
          <table:table-cell table:formula="of:=INDEX([.G$2:.G$70];[.A137])" office:value-type="string" office:string-value="Hip Abductor/Adductor">
            <text:p>Hip Abductor/Adductor</text:p>
          </table:table-cell>
          <table:table-cell table:formula="of:=INDEX([.I$2:.I$7];[.B137])" office:value-type="string" office:string-value="Rubberlution T-Shirt">
            <text:p>Rubberlution T-Shirt</text:p>
          </table:table-cell>
          <table:table-cell table:number-columns-repeated="5"/>
        </table:table-row>
        <table:table-row table:style-name="ro1">
          <table:table-cell office:value-type="float" office:value="17">
            <text:p>17</text:p>
          </table:table-cell>
          <table:table-cell office:value-type="float" office:value="3">
            <text:p>3</text:p>
          </table:table-cell>
          <table:table-cell table:formula="of:=INDEX([.G$2:.G$70];[.A138])" office:value-type="string" office:string-value="Resisted Kicks">
            <text:p>Resisted Kicks</text:p>
          </table:table-cell>
          <table:table-cell table:formula="of:=INDEX([.I$2:.I$7];[.B138])" office:value-type="string" office:string-value="Padded Ankle Grip">
            <text:p>Padded Ankle Grip</text:p>
          </table:table-cell>
          <table:table-cell table:number-columns-repeated="5"/>
        </table:table-row>
        <table:table-row table:style-name="ro1">
          <table:table-cell office:value-type="float" office:value="17">
            <text:p>17</text:p>
          </table:table-cell>
          <table:table-cell office:value-type="float" office:value="4">
            <text:p>4</text:p>
          </table:table-cell>
          <table:table-cell table:formula="of:=INDEX([.G$2:.G$70];[.A139])" office:value-type="string" office:string-value="Resisted Kicks">
            <text:p>Resisted Kicks</text:p>
          </table:table-cell>
          <table:table-cell table:formula="of:=INDEX([.I$2:.I$7];[.B139])" office:value-type="string" office:string-value="Door Strap">
            <text:p>Door Strap</text:p>
          </table:table-cell>
          <table:table-cell table:number-columns-repeated="5"/>
        </table:table-row>
        <table:table-row table:style-name="ro1">
          <table:table-cell office:value-type="float" office:value="17">
            <text:p>17</text:p>
          </table:table-cell>
          <table:table-cell office:value-type="float" office:value="6">
            <text:p>6</text:p>
          </table:table-cell>
          <table:table-cell table:formula="of:=INDEX([.G$2:.G$70];[.A140])" office:value-type="string" office:string-value="Resisted Kicks">
            <text:p>Resisted Kicks</text:p>
          </table:table-cell>
          <table:table-cell table:formula="of:=INDEX([.I$2:.I$7];[.B140])" office:value-type="string" office:string-value="Rubberlution T-Shirt">
            <text:p>Rubberlution T-Shirt</text:p>
          </table:table-cell>
          <table:table-cell table:number-columns-repeated="5"/>
        </table:table-row>
        <table:table-row table:style-name="ro1">
          <table:table-cell office:value-type="float" office:value="27">
            <text:p>27</text:p>
          </table:table-cell>
          <table:table-cell office:value-type="float" office:value="2">
            <text:p>2</text:p>
          </table:table-cell>
          <table:table-cell table:formula="of:=INDEX([.G$2:.G$70];[.A141])" office:value-type="string" office:string-value="Back Lubricator">
            <text:p>Back Lubricator</text:p>
          </table:table-cell>
          <table:table-cell table:formula="of:=INDEX([.I$2:.I$7];[.B141])" office:value-type="string" office:string-value="Soft Hand Grip">
            <text:p>Soft Hand Grip</text:p>
          </table:table-cell>
          <table:table-cell table:number-columns-repeated="5"/>
        </table:table-row>
        <table:table-row table:style-name="ro1">
          <table:table-cell office:value-type="float" office:value="27">
            <text:p>27</text:p>
          </table:table-cell>
          <table:table-cell office:value-type="float" office:value="4">
            <text:p>4</text:p>
          </table:table-cell>
          <table:table-cell table:formula="of:=INDEX([.G$2:.G$70];[.A142])" office:value-type="string" office:string-value="Back Lubricator">
            <text:p>Back Lubricator</text:p>
          </table:table-cell>
          <table:table-cell table:formula="of:=INDEX([.I$2:.I$7];[.B142])" office:value-type="string" office:string-value="Door Strap">
            <text:p>Door Strap</text:p>
          </table:table-cell>
          <table:table-cell table:number-columns-repeated="5"/>
        </table:table-row>
        <table:table-row table:style-name="ro1">
          <table:table-cell office:value-type="float" office:value="27">
            <text:p>27</text:p>
          </table:table-cell>
          <table:table-cell office:value-type="float" office:value="6">
            <text:p>6</text:p>
          </table:table-cell>
          <table:table-cell table:formula="of:=INDEX([.G$2:.G$70];[.A143])" office:value-type="string" office:string-value="Back Lubricator">
            <text:p>Back Lubricator</text:p>
          </table:table-cell>
          <table:table-cell table:formula="of:=INDEX([.I$2:.I$7];[.B143])" office:value-type="string" office:string-value="Rubberlution T-Shirt">
            <text:p>Rubberlution T-Shirt</text:p>
          </table:table-cell>
          <table:table-cell table:number-columns-repeated="5"/>
        </table:table-row>
        <table:table-row table:style-name="ro1">
          <table:table-cell office:value-type="float" office:value="30">
            <text:p>30</text:p>
          </table:table-cell>
          <table:table-cell office:value-type="float" office:value="1">
            <text:p>1</text:p>
          </table:table-cell>
          <table:table-cell table:formula="of:=INDEX([.G$2:.G$70];[.A144])" office:value-type="string" office:string-value="Relaxalator">
            <text:p>Relaxalator</text:p>
          </table:table-cell>
          <table:table-cell table:formula="of:=INDEX([.I$2:.I$7];[.B144])" office:value-type="string" office:string-value="Bamboo Barbell">
            <text:p>Bamboo Barbell</text:p>
          </table:table-cell>
          <table:table-cell table:number-columns-repeated="5"/>
        </table:table-row>
        <table:table-row table:style-name="ro1">
          <table:table-cell office:value-type="float" office:value="30">
            <text:p>30</text:p>
          </table:table-cell>
          <table:table-cell office:value-type="float" office:value="2">
            <text:p>2</text:p>
          </table:table-cell>
          <table:table-cell table:formula="of:=INDEX([.G$2:.G$70];[.A145])" office:value-type="string" office:string-value="Relaxalator">
            <text:p>Relaxalator</text:p>
          </table:table-cell>
          <table:table-cell table:formula="of:=INDEX([.I$2:.I$7];[.B145])" office:value-type="string" office:string-value="Soft Hand Grip">
            <text:p>Soft Hand Grip</text:p>
          </table:table-cell>
          <table:table-cell table:number-columns-repeated="5"/>
        </table:table-row>
        <table:table-row table:style-name="ro1">
          <table:table-cell office:value-type="float" office:value="30">
            <text:p>30</text:p>
          </table:table-cell>
          <table:table-cell office:value-type="float" office:value="4">
            <text:p>4</text:p>
          </table:table-cell>
          <table:table-cell table:formula="of:=INDEX([.G$2:.G$70];[.A146])" office:value-type="string" office:string-value="Relaxalator">
            <text:p>Relaxalator</text:p>
          </table:table-cell>
          <table:table-cell table:formula="of:=INDEX([.I$2:.I$7];[.B146])" office:value-type="string" office:string-value="Door Strap">
            <text:p>Door Strap</text:p>
          </table:table-cell>
          <table:table-cell table:number-columns-repeated="5"/>
        </table:table-row>
        <table:table-row table:style-name="ro1">
          <table:table-cell office:value-type="float" office:value="30">
            <text:p>30</text:p>
          </table:table-cell>
          <table:table-cell office:value-type="float" office:value="6">
            <text:p>6</text:p>
          </table:table-cell>
          <table:table-cell table:formula="of:=INDEX([.G$2:.G$70];[.A147])" office:value-type="string" office:string-value="Relaxalator">
            <text:p>Relaxalator</text:p>
          </table:table-cell>
          <table:table-cell table:formula="of:=INDEX([.I$2:.I$7];[.B147])" office:value-type="string" office:string-value="Rubberlution T-Shirt">
            <text:p>Rubberlution T-Shirt</text:p>
          </table:table-cell>
          <table:table-cell table:number-columns-repeated="5"/>
        </table:table-row>
        <table:table-row table:style-name="ro1">
          <table:table-cell office:value-type="float" office:value="28">
            <text:p>28</text:p>
          </table:table-cell>
          <table:table-cell office:value-type="float" office:value="2">
            <text:p>2</text:p>
          </table:table-cell>
          <table:table-cell table:formula="of:=INDEX([.G$2:.G$70];[.A148])" office:value-type="string" office:string-value="Loose Arm-ony">
            <text:p>Loose Arm-ony</text:p>
          </table:table-cell>
          <table:table-cell table:formula="of:=INDEX([.I$2:.I$7];[.B148])" office:value-type="string" office:string-value="Soft Hand Grip">
            <text:p>Soft Hand Grip</text:p>
          </table:table-cell>
          <table:table-cell table:number-columns-repeated="5"/>
        </table:table-row>
        <table:table-row table:style-name="ro1">
          <table:table-cell office:value-type="float" office:value="28">
            <text:p>28</text:p>
          </table:table-cell>
          <table:table-cell office:value-type="float" office:value="4">
            <text:p>4</text:p>
          </table:table-cell>
          <table:table-cell table:formula="of:=INDEX([.G$2:.G$70];[.A149])" office:value-type="string" office:string-value="Loose Arm-ony">
            <text:p>Loose Arm-ony</text:p>
          </table:table-cell>
          <table:table-cell table:formula="of:=INDEX([.I$2:.I$7];[.B149])" office:value-type="string" office:string-value="Door Strap">
            <text:p>Door Strap</text:p>
          </table:table-cell>
          <table:table-cell table:number-columns-repeated="5"/>
        </table:table-row>
        <table:table-row table:style-name="ro1">
          <table:table-cell office:value-type="float" office:value="28">
            <text:p>28</text:p>
          </table:table-cell>
          <table:table-cell office:value-type="float" office:value="6">
            <text:p>6</text:p>
          </table:table-cell>
          <table:table-cell table:formula="of:=INDEX([.G$2:.G$70];[.A150])" office:value-type="string" office:string-value="Loose Arm-ony">
            <text:p>Loose Arm-ony</text:p>
          </table:table-cell>
          <table:table-cell table:formula="of:=INDEX([.I$2:.I$7];[.B150])" office:value-type="string" office:string-value="Rubberlution T-Shirt">
            <text:p>Rubberlution T-Shirt</text:p>
          </table:table-cell>
          <table:table-cell table:number-columns-repeated="5"/>
        </table:table-row>
        <table:table-row table:style-name="ro1">
          <table:table-cell office:value-type="float" office:value="33">
            <text:p>33</text:p>
          </table:table-cell>
          <table:table-cell office:value-type="float" office:value="6">
            <text:p>6</text:p>
          </table:table-cell>
          <table:table-cell table:formula="of:=INDEX([.G$2:.G$70];[.A151])" office:value-type="string" office:string-value="Wicked Chicken Wing">
            <text:p>Wicked Chicken Wing</text:p>
          </table:table-cell>
          <table:table-cell table:formula="of:=INDEX([.I$2:.I$7];[.B151])" office:value-type="string" office:string-value="Rubberlution T-Shirt">
            <text:p>Rubberlution T-Shirt</text:p>
          </table:table-cell>
          <table:table-cell table:number-columns-repeated="5"/>
        </table:table-row>
        <table:table-row table:style-name="ro1">
          <table:table-cell office:value-type="float" office:value="31">
            <text:p>31</text:p>
          </table:table-cell>
          <table:table-cell office:value-type="float" office:value="6">
            <text:p>6</text:p>
          </table:table-cell>
          <table:table-cell table:formula="of:=INDEX([.G$2:.G$70];[.A152])" office:value-type="string" office:string-value="Neck Stup">
            <text:p>Neck Stup</text:p>
          </table:table-cell>
          <table:table-cell table:formula="of:=INDEX([.I$2:.I$7];[.B152])" office:value-type="string" office:string-value="Rubberlution T-Shirt">
            <text:p>Rubberlution T-Shirt</text:p>
          </table:table-cell>
          <table:table-cell table:number-columns-repeated="5"/>
        </table:table-row>
        <table:table-row table:style-name="ro1">
          <table:table-cell office:value-type="float" office:value="26">
            <text:p>26</text:p>
          </table:table-cell>
          <table:table-cell office:value-type="float" office:value="3">
            <text:p>3</text:p>
          </table:table-cell>
          <table:table-cell table:formula="of:=INDEX([.G$2:.G$70];[.A153])" office:value-type="string" office:string-value="Leg Liberator">
            <text:p>Leg Liberator</text:p>
          </table:table-cell>
          <table:table-cell table:formula="of:=INDEX([.I$2:.I$7];[.B153])" office:value-type="string" office:string-value="Padded Ankle Grip">
            <text:p>Padded Ankle Grip</text:p>
          </table:table-cell>
          <table:table-cell table:number-columns-repeated="5"/>
        </table:table-row>
        <table:table-row table:style-name="ro1">
          <table:table-cell office:value-type="float" office:value="26">
            <text:p>26</text:p>
          </table:table-cell>
          <table:table-cell office:value-type="float" office:value="6">
            <text:p>6</text:p>
          </table:table-cell>
          <table:table-cell table:formula="of:=INDEX([.G$2:.G$70];[.A154])" office:value-type="string" office:string-value="Leg Liberator">
            <text:p>Leg Liberator</text:p>
          </table:table-cell>
          <table:table-cell table:formula="of:=INDEX([.I$2:.I$7];[.B154])" office:value-type="string" office:string-value="Rubberlution T-Shirt">
            <text:p>Rubberlution T-Shirt</text:p>
          </table:table-cell>
          <table:table-cell table:number-columns-repeated="5"/>
        </table:table-row>
        <table:table-row table:style-name="ro1">
          <table:table-cell office:value-type="float" office:value="32">
            <text:p>32</text:p>
          </table:table-cell>
          <table:table-cell office:value-type="float" office:value="6">
            <text:p>6</text:p>
          </table:table-cell>
          <table:table-cell table:formula="of:=INDEX([.G$2:.G$70];[.A155])" office:value-type="string" office:string-value="Quad-lity">
            <text:p>Quad-lity</text:p>
          </table:table-cell>
          <table:table-cell table:formula="of:=INDEX([.I$2:.I$7];[.B155])" office:value-type="string" office:string-value="Rubberlution T-Shirt">
            <text:p>Rubberlution T-Shirt</text:p>
          </table:table-cell>
          <table:table-cell table:number-columns-repeated="5"/>
        </table:table-row>
        <table:table-row table:style-name="ro1">
          <table:table-cell office:value-type="float" office:value="29">
            <text:p>29</text:p>
          </table:table-cell>
          <table:table-cell office:value-type="float" office:value="4">
            <text:p>4</text:p>
          </table:table-cell>
          <table:table-cell table:formula="of:=INDEX([.G$2:.G$70];[.A156])" office:value-type="string" office:string-value="Ankle Motionizer">
            <text:p>Ankle Motionizer</text:p>
          </table:table-cell>
          <table:table-cell table:formula="of:=INDEX([.I$2:.I$7];[.B156])" office:value-type="string" office:string-value="Door Strap">
            <text:p>Door Strap</text:p>
          </table:table-cell>
          <table:table-cell table:number-columns-repeated="5"/>
        </table:table-row>
        <table:table-row table:style-name="ro1">
          <table:table-cell office:value-type="float" office:value="29">
            <text:p>29</text:p>
          </table:table-cell>
          <table:table-cell office:value-type="float" office:value="6">
            <text:p>6</text:p>
          </table:table-cell>
          <table:table-cell table:formula="of:=INDEX([.G$2:.G$70];[.A157])" office:value-type="string" office:string-value="Ankle Motionizer">
            <text:p>Ankle Motionizer</text:p>
          </table:table-cell>
          <table:table-cell table:formula="of:=INDEX([.I$2:.I$7];[.B157])" office:value-type="string" office:string-value="Rubberlution T-Shirt">
            <text:p>Rubberlution T-Shirt</text:p>
          </table:table-cell>
          <table:table-cell table:number-columns-repeated="5"/>
        </table:table-row>
        <table:table-row table:style-name="ro1">
          <table:table-cell office:value-type="float" office:value="69">
            <text:p>69</text:p>
          </table:table-cell>
          <table:table-cell office:value-type="float" office:value="1">
            <text:p>1</text:p>
          </table:table-cell>
          <table:table-cell table:formula="of:=INDEX([.G$2:.G$70];[.A158])" office:value-type="string" office:string-value="Squeeze">
            <text:p>Squeeze</text:p>
          </table:table-cell>
          <table:table-cell table:formula="of:=INDEX([.I$2:.I$7];[.B158])" office:value-type="string" office:string-value="Bamboo Barbell">
            <text:p>Bamboo Barbell</text:p>
          </table:table-cell>
          <table:table-cell table:number-columns-repeated="5"/>
        </table:table-row>
        <table:table-row table:style-name="ro1">
          <table:table-cell office:value-type="float" office:value="69">
            <text:p>69</text:p>
          </table:table-cell>
          <table:table-cell office:value-type="float" office:value="2">
            <text:p>2</text:p>
          </table:table-cell>
          <table:table-cell table:formula="of:=INDEX([.G$2:.G$70];[.A159])" office:value-type="string" office:string-value="Squeeze">
            <text:p>Squeeze</text:p>
          </table:table-cell>
          <table:table-cell table:formula="of:=INDEX([.I$2:.I$7];[.B159])" office:value-type="string" office:string-value="Soft Hand Grip">
            <text:p>Soft Hand Grip</text:p>
          </table:table-cell>
          <table:table-cell table:number-columns-repeated="5"/>
        </table:table-row>
        <table:table-row table:style-name="ro1">
          <table:table-cell office:value-type="float" office:value="69">
            <text:p>69</text:p>
          </table:table-cell>
          <table:table-cell office:value-type="float" office:value="4">
            <text:p>4</text:p>
          </table:table-cell>
          <table:table-cell table:formula="of:=INDEX([.G$2:.G$70];[.A160])" office:value-type="string" office:string-value="Squeeze">
            <text:p>Squeeze</text:p>
          </table:table-cell>
          <table:table-cell table:formula="of:=INDEX([.I$2:.I$7];[.B160])" office:value-type="string" office:string-value="Door Strap">
            <text:p>Door Strap</text:p>
          </table:table-cell>
          <table:table-cell table:number-columns-repeated="5"/>
        </table:table-row>
        <table:table-row table:style-name="ro1">
          <table:table-cell office:value-type="float" office:value="69">
            <text:p>69</text:p>
          </table:table-cell>
          <table:table-cell office:value-type="float" office:value="6">
            <text:p>6</text:p>
          </table:table-cell>
          <table:table-cell table:formula="of:=INDEX([.G$2:.G$70];[.A161])" office:value-type="string" office:string-value="Squeeze">
            <text:p>Squeeze</text:p>
          </table:table-cell>
          <table:table-cell table:formula="of:=INDEX([.I$2:.I$7];[.B161])" office:value-type="string" office:string-value="Rubberlution T-Shirt">
            <text:p>Rubberlution T-Shirt</text:p>
          </table:table-cell>
          <table:table-cell table:number-columns-repeated="5"/>
        </table:table-row>
        <table:table-row table:style-name="ro1">
          <table:table-cell office:value-type="float" office:value="63">
            <text:p>63</text:p>
          </table:table-cell>
          <table:table-cell office:value-type="float" office:value="2">
            <text:p>2</text:p>
          </table:table-cell>
          <table:table-cell table:formula="of:=INDEX([.G$2:.G$70];[.A162])" office:value-type="string" office:string-value="Raise">
            <text:p>Raise</text:p>
          </table:table-cell>
          <table:table-cell table:formula="of:=INDEX([.I$2:.I$7];[.B162])" office:value-type="string" office:string-value="Soft Hand Grip">
            <text:p>Soft Hand Grip</text:p>
          </table:table-cell>
          <table:table-cell table:number-columns-repeated="5"/>
        </table:table-row>
        <table:table-row table:style-name="ro1">
          <table:table-cell office:value-type="float" office:value="63">
            <text:p>63</text:p>
          </table:table-cell>
          <table:table-cell office:value-type="float" office:value="6">
            <text:p>6</text:p>
          </table:table-cell>
          <table:table-cell table:formula="of:=INDEX([.G$2:.G$70];[.A163])" office:value-type="string" office:string-value="Raise">
            <text:p>Raise</text:p>
          </table:table-cell>
          <table:table-cell table:formula="of:=INDEX([.I$2:.I$7];[.B163])" office:value-type="string" office:string-value="Rubberlution T-Shirt">
            <text:p>Rubberlution T-Shirt</text:p>
          </table:table-cell>
          <table:table-cell table:number-columns-repeated="5"/>
        </table:table-row>
        <table:table-row table:style-name="ro1">
          <table:table-cell office:value-type="float" office:value="68">
            <text:p>68</text:p>
          </table:table-cell>
          <table:table-cell office:value-type="float" office:value="6">
            <text:p>6</text:p>
          </table:table-cell>
          <table:table-cell table:formula="of:=INDEX([.G$2:.G$70];[.A164])" office:value-type="string" office:string-value="Crunch">
            <text:p>Crunch</text:p>
          </table:table-cell>
          <table:table-cell table:formula="of:=INDEX([.I$2:.I$7];[.B164])" office:value-type="string" office:string-value="Rubberlution T-Shirt">
            <text:p>Rubberlution T-Shirt</text:p>
          </table:table-cell>
          <table:table-cell table:number-columns-repeated="5"/>
        </table:table-row>
        <table:table-row table:style-name="ro1">
          <table:table-cell office:value-type="float" office:value="67">
            <text:p>67</text:p>
          </table:table-cell>
          <table:table-cell office:value-type="float" office:value="5">
            <text:p>5</text:p>
          </table:table-cell>
          <table:table-cell table:formula="of:=INDEX([.G$2:.G$70];[.A165])" office:value-type="string" office:string-value="Bicycle">
            <text:p>Bicycle</text:p>
          </table:table-cell>
          <table:table-cell table:formula="of:=INDEX([.I$2:.I$7];[.B165])" office:value-type="string" office:string-value="Hand Strap">
            <text:p>Hand Strap</text:p>
          </table:table-cell>
          <table:table-cell table:number-columns-repeated="5"/>
        </table:table-row>
        <table:table-row table:style-name="ro1">
          <table:table-cell office:value-type="float" office:value="67">
            <text:p>67</text:p>
          </table:table-cell>
          <table:table-cell office:value-type="float" office:value="6">
            <text:p>6</text:p>
          </table:table-cell>
          <table:table-cell table:formula="of:=INDEX([.G$2:.G$70];[.A166])" office:value-type="string" office:string-value="Bicycle">
            <text:p>Bicycle</text:p>
          </table:table-cell>
          <table:table-cell table:formula="of:=INDEX([.I$2:.I$7];[.B166])" office:value-type="string" office:string-value="Rubberlution T-Shirt">
            <text:p>Rubberlution T-Shirt</text:p>
          </table:table-cell>
          <table:table-cell table:number-columns-repeated="5"/>
        </table:table-row>
        <table:table-row table:style-name="ro1">
          <table:table-cell office:value-type="float" office:value="64">
            <text:p>64</text:p>
          </table:table-cell>
          <table:table-cell office:value-type="float" office:value="6">
            <text:p>6</text:p>
          </table:table-cell>
          <table:table-cell table:formula="of:=INDEX([.G$2:.G$70];[.A167])" office:value-type="string" office:string-value="Roll">
            <text:p>Roll</text:p>
          </table:table-cell>
          <table:table-cell table:formula="of:=INDEX([.I$2:.I$7];[.B167])" office:value-type="string" office:string-value="Rubberlution T-Shirt">
            <text:p>Rubberlution T-Shirt</text:p>
          </table:table-cell>
          <table:table-cell table:number-columns-repeated="5"/>
        </table:table-row>
        <table:table-row table:style-name="ro1">
          <table:table-cell office:value-type="float" office:value="62">
            <text:p>62</text:p>
          </table:table-cell>
          <table:table-cell office:value-type="float" office:value="6">
            <text:p>6</text:p>
          </table:table-cell>
          <table:table-cell table:formula="of:=INDEX([.G$2:.G$70];[.A168])" office:value-type="string" office:string-value="Plank">
            <text:p>Plank</text:p>
          </table:table-cell>
          <table:table-cell table:formula="of:=INDEX([.I$2:.I$7];[.B168])" office:value-type="string" office:string-value="Rubberlution T-Shirt">
            <text:p>Rubberlution T-Shirt</text:p>
          </table:table-cell>
          <table:table-cell table:number-columns-repeated="5"/>
        </table:table-row>
        <table:table-row table:style-name="ro1">
          <table:table-cell office:value-type="float" office:value="60">
            <text:p>60</text:p>
          </table:table-cell>
          <table:table-cell office:value-type="float" office:value="6">
            <text:p>6</text:p>
          </table:table-cell>
          <table:table-cell table:formula="of:=INDEX([.G$2:.G$70];[.A169])" office:value-type="string" office:string-value="Side Bridge">
            <text:p>Side Bridge</text:p>
          </table:table-cell>
          <table:table-cell table:formula="of:=INDEX([.I$2:.I$7];[.B169])" office:value-type="string" office:string-value="Rubberlution T-Shirt">
            <text:p>Rubberlution T-Shirt</text:p>
          </table:table-cell>
          <table:table-cell table:number-columns-repeated="5"/>
        </table:table-row>
        <table:table-row table:style-name="ro1">
          <table:table-cell office:value-type="float" office:value="61">
            <text:p>61</text:p>
          </table:table-cell>
          <table:table-cell office:value-type="float" office:value="6">
            <text:p>6</text:p>
          </table:table-cell>
          <table:table-cell table:formula="of:=INDEX([.G$2:.G$70];[.A170])" office:value-type="string" office:string-value="Obliquatory">
            <text:p>Obliquatory</text:p>
          </table:table-cell>
          <table:table-cell table:formula="of:=INDEX([.I$2:.I$7];[.B170])" office:value-type="string" office:string-value="Rubberlution T-Shirt">
            <text:p>Rubberlution T-Shirt</text:p>
          </table:table-cell>
          <table:table-cell table:number-columns-repeated="5"/>
        </table:table-row>
        <table:table-row table:style-name="ro1">
          <table:table-cell office:value-type="float" office:value="57">
            <text:p>57</text:p>
          </table:table-cell>
          <table:table-cell office:value-type="float" office:value="2">
            <text:p>2</text:p>
          </table:table-cell>
          <table:table-cell table:formula="of:=INDEX([.G$2:.G$70];[.A171])" office:value-type="string" office:string-value="Twist">
            <text:p>Twist</text:p>
          </table:table-cell>
          <table:table-cell table:formula="of:=INDEX([.I$2:.I$7];[.B171])" office:value-type="string" office:string-value="Soft Hand Grip">
            <text:p>Soft Hand Grip</text:p>
          </table:table-cell>
          <table:table-cell table:number-columns-repeated="5"/>
        </table:table-row>
        <table:table-row table:style-name="ro1">
          <table:table-cell office:value-type="float" office:value="57">
            <text:p>57</text:p>
          </table:table-cell>
          <table:table-cell office:value-type="float" office:value="4">
            <text:p>4</text:p>
          </table:table-cell>
          <table:table-cell table:formula="of:=INDEX([.G$2:.G$70];[.A172])" office:value-type="string" office:string-value="Twist">
            <text:p>Twist</text:p>
          </table:table-cell>
          <table:table-cell table:formula="of:=INDEX([.I$2:.I$7];[.B172])" office:value-type="string" office:string-value="Door Strap">
            <text:p>Door Strap</text:p>
          </table:table-cell>
          <table:table-cell table:number-columns-repeated="5"/>
        </table:table-row>
        <table:table-row table:style-name="ro1">
          <table:table-cell office:value-type="float" office:value="57">
            <text:p>57</text:p>
          </table:table-cell>
          <table:table-cell office:value-type="float" office:value="6">
            <text:p>6</text:p>
          </table:table-cell>
          <table:table-cell table:formula="of:=INDEX([.G$2:.G$70];[.A173])" office:value-type="string" office:string-value="Twist">
            <text:p>Twist</text:p>
          </table:table-cell>
          <table:table-cell table:formula="of:=INDEX([.I$2:.I$7];[.B173])" office:value-type="string" office:string-value="Rubberlution T-Shirt">
            <text:p>Rubberlution T-Shirt</text:p>
          </table:table-cell>
          <table:table-cell table:number-columns-repeated="5"/>
        </table:table-row>
        <table:table-row table:style-name="ro1">
          <table:table-cell office:value-type="float" office:value="58">
            <text:p>58</text:p>
          </table:table-cell>
          <table:table-cell office:value-type="float" office:value="2">
            <text:p>2</text:p>
          </table:table-cell>
          <table:table-cell table:formula="of:=INDEX([.G$2:.G$70];[.A174])" office:value-type="string" office:string-value="Woodchopper">
            <text:p>Woodchopper</text:p>
          </table:table-cell>
          <table:table-cell table:formula="of:=INDEX([.I$2:.I$7];[.B174])" office:value-type="string" office:string-value="Soft Hand Grip">
            <text:p>Soft Hand Grip</text:p>
          </table:table-cell>
          <table:table-cell table:number-columns-repeated="5"/>
        </table:table-row>
        <table:table-row table:style-name="ro1">
          <table:table-cell office:value-type="float" office:value="58">
            <text:p>58</text:p>
          </table:table-cell>
          <table:table-cell office:value-type="float" office:value="6">
            <text:p>6</text:p>
          </table:table-cell>
          <table:table-cell table:formula="of:=INDEX([.G$2:.G$70];[.A175])" office:value-type="string" office:string-value="Woodchopper">
            <text:p>Woodchopper</text:p>
          </table:table-cell>
          <table:table-cell table:formula="of:=INDEX([.I$2:.I$7];[.B175])" office:value-type="string" office:string-value="Rubberlution T-Shirt">
            <text:p>Rubberlution T-Shirt</text:p>
          </table:table-cell>
          <table:table-cell table:number-columns-repeated="5"/>
        </table:table-row>
        <table:table-row table:style-name="ro1">
          <table:table-cell office:value-type="float" office:value="56">
            <text:p>56</text:p>
          </table:table-cell>
          <table:table-cell office:value-type="float" office:value="6">
            <text:p>6</text:p>
          </table:table-cell>
          <table:table-cell table:formula="of:=INDEX([.G$2:.G$70];[.A176])" office:value-type="string" office:string-value="Superman">
            <text:p>Superman</text:p>
          </table:table-cell>
          <table:table-cell table:formula="of:=INDEX([.I$2:.I$7];[.B176])" office:value-type="string" office:string-value="Rubberlution T-Shirt">
            <text:p>Rubberlution T-Shirt</text:p>
          </table:table-cell>
          <table:table-cell table:number-columns-repeated="5"/>
        </table:table-row>
        <table:table-row table:style-name="ro1">
          <table:table-cell office:value-type="float" office:value="65">
            <text:p>65</text:p>
          </table:table-cell>
          <table:table-cell office:value-type="float" office:value="1">
            <text:p>1</text:p>
          </table:table-cell>
          <table:table-cell table:formula="of:=INDEX([.G$2:.G$70];[.A177])" office:value-type="string" office:string-value="Hyperextension">
            <text:p>Hyperextension</text:p>
          </table:table-cell>
          <table:table-cell table:formula="of:=INDEX([.I$2:.I$7];[.B177])" office:value-type="string" office:string-value="Bamboo Barbell">
            <text:p>Bamboo Barbell</text:p>
          </table:table-cell>
          <table:table-cell table:number-columns-repeated="5"/>
        </table:table-row>
        <table:table-row table:style-name="ro1">
          <table:table-cell office:value-type="float" office:value="65">
            <text:p>65</text:p>
          </table:table-cell>
          <table:table-cell office:value-type="float" office:value="2">
            <text:p>2</text:p>
          </table:table-cell>
          <table:table-cell table:formula="of:=INDEX([.G$2:.G$70];[.A178])" office:value-type="string" office:string-value="Hyperextension">
            <text:p>Hyperextension</text:p>
          </table:table-cell>
          <table:table-cell table:formula="of:=INDEX([.I$2:.I$7];[.B178])" office:value-type="string" office:string-value="Soft Hand Grip">
            <text:p>Soft Hand Grip</text:p>
          </table:table-cell>
          <table:table-cell table:number-columns-repeated="5"/>
        </table:table-row>
        <table:table-row table:style-name="ro1">
          <table:table-cell office:value-type="float" office:value="65">
            <text:p>65</text:p>
          </table:table-cell>
          <table:table-cell office:value-type="float" office:value="4">
            <text:p>4</text:p>
          </table:table-cell>
          <table:table-cell table:formula="of:=INDEX([.G$2:.G$70];[.A179])" office:value-type="string" office:string-value="Hyperextension">
            <text:p>Hyperextension</text:p>
          </table:table-cell>
          <table:table-cell table:formula="of:=INDEX([.I$2:.I$7];[.B179])" office:value-type="string" office:string-value="Door Strap">
            <text:p>Door Strap</text:p>
          </table:table-cell>
          <table:table-cell table:number-columns-repeated="5"/>
        </table:table-row>
        <table:table-row table:style-name="ro1">
          <table:table-cell office:value-type="float" office:value="65">
            <text:p>65</text:p>
          </table:table-cell>
          <table:table-cell office:value-type="float" office:value="6">
            <text:p>6</text:p>
          </table:table-cell>
          <table:table-cell table:formula="of:=INDEX([.G$2:.G$70];[.A180])" office:value-type="string" office:string-value="Hyperextension">
            <text:p>Hyperextension</text:p>
          </table:table-cell>
          <table:table-cell table:formula="of:=INDEX([.I$2:.I$7];[.B180])" office:value-type="string" office:string-value="Rubberlution T-Shirt">
            <text:p>Rubberlution T-Shirt</text:p>
          </table:table-cell>
          <table:table-cell table:number-columns-repeated="5"/>
        </table:table-row>
        <table:table-row table:style-name="ro1">
          <table:table-cell office:value-type="float" office:value="59">
            <text:p>59</text:p>
          </table:table-cell>
          <table:table-cell office:value-type="float" office:value="2">
            <text:p>2</text:p>
          </table:table-cell>
          <table:table-cell table:formula="of:=INDEX([.G$2:.G$70];[.A181])" office:value-type="string" office:string-value="Side Bend">
            <text:p>Side Bend</text:p>
          </table:table-cell>
          <table:table-cell table:formula="of:=INDEX([.I$2:.I$7];[.B181])" office:value-type="string" office:string-value="Soft Hand Grip">
            <text:p>Soft Hand Grip</text:p>
          </table:table-cell>
          <table:table-cell table:number-columns-repeated="5"/>
        </table:table-row>
        <table:table-row table:style-name="ro1">
          <table:table-cell office:value-type="float" office:value="59">
            <text:p>59</text:p>
          </table:table-cell>
          <table:table-cell office:value-type="float" office:value="6">
            <text:p>6</text:p>
          </table:table-cell>
          <table:table-cell table:formula="of:=INDEX([.G$2:.G$70];[.A182])" office:value-type="string" office:string-value="Side Bend">
            <text:p>Side Bend</text:p>
          </table:table-cell>
          <table:table-cell table:formula="of:=INDEX([.I$2:.I$7];[.B182])" office:value-type="string" office:string-value="Rubberlution T-Shirt">
            <text:p>Rubberlution T-Shirt</text:p>
          </table:table-cell>
          <table:table-cell table:number-columns-repeated="5"/>
        </table:table-row>
        <table:table-row table:style-name="ro1">
          <table:table-cell office:value-type="float" office:value="66">
            <text:p>66</text:p>
          </table:table-cell>
          <table:table-cell office:value-type="float" office:value="6">
            <text:p>6</text:p>
          </table:table-cell>
          <table:table-cell table:formula="of:=INDEX([.G$2:.G$70];[.A183])" office:value-type="string" office:string-value="Aligner">
            <text:p>Aligner</text:p>
          </table:table-cell>
          <table:table-cell table:formula="of:=INDEX([.I$2:.I$7];[.B183])" office:value-type="string" office:string-value="Rubberlution T-Shirt">
            <text:p>Rubberlution T-Shirt</text:p>
          </table:table-cell>
          <table:table-cell table:number-columns-repeated="5"/>
        </table:table-row>
      </table:table>
      <table:table table:name="Optional Accessories" table:style-name="ta6">
        <table:table-column table:style-name="co5" table:number-columns-repeated="1024" table:default-cell-style-name="Default"/>
        <table:table-row table:style-name="ro1">
          <table:table-cell office:value-type="string">
            <text:p>name</text:p>
          </table:table-cell>
          <table:table-cell table:number-columns-repeated="1023"/>
        </table:table-row>
        <table:table-row table:style-name="ro1">
          <table:table-cell office:value-type="string">
            <text:p>Bamboo Barbell</text:p>
          </table:table-cell>
          <table:table-cell table:number-columns-repeated="1023"/>
        </table:table-row>
        <table:table-row table:style-name="ro1">
          <table:table-cell office:value-type="string">
            <text:p>Soft Hand Grip</text:p>
          </table:table-cell>
          <table:table-cell table:number-columns-repeated="1023"/>
        </table:table-row>
        <table:table-row table:style-name="ro1">
          <table:table-cell office:value-type="string">
            <text:p>Padded Ankle Grip</text:p>
          </table:table-cell>
          <table:table-cell table:number-columns-repeated="1023"/>
        </table:table-row>
        <table:table-row table:style-name="ro1">
          <table:table-cell office:value-type="string">
            <text:p>Door Strap</text:p>
          </table:table-cell>
          <table:table-cell table:number-columns-repeated="1023"/>
        </table:table-row>
        <table:table-row table:style-name="ro1">
          <table:table-cell office:value-type="string">
            <text:p>Hand Strap</text:p>
          </table:table-cell>
          <table:table-cell table:number-columns-repeated="1023"/>
        </table:table-row>
        <table:table-row table:style-name="ro1">
          <table:table-cell office:value-type="string">
            <text:p>Rubberlution T-Shirt</text:p>
          </table:table-cell>
          <table:table-cell table:number-columns-repeated="1023"/>
        </table:table-row>
      </table:table>
      <table:table table:name="ExerciseHeight" table:style-name="ta3">
        <table:table-column table:style-name="co1" table:default-cell-style-name="Default"/>
        <table:table-column table:style-name="co5" table:default-cell-style-name="Default"/>
        <table:table-column table:style-name="co1" table:default-cell-style-name="Default"/>
        <table:table-column table:style-name="co5" table:default-cell-style-name="Default"/>
        <table:table-column table:style-name="co6" table:number-columns-repeated="5" table:default-cell-style-name="Default"/>
        <table:table-row table:style-name="ro1">
          <table:table-cell office:value-type="string">
            <text:p>exercise_id</text:p>
          </table:table-cell>
          <table:table-cell office:value-type="string">
            <text:p>height_id</text:p>
          </table:table-cell>
          <table:table-cell office:value-type="string">
            <text:p>name</text:p>
          </table:table-cell>
          <table:table-cell office:value-type="string">
            <text:p>ap height</text:p>
          </table:table-cell>
          <table:table-cell table:number-columns-repeated="3"/>
          <table:table-cell office:value-type="string">
            <text:p>name</text:p>
          </table:table-cell>
          <table:table-cell/>
        </table:table-row>
        <table:table-row table:style-name="ro1">
          <table:table-cell office:value-type="float" office:value="1">
            <text:p>1</text:p>
          </table:table-cell>
          <table:table-cell table:formula="of:=VLOOKUP([.D2];[.H$2:.I$15];2;1)" office:value-type="float" office:value="5">
            <text:p>5</text:p>
          </table:table-cell>
          <table:table-cell office:value-type="string">
            <text:p>Horizontal Extensions</text:p>
          </table:table-cell>
          <table:table-cell office:value-type="string">
            <text:p>head</text:p>
          </table:table-cell>
          <table:table-cell table:number-columns-repeated="2"/>
          <table:table-cell office:value-type="float" office:value="1">
            <text:p>1</text:p>
          </table:table-cell>
          <table:table-cell office:value-type="string">
            <text:p>arms</text:p>
          </table:table-cell>
          <table:table-cell office:value-type="float" office:value="1">
            <text:p>1</text:p>
          </table:table-cell>
        </table:table-row>
        <table:table-row table:style-name="ro1">
          <table:table-cell office:value-type="float" office:value="2">
            <text:p>2</text:p>
          </table:table-cell>
          <table:table-cell table:formula="of:=VLOOKUP([.D3];[.H$2:.I$15];2;1)" office:value-type="float" office:value="10">
            <text:p>10</text:p>
          </table:table-cell>
          <table:table-cell office:value-type="string">
            <text:p>Lat-Band Pullown</text:p>
          </table:table-cell>
          <table:table-cell office:value-type="string">
            <text:p>overhead</text:p>
          </table:table-cell>
          <table:table-cell table:number-columns-repeated="2"/>
          <table:table-cell office:value-type="float" office:value="2">
            <text:p>2</text:p>
          </table:table-cell>
          <table:table-cell office:value-type="string">
            <text:p>back</text:p>
          </table:table-cell>
          <table:table-cell office:value-type="float" office:value="2">
            <text:p>2</text:p>
          </table:table-cell>
        </table:table-row>
        <table:table-row table:style-name="ro1">
          <table:table-cell office:value-type="float" office:value="3">
            <text:p>3</text:p>
          </table:table-cell>
          <table:table-cell table:formula="of:=VLOOKUP([.D4];[.H$2:.I$15];2;1)" office:value-type="float" office:value="13">
            <text:p>13</text:p>
          </table:table-cell>
          <table:table-cell office:value-type="string">
            <text:p>Seated Band Rows</text:p>
          </table:table-cell>
          <table:table-cell office:value-type="string">
            <text:p>stomach</text:p>
          </table:table-cell>
          <table:table-cell table:number-columns-repeated="2"/>
          <table:table-cell office:value-type="float" office:value="3">
            <text:p>3</text:p>
          </table:table-cell>
          <table:table-cell office:value-type="string">
            <text:p>chest</text:p>
          </table:table-cell>
          <table:table-cell office:value-type="float" office:value="3">
            <text:p>3</text:p>
          </table:table-cell>
        </table:table-row>
        <table:table-row table:style-name="ro1">
          <table:table-cell office:value-type="float" office:value="4">
            <text:p>4</text:p>
          </table:table-cell>
          <table:table-cell table:formula="of:=VLOOKUP([.D5];[.H$2:.I$15];2;1)" office:value-type="float" office:value="6">
            <text:p>6</text:p>
          </table:table-cell>
          <table:table-cell office:value-type="string">
            <text:p>Bent Over Band-Rows</text:p>
          </table:table-cell>
          <table:table-cell office:value-type="string">
            <text:p>knee</text:p>
          </table:table-cell>
          <table:table-cell table:number-columns-repeated="2"/>
          <table:table-cell office:value-type="float" office:value="4">
            <text:p>4</text:p>
          </table:table-cell>
          <table:table-cell office:value-type="string">
            <text:p>foot</text:p>
          </table:table-cell>
          <table:table-cell office:value-type="float" office:value="4">
            <text:p>4</text:p>
          </table:table-cell>
        </table:table-row>
        <table:table-row table:style-name="ro1">
          <table:table-cell office:value-type="float" office:value="5">
            <text:p>5</text:p>
          </table:table-cell>
          <table:table-cell table:formula="of:=VLOOKUP([.D6];[.H$2:.I$15];2;1)" office:value-type="float" office:value="10">
            <text:p>10</text:p>
          </table:table-cell>
          <table:table-cell office:value-type="string">
            <text:p>Straight Arm Pulldowns</text:p>
          </table:table-cell>
          <table:table-cell office:value-type="string">
            <text:p>overhead</text:p>
          </table:table-cell>
          <table:table-cell table:number-columns-repeated="2"/>
          <table:table-cell office:value-type="float" office:value="5">
            <text:p>5</text:p>
          </table:table-cell>
          <table:table-cell office:value-type="string">
            <text:p>head</text:p>
          </table:table-cell>
          <table:table-cell office:value-type="float" office:value="5">
            <text:p>5</text:p>
          </table:table-cell>
        </table:table-row>
        <table:table-row table:style-name="ro1">
          <table:table-cell office:value-type="float" office:value="6">
            <text:p>6</text:p>
          </table:table-cell>
          <table:table-cell table:formula="of:=VLOOKUP([.D7];[.H$2:.I$15];2;1)" office:value-type="float" office:value="12">
            <text:p>12</text:p>
          </table:table-cell>
          <table:table-cell office:value-type="string">
            <text:p>Reverse Flyes</text:p>
          </table:table-cell>
          <table:table-cell office:value-type="string">
            <text:p>shoulders</text:p>
          </table:table-cell>
          <table:table-cell table:number-columns-repeated="2"/>
          <table:table-cell office:value-type="float" office:value="6">
            <text:p>6</text:p>
          </table:table-cell>
          <table:table-cell office:value-type="string">
            <text:p>knee</text:p>
          </table:table-cell>
          <table:table-cell office:value-type="float" office:value="6">
            <text:p>6</text:p>
          </table:table-cell>
        </table:table-row>
        <table:table-row table:style-name="ro1">
          <table:table-cell office:value-type="float" office:value="7">
            <text:p>7</text:p>
          </table:table-cell>
          <table:table-cell table:formula="of:=VLOOKUP([.D8];[.H$2:.I$15];2;1)" office:value-type="float" office:value="4">
            <text:p>4</text:p>
          </table:table-cell>
          <table:table-cell office:value-type="string">
            <text:p>Deadlift</text:p>
          </table:table-cell>
          <table:table-cell office:value-type="string">
            <text:p>foot</text:p>
          </table:table-cell>
          <table:table-cell table:number-columns-repeated="2"/>
          <table:table-cell office:value-type="float" office:value="7">
            <text:p>7</text:p>
          </table:table-cell>
          <table:table-cell office:value-type="string">
            <text:p>lower back</text:p>
          </table:table-cell>
          <table:table-cell office:value-type="float" office:value="7">
            <text:p>7</text:p>
          </table:table-cell>
        </table:table-row>
        <table:table-row table:style-name="ro1">
          <table:table-cell office:value-type="float" office:value="8">
            <text:p>8</text:p>
          </table:table-cell>
          <table:table-cell table:formula="of:=VLOOKUP([.D9];[.H$2:.I$15];2;1)" office:value-type="float" office:value="6">
            <text:p>6</text:p>
          </table:table-cell>
          <table:table-cell office:value-type="string">
            <text:p>Kickbacks</text:p>
          </table:table-cell>
          <table:table-cell office:value-type="string">
            <text:p>knee</text:p>
          </table:table-cell>
          <table:table-cell table:number-columns-repeated="2"/>
          <table:table-cell office:value-type="float" office:value="8">
            <text:p>8</text:p>
          </table:table-cell>
          <table:table-cell office:value-type="string">
            <text:p>neck</text:p>
          </table:table-cell>
          <table:table-cell office:value-type="float" office:value="8">
            <text:p>8</text:p>
          </table:table-cell>
        </table:table-row>
        <table:table-row table:style-name="ro1">
          <table:table-cell office:value-type="float" office:value="9">
            <text:p>9</text:p>
          </table:table-cell>
          <table:table-cell table:formula="of:=VLOOKUP([.D10];[.H$2:.I$15];2;1)" office:value-type="float" office:value="10">
            <text:p>10</text:p>
          </table:table-cell>
          <table:table-cell office:value-type="string">
            <text:p>Tricep Pushdown</text:p>
          </table:table-cell>
          <table:table-cell office:value-type="string">
            <text:p>overhead</text:p>
          </table:table-cell>
          <table:table-cell table:number-columns-repeated="2"/>
          <table:table-cell office:value-type="float" office:value="9">
            <text:p>9</text:p>
          </table:table-cell>
          <table:table-cell office:value-type="string">
            <text:p>none</text:p>
          </table:table-cell>
          <table:table-cell office:value-type="float" office:value="9">
            <text:p>9</text:p>
          </table:table-cell>
        </table:table-row>
        <table:table-row table:style-name="ro1">
          <table:table-cell office:value-type="float" office:value="10">
            <text:p>10</text:p>
          </table:table-cell>
          <table:table-cell table:formula="of:=VLOOKUP([.D11];[.H$2:.I$15];2;1)" office:value-type="float" office:value="9">
            <text:p>9</text:p>
          </table:table-cell>
          <table:table-cell office:value-type="string">
            <text:p>Dips</text:p>
          </table:table-cell>
          <table:table-cell office:value-type="string">
            <text:p>none</text:p>
          </table:table-cell>
          <table:table-cell table:number-columns-repeated="2"/>
          <table:table-cell office:value-type="float" office:value="10">
            <text:p>10</text:p>
          </table:table-cell>
          <table:table-cell office:value-type="string">
            <text:p>overhead</text:p>
          </table:table-cell>
          <table:table-cell office:value-type="float" office:value="10">
            <text:p>10</text:p>
          </table:table-cell>
        </table:table-row>
        <table:table-row table:style-name="ro1">
          <table:table-cell office:value-type="float" office:value="11">
            <text:p>11</text:p>
          </table:table-cell>
          <table:table-cell table:formula="of:=VLOOKUP([.D12];[.H$2:.I$15];2;1)" office:value-type="float" office:value="10">
            <text:p>10</text:p>
          </table:table-cell>
          <table:table-cell office:value-type="string">
            <text:p>Animals</text:p>
          </table:table-cell>
          <table:table-cell office:value-type="string">
            <text:p>overhead</text:p>
          </table:table-cell>
          <table:table-cell table:number-columns-repeated="2"/>
          <table:table-cell office:value-type="float" office:value="11">
            <text:p>11</text:p>
          </table:table-cell>
          <table:table-cell office:value-type="string">
            <text:p>shins</text:p>
          </table:table-cell>
          <table:table-cell office:value-type="float" office:value="11">
            <text:p>11</text:p>
          </table:table-cell>
        </table:table-row>
        <table:table-row table:style-name="ro1">
          <table:table-cell office:value-type="float" office:value="12">
            <text:p>12</text:p>
          </table:table-cell>
          <table:table-cell table:formula="of:=VLOOKUP([.D13];[.H$2:.I$15];2;1)" office:value-type="float" office:value="12">
            <text:p>12</text:p>
          </table:table-cell>
          <table:table-cell office:value-type="string">
            <text:p>Close Grip Push-Up Press</text:p>
          </table:table-cell>
          <table:table-cell office:value-type="string">
            <text:p>shoulders</text:p>
          </table:table-cell>
          <table:table-cell table:number-columns-repeated="2"/>
          <table:table-cell office:value-type="float" office:value="12">
            <text:p>12</text:p>
          </table:table-cell>
          <table:table-cell office:value-type="string">
            <text:p>shoulders</text:p>
          </table:table-cell>
          <table:table-cell office:value-type="float" office:value="12">
            <text:p>12</text:p>
          </table:table-cell>
        </table:table-row>
        <table:table-row table:style-name="ro1">
          <table:table-cell office:value-type="float" office:value="13">
            <text:p>13</text:p>
          </table:table-cell>
          <table:table-cell table:formula="of:=VLOOKUP([.D14];[.H$2:.I$15];2;1)" office:value-type="float" office:value="10">
            <text:p>10</text:p>
          </table:table-cell>
          <table:table-cell office:value-type="string">
            <text:p>Lateral Extension</text:p>
          </table:table-cell>
          <table:table-cell office:value-type="string">
            <text:p>overhead</text:p>
          </table:table-cell>
          <table:table-cell table:number-columns-repeated="2"/>
          <table:table-cell office:value-type="float" office:value="13">
            <text:p>13</text:p>
          </table:table-cell>
          <table:table-cell office:value-type="string">
            <text:p>stomach</text:p>
          </table:table-cell>
          <table:table-cell office:value-type="float" office:value="13">
            <text:p>13</text:p>
          </table:table-cell>
        </table:table-row>
        <table:table-row table:style-name="ro1">
          <table:table-cell office:value-type="float" office:value="14">
            <text:p>14</text:p>
          </table:table-cell>
          <table:table-cell table:formula="of:=VLOOKUP([.D15];[.H$2:.I$15];2;1)" office:value-type="float" office:value="4">
            <text:p>4</text:p>
          </table:table-cell>
          <table:table-cell office:value-type="string">
            <text:p>Vertical Extensions</text:p>
          </table:table-cell>
          <table:table-cell office:value-type="string">
            <text:p>foot</text:p>
          </table:table-cell>
          <table:table-cell table:number-columns-repeated="2"/>
          <table:table-cell office:value-type="float" office:value="14">
            <text:p>14</text:p>
          </table:table-cell>
          <table:table-cell office:value-type="string">
            <text:p>variable</text:p>
          </table:table-cell>
          <table:table-cell office:value-type="float" office:value="14">
            <text:p>14</text:p>
          </table:table-cell>
        </table:table-row>
        <table:table-row table:style-name="ro1">
          <table:table-cell office:value-type="float" office:value="15">
            <text:p>15</text:p>
          </table:table-cell>
          <table:table-cell table:formula="of:=VLOOKUP([.D16];[.H$2:.I$15];2;1)" office:value-type="float" office:value="8">
            <text:p>8</text:p>
          </table:table-cell>
          <table:table-cell office:value-type="string">
            <text:p>Overhead Extensions</text:p>
          </table:table-cell>
          <table:table-cell office:value-type="string">
            <text:p>neck</text:p>
          </table:table-cell>
          <table:table-cell table:number-columns-repeated="5"/>
        </table:table-row>
        <table:table-row table:style-name="ro1">
          <table:table-cell office:value-type="float" office:value="16">
            <text:p>16</text:p>
          </table:table-cell>
          <table:table-cell table:formula="of:=VLOOKUP([.D17];[.H$2:.I$15];2;1)" office:value-type="float" office:value="12">
            <text:p>12</text:p>
          </table:table-cell>
          <table:table-cell office:value-type="string">
            <text:p>Wrapped Shoulder Extension</text:p>
          </table:table-cell>
          <table:table-cell office:value-type="string">
            <text:p>shoulders</text:p>
          </table:table-cell>
          <table:table-cell table:number-columns-repeated="5"/>
        </table:table-row>
        <table:table-row table:style-name="ro1">
          <table:table-cell office:value-type="float" office:value="17">
            <text:p>17</text:p>
          </table:table-cell>
          <table:table-cell table:formula="of:=VLOOKUP([.D18];[.H$2:.I$15];2;1)" office:value-type="float" office:value="11">
            <text:p>11</text:p>
          </table:table-cell>
          <table:table-cell office:value-type="string">
            <text:p>Resisted Kicks</text:p>
          </table:table-cell>
          <table:table-cell office:value-type="string">
            <text:p>shins</text:p>
          </table:table-cell>
          <table:table-cell table:number-columns-repeated="5"/>
        </table:table-row>
        <table:table-row table:style-name="ro1">
          <table:table-cell office:value-type="float" office:value="18">
            <text:p>18</text:p>
          </table:table-cell>
          <table:table-cell table:formula="of:=VLOOKUP([.D19];[.H$2:.I$15];2;1)" office:value-type="float" office:value="4">
            <text:p>4</text:p>
          </table:table-cell>
          <table:table-cell office:value-type="string">
            <text:p>Military Press</text:p>
          </table:table-cell>
          <table:table-cell office:value-type="string">
            <text:p>foot</text:p>
          </table:table-cell>
          <table:table-cell table:number-columns-repeated="5"/>
        </table:table-row>
        <table:table-row table:style-name="ro1">
          <table:table-cell office:value-type="float" office:value="19">
            <text:p>19</text:p>
          </table:table-cell>
          <table:table-cell table:formula="of:=VLOOKUP([.D20];[.H$2:.I$15];2;1)" office:value-type="float" office:value="4">
            <text:p>4</text:p>
          </table:table-cell>
          <table:table-cell office:value-type="string">
            <text:p>Front Raises</text:p>
          </table:table-cell>
          <table:table-cell office:value-type="string">
            <text:p>foot</text:p>
          </table:table-cell>
          <table:table-cell table:number-columns-repeated="5"/>
        </table:table-row>
        <table:table-row table:style-name="ro1">
          <table:table-cell office:value-type="float" office:value="20">
            <text:p>20</text:p>
          </table:table-cell>
          <table:table-cell table:formula="of:=VLOOKUP([.D21];[.H$2:.I$15];2;1)" office:value-type="float" office:value="4">
            <text:p>4</text:p>
          </table:table-cell>
          <table:table-cell office:value-type="string">
            <text:p>Lateral Raises</text:p>
          </table:table-cell>
          <table:table-cell office:value-type="string">
            <text:p>foot</text:p>
          </table:table-cell>
          <table:table-cell table:number-columns-repeated="5"/>
        </table:table-row>
        <table:table-row table:style-name="ro1">
          <table:table-cell office:value-type="float" office:value="21">
            <text:p>21</text:p>
          </table:table-cell>
          <table:table-cell table:formula="of:=VLOOKUP([.D22];[.H$2:.I$15];2;1)" office:value-type="float" office:value="4">
            <text:p>4</text:p>
          </table:table-cell>
          <table:table-cell office:value-type="string">
            <text:p>Upright Rows</text:p>
          </table:table-cell>
          <table:table-cell office:value-type="string">
            <text:p>foot</text:p>
          </table:table-cell>
          <table:table-cell table:number-columns-repeated="5"/>
        </table:table-row>
        <table:table-row table:style-name="ro1">
          <table:table-cell office:value-type="float" office:value="22">
            <text:p>22</text:p>
          </table:table-cell>
          <table:table-cell table:formula="of:=VLOOKUP([.D23];[.H$2:.I$15];2;1)" office:value-type="float" office:value="3">
            <text:p>3</text:p>
          </table:table-cell>
          <table:table-cell office:value-type="string">
            <text:p>Cableband Laterals</text:p>
          </table:table-cell>
          <table:table-cell office:value-type="string">
            <text:p>chest</text:p>
          </table:table-cell>
          <table:table-cell table:number-columns-repeated="5"/>
        </table:table-row>
        <table:table-row table:style-name="ro1">
          <table:table-cell office:value-type="float" office:value="23">
            <text:p>23</text:p>
          </table:table-cell>
          <table:table-cell table:formula="of:=VLOOKUP([.D24];[.H$2:.I$15];2;1)" office:value-type="float" office:value="6">
            <text:p>6</text:p>
          </table:table-cell>
          <table:table-cell office:value-type="string">
            <text:p>Skiers</text:p>
          </table:table-cell>
          <table:table-cell office:value-type="string">
            <text:p>knee</text:p>
          </table:table-cell>
          <table:table-cell table:number-columns-repeated="5"/>
        </table:table-row>
        <table:table-row table:style-name="ro1">
          <table:table-cell office:value-type="float" office:value="24">
            <text:p>24</text:p>
          </table:table-cell>
          <table:table-cell table:formula="of:=VLOOKUP([.D25];[.H$2:.I$15];2;1)" office:value-type="float" office:value="13">
            <text:p>13</text:p>
          </table:table-cell>
          <table:table-cell office:value-type="string">
            <text:p>Isolation Pulls</text:p>
          </table:table-cell>
          <table:table-cell office:value-type="string">
            <text:p>stomach</text:p>
          </table:table-cell>
          <table:table-cell table:number-columns-repeated="5"/>
        </table:table-row>
        <table:table-row table:style-name="ro1">
          <table:table-cell office:value-type="float" office:value="24">
            <text:p>24</text:p>
          </table:table-cell>
          <table:table-cell table:formula="of:=VLOOKUP([.D26];[.H$2:.I$15];2;1)" office:value-type="float" office:value="10">
            <text:p>10</text:p>
          </table:table-cell>
          <table:table-cell office:value-type="string">
            <text:p>Isolation Pulls</text:p>
          </table:table-cell>
          <table:table-cell office:value-type="string">
            <text:p>overhead</text:p>
          </table:table-cell>
          <table:table-cell table:number-columns-repeated="5"/>
        </table:table-row>
        <table:table-row table:style-name="ro1">
          <table:table-cell office:value-type="float" office:value="25">
            <text:p>25</text:p>
          </table:table-cell>
          <table:table-cell table:formula="of:=VLOOKUP([.D27];[.H$2:.I$15];2;1)" office:value-type="float" office:value="4">
            <text:p>4</text:p>
          </table:table-cell>
          <table:table-cell office:value-type="string">
            <text:p>Shrugs</text:p>
          </table:table-cell>
          <table:table-cell office:value-type="string">
            <text:p>foot</text:p>
          </table:table-cell>
          <table:table-cell table:number-columns-repeated="5"/>
        </table:table-row>
        <table:table-row table:style-name="ro1">
          <table:table-cell office:value-type="float" office:value="26">
            <text:p>26</text:p>
          </table:table-cell>
          <table:table-cell table:formula="of:=VLOOKUP([.D28];[.H$2:.I$15];2;1)" office:value-type="float" office:value="4">
            <text:p>4</text:p>
          </table:table-cell>
          <table:table-cell office:value-type="string">
            <text:p>Leg Liberator</text:p>
          </table:table-cell>
          <table:table-cell office:value-type="string">
            <text:p>foot</text:p>
          </table:table-cell>
          <table:table-cell table:number-columns-repeated="5"/>
        </table:table-row>
        <table:table-row table:style-name="ro1">
          <table:table-cell office:value-type="float" office:value="27">
            <text:p>27</text:p>
          </table:table-cell>
          <table:table-cell table:formula="of:=VLOOKUP([.D29];[.H$2:.I$15];2;1)" office:value-type="float" office:value="3">
            <text:p>3</text:p>
          </table:table-cell>
          <table:table-cell office:value-type="string">
            <text:p>Back Lubricator</text:p>
          </table:table-cell>
          <table:table-cell office:value-type="string">
            <text:p>chest</text:p>
          </table:table-cell>
          <table:table-cell table:number-columns-repeated="5"/>
        </table:table-row>
        <table:table-row table:style-name="ro1">
          <table:table-cell office:value-type="float" office:value="28">
            <text:p>28</text:p>
          </table:table-cell>
          <table:table-cell table:formula="of:=VLOOKUP([.D30];[.H$2:.I$15];2;1)" office:value-type="float" office:value="12">
            <text:p>12</text:p>
          </table:table-cell>
          <table:table-cell office:value-type="string">
            <text:p>Loose Arm-ony</text:p>
          </table:table-cell>
          <table:table-cell office:value-type="string">
            <text:p>shoulders</text:p>
          </table:table-cell>
          <table:table-cell table:number-columns-repeated="5"/>
        </table:table-row>
        <table:table-row table:style-name="ro1">
          <table:table-cell office:value-type="float" office:value="29">
            <text:p>29</text:p>
          </table:table-cell>
          <table:table-cell table:formula="of:=VLOOKUP([.D31];[.H$2:.I$15];2;1)" office:value-type="float" office:value="4">
            <text:p>4</text:p>
          </table:table-cell>
          <table:table-cell office:value-type="string">
            <text:p>Ankle Motionizer</text:p>
          </table:table-cell>
          <table:table-cell office:value-type="string">
            <text:p>foot</text:p>
          </table:table-cell>
          <table:table-cell table:number-columns-repeated="5"/>
        </table:table-row>
        <table:table-row table:style-name="ro1">
          <table:table-cell office:value-type="float" office:value="30">
            <text:p>30</text:p>
          </table:table-cell>
          <table:table-cell table:formula="of:=VLOOKUP([.D32];[.H$2:.I$15];2;1)" office:value-type="float" office:value="10">
            <text:p>10</text:p>
          </table:table-cell>
          <table:table-cell office:value-type="string">
            <text:p>Relaxalator</text:p>
          </table:table-cell>
          <table:table-cell office:value-type="string">
            <text:p>overhead</text:p>
          </table:table-cell>
          <table:table-cell table:number-columns-repeated="5"/>
        </table:table-row>
        <table:table-row table:style-name="ro1">
          <table:table-cell office:value-type="float" office:value="31">
            <text:p>31</text:p>
          </table:table-cell>
          <table:table-cell table:formula="of:=VLOOKUP([.D33];[.H$2:.I$15];2;1)" office:value-type="float" office:value="8">
            <text:p>8</text:p>
          </table:table-cell>
          <table:table-cell office:value-type="string">
            <text:p>Neck Stup</text:p>
          </table:table-cell>
          <table:table-cell office:value-type="string">
            <text:p>neck</text:p>
          </table:table-cell>
          <table:table-cell table:number-columns-repeated="5"/>
        </table:table-row>
        <table:table-row table:style-name="ro1">
          <table:table-cell office:value-type="float" office:value="32">
            <text:p>32</text:p>
          </table:table-cell>
          <table:table-cell table:formula="of:=VLOOKUP([.D34];[.H$2:.I$15];2;1)" office:value-type="float" office:value="4">
            <text:p>4</text:p>
          </table:table-cell>
          <table:table-cell office:value-type="string">
            <text:p>Quad-lity</text:p>
          </table:table-cell>
          <table:table-cell office:value-type="string">
            <text:p>foot</text:p>
          </table:table-cell>
          <table:table-cell table:number-columns-repeated="5"/>
        </table:table-row>
        <table:table-row table:style-name="ro1">
          <table:table-cell office:value-type="float" office:value="33">
            <text:p>33</text:p>
          </table:table-cell>
          <table:table-cell table:formula="of:=VLOOKUP([.D35];[.H$2:.I$15];2;1)" office:value-type="float" office:value="9">
            <text:p>9</text:p>
          </table:table-cell>
          <table:table-cell office:value-type="string">
            <text:p>Wicked Chicken Wing</text:p>
          </table:table-cell>
          <table:table-cell office:value-type="string">
            <text:p>none</text:p>
          </table:table-cell>
          <table:table-cell table:number-columns-repeated="5"/>
        </table:table-row>
        <table:table-row table:style-name="ro1">
          <table:table-cell office:value-type="float" office:value="34">
            <text:p>34</text:p>
          </table:table-cell>
          <table:table-cell table:formula="of:=VLOOKUP([.D36];[.H$2:.I$15];2;1)" office:value-type="float" office:value="4">
            <text:p>4</text:p>
          </table:table-cell>
          <table:table-cell office:value-type="string">
            <text:p>Crossband Lateral Curls</text:p>
          </table:table-cell>
          <table:table-cell office:value-type="string">
            <text:p>foot</text:p>
          </table:table-cell>
          <table:table-cell table:number-columns-repeated="5"/>
        </table:table-row>
        <table:table-row table:style-name="ro1">
          <table:table-cell office:value-type="float" office:value="35">
            <text:p>35</text:p>
          </table:table-cell>
          <table:table-cell table:formula="of:=VLOOKUP([.D37];[.H$2:.I$15];2;1)" office:value-type="float" office:value="4">
            <text:p>4</text:p>
          </table:table-cell>
          <table:table-cell office:value-type="string">
            <text:p>Bandbell Curls</text:p>
          </table:table-cell>
          <table:table-cell office:value-type="string">
            <text:p>foot</text:p>
          </table:table-cell>
          <table:table-cell table:number-columns-repeated="5"/>
        </table:table-row>
        <table:table-row table:style-name="ro1">
          <table:table-cell office:value-type="float" office:value="36">
            <text:p>36</text:p>
          </table:table-cell>
          <table:table-cell table:formula="of:=VLOOKUP([.D38];[.H$2:.I$15];2;1)" office:value-type="float" office:value="4">
            <text:p>4</text:p>
          </table:table-cell>
          <table:table-cell office:value-type="string">
            <text:p>Reverse Curls</text:p>
          </table:table-cell>
          <table:table-cell office:value-type="string">
            <text:p>foot</text:p>
          </table:table-cell>
          <table:table-cell table:number-columns-repeated="5"/>
        </table:table-row>
        <table:table-row table:style-name="ro1">
          <table:table-cell office:value-type="float" office:value="37">
            <text:p>37</text:p>
          </table:table-cell>
          <table:table-cell table:formula="of:=VLOOKUP([.D39];[.H$2:.I$15];2;1)" office:value-type="float" office:value="5">
            <text:p>5</text:p>
          </table:table-cell>
          <table:table-cell office:value-type="string">
            <text:p>Cableband Curls</text:p>
          </table:table-cell>
          <table:table-cell office:value-type="string">
            <text:p>head</text:p>
          </table:table-cell>
          <table:table-cell table:number-columns-repeated="5"/>
        </table:table-row>
        <table:table-row table:style-name="ro1">
          <table:table-cell office:value-type="float" office:value="38">
            <text:p>38</text:p>
          </table:table-cell>
          <table:table-cell table:formula="of:=VLOOKUP([.D40];[.H$2:.I$15];2;1)" office:value-type="float" office:value="4">
            <text:p>4</text:p>
          </table:table-cell>
          <table:table-cell office:value-type="string">
            <text:p>Squats</text:p>
          </table:table-cell>
          <table:table-cell office:value-type="string">
            <text:p>foot</text:p>
          </table:table-cell>
          <table:table-cell table:number-columns-repeated="5"/>
        </table:table-row>
        <table:table-row table:style-name="ro1">
          <table:table-cell office:value-type="float" office:value="39">
            <text:p>39</text:p>
          </table:table-cell>
          <table:table-cell table:formula="of:=VLOOKUP([.D41];[.H$2:.I$15];2;1)" office:value-type="float" office:value="11">
            <text:p>11</text:p>
          </table:table-cell>
          <table:table-cell office:value-type="string">
            <text:p>Leg Press</text:p>
          </table:table-cell>
          <table:table-cell office:value-type="string">
            <text:p>shoulder</text:p>
          </table:table-cell>
          <table:table-cell table:number-columns-repeated="5"/>
        </table:table-row>
        <table:table-row table:style-name="ro1">
          <table:table-cell office:value-type="float" office:value="40">
            <text:p>40</text:p>
          </table:table-cell>
          <table:table-cell table:formula="of:=VLOOKUP([.D42];[.H$2:.I$15];2;1)" office:value-type="float" office:value="11">
            <text:p>11</text:p>
          </table:table-cell>
          <table:table-cell office:value-type="string">
            <text:p>Leg Extensions</text:p>
          </table:table-cell>
          <table:table-cell office:value-type="string">
            <text:p>shins</text:p>
          </table:table-cell>
          <table:table-cell table:number-columns-repeated="5"/>
        </table:table-row>
        <table:table-row table:style-name="ro1">
          <table:table-cell office:value-type="float" office:value="41">
            <text:p>41</text:p>
          </table:table-cell>
          <table:table-cell table:formula="of:=VLOOKUP([.D43];[.H$2:.I$15];2;1)" office:value-type="float" office:value="4">
            <text:p>4</text:p>
          </table:table-cell>
          <table:table-cell office:value-type="string">
            <text:p>Good Mornings</text:p>
          </table:table-cell>
          <table:table-cell office:value-type="string">
            <text:p>foot</text:p>
          </table:table-cell>
          <table:table-cell table:number-columns-repeated="5"/>
        </table:table-row>
        <table:table-row table:style-name="ro1">
          <table:table-cell office:value-type="float" office:value="42">
            <text:p>42</text:p>
          </table:table-cell>
          <table:table-cell table:formula="of:=VLOOKUP([.D44];[.H$2:.I$15];2;1)" office:value-type="float" office:value="4">
            <text:p>4</text:p>
          </table:table-cell>
          <table:table-cell office:value-type="string">
            <text:p>Straight Leg Deadlift</text:p>
          </table:table-cell>
          <table:table-cell office:value-type="string">
            <text:p>foot</text:p>
          </table:table-cell>
          <table:table-cell table:number-columns-repeated="5"/>
        </table:table-row>
        <table:table-row table:style-name="ro1">
          <table:table-cell office:value-type="float" office:value="43">
            <text:p>43</text:p>
          </table:table-cell>
          <table:table-cell table:formula="of:=VLOOKUP([.D45];[.H$2:.I$15];2;1)" office:value-type="float" office:value="6">
            <text:p>6</text:p>
          </table:table-cell>
          <table:table-cell office:value-type="string">
            <text:p>Leg Curls</text:p>
          </table:table-cell>
          <table:table-cell office:value-type="string">
            <text:p>knee</text:p>
          </table:table-cell>
          <table:table-cell table:number-columns-repeated="5"/>
        </table:table-row>
        <table:table-row table:style-name="ro1">
          <table:table-cell office:value-type="float" office:value="44">
            <text:p>44</text:p>
          </table:table-cell>
          <table:table-cell table:formula="of:=VLOOKUP([.D46];[.H$2:.I$15];2;1)" office:value-type="float" office:value="4">
            <text:p>4</text:p>
          </table:table-cell>
          <table:table-cell office:value-type="string">
            <text:p>Calf Raises</text:p>
          </table:table-cell>
          <table:table-cell office:value-type="string">
            <text:p>foot</text:p>
          </table:table-cell>
          <table:table-cell table:number-columns-repeated="5"/>
        </table:table-row>
        <table:table-row table:style-name="ro1">
          <table:table-cell office:value-type="float" office:value="45">
            <text:p>45</text:p>
          </table:table-cell>
          <table:table-cell table:formula="of:=VLOOKUP([.D47];[.H$2:.I$15];2;1)" office:value-type="float" office:value="4">
            <text:p>4</text:p>
          </table:table-cell>
          <table:table-cell office:value-type="string">
            <text:p>Hip Abductor/Adductor</text:p>
          </table:table-cell>
          <table:table-cell office:value-type="string">
            <text:p>foot</text:p>
          </table:table-cell>
          <table:table-cell table:number-columns-repeated="5"/>
        </table:table-row>
        <table:table-row table:style-name="ro1">
          <table:table-cell office:value-type="float" office:value="45">
            <text:p>45</text:p>
          </table:table-cell>
          <table:table-cell table:formula="of:=VLOOKUP([.D48];[.H$2:.I$15];2;1)" office:value-type="float" office:value="11">
            <text:p>11</text:p>
          </table:table-cell>
          <table:table-cell office:value-type="string">
            <text:p>Hip Abductor/Adductor</text:p>
          </table:table-cell>
          <table:table-cell office:value-type="string">
            <text:p>shins</text:p>
          </table:table-cell>
          <table:table-cell table:number-columns-repeated="5"/>
        </table:table-row>
        <table:table-row table:style-name="ro1">
          <table:table-cell office:value-type="float" office:value="45">
            <text:p>45</text:p>
          </table:table-cell>
          <table:table-cell table:formula="of:=VLOOKUP([.D49];[.H$2:.I$15];2;1)" office:value-type="float" office:value="6">
            <text:p>6</text:p>
          </table:table-cell>
          <table:table-cell office:value-type="string">
            <text:p>Hip Abductor/Adductor</text:p>
          </table:table-cell>
          <table:table-cell office:value-type="string">
            <text:p>knee</text:p>
          </table:table-cell>
          <table:table-cell table:number-columns-repeated="5"/>
        </table:table-row>
        <table:table-row table:style-name="ro1">
          <table:table-cell office:value-type="float" office:value="46">
            <text:p>46</text:p>
          </table:table-cell>
          <table:table-cell table:formula="of:=VLOOKUP([.D50];[.H$2:.I$15];2;1)" office:value-type="float" office:value="4">
            <text:p>4</text:p>
          </table:table-cell>
          <table:table-cell office:value-type="string">
            <text:p>Lunges</text:p>
          </table:table-cell>
          <table:table-cell office:value-type="string">
            <text:p>foot</text:p>
          </table:table-cell>
          <table:table-cell table:number-columns-repeated="5"/>
        </table:table-row>
        <table:table-row table:style-name="ro1">
          <table:table-cell office:value-type="float" office:value="47">
            <text:p>47</text:p>
          </table:table-cell>
          <table:table-cell table:formula="of:=VLOOKUP([.D51];[.H$2:.I$15];2;1)" office:value-type="float" office:value="4">
            <text:p>4</text:p>
          </table:table-cell>
          <table:table-cell office:value-type="string">
            <text:p>Hammer Curls</text:p>
          </table:table-cell>
          <table:table-cell office:value-type="string">
            <text:p>foot</text:p>
          </table:table-cell>
          <table:table-cell table:number-columns-repeated="5"/>
        </table:table-row>
        <table:table-row table:style-name="ro1">
          <table:table-cell office:value-type="float" office:value="48">
            <text:p>48</text:p>
          </table:table-cell>
          <table:table-cell table:formula="of:=VLOOKUP([.D52];[.H$2:.I$15];2;1)" office:value-type="float" office:value="6">
            <text:p>6</text:p>
          </table:table-cell>
          <table:table-cell office:value-type="string">
            <text:p>Alternate Bandbell Curls</text:p>
          </table:table-cell>
          <table:table-cell office:value-type="string">
            <text:p>knee</text:p>
          </table:table-cell>
          <table:table-cell table:number-columns-repeated="5"/>
        </table:table-row>
        <table:table-row table:style-name="ro1">
          <table:table-cell office:value-type="float" office:value="49">
            <text:p>49</text:p>
          </table:table-cell>
          <table:table-cell table:formula="of:=VLOOKUP([.D53];[.H$2:.I$15];2;1)" office:value-type="float" office:value="11">
            <text:p>11</text:p>
          </table:table-cell>
          <table:table-cell office:value-type="string">
            <text:p>Concentration Curls</text:p>
          </table:table-cell>
          <table:table-cell office:value-type="string">
            <text:p>shins</text:p>
          </table:table-cell>
          <table:table-cell table:number-columns-repeated="5"/>
        </table:table-row>
        <table:table-row table:style-name="ro1">
          <table:table-cell office:value-type="float" office:value="50">
            <text:p>50</text:p>
          </table:table-cell>
          <table:table-cell table:formula="of:=VLOOKUP([.D54];[.H$2:.I$15];2;1)" office:value-type="float" office:value="7">
            <text:p>7</text:p>
          </table:table-cell>
          <table:table-cell office:value-type="string">
            <text:p>Incline Bench Press</text:p>
          </table:table-cell>
          <table:table-cell office:value-type="string">
            <text:p>lower back</text:p>
          </table:table-cell>
          <table:table-cell table:number-columns-repeated="5"/>
        </table:table-row>
        <table:table-row table:style-name="ro1">
          <table:table-cell office:value-type="float" office:value="51">
            <text:p>51</text:p>
          </table:table-cell>
          <table:table-cell table:formula="of:=VLOOKUP([.D55];[.H$2:.I$15];2;1)" office:value-type="float" office:value="12">
            <text:p>12</text:p>
          </table:table-cell>
          <table:table-cell office:value-type="string">
            <text:p>Decline Bench Press</text:p>
          </table:table-cell>
          <table:table-cell office:value-type="string">
            <text:p>shoulders</text:p>
          </table:table-cell>
          <table:table-cell table:number-columns-repeated="5"/>
        </table:table-row>
        <table:table-row table:style-name="ro1">
          <table:table-cell office:value-type="float" office:value="52">
            <text:p>52</text:p>
          </table:table-cell>
          <table:table-cell table:formula="of:=VLOOKUP([.D56];[.H$2:.I$15];2;1)" office:value-type="float" office:value="12">
            <text:p>12</text:p>
          </table:table-cell>
          <table:table-cell office:value-type="string">
            <text:p>Push Up Press</text:p>
          </table:table-cell>
          <table:table-cell office:value-type="string">
            <text:p>shoulders</text:p>
          </table:table-cell>
          <table:table-cell table:number-columns-repeated="5"/>
        </table:table-row>
        <table:table-row table:style-name="ro1">
          <table:table-cell office:value-type="float" office:value="53">
            <text:p>53</text:p>
          </table:table-cell>
          <table:table-cell table:formula="of:=VLOOKUP([.D57];[.H$2:.I$15];2;1)" office:value-type="float" office:value="3">
            <text:p>3</text:p>
          </table:table-cell>
          <table:table-cell office:value-type="string">
            <text:p>Flyes</text:p>
          </table:table-cell>
          <table:table-cell office:value-type="string">
            <text:p>chest</text:p>
          </table:table-cell>
          <table:table-cell table:number-columns-repeated="5"/>
        </table:table-row>
        <table:table-row table:style-name="ro1">
          <table:table-cell office:value-type="float" office:value="54">
            <text:p>54</text:p>
          </table:table-cell>
          <table:table-cell table:formula="of:=VLOOKUP([.D58];[.H$2:.I$15];2;1)" office:value-type="float" office:value="10">
            <text:p>10</text:p>
          </table:table-cell>
          <table:table-cell office:value-type="string">
            <text:p>Pull Over</text:p>
          </table:table-cell>
          <table:table-cell office:value-type="string">
            <text:p>overhead</text:p>
          </table:table-cell>
          <table:table-cell table:number-columns-repeated="5"/>
        </table:table-row>
        <table:table-row table:style-name="ro1">
          <table:table-cell office:value-type="float" office:value="55">
            <text:p>55</text:p>
          </table:table-cell>
          <table:table-cell table:formula="of:=VLOOKUP([.D59];[.H$2:.I$15];2;1)" office:value-type="float" office:value="11">
            <text:p>11</text:p>
          </table:table-cell>
          <table:table-cell office:value-type="string">
            <text:p>Flat Bench Press</text:p>
          </table:table-cell>
          <table:table-cell office:value-type="string">
            <text:p>shoulder</text:p>
          </table:table-cell>
          <table:table-cell table:number-columns-repeated="5"/>
        </table:table-row>
        <table:table-row table:style-name="ro1">
          <table:table-cell office:value-type="float" office:value="56">
            <text:p>56</text:p>
          </table:table-cell>
          <table:table-cell table:formula="of:=VLOOKUP([.D60];[.H$2:.I$15];2;1)" office:value-type="float" office:value="9">
            <text:p>9</text:p>
          </table:table-cell>
          <table:table-cell office:value-type="string">
            <text:p>Superman</text:p>
          </table:table-cell>
          <table:table-cell office:value-type="string">
            <text:p>none</text:p>
          </table:table-cell>
          <table:table-cell table:number-columns-repeated="5"/>
        </table:table-row>
        <table:table-row table:style-name="ro1">
          <table:table-cell office:value-type="float" office:value="57">
            <text:p>57</text:p>
          </table:table-cell>
          <table:table-cell table:formula="of:=VLOOKUP([.D61];[.H$2:.I$15];2;1)" office:value-type="float" office:value="3">
            <text:p>3</text:p>
          </table:table-cell>
          <table:table-cell office:value-type="string">
            <text:p>Twist</text:p>
          </table:table-cell>
          <table:table-cell office:value-type="string">
            <text:p>feet</text:p>
          </table:table-cell>
          <table:table-cell table:number-columns-repeated="5"/>
        </table:table-row>
        <table:table-row table:style-name="ro1">
          <table:table-cell office:value-type="float" office:value="58">
            <text:p>58</text:p>
          </table:table-cell>
          <table:table-cell table:formula="of:=VLOOKUP([.D62];[.H$2:.I$15];2;1)" office:value-type="float" office:value="10">
            <text:p>10</text:p>
          </table:table-cell>
          <table:table-cell office:value-type="string">
            <text:p>Woodchopper</text:p>
          </table:table-cell>
          <table:table-cell office:value-type="string">
            <text:p>overhead</text:p>
          </table:table-cell>
          <table:table-cell table:number-columns-repeated="5"/>
        </table:table-row>
        <table:table-row table:style-name="ro1">
          <table:table-cell office:value-type="float" office:value="58">
            <text:p>58</text:p>
          </table:table-cell>
          <table:table-cell table:formula="of:=VLOOKUP([.D63];[.H$2:.I$15];2;1)" office:value-type="float" office:value="4">
            <text:p>4</text:p>
          </table:table-cell>
          <table:table-cell office:value-type="string">
            <text:p>Woodchopper</text:p>
          </table:table-cell>
          <table:table-cell office:value-type="string">
            <text:p>foot</text:p>
          </table:table-cell>
          <table:table-cell table:number-columns-repeated="5"/>
        </table:table-row>
        <table:table-row table:style-name="ro1">
          <table:table-cell office:value-type="float" office:value="59">
            <text:p>59</text:p>
          </table:table-cell>
          <table:table-cell table:formula="of:=VLOOKUP([.D64];[.H$2:.I$15];2;1)" office:value-type="float" office:value="4">
            <text:p>4</text:p>
          </table:table-cell>
          <table:table-cell office:value-type="string">
            <text:p>Side Bend</text:p>
          </table:table-cell>
          <table:table-cell office:value-type="string">
            <text:p>foot</text:p>
          </table:table-cell>
          <table:table-cell table:number-columns-repeated="5"/>
        </table:table-row>
        <table:table-row table:style-name="ro1">
          <table:table-cell office:value-type="float" office:value="60">
            <text:p>60</text:p>
          </table:table-cell>
          <table:table-cell table:formula="of:=VLOOKUP([.D65];[.H$2:.I$15];2;1)" office:value-type="float" office:value="4">
            <text:p>4</text:p>
          </table:table-cell>
          <table:table-cell office:value-type="string">
            <text:p>Side Bridge</text:p>
          </table:table-cell>
          <table:table-cell office:value-type="string">
            <text:p>foot</text:p>
          </table:table-cell>
          <table:table-cell table:number-columns-repeated="5"/>
        </table:table-row>
        <table:table-row table:style-name="ro1">
          <table:table-cell office:value-type="float" office:value="61">
            <text:p>61</text:p>
          </table:table-cell>
          <table:table-cell table:formula="of:=VLOOKUP([.D66];[.H$2:.I$15];2;1)" office:value-type="float" office:value="9">
            <text:p>9</text:p>
          </table:table-cell>
          <table:table-cell office:value-type="string">
            <text:p>Obliquatory</text:p>
          </table:table-cell>
          <table:table-cell office:value-type="string">
            <text:p>none</text:p>
          </table:table-cell>
          <table:table-cell table:number-columns-repeated="5"/>
        </table:table-row>
        <table:table-row table:style-name="ro1">
          <table:table-cell office:value-type="float" office:value="62">
            <text:p>62</text:p>
          </table:table-cell>
          <table:table-cell table:formula="of:=VLOOKUP([.D67];[.H$2:.I$15];2;1)" office:value-type="float" office:value="11">
            <text:p>11</text:p>
          </table:table-cell>
          <table:table-cell office:value-type="string">
            <text:p>Plank</text:p>
          </table:table-cell>
          <table:table-cell office:value-type="string">
            <text:p>shoulder</text:p>
          </table:table-cell>
          <table:table-cell table:number-columns-repeated="5"/>
        </table:table-row>
        <table:table-row table:style-name="ro1">
          <table:table-cell office:value-type="float" office:value="62">
            <text:p>62</text:p>
          </table:table-cell>
          <table:table-cell table:formula="of:=VLOOKUP([.D68];[.H$2:.I$15];2;1)" office:value-type="float" office:value="4">
            <text:p>4</text:p>
          </table:table-cell>
          <table:table-cell office:value-type="string">
            <text:p>Plank</text:p>
          </table:table-cell>
          <table:table-cell office:value-type="string">
            <text:p>foot</text:p>
          </table:table-cell>
          <table:table-cell table:number-columns-repeated="5"/>
        </table:table-row>
        <table:table-row table:style-name="ro1">
          <table:table-cell office:value-type="float" office:value="63">
            <text:p>63</text:p>
          </table:table-cell>
          <table:table-cell table:formula="of:=VLOOKUP([.D69];[.H$2:.I$15];2;1)" office:value-type="float" office:value="4">
            <text:p>4</text:p>
          </table:table-cell>
          <table:table-cell office:value-type="string">
            <text:p>Raise</text:p>
          </table:table-cell>
          <table:table-cell office:value-type="string">
            <text:p>foot</text:p>
          </table:table-cell>
          <table:table-cell table:number-columns-repeated="5"/>
        </table:table-row>
        <table:table-row table:style-name="ro1">
          <table:table-cell office:value-type="float" office:value="64">
            <text:p>64</text:p>
          </table:table-cell>
          <table:table-cell table:formula="of:=VLOOKUP([.D70];[.H$2:.I$15];2;1)" office:value-type="float" office:value="9">
            <text:p>9</text:p>
          </table:table-cell>
          <table:table-cell office:value-type="string">
            <text:p>Roll</text:p>
          </table:table-cell>
          <table:table-cell office:value-type="string">
            <text:p>none</text:p>
          </table:table-cell>
          <table:table-cell table:number-columns-repeated="5"/>
        </table:table-row>
        <table:table-row table:style-name="ro1">
          <table:table-cell office:value-type="float" office:value="65">
            <text:p>65</text:p>
          </table:table-cell>
          <table:table-cell table:formula="of:=VLOOKUP([.D71];[.H$2:.I$15];2;1)" office:value-type="float" office:value="13">
            <text:p>13</text:p>
          </table:table-cell>
          <table:table-cell office:value-type="string">
            <text:p>Hyperextension</text:p>
          </table:table-cell>
          <table:table-cell office:value-type="string">
            <text:p>stomach</text:p>
          </table:table-cell>
          <table:table-cell table:number-columns-repeated="5"/>
        </table:table-row>
        <table:table-row table:style-name="ro1">
          <table:table-cell office:value-type="float" office:value="66">
            <text:p>66</text:p>
          </table:table-cell>
          <table:table-cell table:formula="of:=VLOOKUP([.D72];[.H$2:.I$15];2;1)" office:value-type="float" office:value="9">
            <text:p>9</text:p>
          </table:table-cell>
          <table:table-cell office:value-type="string">
            <text:p>Aligner</text:p>
          </table:table-cell>
          <table:table-cell office:value-type="string">
            <text:p>none</text:p>
          </table:table-cell>
          <table:table-cell table:number-columns-repeated="5"/>
        </table:table-row>
        <table:table-row table:style-name="ro1">
          <table:table-cell office:value-type="float" office:value="67">
            <text:p>67</text:p>
          </table:table-cell>
          <table:table-cell table:formula="of:=VLOOKUP([.D73];[.H$2:.I$15];2;1)" office:value-type="float" office:value="8">
            <text:p>8</text:p>
          </table:table-cell>
          <table:table-cell office:value-type="string">
            <text:p>Bicycle</text:p>
          </table:table-cell>
          <table:table-cell office:value-type="string">
            <text:p>neck</text:p>
          </table:table-cell>
          <table:table-cell table:number-columns-repeated="5"/>
        </table:table-row>
        <table:table-row table:style-name="ro1">
          <table:table-cell office:value-type="float" office:value="67">
            <text:p>67</text:p>
          </table:table-cell>
          <table:table-cell table:formula="of:=VLOOKUP([.D74];[.H$2:.I$15];2;1)" office:value-type="float" office:value="4">
            <text:p>4</text:p>
          </table:table-cell>
          <table:table-cell office:value-type="string">
            <text:p>Bicycle</text:p>
          </table:table-cell>
          <table:table-cell office:value-type="string">
            <text:p>foot</text:p>
          </table:table-cell>
          <table:table-cell table:number-columns-repeated="5"/>
        </table:table-row>
        <table:table-row table:style-name="ro1">
          <table:table-cell office:value-type="float" office:value="68">
            <text:p>68</text:p>
          </table:table-cell>
          <table:table-cell table:formula="of:=VLOOKUP([.D75];[.H$2:.I$15];2;1)" office:value-type="float" office:value="9">
            <text:p>9</text:p>
          </table:table-cell>
          <table:table-cell office:value-type="string">
            <text:p>Crunch</text:p>
          </table:table-cell>
          <table:table-cell office:value-type="string">
            <text:p>none</text:p>
          </table:table-cell>
          <table:table-cell table:number-columns-repeated="5"/>
        </table:table-row>
        <table:table-row table:style-name="ro1">
          <table:table-cell office:value-type="float" office:value="69">
            <text:p>69</text:p>
          </table:table-cell>
          <table:table-cell table:formula="of:=VLOOKUP([.D76];[.H$2:.I$15];2;1)" office:value-type="float" office:value="10">
            <text:p>10</text:p>
          </table:table-cell>
          <table:table-cell office:value-type="string">
            <text:p>Squeeze</text:p>
          </table:table-cell>
          <table:table-cell office:value-type="string">
            <text:p>overhead</text:p>
          </table:table-cell>
          <table:table-cell table:number-columns-repeated="5"/>
        </table:table-row>
      </table:table>
      <table:table table:name="AnchorPointHeight" table:style-name="ta7">
        <table:table-column table:style-name="co8" table:number-columns-repeated="1024" table:default-cell-style-name="Default"/>
        <table:table-row table:style-name="ro1">
          <table:table-cell office:value-type="string">
            <text:p>name</text:p>
          </table:table-cell>
          <table:table-cell table:number-columns-repeated="1023"/>
        </table:table-row>
        <table:table-row table:style-name="ro1">
          <table:table-cell office:value-type="string">
            <text:p>arms</text:p>
          </table:table-cell>
          <table:table-cell table:number-columns-repeated="1023"/>
        </table:table-row>
        <table:table-row table:style-name="ro1">
          <table:table-cell office:value-type="string">
            <text:p>back</text:p>
          </table:table-cell>
          <table:table-cell table:number-columns-repeated="1023"/>
        </table:table-row>
        <table:table-row table:style-name="ro1">
          <table:table-cell office:value-type="string">
            <text:p>chest</text:p>
          </table:table-cell>
          <table:table-cell table:number-columns-repeated="1023"/>
        </table:table-row>
        <table:table-row table:style-name="ro1">
          <table:table-cell office:value-type="string">
            <text:p>foot</text:p>
          </table:table-cell>
          <table:table-cell table:number-columns-repeated="1023"/>
        </table:table-row>
        <table:table-row table:style-name="ro1">
          <table:table-cell office:value-type="string">
            <text:p>head</text:p>
          </table:table-cell>
          <table:table-cell table:number-columns-repeated="1023"/>
        </table:table-row>
        <table:table-row table:style-name="ro1">
          <table:table-cell office:value-type="string">
            <text:p>knee</text:p>
          </table:table-cell>
          <table:table-cell table:number-columns-repeated="1023"/>
        </table:table-row>
        <table:table-row table:style-name="ro1">
          <table:table-cell office:value-type="string">
            <text:p>lower back</text:p>
          </table:table-cell>
          <table:table-cell table:number-columns-repeated="1023"/>
        </table:table-row>
        <table:table-row table:style-name="ro1">
          <table:table-cell office:value-type="string">
            <text:p>neck</text:p>
          </table:table-cell>
          <table:table-cell table:number-columns-repeated="1023"/>
        </table:table-row>
        <table:table-row table:style-name="ro1">
          <table:table-cell office:value-type="string">
            <text:p>none</text:p>
          </table:table-cell>
          <table:table-cell table:number-columns-repeated="1023"/>
        </table:table-row>
        <table:table-row table:style-name="ro1">
          <table:table-cell office:value-type="string">
            <text:p>overhead</text:p>
          </table:table-cell>
          <table:table-cell table:number-columns-repeated="1023"/>
        </table:table-row>
        <table:table-row table:style-name="ro1">
          <table:table-cell office:value-type="string">
            <text:p>shins</text:p>
          </table:table-cell>
          <table:table-cell table:number-columns-repeated="1023"/>
        </table:table-row>
        <table:table-row table:style-name="ro1">
          <table:table-cell office:value-type="string">
            <text:p>shoulders</text:p>
          </table:table-cell>
          <table:table-cell table:number-columns-repeated="1023"/>
        </table:table-row>
        <table:table-row table:style-name="ro1">
          <table:table-cell office:value-type="string">
            <text:p>stomach</text:p>
          </table:table-cell>
          <table:table-cell table:number-columns-repeated="1023"/>
        </table:table-row>
        <table:table-row table:style-name="ro1">
          <table:table-cell office:value-type="string">
            <text:p>variable</text:p>
          </table:table-cell>
          <table:table-cell table:number-columns-repeated="1023"/>
        </table:table-row>
      </table:table>
      <table:table table:name="Position" table:style-name="ta8">
        <table:table-column table:style-name="co8" table:number-columns-repeated="1024" table:default-cell-style-name="Default"/>
        <table:table-row table:style-name="ro1">
          <table:table-cell office:value-type="string">
            <text:p>name</text:p>
          </table:table-cell>
          <table:table-cell table:number-columns-repeated="1023"/>
        </table:table-row>
        <table:table-row table:style-name="ro1">
          <table:table-cell office:value-type="string">
            <text:p>bent over</text:p>
          </table:table-cell>
          <table:table-cell table:number-columns-repeated="1023"/>
        </table:table-row>
        <table:table-row table:style-name="ro1">
          <table:table-cell office:value-type="string">
            <text:p>kneeling</text:p>
          </table:table-cell>
          <table:table-cell table:number-columns-repeated="1023"/>
        </table:table-row>
        <table:table-row table:style-name="ro1">
          <table:table-cell office:value-type="string">
            <text:p>prone</text:p>
          </table:table-cell>
          <table:table-cell table:number-columns-repeated="1023"/>
        </table:table-row>
        <table:table-row table:style-name="ro1">
          <table:table-cell office:value-type="string">
            <text:p>seated</text:p>
          </table:table-cell>
          <table:table-cell table:number-columns-repeated="1023"/>
        </table:table-row>
        <table:table-row table:style-name="ro1">
          <table:table-cell office:value-type="string">
            <text:p>supine</text:p>
          </table:table-cell>
          <table:table-cell table:number-columns-repeated="1023"/>
        </table:table-row>
        <table:table-row table:style-name="ro1">
          <table:table-cell office:value-type="string">
            <text:p>upright</text:p>
          </table:table-cell>
          <table:table-cell table:number-columns-repeated="1023"/>
        </table:table-row>
      </table:table>
      <table:table table:name="ExercisePosition" table:style-name="ta3">
        <table:table-column table:style-name="co1" table:default-cell-style-name="Default"/>
        <table:table-column table:style-name="co5" table:default-cell-style-name="Default"/>
        <table:table-column table:style-name="co1" table:default-cell-style-name="Default"/>
        <table:table-column table:style-name="co12" table:default-cell-style-name="Default"/>
        <table:table-column table:style-name="co6" table:number-columns-repeated="2" table:default-cell-style-name="Default"/>
        <table:table-row table:style-name="ro1">
          <table:table-cell office:value-type="string">
            <text:p>exercise_id</text:p>
          </table:table-cell>
          <table:table-cell office:value-type="string">
            <text:p>position_id</text:p>
          </table:table-cell>
          <table:table-cell office:value-type="string">
            <text:p>name</text:p>
          </table:table-cell>
          <table:table-cell office:value-type="string">
            <text:p>positions</text:p>
          </table:table-cell>
          <table:table-cell/>
          <table:table-cell office:value-type="string">
            <text:p>name</text:p>
          </table:table-cell>
        </table:table-row>
        <table:table-row table:style-name="ro1">
          <table:table-cell office:value-type="float" office:value="1">
            <text:p>1</text:p>
          </table:table-cell>
          <table:table-cell table:formula="of:=LOOKUP([.D2];[.F$2:.F$8];[.E$2:.E$8])" office:value-type="float" office:value="6">
            <text:p>6</text:p>
          </table:table-cell>
          <table:table-cell office:value-type="string">
            <text:p>Horizontal Extensions</text:p>
          </table:table-cell>
          <table:table-cell office:value-type="string">
            <text:p>upright</text:p>
          </table:table-cell>
          <table:table-cell office:value-type="float" office:value="1">
            <text:p>1</text:p>
          </table:table-cell>
          <table:table-cell office:value-type="string">
            <text:p>bent over</text:p>
          </table:table-cell>
        </table:table-row>
        <table:table-row table:style-name="ro1">
          <table:table-cell office:value-type="float" office:value="1">
            <text:p>1</text:p>
          </table:table-cell>
          <table:table-cell table:formula="of:=LOOKUP([.D3];[.F$2:.F$8];[.E$2:.E$8])" office:value-type="float" office:value="1">
            <text:p>1</text:p>
          </table:table-cell>
          <table:table-cell office:value-type="string">
            <text:p>Horizontal Extensions</text:p>
          </table:table-cell>
          <table:table-cell office:value-type="string">
            <text:p>bent over</text:p>
          </table:table-cell>
          <table:table-cell office:value-type="float" office:value="2">
            <text:p>2</text:p>
          </table:table-cell>
          <table:table-cell office:value-type="string">
            <text:p>kneeling</text:p>
          </table:table-cell>
        </table:table-row>
        <table:table-row table:style-name="ro1">
          <table:table-cell office:value-type="float" office:value="1">
            <text:p>1</text:p>
          </table:table-cell>
          <table:table-cell table:formula="of:=LOOKUP([.D4];[.F$2:.F$8];[.E$2:.E$8])" office:value-type="float" office:value="4">
            <text:p>4</text:p>
          </table:table-cell>
          <table:table-cell office:value-type="string">
            <text:p>Horizontal Extensions</text:p>
          </table:table-cell>
          <table:table-cell office:value-type="string">
            <text:p>seated</text:p>
          </table:table-cell>
          <table:table-cell office:value-type="float" office:value="3">
            <text:p>3</text:p>
          </table:table-cell>
          <table:table-cell office:value-type="string">
            <text:p>prone</text:p>
          </table:table-cell>
        </table:table-row>
        <table:table-row table:style-name="ro1">
          <table:table-cell office:value-type="float" office:value="2">
            <text:p>2</text:p>
          </table:table-cell>
          <table:table-cell table:formula="of:=LOOKUP([.D5];[.F$2:.F$8];[.E$2:.E$8])" office:value-type="float" office:value="6">
            <text:p>6</text:p>
          </table:table-cell>
          <table:table-cell office:value-type="string">
            <text:p>Lat-Band Pullown</text:p>
          </table:table-cell>
          <table:table-cell office:value-type="string">
            <text:p>upright</text:p>
          </table:table-cell>
          <table:table-cell office:value-type="float" office:value="4">
            <text:p>4</text:p>
          </table:table-cell>
          <table:table-cell office:value-type="string">
            <text:p>seated</text:p>
          </table:table-cell>
        </table:table-row>
        <table:table-row table:style-name="ro1">
          <table:table-cell office:value-type="float" office:value="2">
            <text:p>2</text:p>
          </table:table-cell>
          <table:table-cell table:formula="of:=LOOKUP([.D6];[.F$2:.F$8];[.E$2:.E$8])" office:value-type="float" office:value="1">
            <text:p>1</text:p>
          </table:table-cell>
          <table:table-cell office:value-type="string">
            <text:p>Lat-Band Pullown</text:p>
          </table:table-cell>
          <table:table-cell office:value-type="string">
            <text:p>bent over</text:p>
          </table:table-cell>
          <table:table-cell office:value-type="float" office:value="5">
            <text:p>5</text:p>
          </table:table-cell>
          <table:table-cell office:value-type="string">
            <text:p>supine</text:p>
          </table:table-cell>
        </table:table-row>
        <table:table-row table:style-name="ro1">
          <table:table-cell office:value-type="float" office:value="2">
            <text:p>2</text:p>
          </table:table-cell>
          <table:table-cell table:formula="of:=LOOKUP([.D7];[.F$2:.F$8];[.E$2:.E$8])" office:value-type="float" office:value="4">
            <text:p>4</text:p>
          </table:table-cell>
          <table:table-cell office:value-type="string">
            <text:p>Lat-Band Pullown</text:p>
          </table:table-cell>
          <table:table-cell office:value-type="string">
            <text:p>seated</text:p>
          </table:table-cell>
          <table:table-cell office:value-type="float" office:value="6">
            <text:p>6</text:p>
          </table:table-cell>
          <table:table-cell office:value-type="string">
            <text:p>upright</text:p>
          </table:table-cell>
        </table:table-row>
        <table:table-row table:style-name="ro1">
          <table:table-cell office:value-type="float" office:value="3">
            <text:p>3</text:p>
          </table:table-cell>
          <table:table-cell table:formula="of:=LOOKUP([.D8];[.F$2:.F$8];[.E$2:.E$8])" office:value-type="float" office:value="4">
            <text:p>4</text:p>
          </table:table-cell>
          <table:table-cell office:value-type="string">
            <text:p>Seated Band Rows</text:p>
          </table:table-cell>
          <table:table-cell office:value-type="string">
            <text:p>seated</text:p>
          </table:table-cell>
          <table:table-cell table:number-columns-repeated="2"/>
        </table:table-row>
        <table:table-row table:style-name="ro1">
          <table:table-cell office:value-type="float" office:value="4">
            <text:p>4</text:p>
          </table:table-cell>
          <table:table-cell table:formula="of:=LOOKUP([.D9];[.F$2:.F$8];[.E$2:.E$8])" office:value-type="float" office:value="1">
            <text:p>1</text:p>
          </table:table-cell>
          <table:table-cell office:value-type="string">
            <text:p>Bent Over Band-Rows</text:p>
          </table:table-cell>
          <table:table-cell office:value-type="string">
            <text:p>bent over</text:p>
          </table:table-cell>
          <table:table-cell table:number-columns-repeated="2"/>
        </table:table-row>
        <table:table-row table:style-name="ro1">
          <table:table-cell office:value-type="float" office:value="5">
            <text:p>5</text:p>
          </table:table-cell>
          <table:table-cell table:formula="of:=LOOKUP([.D10];[.F$2:.F$8];[.E$2:.E$8])" office:value-type="float" office:value="6">
            <text:p>6</text:p>
          </table:table-cell>
          <table:table-cell office:value-type="string">
            <text:p>Straight Arm Pulldowns</text:p>
          </table:table-cell>
          <table:table-cell office:value-type="string">
            <text:p>upright</text:p>
          </table:table-cell>
          <table:table-cell table:number-columns-repeated="2"/>
        </table:table-row>
        <table:table-row table:style-name="ro1">
          <table:table-cell office:value-type="float" office:value="5">
            <text:p>5</text:p>
          </table:table-cell>
          <table:table-cell table:formula="of:=LOOKUP([.D11];[.F$2:.F$8];[.E$2:.E$8])" office:value-type="float" office:value="1">
            <text:p>1</text:p>
          </table:table-cell>
          <table:table-cell office:value-type="string">
            <text:p>Straight Arm Pulldowns</text:p>
          </table:table-cell>
          <table:table-cell office:value-type="string">
            <text:p>bent over</text:p>
          </table:table-cell>
          <table:table-cell table:number-columns-repeated="2"/>
        </table:table-row>
        <table:table-row table:style-name="ro1">
          <table:table-cell office:value-type="float" office:value="5">
            <text:p>5</text:p>
          </table:table-cell>
          <table:table-cell table:formula="of:=LOOKUP([.D12];[.F$2:.F$8];[.E$2:.E$8])" office:value-type="float" office:value="4">
            <text:p>4</text:p>
          </table:table-cell>
          <table:table-cell office:value-type="string">
            <text:p>Straight Arm Pulldowns</text:p>
          </table:table-cell>
          <table:table-cell office:value-type="string">
            <text:p>seated</text:p>
          </table:table-cell>
          <table:table-cell table:number-columns-repeated="2"/>
        </table:table-row>
        <table:table-row table:style-name="ro1">
          <table:table-cell office:value-type="float" office:value="6">
            <text:p>6</text:p>
          </table:table-cell>
          <table:table-cell table:formula="of:=LOOKUP([.D13];[.F$2:.F$8];[.E$2:.E$8])" office:value-type="float" office:value="6">
            <text:p>6</text:p>
          </table:table-cell>
          <table:table-cell office:value-type="string">
            <text:p>Reverse Flyes</text:p>
          </table:table-cell>
          <table:table-cell office:value-type="string">
            <text:p>upright</text:p>
          </table:table-cell>
          <table:table-cell table:number-columns-repeated="2"/>
        </table:table-row>
        <table:table-row table:style-name="ro1">
          <table:table-cell office:value-type="float" office:value="6">
            <text:p>6</text:p>
          </table:table-cell>
          <table:table-cell table:formula="of:=LOOKUP([.D14];[.F$2:.F$8];[.E$2:.E$8])" office:value-type="float" office:value="1">
            <text:p>1</text:p>
          </table:table-cell>
          <table:table-cell office:value-type="string">
            <text:p>Reverse Flyes</text:p>
          </table:table-cell>
          <table:table-cell office:value-type="string">
            <text:p>bent over</text:p>
          </table:table-cell>
          <table:table-cell table:number-columns-repeated="2"/>
        </table:table-row>
        <table:table-row table:style-name="ro1">
          <table:table-cell office:value-type="float" office:value="6">
            <text:p>6</text:p>
          </table:table-cell>
          <table:table-cell table:formula="of:=LOOKUP([.D15];[.F$2:.F$8];[.E$2:.E$8])" office:value-type="float" office:value="4">
            <text:p>4</text:p>
          </table:table-cell>
          <table:table-cell office:value-type="string">
            <text:p>Reverse Flyes</text:p>
          </table:table-cell>
          <table:table-cell office:value-type="string">
            <text:p>seated</text:p>
          </table:table-cell>
          <table:table-cell table:number-columns-repeated="2"/>
        </table:table-row>
        <table:table-row table:style-name="ro1">
          <table:table-cell office:value-type="float" office:value="7">
            <text:p>7</text:p>
          </table:table-cell>
          <table:table-cell table:formula="of:=LOOKUP([.D16];[.F$2:.F$8];[.E$2:.E$8])" office:value-type="float" office:value="6">
            <text:p>6</text:p>
          </table:table-cell>
          <table:table-cell office:value-type="string">
            <text:p>Deadlift</text:p>
          </table:table-cell>
          <table:table-cell office:value-type="string">
            <text:p>upright</text:p>
          </table:table-cell>
          <table:table-cell table:number-columns-repeated="2"/>
        </table:table-row>
        <table:table-row table:style-name="ro1">
          <table:table-cell office:value-type="float" office:value="8">
            <text:p>8</text:p>
          </table:table-cell>
          <table:table-cell table:formula="of:=LOOKUP([.D17];[.F$2:.F$8];[.E$2:.E$8])" office:value-type="float" office:value="1">
            <text:p>1</text:p>
          </table:table-cell>
          <table:table-cell office:value-type="string">
            <text:p>Kickbacks</text:p>
          </table:table-cell>
          <table:table-cell office:value-type="string">
            <text:p>bent over</text:p>
          </table:table-cell>
          <table:table-cell table:number-columns-repeated="2"/>
        </table:table-row>
        <table:table-row table:style-name="ro1">
          <table:table-cell office:value-type="float" office:value="9">
            <text:p>9</text:p>
          </table:table-cell>
          <table:table-cell table:formula="of:=LOOKUP([.D18];[.F$2:.F$8];[.E$2:.E$8])" office:value-type="float" office:value="6">
            <text:p>6</text:p>
          </table:table-cell>
          <table:table-cell office:value-type="string">
            <text:p>Tricep Pushdown</text:p>
          </table:table-cell>
          <table:table-cell office:value-type="string">
            <text:p>upright</text:p>
          </table:table-cell>
          <table:table-cell table:number-columns-repeated="2"/>
        </table:table-row>
        <table:table-row table:style-name="ro1">
          <table:table-cell office:value-type="float" office:value="9">
            <text:p>9</text:p>
          </table:table-cell>
          <table:table-cell table:formula="of:=LOOKUP([.D19];[.F$2:.F$8];[.E$2:.E$8])" office:value-type="float" office:value="1">
            <text:p>1</text:p>
          </table:table-cell>
          <table:table-cell office:value-type="string">
            <text:p>Tricep Pushdown</text:p>
          </table:table-cell>
          <table:table-cell office:value-type="string">
            <text:p>bent over</text:p>
          </table:table-cell>
          <table:table-cell table:number-columns-repeated="2"/>
        </table:table-row>
        <table:table-row table:style-name="ro1">
          <table:table-cell office:value-type="float" office:value="10">
            <text:p>10</text:p>
          </table:table-cell>
          <table:table-cell table:formula="of:=LOOKUP([.D20];[.F$2:.F$8];[.E$2:.E$8])" office:value-type="float" office:value="4">
            <text:p>4</text:p>
          </table:table-cell>
          <table:table-cell office:value-type="string">
            <text:p>Dips</text:p>
          </table:table-cell>
          <table:table-cell office:value-type="string">
            <text:p>seated</text:p>
          </table:table-cell>
          <table:table-cell table:number-columns-repeated="2"/>
        </table:table-row>
        <table:table-row table:style-name="ro1">
          <table:table-cell office:value-type="float" office:value="11">
            <text:p>11</text:p>
          </table:table-cell>
          <table:table-cell table:formula="of:=LOOKUP([.D21];[.F$2:.F$8];[.E$2:.E$8])" office:value-type="float" office:value="1">
            <text:p>1</text:p>
          </table:table-cell>
          <table:table-cell office:value-type="string">
            <text:p>Animals</text:p>
          </table:table-cell>
          <table:table-cell office:value-type="string">
            <text:p>bent over</text:p>
          </table:table-cell>
          <table:table-cell table:number-columns-repeated="2"/>
        </table:table-row>
        <table:table-row table:style-name="ro1">
          <table:table-cell office:value-type="float" office:value="11">
            <text:p>11</text:p>
          </table:table-cell>
          <table:table-cell table:formula="of:=LOOKUP([.D22];[.F$2:.F$8];[.E$2:.E$8])" office:value-type="float" office:value="5">
            <text:p>5</text:p>
          </table:table-cell>
          <table:table-cell office:value-type="string">
            <text:p>Animals</text:p>
          </table:table-cell>
          <table:table-cell office:value-type="string">
            <text:p>supine</text:p>
          </table:table-cell>
          <table:table-cell table:number-columns-repeated="2"/>
        </table:table-row>
        <table:table-row table:style-name="ro1">
          <table:table-cell office:value-type="float" office:value="12">
            <text:p>12</text:p>
          </table:table-cell>
          <table:table-cell table:formula="of:=LOOKUP([.D23];[.F$2:.F$8];[.E$2:.E$8])" office:value-type="float" office:value="3">
            <text:p>3</text:p>
          </table:table-cell>
          <table:table-cell office:value-type="string">
            <text:p>Close Grip Push-Up Press</text:p>
          </table:table-cell>
          <table:table-cell office:value-type="string">
            <text:p>prone</text:p>
          </table:table-cell>
          <table:table-cell table:number-columns-repeated="2"/>
        </table:table-row>
        <table:table-row table:style-name="ro1">
          <table:table-cell office:value-type="float" office:value="13">
            <text:p>13</text:p>
          </table:table-cell>
          <table:table-cell table:formula="of:=LOOKUP([.D24];[.F$2:.F$8];[.E$2:.E$8])" office:value-type="float" office:value="6">
            <text:p>6</text:p>
          </table:table-cell>
          <table:table-cell office:value-type="string">
            <text:p>Lateral Extension</text:p>
          </table:table-cell>
          <table:table-cell office:value-type="string">
            <text:p>upright</text:p>
          </table:table-cell>
          <table:table-cell table:number-columns-repeated="2"/>
        </table:table-row>
        <table:table-row table:style-name="ro1">
          <table:table-cell office:value-type="float" office:value="13">
            <text:p>13</text:p>
          </table:table-cell>
          <table:table-cell table:formula="of:=LOOKUP([.D25];[.F$2:.F$8];[.E$2:.E$8])" office:value-type="float" office:value="1">
            <text:p>1</text:p>
          </table:table-cell>
          <table:table-cell office:value-type="string">
            <text:p>Lateral Extension</text:p>
          </table:table-cell>
          <table:table-cell office:value-type="string">
            <text:p>bent over</text:p>
          </table:table-cell>
          <table:table-cell table:number-columns-repeated="2"/>
        </table:table-row>
        <table:table-row table:style-name="ro1">
          <table:table-cell office:value-type="float" office:value="13">
            <text:p>13</text:p>
          </table:table-cell>
          <table:table-cell table:formula="of:=LOOKUP([.D26];[.F$2:.F$8];[.E$2:.E$8])" office:value-type="float" office:value="4">
            <text:p>4</text:p>
          </table:table-cell>
          <table:table-cell office:value-type="string">
            <text:p>Lateral Extension</text:p>
          </table:table-cell>
          <table:table-cell office:value-type="string">
            <text:p>seated</text:p>
          </table:table-cell>
          <table:table-cell table:number-columns-repeated="2"/>
        </table:table-row>
        <table:table-row table:style-name="ro1">
          <table:table-cell office:value-type="float" office:value="14">
            <text:p>14</text:p>
          </table:table-cell>
          <table:table-cell table:formula="of:=LOOKUP([.D27];[.F$2:.F$8];[.E$2:.E$8])" office:value-type="float" office:value="6">
            <text:p>6</text:p>
          </table:table-cell>
          <table:table-cell office:value-type="string">
            <text:p>Vertical Extensions</text:p>
          </table:table-cell>
          <table:table-cell office:value-type="string">
            <text:p>upright</text:p>
          </table:table-cell>
          <table:table-cell table:number-columns-repeated="2"/>
        </table:table-row>
        <table:table-row table:style-name="ro1">
          <table:table-cell office:value-type="float" office:value="14">
            <text:p>14</text:p>
          </table:table-cell>
          <table:table-cell table:formula="of:=LOOKUP([.D28];[.F$2:.F$8];[.E$2:.E$8])" office:value-type="float" office:value="4">
            <text:p>4</text:p>
          </table:table-cell>
          <table:table-cell office:value-type="string">
            <text:p>Vertical Extensions</text:p>
          </table:table-cell>
          <table:table-cell office:value-type="string">
            <text:p>seated</text:p>
          </table:table-cell>
          <table:table-cell table:number-columns-repeated="2"/>
        </table:table-row>
        <table:table-row table:style-name="ro1">
          <table:table-cell office:value-type="float" office:value="15">
            <text:p>15</text:p>
          </table:table-cell>
          <table:table-cell table:formula="of:=LOOKUP([.D29];[.F$2:.F$8];[.E$2:.E$8])" office:value-type="float" office:value="1">
            <text:p>1</text:p>
          </table:table-cell>
          <table:table-cell office:value-type="string">
            <text:p>Overhead Extensions</text:p>
          </table:table-cell>
          <table:table-cell office:value-type="string">
            <text:p>bent over</text:p>
          </table:table-cell>
          <table:table-cell table:number-columns-repeated="2"/>
        </table:table-row>
        <table:table-row table:style-name="ro1">
          <table:table-cell office:value-type="float" office:value="15">
            <text:p>15</text:p>
          </table:table-cell>
          <table:table-cell table:formula="of:=LOOKUP([.D30];[.F$2:.F$8];[.E$2:.E$8])" office:value-type="float" office:value="4">
            <text:p>4</text:p>
          </table:table-cell>
          <table:table-cell office:value-type="string">
            <text:p>Overhead Extensions</text:p>
          </table:table-cell>
          <table:table-cell office:value-type="string">
            <text:p>seated</text:p>
          </table:table-cell>
          <table:table-cell table:number-columns-repeated="2"/>
        </table:table-row>
        <table:table-row table:style-name="ro1">
          <table:table-cell office:value-type="float" office:value="16">
            <text:p>16</text:p>
          </table:table-cell>
          <table:table-cell table:formula="of:=LOOKUP([.D31];[.F$2:.F$8];[.E$2:.E$8])" office:value-type="float" office:value="6">
            <text:p>6</text:p>
          </table:table-cell>
          <table:table-cell office:value-type="string">
            <text:p>Wrapped Shoulder Extension</text:p>
          </table:table-cell>
          <table:table-cell office:value-type="string">
            <text:p>upright</text:p>
          </table:table-cell>
          <table:table-cell table:number-columns-repeated="2"/>
        </table:table-row>
        <table:table-row table:style-name="ro1">
          <table:table-cell office:value-type="float" office:value="16">
            <text:p>16</text:p>
          </table:table-cell>
          <table:table-cell table:formula="of:=LOOKUP([.D32];[.F$2:.F$8];[.E$2:.E$8])" office:value-type="float" office:value="4">
            <text:p>4</text:p>
          </table:table-cell>
          <table:table-cell office:value-type="string">
            <text:p>Wrapped Shoulder Extension</text:p>
          </table:table-cell>
          <table:table-cell office:value-type="string">
            <text:p>seated</text:p>
          </table:table-cell>
          <table:table-cell table:number-columns-repeated="2"/>
        </table:table-row>
        <table:table-row table:style-name="ro1">
          <table:table-cell office:value-type="float" office:value="17">
            <text:p>17</text:p>
          </table:table-cell>
          <table:table-cell table:formula="of:=LOOKUP([.D33];[.F$2:.F$8];[.E$2:.E$8])" office:value-type="float" office:value="6">
            <text:p>6</text:p>
          </table:table-cell>
          <table:table-cell office:value-type="string">
            <text:p>Resisted Kicks</text:p>
          </table:table-cell>
          <table:table-cell office:value-type="string">
            <text:p>upright</text:p>
          </table:table-cell>
          <table:table-cell table:number-columns-repeated="2"/>
        </table:table-row>
        <table:table-row table:style-name="ro1">
          <table:table-cell office:value-type="float" office:value="17">
            <text:p>17</text:p>
          </table:table-cell>
          <table:table-cell table:formula="of:=LOOKUP([.D34];[.F$2:.F$8];[.E$2:.E$8])" office:value-type="float" office:value="4">
            <text:p>4</text:p>
          </table:table-cell>
          <table:table-cell office:value-type="string">
            <text:p>Resisted Kicks</text:p>
          </table:table-cell>
          <table:table-cell office:value-type="string">
            <text:p>seated</text:p>
          </table:table-cell>
          <table:table-cell table:number-columns-repeated="2"/>
        </table:table-row>
        <table:table-row table:style-name="ro1">
          <table:table-cell office:value-type="float" office:value="18">
            <text:p>18</text:p>
          </table:table-cell>
          <table:table-cell table:formula="of:=LOOKUP([.D35];[.F$2:.F$8];[.E$2:.E$8])" office:value-type="float" office:value="6">
            <text:p>6</text:p>
          </table:table-cell>
          <table:table-cell office:value-type="string">
            <text:p>Military Press</text:p>
          </table:table-cell>
          <table:table-cell office:value-type="string">
            <text:p>upright</text:p>
          </table:table-cell>
          <table:table-cell table:number-columns-repeated="2"/>
        </table:table-row>
        <table:table-row table:style-name="ro1">
          <table:table-cell office:value-type="float" office:value="18">
            <text:p>18</text:p>
          </table:table-cell>
          <table:table-cell table:formula="of:=LOOKUP([.D36];[.F$2:.F$8];[.E$2:.E$8])" office:value-type="float" office:value="4">
            <text:p>4</text:p>
          </table:table-cell>
          <table:table-cell office:value-type="string">
            <text:p>Military Press</text:p>
          </table:table-cell>
          <table:table-cell office:value-type="string">
            <text:p>seated</text:p>
          </table:table-cell>
          <table:table-cell table:number-columns-repeated="2"/>
        </table:table-row>
        <table:table-row table:style-name="ro1">
          <table:table-cell office:value-type="float" office:value="19">
            <text:p>19</text:p>
          </table:table-cell>
          <table:table-cell table:formula="of:=LOOKUP([.D37];[.F$2:.F$8];[.E$2:.E$8])" office:value-type="float" office:value="6">
            <text:p>6</text:p>
          </table:table-cell>
          <table:table-cell office:value-type="string">
            <text:p>Front Raises</text:p>
          </table:table-cell>
          <table:table-cell office:value-type="string">
            <text:p>upright</text:p>
          </table:table-cell>
          <table:table-cell table:number-columns-repeated="2"/>
        </table:table-row>
        <table:table-row table:style-name="ro1">
          <table:table-cell office:value-type="float" office:value="20">
            <text:p>20</text:p>
          </table:table-cell>
          <table:table-cell table:formula="of:=LOOKUP([.D38];[.F$2:.F$8];[.E$2:.E$8])" office:value-type="float" office:value="6">
            <text:p>6</text:p>
          </table:table-cell>
          <table:table-cell office:value-type="string">
            <text:p>Lateral Raises</text:p>
          </table:table-cell>
          <table:table-cell office:value-type="string">
            <text:p>upright</text:p>
          </table:table-cell>
          <table:table-cell table:number-columns-repeated="2"/>
        </table:table-row>
        <table:table-row table:style-name="ro1">
          <table:table-cell office:value-type="float" office:value="20">
            <text:p>20</text:p>
          </table:table-cell>
          <table:table-cell table:formula="of:=LOOKUP([.D39];[.F$2:.F$8];[.E$2:.E$8])" office:value-type="float" office:value="4">
            <text:p>4</text:p>
          </table:table-cell>
          <table:table-cell office:value-type="string">
            <text:p>Lateral Raises</text:p>
          </table:table-cell>
          <table:table-cell office:value-type="string">
            <text:p>seated</text:p>
          </table:table-cell>
          <table:table-cell table:number-columns-repeated="2"/>
        </table:table-row>
        <table:table-row table:style-name="ro1">
          <table:table-cell office:value-type="float" office:value="20">
            <text:p>20</text:p>
          </table:table-cell>
          <table:table-cell table:formula="of:=LOOKUP([.D40];[.F$2:.F$8];[.E$2:.E$8])" office:value-type="float" office:value="1">
            <text:p>1</text:p>
          </table:table-cell>
          <table:table-cell office:value-type="string">
            <text:p>Lateral Raises</text:p>
          </table:table-cell>
          <table:table-cell office:value-type="string">
            <text:p>bent over</text:p>
          </table:table-cell>
          <table:table-cell table:number-columns-repeated="2"/>
        </table:table-row>
        <table:table-row table:style-name="ro1">
          <table:table-cell office:value-type="float" office:value="21">
            <text:p>21</text:p>
          </table:table-cell>
          <table:table-cell table:formula="of:=LOOKUP([.D41];[.F$2:.F$8];[.E$2:.E$8])" office:value-type="float" office:value="6">
            <text:p>6</text:p>
          </table:table-cell>
          <table:table-cell office:value-type="string">
            <text:p>Upright Rows</text:p>
          </table:table-cell>
          <table:table-cell office:value-type="string">
            <text:p>upright</text:p>
          </table:table-cell>
          <table:table-cell table:number-columns-repeated="2"/>
        </table:table-row>
        <table:table-row table:style-name="ro1">
          <table:table-cell office:value-type="float" office:value="22">
            <text:p>22</text:p>
          </table:table-cell>
          <table:table-cell table:formula="of:=LOOKUP([.D42];[.F$2:.F$8];[.E$2:.E$8])" office:value-type="float" office:value="6">
            <text:p>6</text:p>
          </table:table-cell>
          <table:table-cell office:value-type="string">
            <text:p>Cableband Laterals</text:p>
          </table:table-cell>
          <table:table-cell office:value-type="string">
            <text:p>upright</text:p>
          </table:table-cell>
          <table:table-cell table:number-columns-repeated="2"/>
        </table:table-row>
        <table:table-row table:style-name="ro1">
          <table:table-cell office:value-type="float" office:value="22">
            <text:p>22</text:p>
          </table:table-cell>
          <table:table-cell table:formula="of:=LOOKUP([.D43];[.F$2:.F$8];[.E$2:.E$8])" office:value-type="float" office:value="1">
            <text:p>1</text:p>
          </table:table-cell>
          <table:table-cell office:value-type="string">
            <text:p>Cableband Laterals</text:p>
          </table:table-cell>
          <table:table-cell office:value-type="string">
            <text:p>bent over</text:p>
          </table:table-cell>
          <table:table-cell table:number-columns-repeated="2"/>
        </table:table-row>
        <table:table-row table:style-name="ro1">
          <table:table-cell office:value-type="float" office:value="23">
            <text:p>23</text:p>
          </table:table-cell>
          <table:table-cell table:formula="of:=LOOKUP([.D44];[.F$2:.F$8];[.E$2:.E$8])" office:value-type="float" office:value="1">
            <text:p>1</text:p>
          </table:table-cell>
          <table:table-cell office:value-type="string">
            <text:p>Skiers</text:p>
          </table:table-cell>
          <table:table-cell office:value-type="string">
            <text:p>bent over</text:p>
          </table:table-cell>
          <table:table-cell table:number-columns-repeated="2"/>
        </table:table-row>
        <table:table-row table:style-name="ro1">
          <table:table-cell office:value-type="float" office:value="24">
            <text:p>24</text:p>
          </table:table-cell>
          <table:table-cell table:formula="of:=LOOKUP([.D45];[.F$2:.F$8];[.E$2:.E$8])" office:value-type="float" office:value="6">
            <text:p>6</text:p>
          </table:table-cell>
          <table:table-cell office:value-type="string">
            <text:p>Isolation Pulls</text:p>
          </table:table-cell>
          <table:table-cell office:value-type="string">
            <text:p>upright</text:p>
          </table:table-cell>
          <table:table-cell table:number-columns-repeated="2"/>
        </table:table-row>
        <table:table-row table:style-name="ro1">
          <table:table-cell office:value-type="float" office:value="24">
            <text:p>24</text:p>
          </table:table-cell>
          <table:table-cell table:formula="of:=LOOKUP([.D46];[.F$2:.F$8];[.E$2:.E$8])" office:value-type="float" office:value="4">
            <text:p>4</text:p>
          </table:table-cell>
          <table:table-cell office:value-type="string">
            <text:p>Isolation Pulls</text:p>
          </table:table-cell>
          <table:table-cell office:value-type="string">
            <text:p>seated</text:p>
          </table:table-cell>
          <table:table-cell table:number-columns-repeated="2"/>
        </table:table-row>
        <table:table-row table:style-name="ro1">
          <table:table-cell office:value-type="float" office:value="25">
            <text:p>25</text:p>
          </table:table-cell>
          <table:table-cell table:formula="of:=LOOKUP([.D47];[.F$2:.F$8];[.E$2:.E$8])" office:value-type="float" office:value="6">
            <text:p>6</text:p>
          </table:table-cell>
          <table:table-cell office:value-type="string">
            <text:p>Shrugs</text:p>
          </table:table-cell>
          <table:table-cell office:value-type="string">
            <text:p>upright</text:p>
          </table:table-cell>
          <table:table-cell table:number-columns-repeated="2"/>
        </table:table-row>
        <table:table-row table:style-name="ro1">
          <table:table-cell office:value-type="float" office:value="25">
            <text:p>25</text:p>
          </table:table-cell>
          <table:table-cell table:formula="of:=LOOKUP([.D48];[.F$2:.F$8];[.E$2:.E$8])" office:value-type="float" office:value="5">
            <text:p>5</text:p>
          </table:table-cell>
          <table:table-cell office:value-type="string">
            <text:p>Shrugs</text:p>
          </table:table-cell>
          <table:table-cell office:value-type="string">
            <text:p>supine</text:p>
          </table:table-cell>
          <table:table-cell table:number-columns-repeated="2"/>
        </table:table-row>
        <table:table-row table:style-name="ro1">
          <table:table-cell office:value-type="float" office:value="26">
            <text:p>26</text:p>
          </table:table-cell>
          <table:table-cell table:formula="of:=LOOKUP([.D49];[.F$2:.F$8];[.E$2:.E$8])" office:value-type="float" office:value="5">
            <text:p>5</text:p>
          </table:table-cell>
          <table:table-cell office:value-type="string">
            <text:p>Leg Liberator</text:p>
          </table:table-cell>
          <table:table-cell office:value-type="string">
            <text:p>supine</text:p>
          </table:table-cell>
          <table:table-cell table:number-columns-repeated="2"/>
        </table:table-row>
        <table:table-row table:style-name="ro1">
          <table:table-cell office:value-type="float" office:value="27">
            <text:p>27</text:p>
          </table:table-cell>
          <table:table-cell table:formula="of:=LOOKUP([.D50];[.F$2:.F$8];[.E$2:.E$8])" office:value-type="float" office:value="1">
            <text:p>1</text:p>
          </table:table-cell>
          <table:table-cell office:value-type="string">
            <text:p>Back Lubricator</text:p>
          </table:table-cell>
          <table:table-cell office:value-type="string">
            <text:p>bent over</text:p>
          </table:table-cell>
          <table:table-cell table:number-columns-repeated="2"/>
        </table:table-row>
        <table:table-row table:style-name="ro1">
          <table:table-cell office:value-type="float" office:value="27">
            <text:p>27</text:p>
          </table:table-cell>
          <table:table-cell table:formula="of:=LOOKUP([.D51];[.F$2:.F$8];[.E$2:.E$8])" office:value-type="float" office:value="6">
            <text:p>6</text:p>
          </table:table-cell>
          <table:table-cell office:value-type="string">
            <text:p>Back Lubricator</text:p>
          </table:table-cell>
          <table:table-cell office:value-type="string">
            <text:p>upright</text:p>
          </table:table-cell>
          <table:table-cell table:number-columns-repeated="2"/>
        </table:table-row>
        <table:table-row table:style-name="ro1">
          <table:table-cell office:value-type="float" office:value="28">
            <text:p>28</text:p>
          </table:table-cell>
          <table:table-cell table:formula="of:=LOOKUP([.D52];[.F$2:.F$8];[.E$2:.E$8])" office:value-type="float" office:value="6">
            <text:p>6</text:p>
          </table:table-cell>
          <table:table-cell office:value-type="string">
            <text:p>Loose Arm-ony</text:p>
          </table:table-cell>
          <table:table-cell office:value-type="string">
            <text:p>upright</text:p>
          </table:table-cell>
          <table:table-cell table:number-columns-repeated="2"/>
        </table:table-row>
        <table:table-row table:style-name="ro1">
          <table:table-cell office:value-type="float" office:value="29">
            <text:p>29</text:p>
          </table:table-cell>
          <table:table-cell table:formula="of:=LOOKUP([.D53];[.F$2:.F$8];[.E$2:.E$8])" office:value-type="float" office:value="4">
            <text:p>4</text:p>
          </table:table-cell>
          <table:table-cell office:value-type="string">
            <text:p>Ankle Motionizer</text:p>
          </table:table-cell>
          <table:table-cell office:value-type="string">
            <text:p>seated</text:p>
          </table:table-cell>
          <table:table-cell table:number-columns-repeated="2"/>
        </table:table-row>
        <table:table-row table:style-name="ro1">
          <table:table-cell office:value-type="float" office:value="30">
            <text:p>30</text:p>
          </table:table-cell>
          <table:table-cell table:formula="of:=LOOKUP([.D54];[.F$2:.F$8];[.E$2:.E$8])" office:value-type="float" office:value="1">
            <text:p>1</text:p>
          </table:table-cell>
          <table:table-cell office:value-type="string">
            <text:p>Relaxalator</text:p>
          </table:table-cell>
          <table:table-cell office:value-type="string">
            <text:p>bent over</text:p>
          </table:table-cell>
          <table:table-cell table:number-columns-repeated="2"/>
        </table:table-row>
        <table:table-row table:style-name="ro1">
          <table:table-cell office:value-type="float" office:value="31">
            <text:p>31</text:p>
          </table:table-cell>
          <table:table-cell table:formula="of:=LOOKUP([.D55];[.F$2:.F$8];[.E$2:.E$8])" office:value-type="float" office:value="6">
            <text:p>6</text:p>
          </table:table-cell>
          <table:table-cell office:value-type="string">
            <text:p>Neck Stup</text:p>
          </table:table-cell>
          <table:table-cell office:value-type="string">
            <text:p>upright</text:p>
          </table:table-cell>
          <table:table-cell table:number-columns-repeated="2"/>
        </table:table-row>
        <table:table-row table:style-name="ro1">
          <table:table-cell office:value-type="float" office:value="31">
            <text:p>31</text:p>
          </table:table-cell>
          <table:table-cell table:formula="of:=LOOKUP([.D56];[.F$2:.F$8];[.E$2:.E$8])" office:value-type="float" office:value="4">
            <text:p>4</text:p>
          </table:table-cell>
          <table:table-cell office:value-type="string">
            <text:p>Neck Stup</text:p>
          </table:table-cell>
          <table:table-cell office:value-type="string">
            <text:p>seated</text:p>
          </table:table-cell>
          <table:table-cell table:number-columns-repeated="2"/>
        </table:table-row>
        <table:table-row table:style-name="ro1">
          <table:table-cell office:value-type="float" office:value="32">
            <text:p>32</text:p>
          </table:table-cell>
          <table:table-cell table:formula="of:=LOOKUP([.D57];[.F$2:.F$8];[.E$2:.E$8])" office:value-type="float" office:value="6">
            <text:p>6</text:p>
          </table:table-cell>
          <table:table-cell office:value-type="string">
            <text:p>Quad-lity</text:p>
          </table:table-cell>
          <table:table-cell office:value-type="string">
            <text:p>upright</text:p>
          </table:table-cell>
          <table:table-cell table:number-columns-repeated="2"/>
        </table:table-row>
        <table:table-row table:style-name="ro1">
          <table:table-cell office:value-type="float" office:value="32">
            <text:p>32</text:p>
          </table:table-cell>
          <table:table-cell table:formula="of:=LOOKUP([.D58];[.F$2:.F$8];[.E$2:.E$8])" office:value-type="float" office:value="3">
            <text:p>3</text:p>
          </table:table-cell>
          <table:table-cell office:value-type="string">
            <text:p>Quad-lity</text:p>
          </table:table-cell>
          <table:table-cell office:value-type="string">
            <text:p>prone</text:p>
          </table:table-cell>
          <table:table-cell table:number-columns-repeated="2"/>
        </table:table-row>
        <table:table-row table:style-name="ro1">
          <table:table-cell office:value-type="float" office:value="33">
            <text:p>33</text:p>
          </table:table-cell>
          <table:table-cell table:formula="of:=LOOKUP([.D59];[.F$2:.F$8];[.E$2:.E$8])" office:value-type="float" office:value="6">
            <text:p>6</text:p>
          </table:table-cell>
          <table:table-cell office:value-type="string">
            <text:p>Wicked Chicken Wing</text:p>
          </table:table-cell>
          <table:table-cell office:value-type="string">
            <text:p>upright</text:p>
          </table:table-cell>
          <table:table-cell table:number-columns-repeated="2"/>
        </table:table-row>
        <table:table-row table:style-name="ro1">
          <table:table-cell office:value-type="float" office:value="33">
            <text:p>33</text:p>
          </table:table-cell>
          <table:table-cell table:formula="of:=LOOKUP([.D60];[.F$2:.F$8];[.E$2:.E$8])" office:value-type="float" office:value="4">
            <text:p>4</text:p>
          </table:table-cell>
          <table:table-cell office:value-type="string">
            <text:p>Wicked Chicken Wing</text:p>
          </table:table-cell>
          <table:table-cell office:value-type="string">
            <text:p>seated</text:p>
          </table:table-cell>
          <table:table-cell table:number-columns-repeated="2"/>
        </table:table-row>
        <table:table-row table:style-name="ro1">
          <table:table-cell office:value-type="float" office:value="34">
            <text:p>34</text:p>
          </table:table-cell>
          <table:table-cell table:formula="of:=LOOKUP([.D61];[.F$2:.F$8];[.E$2:.E$8])" office:value-type="float" office:value="6">
            <text:p>6</text:p>
          </table:table-cell>
          <table:table-cell office:value-type="string">
            <text:p>Crossband Lateral Curls</text:p>
          </table:table-cell>
          <table:table-cell office:value-type="string">
            <text:p>upright</text:p>
          </table:table-cell>
          <table:table-cell table:number-columns-repeated="2"/>
        </table:table-row>
        <table:table-row table:style-name="ro1">
          <table:table-cell office:value-type="float" office:value="34">
            <text:p>34</text:p>
          </table:table-cell>
          <table:table-cell table:formula="of:=LOOKUP([.D62];[.F$2:.F$8];[.E$2:.E$8])" office:value-type="float" office:value="4">
            <text:p>4</text:p>
          </table:table-cell>
          <table:table-cell office:value-type="string">
            <text:p>Crossband Lateral Curls</text:p>
          </table:table-cell>
          <table:table-cell office:value-type="string">
            <text:p>seated</text:p>
          </table:table-cell>
          <table:table-cell table:number-columns-repeated="2"/>
        </table:table-row>
        <table:table-row table:style-name="ro1">
          <table:table-cell office:value-type="float" office:value="35">
            <text:p>35</text:p>
          </table:table-cell>
          <table:table-cell table:formula="of:=LOOKUP([.D63];[.F$2:.F$8];[.E$2:.E$8])" office:value-type="float" office:value="6">
            <text:p>6</text:p>
          </table:table-cell>
          <table:table-cell office:value-type="string">
            <text:p>Bandbell Curls</text:p>
          </table:table-cell>
          <table:table-cell office:value-type="string">
            <text:p>upright</text:p>
          </table:table-cell>
          <table:table-cell table:number-columns-repeated="2"/>
        </table:table-row>
        <table:table-row table:style-name="ro1">
          <table:table-cell office:value-type="float" office:value="35">
            <text:p>35</text:p>
          </table:table-cell>
          <table:table-cell table:formula="of:=LOOKUP([.D64];[.F$2:.F$8];[.E$2:.E$8])" office:value-type="float" office:value="4">
            <text:p>4</text:p>
          </table:table-cell>
          <table:table-cell office:value-type="string">
            <text:p>Bandbell Curls</text:p>
          </table:table-cell>
          <table:table-cell office:value-type="string">
            <text:p>seated</text:p>
          </table:table-cell>
          <table:table-cell table:number-columns-repeated="2"/>
        </table:table-row>
        <table:table-row table:style-name="ro1">
          <table:table-cell office:value-type="float" office:value="36">
            <text:p>36</text:p>
          </table:table-cell>
          <table:table-cell table:formula="of:=LOOKUP([.D65];[.F$2:.F$8];[.E$2:.E$8])" office:value-type="float" office:value="6">
            <text:p>6</text:p>
          </table:table-cell>
          <table:table-cell office:value-type="string">
            <text:p>Reverse Curls</text:p>
          </table:table-cell>
          <table:table-cell office:value-type="string">
            <text:p>upright</text:p>
          </table:table-cell>
          <table:table-cell table:number-columns-repeated="2"/>
        </table:table-row>
        <table:table-row table:style-name="ro1">
          <table:table-cell office:value-type="float" office:value="36">
            <text:p>36</text:p>
          </table:table-cell>
          <table:table-cell table:formula="of:=LOOKUP([.D66];[.F$2:.F$8];[.E$2:.E$8])" office:value-type="float" office:value="4">
            <text:p>4</text:p>
          </table:table-cell>
          <table:table-cell office:value-type="string">
            <text:p>Reverse Curls</text:p>
          </table:table-cell>
          <table:table-cell office:value-type="string">
            <text:p>seated</text:p>
          </table:table-cell>
          <table:table-cell table:number-columns-repeated="2"/>
        </table:table-row>
        <table:table-row table:style-name="ro1">
          <table:table-cell office:value-type="float" office:value="37">
            <text:p>37</text:p>
          </table:table-cell>
          <table:table-cell table:formula="of:=LOOKUP([.D67];[.F$2:.F$8];[.E$2:.E$8])" office:value-type="float" office:value="6">
            <text:p>6</text:p>
          </table:table-cell>
          <table:table-cell office:value-type="string">
            <text:p>Cableband Curls</text:p>
          </table:table-cell>
          <table:table-cell office:value-type="string">
            <text:p>upright</text:p>
          </table:table-cell>
          <table:table-cell table:number-columns-repeated="2"/>
        </table:table-row>
        <table:table-row table:style-name="ro1">
          <table:table-cell office:value-type="float" office:value="37">
            <text:p>37</text:p>
          </table:table-cell>
          <table:table-cell table:formula="of:=LOOKUP([.D68];[.F$2:.F$8];[.E$2:.E$8])" office:value-type="float" office:value="4">
            <text:p>4</text:p>
          </table:table-cell>
          <table:table-cell office:value-type="string">
            <text:p>Cableband Curls</text:p>
          </table:table-cell>
          <table:table-cell office:value-type="string">
            <text:p>seated</text:p>
          </table:table-cell>
          <table:table-cell table:number-columns-repeated="2"/>
        </table:table-row>
        <table:table-row table:style-name="ro1">
          <table:table-cell office:value-type="float" office:value="38">
            <text:p>38</text:p>
          </table:table-cell>
          <table:table-cell table:formula="of:=LOOKUP([.D69];[.F$2:.F$8];[.E$2:.E$8])" office:value-type="float" office:value="6">
            <text:p>6</text:p>
          </table:table-cell>
          <table:table-cell office:value-type="string">
            <text:p>Squats</text:p>
          </table:table-cell>
          <table:table-cell office:value-type="string">
            <text:p>upright</text:p>
          </table:table-cell>
          <table:table-cell table:number-columns-repeated="2"/>
        </table:table-row>
        <table:table-row table:style-name="ro1">
          <table:table-cell office:value-type="float" office:value="39">
            <text:p>39</text:p>
          </table:table-cell>
          <table:table-cell table:formula="of:=LOOKUP([.D70];[.F$2:.F$8];[.E$2:.E$8])" office:value-type="float" office:value="5">
            <text:p>5</text:p>
          </table:table-cell>
          <table:table-cell office:value-type="string">
            <text:p>Leg Press</text:p>
          </table:table-cell>
          <table:table-cell office:value-type="string">
            <text:p>supine</text:p>
          </table:table-cell>
          <table:table-cell table:number-columns-repeated="2"/>
        </table:table-row>
        <table:table-row table:style-name="ro1">
          <table:table-cell office:value-type="float" office:value="40">
            <text:p>40</text:p>
          </table:table-cell>
          <table:table-cell table:formula="of:=LOOKUP([.D71];[.F$2:.F$8];[.E$2:.E$8])" office:value-type="float" office:value="4">
            <text:p>4</text:p>
          </table:table-cell>
          <table:table-cell office:value-type="string">
            <text:p>Leg Extensions</text:p>
          </table:table-cell>
          <table:table-cell office:value-type="string">
            <text:p>seated</text:p>
          </table:table-cell>
          <table:table-cell table:number-columns-repeated="2"/>
        </table:table-row>
        <table:table-row table:style-name="ro1">
          <table:table-cell office:value-type="float" office:value="40">
            <text:p>40</text:p>
          </table:table-cell>
          <table:table-cell table:formula="of:=LOOKUP([.D72];[.F$2:.F$8];[.E$2:.E$8])" office:value-type="float" office:value="6">
            <text:p>6</text:p>
          </table:table-cell>
          <table:table-cell office:value-type="string">
            <text:p>Leg Extensions</text:p>
          </table:table-cell>
          <table:table-cell office:value-type="string">
            <text:p>upright</text:p>
          </table:table-cell>
          <table:table-cell table:number-columns-repeated="2"/>
        </table:table-row>
        <table:table-row table:style-name="ro1">
          <table:table-cell office:value-type="float" office:value="41">
            <text:p>41</text:p>
          </table:table-cell>
          <table:table-cell table:formula="of:=LOOKUP([.D73];[.F$2:.F$8];[.E$2:.E$8])" office:value-type="float" office:value="6">
            <text:p>6</text:p>
          </table:table-cell>
          <table:table-cell office:value-type="string">
            <text:p>Good Mornings</text:p>
          </table:table-cell>
          <table:table-cell office:value-type="string">
            <text:p>upright</text:p>
          </table:table-cell>
          <table:table-cell table:number-columns-repeated="2"/>
        </table:table-row>
        <table:table-row table:style-name="ro1">
          <table:table-cell office:value-type="float" office:value="42">
            <text:p>42</text:p>
          </table:table-cell>
          <table:table-cell table:formula="of:=LOOKUP([.D74];[.F$2:.F$8];[.E$2:.E$8])" office:value-type="float" office:value="6">
            <text:p>6</text:p>
          </table:table-cell>
          <table:table-cell office:value-type="string">
            <text:p>Straight Leg Deadlift</text:p>
          </table:table-cell>
          <table:table-cell office:value-type="string">
            <text:p>upright</text:p>
          </table:table-cell>
          <table:table-cell table:number-columns-repeated="2"/>
        </table:table-row>
        <table:table-row table:style-name="ro1">
          <table:table-cell office:value-type="float" office:value="43">
            <text:p>43</text:p>
          </table:table-cell>
          <table:table-cell table:formula="of:=LOOKUP([.D75];[.F$2:.F$8];[.E$2:.E$8])" office:value-type="float" office:value="3">
            <text:p>3</text:p>
          </table:table-cell>
          <table:table-cell office:value-type="string">
            <text:p>Leg Curls</text:p>
          </table:table-cell>
          <table:table-cell office:value-type="string">
            <text:p>prone</text:p>
          </table:table-cell>
          <table:table-cell table:number-columns-repeated="2"/>
        </table:table-row>
        <table:table-row table:style-name="ro1">
          <table:table-cell office:value-type="float" office:value="44">
            <text:p>44</text:p>
          </table:table-cell>
          <table:table-cell table:formula="of:=LOOKUP([.D76];[.F$2:.F$8];[.E$2:.E$8])" office:value-type="float" office:value="6">
            <text:p>6</text:p>
          </table:table-cell>
          <table:table-cell office:value-type="string">
            <text:p>Calf Raises</text:p>
          </table:table-cell>
          <table:table-cell office:value-type="string">
            <text:p>upright</text:p>
          </table:table-cell>
          <table:table-cell table:number-columns-repeated="2"/>
        </table:table-row>
        <table:table-row table:style-name="ro1">
          <table:table-cell office:value-type="float" office:value="44">
            <text:p>44</text:p>
          </table:table-cell>
          <table:table-cell table:formula="of:=LOOKUP([.D77];[.F$2:.F$8];[.E$2:.E$8])" office:value-type="float" office:value="4">
            <text:p>4</text:p>
          </table:table-cell>
          <table:table-cell office:value-type="string">
            <text:p>Calf Raises</text:p>
          </table:table-cell>
          <table:table-cell office:value-type="string">
            <text:p>seated</text:p>
          </table:table-cell>
          <table:table-cell table:number-columns-repeated="2"/>
        </table:table-row>
        <table:table-row table:style-name="ro1">
          <table:table-cell office:value-type="float" office:value="45">
            <text:p>45</text:p>
          </table:table-cell>
          <table:table-cell table:formula="of:=LOOKUP([.D78];[.F$2:.F$8];[.E$2:.E$8])" office:value-type="float" office:value="4">
            <text:p>4</text:p>
          </table:table-cell>
          <table:table-cell office:value-type="string">
            <text:p>Hip Abductor/Adductor</text:p>
          </table:table-cell>
          <table:table-cell office:value-type="string">
            <text:p>seated</text:p>
          </table:table-cell>
          <table:table-cell table:number-columns-repeated="2"/>
        </table:table-row>
        <table:table-row table:style-name="ro1">
          <table:table-cell office:value-type="float" office:value="46">
            <text:p>46</text:p>
          </table:table-cell>
          <table:table-cell table:formula="of:=LOOKUP([.D79];[.F$2:.F$8];[.E$2:.E$8])" office:value-type="float" office:value="6">
            <text:p>6</text:p>
          </table:table-cell>
          <table:table-cell office:value-type="string">
            <text:p>Lunges</text:p>
          </table:table-cell>
          <table:table-cell office:value-type="string">
            <text:p>upright</text:p>
          </table:table-cell>
          <table:table-cell table:number-columns-repeated="2"/>
        </table:table-row>
        <table:table-row table:style-name="ro1">
          <table:table-cell office:value-type="float" office:value="47">
            <text:p>47</text:p>
          </table:table-cell>
          <table:table-cell table:formula="of:=LOOKUP([.D80];[.F$2:.F$8];[.E$2:.E$8])" office:value-type="float" office:value="6">
            <text:p>6</text:p>
          </table:table-cell>
          <table:table-cell office:value-type="string">
            <text:p>Hammer Curls</text:p>
          </table:table-cell>
          <table:table-cell office:value-type="string">
            <text:p>upright</text:p>
          </table:table-cell>
          <table:table-cell table:number-columns-repeated="2"/>
        </table:table-row>
        <table:table-row table:style-name="ro1">
          <table:table-cell office:value-type="float" office:value="47">
            <text:p>47</text:p>
          </table:table-cell>
          <table:table-cell table:formula="of:=LOOKUP([.D81];[.F$2:.F$8];[.E$2:.E$8])" office:value-type="float" office:value="4">
            <text:p>4</text:p>
          </table:table-cell>
          <table:table-cell office:value-type="string">
            <text:p>Hammer Curls</text:p>
          </table:table-cell>
          <table:table-cell office:value-type="string">
            <text:p>seated</text:p>
          </table:table-cell>
          <table:table-cell table:number-columns-repeated="2"/>
        </table:table-row>
        <table:table-row table:style-name="ro1">
          <table:table-cell office:value-type="float" office:value="48">
            <text:p>48</text:p>
          </table:table-cell>
          <table:table-cell table:formula="of:=LOOKUP([.D82];[.F$2:.F$8];[.E$2:.E$8])" office:value-type="float" office:value="6">
            <text:p>6</text:p>
          </table:table-cell>
          <table:table-cell office:value-type="string">
            <text:p>Alternate Bandbell Curls</text:p>
          </table:table-cell>
          <table:table-cell office:value-type="string">
            <text:p>upright</text:p>
          </table:table-cell>
          <table:table-cell table:number-columns-repeated="2"/>
        </table:table-row>
        <table:table-row table:style-name="ro1">
          <table:table-cell office:value-type="float" office:value="48">
            <text:p>48</text:p>
          </table:table-cell>
          <table:table-cell table:formula="of:=LOOKUP([.D83];[.F$2:.F$8];[.E$2:.E$8])" office:value-type="float" office:value="4">
            <text:p>4</text:p>
          </table:table-cell>
          <table:table-cell office:value-type="string">
            <text:p>Alternate Bandbell Curls</text:p>
          </table:table-cell>
          <table:table-cell office:value-type="string">
            <text:p>seated</text:p>
          </table:table-cell>
          <table:table-cell table:number-columns-repeated="2"/>
        </table:table-row>
        <table:table-row table:style-name="ro1">
          <table:table-cell office:value-type="float" office:value="49">
            <text:p>49</text:p>
          </table:table-cell>
          <table:table-cell table:formula="of:=LOOKUP([.D84];[.F$2:.F$8];[.E$2:.E$8])" office:value-type="float" office:value="4">
            <text:p>4</text:p>
          </table:table-cell>
          <table:table-cell office:value-type="string">
            <text:p>Concentration Curls</text:p>
          </table:table-cell>
          <table:table-cell office:value-type="string">
            <text:p>seated</text:p>
          </table:table-cell>
          <table:table-cell table:number-columns-repeated="2"/>
        </table:table-row>
        <table:table-row table:style-name="ro1">
          <table:table-cell office:value-type="float" office:value="49">
            <text:p>49</text:p>
          </table:table-cell>
          <table:table-cell table:formula="of:=LOOKUP([.D85];[.F$2:.F$8];[.E$2:.E$8])" office:value-type="float" office:value="6">
            <text:p>6</text:p>
          </table:table-cell>
          <table:table-cell office:value-type="string">
            <text:p>Concentration Curls</text:p>
          </table:table-cell>
          <table:table-cell office:value-type="string">
            <text:p>upright</text:p>
          </table:table-cell>
          <table:table-cell table:number-columns-repeated="2"/>
        </table:table-row>
        <table:table-row table:style-name="ro1">
          <table:table-cell office:value-type="float" office:value="50">
            <text:p>50</text:p>
          </table:table-cell>
          <table:table-cell table:formula="of:=LOOKUP([.D86];[.F$2:.F$8];[.E$2:.E$8])" office:value-type="float" office:value="6">
            <text:p>6</text:p>
          </table:table-cell>
          <table:table-cell office:value-type="string">
            <text:p>Incline Bench Press</text:p>
          </table:table-cell>
          <table:table-cell office:value-type="string">
            <text:p>upright</text:p>
          </table:table-cell>
          <table:table-cell table:number-columns-repeated="2"/>
        </table:table-row>
        <table:table-row table:style-name="ro1">
          <table:table-cell office:value-type="float" office:value="50">
            <text:p>50</text:p>
          </table:table-cell>
          <table:table-cell table:formula="of:=LOOKUP([.D87];[.F$2:.F$8];[.E$2:.E$8])" office:value-type="float" office:value="4">
            <text:p>4</text:p>
          </table:table-cell>
          <table:table-cell office:value-type="string">
            <text:p>Incline Bench Press</text:p>
          </table:table-cell>
          <table:table-cell office:value-type="string">
            <text:p>seated</text:p>
          </table:table-cell>
          <table:table-cell table:number-columns-repeated="2"/>
        </table:table-row>
        <table:table-row table:style-name="ro1">
          <table:table-cell office:value-type="float" office:value="50">
            <text:p>50</text:p>
          </table:table-cell>
          <table:table-cell table:formula="of:=LOOKUP([.D88];[.F$2:.F$8];[.E$2:.E$8])" office:value-type="float" office:value="5">
            <text:p>5</text:p>
          </table:table-cell>
          <table:table-cell office:value-type="string">
            <text:p>Incline Bench Press</text:p>
          </table:table-cell>
          <table:table-cell office:value-type="string">
            <text:p>supine</text:p>
          </table:table-cell>
          <table:table-cell table:number-columns-repeated="2"/>
        </table:table-row>
        <table:table-row table:style-name="ro1">
          <table:table-cell office:value-type="float" office:value="51">
            <text:p>51</text:p>
          </table:table-cell>
          <table:table-cell table:formula="of:=LOOKUP([.D89];[.F$2:.F$8];[.E$2:.E$8])" office:value-type="float" office:value="6">
            <text:p>6</text:p>
          </table:table-cell>
          <table:table-cell office:value-type="string">
            <text:p>Decline Bench Press</text:p>
          </table:table-cell>
          <table:table-cell office:value-type="string">
            <text:p>upright</text:p>
          </table:table-cell>
          <table:table-cell table:number-columns-repeated="2"/>
        </table:table-row>
        <table:table-row table:style-name="ro1">
          <table:table-cell office:value-type="float" office:value="51">
            <text:p>51</text:p>
          </table:table-cell>
          <table:table-cell table:formula="of:=LOOKUP([.D90];[.F$2:.F$8];[.E$2:.E$8])" office:value-type="float" office:value="5">
            <text:p>5</text:p>
          </table:table-cell>
          <table:table-cell office:value-type="string">
            <text:p>Decline Bench Press</text:p>
          </table:table-cell>
          <table:table-cell office:value-type="string">
            <text:p>supine</text:p>
          </table:table-cell>
          <table:table-cell table:number-columns-repeated="2"/>
        </table:table-row>
        <table:table-row table:style-name="ro1">
          <table:table-cell office:value-type="float" office:value="51">
            <text:p>51</text:p>
          </table:table-cell>
          <table:table-cell table:formula="of:=LOOKUP([.D91];[.F$2:.F$8];[.E$2:.E$8])" office:value-type="float" office:value="4">
            <text:p>4</text:p>
          </table:table-cell>
          <table:table-cell office:value-type="string">
            <text:p>Decline Bench Press</text:p>
          </table:table-cell>
          <table:table-cell office:value-type="string">
            <text:p>seated</text:p>
          </table:table-cell>
          <table:table-cell table:number-columns-repeated="2"/>
        </table:table-row>
        <table:table-row table:style-name="ro1">
          <table:table-cell office:value-type="float" office:value="52">
            <text:p>52</text:p>
          </table:table-cell>
          <table:table-cell table:formula="of:=LOOKUP([.D92];[.F$2:.F$8];[.E$2:.E$8])" office:value-type="float" office:value="3">
            <text:p>3</text:p>
          </table:table-cell>
          <table:table-cell office:value-type="string">
            <text:p>Push Up Press</text:p>
          </table:table-cell>
          <table:table-cell office:value-type="string">
            <text:p>prone</text:p>
          </table:table-cell>
          <table:table-cell table:number-columns-repeated="2"/>
        </table:table-row>
        <table:table-row table:style-name="ro1">
          <table:table-cell office:value-type="float" office:value="53">
            <text:p>53</text:p>
          </table:table-cell>
          <table:table-cell table:formula="of:=LOOKUP([.D93];[.F$2:.F$8];[.E$2:.E$8])" office:value-type="float" office:value="6">
            <text:p>6</text:p>
          </table:table-cell>
          <table:table-cell office:value-type="string">
            <text:p>Flyes</text:p>
          </table:table-cell>
          <table:table-cell office:value-type="string">
            <text:p>upright</text:p>
          </table:table-cell>
          <table:table-cell table:number-columns-repeated="2"/>
        </table:table-row>
        <table:table-row table:style-name="ro1">
          <table:table-cell office:value-type="float" office:value="53">
            <text:p>53</text:p>
          </table:table-cell>
          <table:table-cell table:formula="of:=LOOKUP([.D94];[.F$2:.F$8];[.E$2:.E$8])" office:value-type="float" office:value="5">
            <text:p>5</text:p>
          </table:table-cell>
          <table:table-cell office:value-type="string">
            <text:p>Flyes</text:p>
          </table:table-cell>
          <table:table-cell office:value-type="string">
            <text:p>supine</text:p>
          </table:table-cell>
          <table:table-cell table:number-columns-repeated="2"/>
        </table:table-row>
        <table:table-row table:style-name="ro1">
          <table:table-cell office:value-type="float" office:value="53">
            <text:p>53</text:p>
          </table:table-cell>
          <table:table-cell table:formula="of:=LOOKUP([.D95];[.F$2:.F$8];[.E$2:.E$8])" office:value-type="float" office:value="4">
            <text:p>4</text:p>
          </table:table-cell>
          <table:table-cell office:value-type="string">
            <text:p>Flyes</text:p>
          </table:table-cell>
          <table:table-cell office:value-type="string">
            <text:p>seated</text:p>
          </table:table-cell>
          <table:table-cell table:number-columns-repeated="2"/>
        </table:table-row>
        <table:table-row table:style-name="ro1">
          <table:table-cell office:value-type="float" office:value="54">
            <text:p>54</text:p>
          </table:table-cell>
          <table:table-cell table:formula="of:=LOOKUP([.D96];[.F$2:.F$8];[.E$2:.E$8])" office:value-type="float" office:value="6">
            <text:p>6</text:p>
          </table:table-cell>
          <table:table-cell office:value-type="string">
            <text:p>Pull Over</text:p>
          </table:table-cell>
          <table:table-cell office:value-type="string">
            <text:p>upright</text:p>
          </table:table-cell>
          <table:table-cell table:number-columns-repeated="2"/>
        </table:table-row>
        <table:table-row table:style-name="ro1">
          <table:table-cell office:value-type="float" office:value="54">
            <text:p>54</text:p>
          </table:table-cell>
          <table:table-cell table:formula="of:=LOOKUP([.D97];[.F$2:.F$8];[.E$2:.E$8])" office:value-type="float" office:value="4">
            <text:p>4</text:p>
          </table:table-cell>
          <table:table-cell office:value-type="string">
            <text:p>Pull Over</text:p>
          </table:table-cell>
          <table:table-cell office:value-type="string">
            <text:p>seated</text:p>
          </table:table-cell>
          <table:table-cell table:number-columns-repeated="2"/>
        </table:table-row>
        <table:table-row table:style-name="ro1">
          <table:table-cell office:value-type="float" office:value="55">
            <text:p>55</text:p>
          </table:table-cell>
          <table:table-cell table:formula="of:=LOOKUP([.D98];[.F$2:.F$8];[.E$2:.E$8])" office:value-type="float" office:value="6">
            <text:p>6</text:p>
          </table:table-cell>
          <table:table-cell office:value-type="string">
            <text:p>Flat Bench Press</text:p>
          </table:table-cell>
          <table:table-cell office:value-type="string">
            <text:p>upright</text:p>
          </table:table-cell>
          <table:table-cell table:number-columns-repeated="2"/>
        </table:table-row>
        <table:table-row table:style-name="ro1">
          <table:table-cell office:value-type="float" office:value="55">
            <text:p>55</text:p>
          </table:table-cell>
          <table:table-cell table:formula="of:=LOOKUP([.D99];[.F$2:.F$8];[.E$2:.E$8])" office:value-type="float" office:value="5">
            <text:p>5</text:p>
          </table:table-cell>
          <table:table-cell office:value-type="string">
            <text:p>Flat Bench Press</text:p>
          </table:table-cell>
          <table:table-cell office:value-type="string">
            <text:p>supine</text:p>
          </table:table-cell>
          <table:table-cell table:number-columns-repeated="2"/>
        </table:table-row>
        <table:table-row table:style-name="ro1">
          <table:table-cell office:value-type="float" office:value="55">
            <text:p>55</text:p>
          </table:table-cell>
          <table:table-cell table:formula="of:=LOOKUP([.D100];[.F$2:.F$8];[.E$2:.E$8])" office:value-type="float" office:value="4">
            <text:p>4</text:p>
          </table:table-cell>
          <table:table-cell office:value-type="string">
            <text:p>Flat Bench Press</text:p>
          </table:table-cell>
          <table:table-cell office:value-type="string">
            <text:p>seated</text:p>
          </table:table-cell>
          <table:table-cell table:number-columns-repeated="2"/>
        </table:table-row>
        <table:table-row table:style-name="ro1">
          <table:table-cell office:value-type="float" office:value="56">
            <text:p>56</text:p>
          </table:table-cell>
          <table:table-cell table:formula="of:=LOOKUP([.D101];[.F$2:.F$8];[.E$2:.E$8])" office:value-type="float" office:value="3">
            <text:p>3</text:p>
          </table:table-cell>
          <table:table-cell office:value-type="string">
            <text:p>Superman</text:p>
          </table:table-cell>
          <table:table-cell office:value-type="string">
            <text:p>prone</text:p>
          </table:table-cell>
          <table:table-cell table:number-columns-repeated="2"/>
        </table:table-row>
        <table:table-row table:style-name="ro1">
          <table:table-cell office:value-type="float" office:value="57">
            <text:p>57</text:p>
          </table:table-cell>
          <table:table-cell table:formula="of:=LOOKUP([.D102];[.F$2:.F$8];[.E$2:.E$8])" office:value-type="float" office:value="5">
            <text:p>5</text:p>
          </table:table-cell>
          <table:table-cell office:value-type="string">
            <text:p>Twist</text:p>
          </table:table-cell>
          <table:table-cell office:value-type="string">
            <text:p>supine</text:p>
          </table:table-cell>
          <table:table-cell table:number-columns-repeated="2"/>
        </table:table-row>
        <table:table-row table:style-name="ro1">
          <table:table-cell office:value-type="float" office:value="58">
            <text:p>58</text:p>
          </table:table-cell>
          <table:table-cell table:formula="of:=LOOKUP([.D103];[.F$2:.F$8];[.E$2:.E$8])" office:value-type="float" office:value="6">
            <text:p>6</text:p>
          </table:table-cell>
          <table:table-cell office:value-type="string">
            <text:p>Woodchopper</text:p>
          </table:table-cell>
          <table:table-cell office:value-type="string">
            <text:p>upright</text:p>
          </table:table-cell>
          <table:table-cell table:number-columns-repeated="2"/>
        </table:table-row>
        <table:table-row table:style-name="ro1">
          <table:table-cell office:value-type="float" office:value="59">
            <text:p>59</text:p>
          </table:table-cell>
          <table:table-cell table:formula="of:=LOOKUP([.D104];[.F$2:.F$8];[.E$2:.E$8])" office:value-type="float" office:value="6">
            <text:p>6</text:p>
          </table:table-cell>
          <table:table-cell office:value-type="string">
            <text:p>Side Bend</text:p>
          </table:table-cell>
          <table:table-cell office:value-type="string">
            <text:p>upright</text:p>
          </table:table-cell>
          <table:table-cell table:number-columns-repeated="2"/>
        </table:table-row>
        <table:table-row table:style-name="ro1">
          <table:table-cell office:value-type="float" office:value="59">
            <text:p>59</text:p>
          </table:table-cell>
          <table:table-cell table:formula="of:=LOOKUP([.D105];[.F$2:.F$8];[.E$2:.E$8])" office:value-type="float" office:value="5">
            <text:p>5</text:p>
          </table:table-cell>
          <table:table-cell office:value-type="string">
            <text:p>Side Bend</text:p>
          </table:table-cell>
          <table:table-cell office:value-type="string">
            <text:p>supine</text:p>
          </table:table-cell>
          <table:table-cell table:number-columns-repeated="2"/>
        </table:table-row>
        <table:table-row table:style-name="ro1">
          <table:table-cell office:value-type="float" office:value="60">
            <text:p>60</text:p>
          </table:table-cell>
          <table:table-cell table:formula="of:=LOOKUP([.D106];[.F$2:.F$8];[.E$2:.E$8])" office:value-type="float" office:value="3">
            <text:p>3</text:p>
          </table:table-cell>
          <table:table-cell office:value-type="string">
            <text:p>Side Bridge</text:p>
          </table:table-cell>
          <table:table-cell office:value-type="string">
            <text:p>prone</text:p>
          </table:table-cell>
          <table:table-cell table:number-columns-repeated="2"/>
        </table:table-row>
        <table:table-row table:style-name="ro1">
          <table:table-cell office:value-type="float" office:value="60">
            <text:p>60</text:p>
          </table:table-cell>
          <table:table-cell table:formula="of:=LOOKUP([.D107];[.F$2:.F$8];[.E$2:.E$8])" office:value-type="float" office:value="5">
            <text:p>5</text:p>
          </table:table-cell>
          <table:table-cell office:value-type="string">
            <text:p>Side Bridge</text:p>
          </table:table-cell>
          <table:table-cell office:value-type="string">
            <text:p>supine</text:p>
          </table:table-cell>
          <table:table-cell table:number-columns-repeated="2"/>
        </table:table-row>
        <table:table-row table:style-name="ro1">
          <table:table-cell office:value-type="float" office:value="61">
            <text:p>61</text:p>
          </table:table-cell>
          <table:table-cell table:formula="of:=LOOKUP([.D108];[.F$2:.F$8];[.E$2:.E$8])" office:value-type="float" office:value="5">
            <text:p>5</text:p>
          </table:table-cell>
          <table:table-cell office:value-type="string">
            <text:p>Obliquatory</text:p>
          </table:table-cell>
          <table:table-cell office:value-type="string">
            <text:p>supine</text:p>
          </table:table-cell>
          <table:table-cell table:number-columns-repeated="2"/>
        </table:table-row>
        <table:table-row table:style-name="ro1">
          <table:table-cell office:value-type="float" office:value="62">
            <text:p>62</text:p>
          </table:table-cell>
          <table:table-cell table:formula="of:=LOOKUP([.D109];[.F$2:.F$8];[.E$2:.E$8])" office:value-type="float" office:value="3">
            <text:p>3</text:p>
          </table:table-cell>
          <table:table-cell office:value-type="string">
            <text:p>Plank</text:p>
          </table:table-cell>
          <table:table-cell office:value-type="string">
            <text:p>prone</text:p>
          </table:table-cell>
          <table:table-cell table:number-columns-repeated="2"/>
        </table:table-row>
        <table:table-row table:style-name="ro1">
          <table:table-cell office:value-type="float" office:value="63">
            <text:p>63</text:p>
          </table:table-cell>
          <table:table-cell table:formula="of:=LOOKUP([.D110];[.F$2:.F$8];[.E$2:.E$8])" office:value-type="float" office:value="5">
            <text:p>5</text:p>
          </table:table-cell>
          <table:table-cell office:value-type="string">
            <text:p>Raise</text:p>
          </table:table-cell>
          <table:table-cell office:value-type="string">
            <text:p>supine</text:p>
          </table:table-cell>
          <table:table-cell table:number-columns-repeated="2"/>
        </table:table-row>
        <table:table-row table:style-name="ro1">
          <table:table-cell office:value-type="float" office:value="64">
            <text:p>64</text:p>
          </table:table-cell>
          <table:table-cell table:formula="of:=LOOKUP([.D111];[.F$2:.F$8];[.E$2:.E$8])" office:value-type="float" office:value="5">
            <text:p>5</text:p>
          </table:table-cell>
          <table:table-cell office:value-type="string">
            <text:p>Roll</text:p>
          </table:table-cell>
          <table:table-cell office:value-type="string">
            <text:p>supine</text:p>
          </table:table-cell>
          <table:table-cell table:number-columns-repeated="2"/>
        </table:table-row>
        <table:table-row table:style-name="ro1">
          <table:table-cell office:value-type="float" office:value="65">
            <text:p>65</text:p>
          </table:table-cell>
          <table:table-cell table:formula="of:=LOOKUP([.D112];[.F$2:.F$8];[.E$2:.E$8])" office:value-type="float" office:value="4">
            <text:p>4</text:p>
          </table:table-cell>
          <table:table-cell office:value-type="string">
            <text:p>Hyperextension</text:p>
          </table:table-cell>
          <table:table-cell office:value-type="string">
            <text:p>seated</text:p>
          </table:table-cell>
          <table:table-cell table:number-columns-repeated="2"/>
        </table:table-row>
        <table:table-row table:style-name="ro1">
          <table:table-cell office:value-type="float" office:value="66">
            <text:p>66</text:p>
          </table:table-cell>
          <table:table-cell table:formula="of:=LOOKUP([.D113];[.F$2:.F$8];[.E$2:.E$8])" office:value-type="float" office:value="6">
            <text:p>6</text:p>
          </table:table-cell>
          <table:table-cell office:value-type="string">
            <text:p>Aligner</text:p>
          </table:table-cell>
          <table:table-cell office:value-type="string">
            <text:p>upright</text:p>
          </table:table-cell>
          <table:table-cell table:number-columns-repeated="2"/>
        </table:table-row>
        <table:table-row table:style-name="ro1">
          <table:table-cell office:value-type="float" office:value="66">
            <text:p>66</text:p>
          </table:table-cell>
          <table:table-cell table:formula="of:=LOOKUP([.D114];[.F$2:.F$8];[.E$2:.E$8])" office:value-type="float" office:value="4">
            <text:p>4</text:p>
          </table:table-cell>
          <table:table-cell office:value-type="string">
            <text:p>Aligner</text:p>
          </table:table-cell>
          <table:table-cell office:value-type="string">
            <text:p>seated</text:p>
          </table:table-cell>
          <table:table-cell table:number-columns-repeated="2"/>
        </table:table-row>
        <table:table-row table:style-name="ro1">
          <table:table-cell office:value-type="float" office:value="67">
            <text:p>67</text:p>
          </table:table-cell>
          <table:table-cell table:formula="of:=LOOKUP([.D115];[.F$2:.F$8];[.E$2:.E$8])" office:value-type="float" office:value="5">
            <text:p>5</text:p>
          </table:table-cell>
          <table:table-cell office:value-type="string">
            <text:p>Bicycle</text:p>
          </table:table-cell>
          <table:table-cell office:value-type="string">
            <text:p>supine</text:p>
          </table:table-cell>
          <table:table-cell table:number-columns-repeated="2"/>
        </table:table-row>
        <table:table-row table:style-name="ro1">
          <table:table-cell office:value-type="float" office:value="68">
            <text:p>68</text:p>
          </table:table-cell>
          <table:table-cell table:formula="of:=LOOKUP([.D116];[.F$2:.F$8];[.E$2:.E$8])" office:value-type="float" office:value="5">
            <text:p>5</text:p>
          </table:table-cell>
          <table:table-cell office:value-type="string">
            <text:p>Crunch</text:p>
          </table:table-cell>
          <table:table-cell office:value-type="string">
            <text:p>supine</text:p>
          </table:table-cell>
          <table:table-cell table:number-columns-repeated="2"/>
        </table:table-row>
        <table:table-row table:style-name="ro1">
          <table:table-cell office:value-type="float" office:value="69">
            <text:p>69</text:p>
          </table:table-cell>
          <table:table-cell table:formula="of:=LOOKUP([.D117];[.F$2:.F$8];[.E$2:.E$8])" office:value-type="float" office:value="6">
            <text:p>6</text:p>
          </table:table-cell>
          <table:table-cell office:value-type="string">
            <text:p>Squeeze</text:p>
          </table:table-cell>
          <table:table-cell office:value-type="string">
            <text:p>upright</text:p>
          </table:table-cell>
          <table:table-cell table:number-columns-repeated="2"/>
        </table:table-row>
        <table:table-row table:style-name="ro1">
          <table:table-cell office:value-type="float" office:value="69">
            <text:p>69</text:p>
          </table:table-cell>
          <table:table-cell table:formula="of:=LOOKUP([.D118];[.F$2:.F$8];[.E$2:.E$8])" office:value-type="float" office:value="4">
            <text:p>4</text:p>
          </table:table-cell>
          <table:table-cell office:value-type="string">
            <text:p>Squeeze</text:p>
          </table:table-cell>
          <table:table-cell office:value-type="string">
            <text:p>seated</text:p>
          </table:table-cell>
          <table:table-cell table:number-columns-repeated="2"/>
        </table:table-row>
        <table:table-row table:style-name="ro1">
          <table:table-cell office:value-type="float" office:value="69">
            <text:p>69</text:p>
          </table:table-cell>
          <table:table-cell table:formula="of:=LOOKUP([.D119];[.F$2:.F$8];[.E$2:.E$8])" office:value-type="float" office:value="2">
            <text:p>2</text:p>
          </table:table-cell>
          <table:table-cell office:value-type="string">
            <text:p>Squeeze</text:p>
          </table:table-cell>
          <table:table-cell office:value-type="string">
            <text:p>kneeling</text:p>
          </table:table-cell>
          <table:table-cell table:number-columns-repeated="2"/>
        </table:table-row>
      </table:table>
      <table:table table:name="ExercisePost" table:style-name="ta3">
        <table:table-column table:style-name="co1" table:default-cell-style-name="Default"/>
        <table:table-column table:style-name="co5" table:default-cell-style-name="Default"/>
        <table:table-column table:style-name="co1" table:default-cell-style-name="Default"/>
        <table:table-column table:style-name="co13" table:default-cell-style-name="Default"/>
        <table:table-column table:style-name="co6" table:number-columns-repeated="3" table:default-cell-style-name="Default"/>
        <table:table-column table:style-name="co8" table:default-cell-style-name="Default"/>
        <table:table-row table:style-name="ro1">
          <table:table-cell office:value-type="string">
            <text:p>exercise_id</text:p>
          </table:table-cell>
          <table:table-cell office:value-type="string">
            <text:p>post_id</text:p>
          </table:table-cell>
          <table:table-cell office:value-type="string">
            <text:p>name</text:p>
          </table:table-cell>
          <table:table-cell office:value-type="string">
            <text:p>post</text:p>
          </table:table-cell>
          <table:table-cell table:number-columns-repeated="3"/>
          <table:table-cell office:value-type="string">
            <text:p>location</text:p>
          </table:table-cell>
        </table:table-row>
        <table:table-row table:style-name="ro1">
          <table:table-cell office:value-type="float" office:value="1">
            <text:p>1</text:p>
          </table:table-cell>
          <table:table-cell table:formula="of:=LOOKUP([.D2];[.H$2:.H$11];[.G$2:.G$11])" office:value-type="float" office:value="6">
            <text:p>6</text:p>
          </table:table-cell>
          <table:table-cell office:value-type="string">
            <text:p>Horizontal Extensions</text:p>
          </table:table-cell>
          <table:table-cell office:value-type="string">
            <text:p>rear</text:p>
          </table:table-cell>
          <table:table-cell table:number-columns-repeated="2"/>
          <table:table-cell office:value-type="float" office:value="1">
            <text:p>1</text:p>
          </table:table-cell>
          <table:table-cell office:value-type="string">
            <text:p>around back</text:p>
          </table:table-cell>
        </table:table-row>
        <table:table-row table:style-name="ro1">
          <table:table-cell office:value-type="float" office:value="1">
            <text:p>1</text:p>
          </table:table-cell>
          <table:table-cell table:formula="of:=LOOKUP([.D3];[.H$2:.H$11];[.G$2:.G$11])" office:value-type="float" office:value="5">
            <text:p>5</text:p>
          </table:table-cell>
          <table:table-cell office:value-type="string">
            <text:p>Horizontal Extensions</text:p>
          </table:table-cell>
          <table:table-cell office:value-type="string">
            <text:p>overhead</text:p>
          </table:table-cell>
          <table:table-cell table:number-columns-repeated="2"/>
          <table:table-cell office:value-type="float" office:value="2">
            <text:p>2</text:p>
          </table:table-cell>
          <table:table-cell office:value-type="string">
            <text:p>front</text:p>
          </table:table-cell>
        </table:table-row>
        <table:table-row table:style-name="ro1">
          <table:table-cell office:value-type="float" office:value="2">
            <text:p>2</text:p>
          </table:table-cell>
          <table:table-cell table:formula="of:=LOOKUP([.D4];[.H$2:.H$11];[.G$2:.G$11])" office:value-type="float" office:value="5">
            <text:p>5</text:p>
          </table:table-cell>
          <table:table-cell office:value-type="string">
            <text:p>Lat-Band Pullown</text:p>
          </table:table-cell>
          <table:table-cell office:value-type="string">
            <text:p>overhead</text:p>
          </table:table-cell>
          <table:table-cell table:number-columns-repeated="2"/>
          <table:table-cell office:value-type="float" office:value="3">
            <text:p>3</text:p>
          </table:table-cell>
          <table:table-cell office:value-type="string">
            <text:p>low</text:p>
          </table:table-cell>
        </table:table-row>
        <table:table-row table:style-name="ro1">
          <table:table-cell office:value-type="float" office:value="3">
            <text:p>3</text:p>
          </table:table-cell>
          <table:table-cell table:formula="of:=LOOKUP([.D5];[.H$2:.H$11];[.G$2:.G$11])" office:value-type="float" office:value="2">
            <text:p>2</text:p>
          </table:table-cell>
          <table:table-cell office:value-type="string">
            <text:p>Seated Band Rows</text:p>
          </table:table-cell>
          <table:table-cell office:value-type="string">
            <text:p>front</text:p>
          </table:table-cell>
          <table:table-cell table:number-columns-repeated="2"/>
          <table:table-cell office:value-type="float" office:value="4">
            <text:p>4</text:p>
          </table:table-cell>
          <table:table-cell office:value-type="string">
            <text:p>none</text:p>
          </table:table-cell>
        </table:table-row>
        <table:table-row table:style-name="ro1">
          <table:table-cell office:value-type="float" office:value="4">
            <text:p>4</text:p>
          </table:table-cell>
          <table:table-cell table:formula="of:=LOOKUP([.D6];[.H$2:.H$11];[.G$2:.G$11])" office:value-type="float" office:value="2">
            <text:p>2</text:p>
          </table:table-cell>
          <table:table-cell office:value-type="string">
            <text:p>Bent Over Band-Rows</text:p>
          </table:table-cell>
          <table:table-cell office:value-type="string">
            <text:p>front</text:p>
          </table:table-cell>
          <table:table-cell table:number-columns-repeated="2"/>
          <table:table-cell office:value-type="float" office:value="5">
            <text:p>5</text:p>
          </table:table-cell>
          <table:table-cell office:value-type="string">
            <text:p>overhead</text:p>
          </table:table-cell>
        </table:table-row>
        <table:table-row table:style-name="ro1">
          <table:table-cell office:value-type="float" office:value="5">
            <text:p>5</text:p>
          </table:table-cell>
          <table:table-cell table:formula="of:=LOOKUP([.D7];[.H$2:.H$11];[.G$2:.G$11])" office:value-type="float" office:value="5">
            <text:p>5</text:p>
          </table:table-cell>
          <table:table-cell office:value-type="string">
            <text:p>Straight Arm Pulldowns</text:p>
          </table:table-cell>
          <table:table-cell office:value-type="string">
            <text:p>overhead</text:p>
          </table:table-cell>
          <table:table-cell table:number-columns-repeated="2"/>
          <table:table-cell office:value-type="float" office:value="6">
            <text:p>6</text:p>
          </table:table-cell>
          <table:table-cell office:value-type="string">
            <text:p>rear</text:p>
          </table:table-cell>
        </table:table-row>
        <table:table-row table:style-name="ro1">
          <table:table-cell office:value-type="float" office:value="6">
            <text:p>6</text:p>
          </table:table-cell>
          <table:table-cell table:formula="of:=LOOKUP([.D8];[.H$2:.H$11];[.G$2:.G$11])" office:value-type="float" office:value="2">
            <text:p>2</text:p>
          </table:table-cell>
          <table:table-cell office:value-type="string">
            <text:p>Reverse Flyes</text:p>
          </table:table-cell>
          <table:table-cell office:value-type="string">
            <text:p>front</text:p>
          </table:table-cell>
          <table:table-cell table:number-columns-repeated="2"/>
          <table:table-cell office:value-type="float" office:value="7">
            <text:p>7</text:p>
          </table:table-cell>
          <table:table-cell office:value-type="string">
            <text:p>shoulders</text:p>
          </table:table-cell>
        </table:table-row>
        <table:table-row table:style-name="ro1">
          <table:table-cell office:value-type="float" office:value="7">
            <text:p>7</text:p>
          </table:table-cell>
          <table:table-cell table:formula="of:=LOOKUP([.D9];[.H$2:.H$11];[.G$2:.G$11])" office:value-type="float" office:value="3">
            <text:p>3</text:p>
          </table:table-cell>
          <table:table-cell office:value-type="string">
            <text:p>Deadlift</text:p>
          </table:table-cell>
          <table:table-cell office:value-type="string">
            <text:p>low</text:p>
          </table:table-cell>
          <table:table-cell table:number-columns-repeated="2"/>
          <table:table-cell office:value-type="float" office:value="8">
            <text:p>8</text:p>
          </table:table-cell>
          <table:table-cell office:value-type="string">
            <text:p>side</text:p>
          </table:table-cell>
        </table:table-row>
        <table:table-row table:style-name="ro1">
          <table:table-cell office:value-type="float" office:value="8">
            <text:p>8</text:p>
          </table:table-cell>
          <table:table-cell table:formula="of:=LOOKUP([.D10];[.H$2:.H$11];[.G$2:.G$11])" office:value-type="float" office:value="2">
            <text:p>2</text:p>
          </table:table-cell>
          <table:table-cell office:value-type="string">
            <text:p>Kickbacks</text:p>
          </table:table-cell>
          <table:table-cell office:value-type="string">
            <text:p>front</text:p>
          </table:table-cell>
          <table:table-cell table:number-columns-repeated="2"/>
          <table:table-cell office:value-type="float" office:value="9">
            <text:p>9</text:p>
          </table:table-cell>
          <table:table-cell office:value-type="string">
            <text:p>side</text:p>
          </table:table-cell>
        </table:table-row>
        <table:table-row table:style-name="ro1">
          <table:table-cell office:value-type="float" office:value="9">
            <text:p>9</text:p>
          </table:table-cell>
          <table:table-cell table:formula="of:=LOOKUP([.D11];[.H$2:.H$11];[.G$2:.G$11])" office:value-type="float" office:value="2">
            <text:p>2</text:p>
          </table:table-cell>
          <table:table-cell office:value-type="string">
            <text:p>Tricep Pushdown</text:p>
          </table:table-cell>
          <table:table-cell office:value-type="string">
            <text:p>front</text:p>
          </table:table-cell>
          <table:table-cell table:number-columns-repeated="2"/>
          <table:table-cell office:value-type="float" office:value="10">
            <text:p>10</text:p>
          </table:table-cell>
          <table:table-cell office:value-type="string">
            <text:p>variable</text:p>
          </table:table-cell>
        </table:table-row>
        <table:table-row table:style-name="ro1">
          <table:table-cell office:value-type="float" office:value="10">
            <text:p>10</text:p>
          </table:table-cell>
          <table:table-cell table:formula="of:=LOOKUP([.D12];[.H$2:.H$11];[.G$2:.G$11])" office:value-type="float" office:value="7">
            <text:p>7</text:p>
          </table:table-cell>
          <table:table-cell office:value-type="string">
            <text:p>Dips</text:p>
          </table:table-cell>
          <table:table-cell office:value-type="string">
            <text:p>shoulders</text:p>
          </table:table-cell>
          <table:table-cell table:number-columns-repeated="4"/>
        </table:table-row>
        <table:table-row table:style-name="ro1">
          <table:table-cell office:value-type="float" office:value="11">
            <text:p>11</text:p>
          </table:table-cell>
          <table:table-cell table:formula="of:=LOOKUP([.D13];[.H$2:.H$11];[.G$2:.G$11])" office:value-type="float" office:value="6">
            <text:p>6</text:p>
          </table:table-cell>
          <table:table-cell office:value-type="string">
            <text:p>Animals</text:p>
          </table:table-cell>
          <table:table-cell office:value-type="string">
            <text:p>rear</text:p>
          </table:table-cell>
          <table:table-cell table:number-columns-repeated="4"/>
        </table:table-row>
        <table:table-row table:style-name="ro1">
          <table:table-cell office:value-type="float" office:value="12">
            <text:p>12</text:p>
          </table:table-cell>
          <table:table-cell table:formula="of:=LOOKUP([.D14];[.H$2:.H$11];[.G$2:.G$11])" office:value-type="float" office:value="1">
            <text:p>1</text:p>
          </table:table-cell>
          <table:table-cell office:value-type="string">
            <text:p>Close Grip Push-Up Press</text:p>
          </table:table-cell>
          <table:table-cell office:value-type="string">
            <text:p>around back</text:p>
          </table:table-cell>
          <table:table-cell table:number-columns-repeated="4"/>
        </table:table-row>
        <table:table-row table:style-name="ro1">
          <table:table-cell office:value-type="float" office:value="13">
            <text:p>13</text:p>
          </table:table-cell>
          <table:table-cell table:formula="of:=LOOKUP([.D15];[.H$2:.H$11];[.G$2:.G$11])" office:value-type="float" office:value="5">
            <text:p>5</text:p>
          </table:table-cell>
          <table:table-cell office:value-type="string">
            <text:p>Lateral Extension</text:p>
          </table:table-cell>
          <table:table-cell office:value-type="string">
            <text:p>overhead</text:p>
          </table:table-cell>
          <table:table-cell table:number-columns-repeated="4"/>
        </table:table-row>
        <table:table-row table:style-name="ro1">
          <table:table-cell office:value-type="float" office:value="14">
            <text:p>14</text:p>
          </table:table-cell>
          <table:table-cell table:formula="of:=LOOKUP([.D16];[.H$2:.H$11];[.G$2:.G$11])" office:value-type="float" office:value="6">
            <text:p>6</text:p>
          </table:table-cell>
          <table:table-cell office:value-type="string">
            <text:p>Vertical Extensions</text:p>
          </table:table-cell>
          <table:table-cell office:value-type="string">
            <text:p>rear</text:p>
          </table:table-cell>
          <table:table-cell table:number-columns-repeated="4"/>
        </table:table-row>
        <table:table-row table:style-name="ro1">
          <table:table-cell office:value-type="float" office:value="15">
            <text:p>15</text:p>
          </table:table-cell>
          <table:table-cell table:formula="of:=LOOKUP([.D17];[.H$2:.H$11];[.G$2:.G$11])" office:value-type="float" office:value="6">
            <text:p>6</text:p>
          </table:table-cell>
          <table:table-cell office:value-type="string">
            <text:p>Overhead Extensions</text:p>
          </table:table-cell>
          <table:table-cell office:value-type="string">
            <text:p>rear</text:p>
          </table:table-cell>
          <table:table-cell table:number-columns-repeated="4"/>
        </table:table-row>
        <table:table-row table:style-name="ro1">
          <table:table-cell office:value-type="float" office:value="16">
            <text:p>16</text:p>
          </table:table-cell>
          <table:table-cell table:formula="of:=LOOKUP([.D18];[.H$2:.H$11];[.G$2:.G$11])" office:value-type="float" office:value="6">
            <text:p>6</text:p>
          </table:table-cell>
          <table:table-cell office:value-type="string">
            <text:p>Wrapped Shoulder Extension</text:p>
          </table:table-cell>
          <table:table-cell office:value-type="string">
            <text:p>rear</text:p>
          </table:table-cell>
          <table:table-cell table:number-columns-repeated="4"/>
        </table:table-row>
        <table:table-row table:style-name="ro1">
          <table:table-cell office:value-type="float" office:value="17">
            <text:p>17</text:p>
          </table:table-cell>
          <table:table-cell table:formula="of:=LOOKUP([.D19];[.H$2:.H$11];[.G$2:.G$11])" office:value-type="float" office:value="2">
            <text:p>2</text:p>
          </table:table-cell>
          <table:table-cell office:value-type="string">
            <text:p>Resisted Kicks</text:p>
          </table:table-cell>
          <table:table-cell office:value-type="string">
            <text:p>front</text:p>
          </table:table-cell>
          <table:table-cell table:number-columns-repeated="4"/>
        </table:table-row>
        <table:table-row table:style-name="ro1">
          <table:table-cell office:value-type="float" office:value="17">
            <text:p>17</text:p>
          </table:table-cell>
          <table:table-cell table:formula="of:=LOOKUP([.D20];[.H$2:.H$11];[.G$2:.G$11])" office:value-type="float" office:value="6">
            <text:p>6</text:p>
          </table:table-cell>
          <table:table-cell office:value-type="string">
            <text:p>Resisted Kicks</text:p>
          </table:table-cell>
          <table:table-cell office:value-type="string">
            <text:p>rear</text:p>
          </table:table-cell>
          <table:table-cell table:number-columns-repeated="4"/>
        </table:table-row>
        <table:table-row table:style-name="ro1">
          <table:table-cell office:value-type="float" office:value="17">
            <text:p>17</text:p>
          </table:table-cell>
          <table:table-cell table:formula="of:=LOOKUP([.D21];[.H$2:.H$11];[.G$2:.G$11])" office:value-type="float" office:value="9">
            <text:p>9</text:p>
          </table:table-cell>
          <table:table-cell office:value-type="string">
            <text:p>Resisted Kicks</text:p>
          </table:table-cell>
          <table:table-cell office:value-type="string">
            <text:p>side</text:p>
          </table:table-cell>
          <table:table-cell table:number-columns-repeated="4"/>
        </table:table-row>
        <table:table-row table:style-name="ro1">
          <table:table-cell office:value-type="float" office:value="18">
            <text:p>18</text:p>
          </table:table-cell>
          <table:table-cell table:formula="of:=LOOKUP([.D22];[.H$2:.H$11];[.G$2:.G$11])" office:value-type="float" office:value="3">
            <text:p>3</text:p>
          </table:table-cell>
          <table:table-cell office:value-type="string">
            <text:p>Military Press</text:p>
          </table:table-cell>
          <table:table-cell office:value-type="string">
            <text:p>low</text:p>
          </table:table-cell>
          <table:table-cell table:number-columns-repeated="4"/>
        </table:table-row>
        <table:table-row table:style-name="ro1">
          <table:table-cell office:value-type="float" office:value="19">
            <text:p>19</text:p>
          </table:table-cell>
          <table:table-cell table:formula="of:=LOOKUP([.D23];[.H$2:.H$11];[.G$2:.G$11])" office:value-type="float" office:value="3">
            <text:p>3</text:p>
          </table:table-cell>
          <table:table-cell office:value-type="string">
            <text:p>Front Raises</text:p>
          </table:table-cell>
          <table:table-cell office:value-type="string">
            <text:p>low</text:p>
          </table:table-cell>
          <table:table-cell table:number-columns-repeated="4"/>
        </table:table-row>
        <table:table-row table:style-name="ro1">
          <table:table-cell office:value-type="float" office:value="20">
            <text:p>20</text:p>
          </table:table-cell>
          <table:table-cell table:formula="of:=LOOKUP([.D24];[.H$2:.H$11];[.G$2:.G$11])" office:value-type="float" office:value="3">
            <text:p>3</text:p>
          </table:table-cell>
          <table:table-cell office:value-type="string">
            <text:p>Lateral Raises</text:p>
          </table:table-cell>
          <table:table-cell office:value-type="string">
            <text:p>low</text:p>
          </table:table-cell>
          <table:table-cell table:number-columns-repeated="4"/>
        </table:table-row>
        <table:table-row table:style-name="ro1">
          <table:table-cell office:value-type="float" office:value="21">
            <text:p>21</text:p>
          </table:table-cell>
          <table:table-cell table:formula="of:=LOOKUP([.D25];[.H$2:.H$11];[.G$2:.G$11])" office:value-type="float" office:value="3">
            <text:p>3</text:p>
          </table:table-cell>
          <table:table-cell office:value-type="string">
            <text:p>Upright Rows</text:p>
          </table:table-cell>
          <table:table-cell office:value-type="string">
            <text:p>low</text:p>
          </table:table-cell>
          <table:table-cell table:number-columns-repeated="4"/>
        </table:table-row>
        <table:table-row table:style-name="ro1">
          <table:table-cell office:value-type="float" office:value="22">
            <text:p>22</text:p>
          </table:table-cell>
          <table:table-cell table:formula="of:=LOOKUP([.D26];[.H$2:.H$11];[.G$2:.G$11])" office:value-type="float" office:value="9">
            <text:p>9</text:p>
          </table:table-cell>
          <table:table-cell office:value-type="string">
            <text:p>Cableband Laterals</text:p>
          </table:table-cell>
          <table:table-cell office:value-type="string">
            <text:p>side</text:p>
          </table:table-cell>
          <table:table-cell table:number-columns-repeated="4"/>
        </table:table-row>
        <table:table-row table:style-name="ro1">
          <table:table-cell office:value-type="float" office:value="23">
            <text:p>23</text:p>
          </table:table-cell>
          <table:table-cell table:formula="of:=LOOKUP([.D27];[.H$2:.H$11];[.G$2:.G$11])" office:value-type="float" office:value="2">
            <text:p>2</text:p>
          </table:table-cell>
          <table:table-cell office:value-type="string">
            <text:p>Skiers</text:p>
          </table:table-cell>
          <table:table-cell office:value-type="string">
            <text:p>front</text:p>
          </table:table-cell>
          <table:table-cell table:number-columns-repeated="4"/>
        </table:table-row>
        <table:table-row table:style-name="ro1">
          <table:table-cell office:value-type="float" office:value="24">
            <text:p>24</text:p>
          </table:table-cell>
          <table:table-cell table:formula="of:=LOOKUP([.D28];[.H$2:.H$11];[.G$2:.G$11])" office:value-type="float" office:value="9">
            <text:p>9</text:p>
          </table:table-cell>
          <table:table-cell office:value-type="string">
            <text:p>Isolation Pulls</text:p>
          </table:table-cell>
          <table:table-cell office:value-type="string">
            <text:p>side</text:p>
          </table:table-cell>
          <table:table-cell table:number-columns-repeated="4"/>
        </table:table-row>
        <table:table-row table:style-name="ro1">
          <table:table-cell office:value-type="float" office:value="24">
            <text:p>24</text:p>
          </table:table-cell>
          <table:table-cell table:formula="of:=LOOKUP([.D29];[.H$2:.H$11];[.G$2:.G$11])" office:value-type="float" office:value="2">
            <text:p>2</text:p>
          </table:table-cell>
          <table:table-cell office:value-type="string">
            <text:p>Isolation Pulls</text:p>
          </table:table-cell>
          <table:table-cell office:value-type="string">
            <text:p>front</text:p>
          </table:table-cell>
          <table:table-cell table:number-columns-repeated="4"/>
        </table:table-row>
        <table:table-row table:style-name="ro1">
          <table:table-cell office:value-type="float" office:value="24">
            <text:p>24</text:p>
          </table:table-cell>
          <table:table-cell table:formula="of:=LOOKUP([.D30];[.H$2:.H$11];[.G$2:.G$11])" office:value-type="float" office:value="6">
            <text:p>6</text:p>
          </table:table-cell>
          <table:table-cell office:value-type="string">
            <text:p>Isolation Pulls</text:p>
          </table:table-cell>
          <table:table-cell office:value-type="string">
            <text:p>rear</text:p>
          </table:table-cell>
          <table:table-cell table:number-columns-repeated="4"/>
        </table:table-row>
        <table:table-row table:style-name="ro1">
          <table:table-cell office:value-type="float" office:value="25">
            <text:p>25</text:p>
          </table:table-cell>
          <table:table-cell table:formula="of:=LOOKUP([.D31];[.H$2:.H$11];[.G$2:.G$11])" office:value-type="float" office:value="3">
            <text:p>3</text:p>
          </table:table-cell>
          <table:table-cell office:value-type="string">
            <text:p>Shrugs</text:p>
          </table:table-cell>
          <table:table-cell office:value-type="string">
            <text:p>low</text:p>
          </table:table-cell>
          <table:table-cell table:number-columns-repeated="4"/>
        </table:table-row>
        <table:table-row table:style-name="ro1">
          <table:table-cell office:value-type="float" office:value="26">
            <text:p>26</text:p>
          </table:table-cell>
          <table:table-cell table:formula="of:=LOOKUP([.D32];[.H$2:.H$11];[.G$2:.G$11])" office:value-type="float" office:value="4">
            <text:p>4</text:p>
          </table:table-cell>
          <table:table-cell office:value-type="string">
            <text:p>Leg Liberator</text:p>
          </table:table-cell>
          <table:table-cell office:value-type="string">
            <text:p>none</text:p>
          </table:table-cell>
          <table:table-cell table:number-columns-repeated="4"/>
        </table:table-row>
        <table:table-row table:style-name="ro1">
          <table:table-cell office:value-type="float" office:value="27">
            <text:p>27</text:p>
          </table:table-cell>
          <table:table-cell table:formula="of:=LOOKUP([.D33];[.H$2:.H$11];[.G$2:.G$11])" office:value-type="float" office:value="2">
            <text:p>2</text:p>
          </table:table-cell>
          <table:table-cell office:value-type="string">
            <text:p>Back Lubricator</text:p>
          </table:table-cell>
          <table:table-cell office:value-type="string">
            <text:p>front</text:p>
          </table:table-cell>
          <table:table-cell table:number-columns-repeated="4"/>
        </table:table-row>
        <table:table-row table:style-name="ro1">
          <table:table-cell office:value-type="float" office:value="28">
            <text:p>28</text:p>
          </table:table-cell>
          <table:table-cell table:formula="of:=LOOKUP([.D34];[.H$2:.H$11];[.G$2:.G$11])" office:value-type="float" office:value="9">
            <text:p>9</text:p>
          </table:table-cell>
          <table:table-cell office:value-type="string">
            <text:p>Loose Arm-ony</text:p>
          </table:table-cell>
          <table:table-cell office:value-type="string">
            <text:p>side</text:p>
          </table:table-cell>
          <table:table-cell table:number-columns-repeated="4"/>
        </table:table-row>
        <table:table-row table:style-name="ro1">
          <table:table-cell office:value-type="float" office:value="29">
            <text:p>29</text:p>
          </table:table-cell>
          <table:table-cell table:formula="of:=LOOKUP([.D35];[.H$2:.H$11];[.G$2:.G$11])" office:value-type="float" office:value="10">
            <text:p>10</text:p>
          </table:table-cell>
          <table:table-cell office:value-type="string">
            <text:p>Ankle Motionizer</text:p>
          </table:table-cell>
          <table:table-cell office:value-type="string">
            <text:p>variable</text:p>
          </table:table-cell>
          <table:table-cell table:number-columns-repeated="4"/>
        </table:table-row>
        <table:table-row table:style-name="ro1">
          <table:table-cell office:value-type="float" office:value="30">
            <text:p>30</text:p>
          </table:table-cell>
          <table:table-cell table:formula="of:=LOOKUP([.D36];[.H$2:.H$11];[.G$2:.G$11])" office:value-type="float" office:value="2">
            <text:p>2</text:p>
          </table:table-cell>
          <table:table-cell office:value-type="string">
            <text:p>Relaxalator</text:p>
          </table:table-cell>
          <table:table-cell office:value-type="string">
            <text:p>front</text:p>
          </table:table-cell>
          <table:table-cell table:number-columns-repeated="4"/>
        </table:table-row>
        <table:table-row table:style-name="ro1">
          <table:table-cell office:value-type="float" office:value="31">
            <text:p>31</text:p>
          </table:table-cell>
          <table:table-cell table:formula="of:=LOOKUP([.D37];[.H$2:.H$11];[.G$2:.G$11])" office:value-type="float" office:value="4">
            <text:p>4</text:p>
          </table:table-cell>
          <table:table-cell office:value-type="string">
            <text:p>Neck Stup</text:p>
          </table:table-cell>
          <table:table-cell office:value-type="string">
            <text:p>none</text:p>
          </table:table-cell>
          <table:table-cell table:number-columns-repeated="4"/>
        </table:table-row>
        <table:table-row table:style-name="ro1">
          <table:table-cell office:value-type="float" office:value="32">
            <text:p>32</text:p>
          </table:table-cell>
          <table:table-cell table:formula="of:=LOOKUP([.D38];[.H$2:.H$11];[.G$2:.G$11])" office:value-type="float" office:value="4">
            <text:p>4</text:p>
          </table:table-cell>
          <table:table-cell office:value-type="string">
            <text:p>Quad-lity</text:p>
          </table:table-cell>
          <table:table-cell office:value-type="string">
            <text:p>none</text:p>
          </table:table-cell>
          <table:table-cell table:number-columns-repeated="4"/>
        </table:table-row>
        <table:table-row table:style-name="ro1">
          <table:table-cell office:value-type="float" office:value="33">
            <text:p>33</text:p>
          </table:table-cell>
          <table:table-cell table:formula="of:=LOOKUP([.D39];[.H$2:.H$11];[.G$2:.G$11])" office:value-type="float" office:value="4">
            <text:p>4</text:p>
          </table:table-cell>
          <table:table-cell office:value-type="string">
            <text:p>Wicked Chicken Wing</text:p>
          </table:table-cell>
          <table:table-cell office:value-type="string">
            <text:p>none</text:p>
          </table:table-cell>
          <table:table-cell table:number-columns-repeated="4"/>
        </table:table-row>
        <table:table-row table:style-name="ro1">
          <table:table-cell office:value-type="float" office:value="34">
            <text:p>34</text:p>
          </table:table-cell>
          <table:table-cell table:formula="of:=LOOKUP([.D40];[.H$2:.H$11];[.G$2:.G$11])" office:value-type="float" office:value="3">
            <text:p>3</text:p>
          </table:table-cell>
          <table:table-cell office:value-type="string">
            <text:p>Crossband Lateral Curls</text:p>
          </table:table-cell>
          <table:table-cell office:value-type="string">
            <text:p>low</text:p>
          </table:table-cell>
          <table:table-cell table:number-columns-repeated="4"/>
        </table:table-row>
        <table:table-row table:style-name="ro1">
          <table:table-cell office:value-type="float" office:value="35">
            <text:p>35</text:p>
          </table:table-cell>
          <table:table-cell table:formula="of:=LOOKUP([.D41];[.H$2:.H$11];[.G$2:.G$11])" office:value-type="float" office:value="3">
            <text:p>3</text:p>
          </table:table-cell>
          <table:table-cell office:value-type="string">
            <text:p>Bandbell Curls</text:p>
          </table:table-cell>
          <table:table-cell office:value-type="string">
            <text:p>low</text:p>
          </table:table-cell>
          <table:table-cell table:number-columns-repeated="4"/>
        </table:table-row>
        <table:table-row table:style-name="ro1">
          <table:table-cell office:value-type="float" office:value="36">
            <text:p>36</text:p>
          </table:table-cell>
          <table:table-cell table:formula="of:=LOOKUP([.D42];[.H$2:.H$11];[.G$2:.G$11])" office:value-type="float" office:value="3">
            <text:p>3</text:p>
          </table:table-cell>
          <table:table-cell office:value-type="string">
            <text:p>Reverse Curls</text:p>
          </table:table-cell>
          <table:table-cell office:value-type="string">
            <text:p>low</text:p>
          </table:table-cell>
          <table:table-cell table:number-columns-repeated="4"/>
        </table:table-row>
        <table:table-row table:style-name="ro1">
          <table:table-cell office:value-type="float" office:value="37">
            <text:p>37</text:p>
          </table:table-cell>
          <table:table-cell table:formula="of:=LOOKUP([.D43];[.H$2:.H$11];[.G$2:.G$11])" office:value-type="float" office:value="9">
            <text:p>9</text:p>
          </table:table-cell>
          <table:table-cell office:value-type="string">
            <text:p>Cableband Curls</text:p>
          </table:table-cell>
          <table:table-cell office:value-type="string">
            <text:p>side</text:p>
          </table:table-cell>
          <table:table-cell table:number-columns-repeated="4"/>
        </table:table-row>
        <table:table-row table:style-name="ro1">
          <table:table-cell office:value-type="float" office:value="37">
            <text:p>37</text:p>
          </table:table-cell>
          <table:table-cell table:formula="of:=LOOKUP([.D44];[.H$2:.H$11];[.G$2:.G$11])" office:value-type="float" office:value="2">
            <text:p>2</text:p>
          </table:table-cell>
          <table:table-cell office:value-type="string">
            <text:p>Cableband Curls</text:p>
          </table:table-cell>
          <table:table-cell office:value-type="string">
            <text:p>front</text:p>
          </table:table-cell>
          <table:table-cell table:number-columns-repeated="4"/>
        </table:table-row>
        <table:table-row table:style-name="ro1">
          <table:table-cell office:value-type="float" office:value="38">
            <text:p>38</text:p>
          </table:table-cell>
          <table:table-cell table:formula="of:=LOOKUP([.D45];[.H$2:.H$11];[.G$2:.G$11])" office:value-type="float" office:value="3">
            <text:p>3</text:p>
          </table:table-cell>
          <table:table-cell office:value-type="string">
            <text:p>Squats</text:p>
          </table:table-cell>
          <table:table-cell office:value-type="string">
            <text:p>low</text:p>
          </table:table-cell>
          <table:table-cell table:number-columns-repeated="4"/>
        </table:table-row>
        <table:table-row table:style-name="ro1">
          <table:table-cell office:value-type="float" office:value="39">
            <text:p>39</text:p>
          </table:table-cell>
          <table:table-cell table:formula="of:=LOOKUP([.D46];[.H$2:.H$11];[.G$2:.G$11])" office:value-type="float" office:value="6">
            <text:p>6</text:p>
          </table:table-cell>
          <table:table-cell office:value-type="string">
            <text:p>Leg Press</text:p>
          </table:table-cell>
          <table:table-cell office:value-type="string">
            <text:p>rear</text:p>
          </table:table-cell>
          <table:table-cell table:number-columns-repeated="4"/>
        </table:table-row>
        <table:table-row table:style-name="ro1">
          <table:table-cell office:value-type="float" office:value="40">
            <text:p>40</text:p>
          </table:table-cell>
          <table:table-cell table:formula="of:=LOOKUP([.D47];[.H$2:.H$11];[.G$2:.G$11])" office:value-type="float" office:value="6">
            <text:p>6</text:p>
          </table:table-cell>
          <table:table-cell office:value-type="string">
            <text:p>Leg Extensions</text:p>
          </table:table-cell>
          <table:table-cell office:value-type="string">
            <text:p>rear</text:p>
          </table:table-cell>
          <table:table-cell table:number-columns-repeated="4"/>
        </table:table-row>
        <table:table-row table:style-name="ro1">
          <table:table-cell office:value-type="float" office:value="41">
            <text:p>41</text:p>
          </table:table-cell>
          <table:table-cell table:formula="of:=LOOKUP([.D48];[.H$2:.H$11];[.G$2:.G$11])" office:value-type="float" office:value="3">
            <text:p>3</text:p>
          </table:table-cell>
          <table:table-cell office:value-type="string">
            <text:p>Good Mornings</text:p>
          </table:table-cell>
          <table:table-cell office:value-type="string">
            <text:p>low</text:p>
          </table:table-cell>
          <table:table-cell table:number-columns-repeated="4"/>
        </table:table-row>
        <table:table-row table:style-name="ro1">
          <table:table-cell office:value-type="float" office:value="42">
            <text:p>42</text:p>
          </table:table-cell>
          <table:table-cell table:formula="of:=LOOKUP([.D49];[.H$2:.H$11];[.G$2:.G$11])" office:value-type="float" office:value="3">
            <text:p>3</text:p>
          </table:table-cell>
          <table:table-cell office:value-type="string">
            <text:p>Straight Leg Deadlift</text:p>
          </table:table-cell>
          <table:table-cell office:value-type="string">
            <text:p>low</text:p>
          </table:table-cell>
          <table:table-cell table:number-columns-repeated="4"/>
        </table:table-row>
        <table:table-row table:style-name="ro1">
          <table:table-cell office:value-type="float" office:value="43">
            <text:p>43</text:p>
          </table:table-cell>
          <table:table-cell table:formula="of:=LOOKUP([.D50];[.H$2:.H$11];[.G$2:.G$11])" office:value-type="float" office:value="6">
            <text:p>6</text:p>
          </table:table-cell>
          <table:table-cell office:value-type="string">
            <text:p>Leg Curls</text:p>
          </table:table-cell>
          <table:table-cell office:value-type="string">
            <text:p>rear</text:p>
          </table:table-cell>
          <table:table-cell table:number-columns-repeated="4"/>
        </table:table-row>
        <table:table-row table:style-name="ro1">
          <table:table-cell office:value-type="float" office:value="44">
            <text:p>44</text:p>
          </table:table-cell>
          <table:table-cell table:formula="of:=LOOKUP([.D51];[.H$2:.H$11];[.G$2:.G$11])" office:value-type="float" office:value="3">
            <text:p>3</text:p>
          </table:table-cell>
          <table:table-cell office:value-type="string">
            <text:p>Calf Raises</text:p>
          </table:table-cell>
          <table:table-cell office:value-type="string">
            <text:p>low</text:p>
          </table:table-cell>
          <table:table-cell table:number-columns-repeated="4"/>
        </table:table-row>
        <table:table-row table:style-name="ro1">
          <table:table-cell office:value-type="float" office:value="45">
            <text:p>45</text:p>
          </table:table-cell>
          <table:table-cell table:formula="of:=LOOKUP([.D52];[.H$2:.H$11];[.G$2:.G$11])" office:value-type="float" office:value="10">
            <text:p>10</text:p>
          </table:table-cell>
          <table:table-cell office:value-type="string">
            <text:p>Hip Abductor/Adductor</text:p>
          </table:table-cell>
          <table:table-cell office:value-type="string">
            <text:p>variable</text:p>
          </table:table-cell>
          <table:table-cell table:number-columns-repeated="4"/>
        </table:table-row>
        <table:table-row table:style-name="ro1">
          <table:table-cell office:value-type="float" office:value="46">
            <text:p>46</text:p>
          </table:table-cell>
          <table:table-cell table:formula="of:=LOOKUP([.D53];[.H$2:.H$11];[.G$2:.G$11])" office:value-type="float" office:value="3">
            <text:p>3</text:p>
          </table:table-cell>
          <table:table-cell office:value-type="string">
            <text:p>Lunges</text:p>
          </table:table-cell>
          <table:table-cell office:value-type="string">
            <text:p>low</text:p>
          </table:table-cell>
          <table:table-cell table:number-columns-repeated="4"/>
        </table:table-row>
        <table:table-row table:style-name="ro1">
          <table:table-cell office:value-type="float" office:value="47">
            <text:p>47</text:p>
          </table:table-cell>
          <table:table-cell table:formula="of:=LOOKUP([.D54];[.H$2:.H$11];[.G$2:.G$11])" office:value-type="float" office:value="3">
            <text:p>3</text:p>
          </table:table-cell>
          <table:table-cell office:value-type="string">
            <text:p>Hammer Curls</text:p>
          </table:table-cell>
          <table:table-cell office:value-type="string">
            <text:p>low</text:p>
          </table:table-cell>
          <table:table-cell table:number-columns-repeated="4"/>
        </table:table-row>
        <table:table-row table:style-name="ro1">
          <table:table-cell office:value-type="float" office:value="48">
            <text:p>48</text:p>
          </table:table-cell>
          <table:table-cell table:formula="of:=LOOKUP([.D55];[.H$2:.H$11];[.G$2:.G$11])" office:value-type="float" office:value="2">
            <text:p>2</text:p>
          </table:table-cell>
          <table:table-cell office:value-type="string">
            <text:p>Alternate Bandbell Curls</text:p>
          </table:table-cell>
          <table:table-cell office:value-type="string">
            <text:p>front</text:p>
          </table:table-cell>
          <table:table-cell table:number-columns-repeated="4"/>
        </table:table-row>
        <table:table-row table:style-name="ro1">
          <table:table-cell office:value-type="float" office:value="49">
            <text:p>49</text:p>
          </table:table-cell>
          <table:table-cell table:formula="of:=LOOKUP([.D56];[.H$2:.H$11];[.G$2:.G$11])" office:value-type="float" office:value="2">
            <text:p>2</text:p>
          </table:table-cell>
          <table:table-cell office:value-type="string">
            <text:p>Concentration Curls</text:p>
          </table:table-cell>
          <table:table-cell office:value-type="string">
            <text:p>front</text:p>
          </table:table-cell>
          <table:table-cell table:number-columns-repeated="4"/>
        </table:table-row>
        <table:table-row table:style-name="ro1">
          <table:table-cell office:value-type="float" office:value="50">
            <text:p>50</text:p>
          </table:table-cell>
          <table:table-cell table:formula="of:=LOOKUP([.D57];[.H$2:.H$11];[.G$2:.G$11])" office:value-type="float" office:value="6">
            <text:p>6</text:p>
          </table:table-cell>
          <table:table-cell office:value-type="string">
            <text:p>Incline Bench Press</text:p>
          </table:table-cell>
          <table:table-cell office:value-type="string">
            <text:p>rear</text:p>
          </table:table-cell>
          <table:table-cell table:number-columns-repeated="4"/>
        </table:table-row>
        <table:table-row table:style-name="ro1">
          <table:table-cell office:value-type="float" office:value="51">
            <text:p>51</text:p>
          </table:table-cell>
          <table:table-cell table:formula="of:=LOOKUP([.D58];[.H$2:.H$11];[.G$2:.G$11])" office:value-type="float" office:value="6">
            <text:p>6</text:p>
          </table:table-cell>
          <table:table-cell office:value-type="string">
            <text:p>Decline Bench Press</text:p>
          </table:table-cell>
          <table:table-cell office:value-type="string">
            <text:p>rear</text:p>
          </table:table-cell>
          <table:table-cell table:number-columns-repeated="4"/>
        </table:table-row>
        <table:table-row table:style-name="ro1">
          <table:table-cell office:value-type="float" office:value="52">
            <text:p>52</text:p>
          </table:table-cell>
          <table:table-cell table:formula="of:=LOOKUP([.D59];[.H$2:.H$11];[.G$2:.G$11])" office:value-type="float" office:value="6">
            <text:p>6</text:p>
          </table:table-cell>
          <table:table-cell office:value-type="string">
            <text:p>Push Up Press</text:p>
          </table:table-cell>
          <table:table-cell office:value-type="string">
            <text:p>rear</text:p>
          </table:table-cell>
          <table:table-cell table:number-columns-repeated="4"/>
        </table:table-row>
        <table:table-row table:style-name="ro1">
          <table:table-cell office:value-type="float" office:value="53">
            <text:p>53</text:p>
          </table:table-cell>
          <table:table-cell table:formula="of:=LOOKUP([.D60];[.H$2:.H$11];[.G$2:.G$11])" office:value-type="float" office:value="6">
            <text:p>6</text:p>
          </table:table-cell>
          <table:table-cell office:value-type="string">
            <text:p>Flyes</text:p>
          </table:table-cell>
          <table:table-cell office:value-type="string">
            <text:p>rear</text:p>
          </table:table-cell>
          <table:table-cell table:number-columns-repeated="4"/>
        </table:table-row>
        <table:table-row table:style-name="ro1">
          <table:table-cell office:value-type="float" office:value="54">
            <text:p>54</text:p>
          </table:table-cell>
          <table:table-cell table:formula="of:=LOOKUP([.D61];[.H$2:.H$11];[.G$2:.G$11])" office:value-type="float" office:value="6">
            <text:p>6</text:p>
          </table:table-cell>
          <table:table-cell office:value-type="string">
            <text:p>Pull Over</text:p>
          </table:table-cell>
          <table:table-cell office:value-type="string">
            <text:p>rear</text:p>
          </table:table-cell>
          <table:table-cell table:number-columns-repeated="4"/>
        </table:table-row>
        <table:table-row table:style-name="ro1">
          <table:table-cell office:value-type="float" office:value="54">
            <text:p>54</text:p>
          </table:table-cell>
          <table:table-cell table:formula="of:=LOOKUP([.D62];[.H$2:.H$11];[.G$2:.G$11])" office:value-type="float" office:value="5">
            <text:p>5</text:p>
          </table:table-cell>
          <table:table-cell office:value-type="string">
            <text:p>Pull Over</text:p>
          </table:table-cell>
          <table:table-cell office:value-type="string">
            <text:p>overhead</text:p>
          </table:table-cell>
          <table:table-cell table:number-columns-repeated="4"/>
        </table:table-row>
        <table:table-row table:style-name="ro1">
          <table:table-cell office:value-type="float" office:value="55">
            <text:p>55</text:p>
          </table:table-cell>
          <table:table-cell table:formula="of:=LOOKUP([.D63];[.H$2:.H$11];[.G$2:.G$11])" office:value-type="float" office:value="6">
            <text:p>6</text:p>
          </table:table-cell>
          <table:table-cell office:value-type="string">
            <text:p>Flat Bench Press</text:p>
          </table:table-cell>
          <table:table-cell office:value-type="string">
            <text:p>rear</text:p>
          </table:table-cell>
          <table:table-cell table:number-columns-repeated="4"/>
        </table:table-row>
        <table:table-row table:style-name="ro1">
          <table:table-cell office:value-type="float" office:value="56">
            <text:p>56</text:p>
          </table:table-cell>
          <table:table-cell table:formula="of:=LOOKUP([.D64];[.H$2:.H$11];[.G$2:.G$11])" office:value-type="float" office:value="4">
            <text:p>4</text:p>
          </table:table-cell>
          <table:table-cell office:value-type="string">
            <text:p>Superman</text:p>
          </table:table-cell>
          <table:table-cell office:value-type="string">
            <text:p>none</text:p>
          </table:table-cell>
          <table:table-cell table:number-columns-repeated="4"/>
        </table:table-row>
        <table:table-row table:style-name="ro1">
          <table:table-cell office:value-type="float" office:value="57">
            <text:p>57</text:p>
          </table:table-cell>
          <table:table-cell table:formula="of:=LOOKUP([.D65];[.H$2:.H$11];[.G$2:.G$11])" office:value-type="float" office:value="2">
            <text:p>2</text:p>
          </table:table-cell>
          <table:table-cell office:value-type="string">
            <text:p>Twist</text:p>
          </table:table-cell>
          <table:table-cell office:value-type="string">
            <text:p>front</text:p>
          </table:table-cell>
          <table:table-cell table:number-columns-repeated="4"/>
        </table:table-row>
        <table:table-row table:style-name="ro1">
          <table:table-cell office:value-type="float" office:value="58">
            <text:p>58</text:p>
          </table:table-cell>
          <table:table-cell table:formula="of:=LOOKUP([.D66];[.H$2:.H$11];[.G$2:.G$11])" office:value-type="float" office:value="9">
            <text:p>9</text:p>
          </table:table-cell>
          <table:table-cell office:value-type="string">
            <text:p>Woodchopper</text:p>
          </table:table-cell>
          <table:table-cell office:value-type="string">
            <text:p>side</text:p>
          </table:table-cell>
          <table:table-cell table:number-columns-repeated="4"/>
        </table:table-row>
        <table:table-row table:style-name="ro1">
          <table:table-cell office:value-type="float" office:value="59">
            <text:p>59</text:p>
          </table:table-cell>
          <table:table-cell table:formula="of:=LOOKUP([.D67];[.H$2:.H$11];[.G$2:.G$11])" office:value-type="float" office:value="3">
            <text:p>3</text:p>
          </table:table-cell>
          <table:table-cell office:value-type="string">
            <text:p>Side Bend</text:p>
          </table:table-cell>
          <table:table-cell office:value-type="string">
            <text:p>low</text:p>
          </table:table-cell>
          <table:table-cell table:number-columns-repeated="4"/>
        </table:table-row>
        <table:table-row table:style-name="ro1">
          <table:table-cell office:value-type="float" office:value="59">
            <text:p>59</text:p>
          </table:table-cell>
          <table:table-cell table:formula="of:=LOOKUP([.D68];[.H$2:.H$11];[.G$2:.G$11])" office:value-type="float" office:value="9">
            <text:p>9</text:p>
          </table:table-cell>
          <table:table-cell office:value-type="string">
            <text:p>Side Bend</text:p>
          </table:table-cell>
          <table:table-cell office:value-type="string">
            <text:p>side</text:p>
          </table:table-cell>
          <table:table-cell table:number-columns-repeated="4"/>
        </table:table-row>
        <table:table-row table:style-name="ro1">
          <table:table-cell office:value-type="float" office:value="60">
            <text:p>60</text:p>
          </table:table-cell>
          <table:table-cell table:formula="of:=LOOKUP([.D69];[.H$2:.H$11];[.G$2:.G$11])" office:value-type="float" office:value="4">
            <text:p>4</text:p>
          </table:table-cell>
          <table:table-cell office:value-type="string">
            <text:p>Side Bridge</text:p>
          </table:table-cell>
          <table:table-cell office:value-type="string">
            <text:p>none</text:p>
          </table:table-cell>
          <table:table-cell table:number-columns-repeated="4"/>
        </table:table-row>
        <table:table-row table:style-name="ro1">
          <table:table-cell office:value-type="float" office:value="61">
            <text:p>61</text:p>
          </table:table-cell>
          <table:table-cell table:formula="of:=LOOKUP([.D70];[.H$2:.H$11];[.G$2:.G$11])" office:value-type="float" office:value="4">
            <text:p>4</text:p>
          </table:table-cell>
          <table:table-cell office:value-type="string">
            <text:p>Obliquatory</text:p>
          </table:table-cell>
          <table:table-cell office:value-type="string">
            <text:p>none</text:p>
          </table:table-cell>
          <table:table-cell table:number-columns-repeated="4"/>
        </table:table-row>
        <table:table-row table:style-name="ro1">
          <table:table-cell office:value-type="float" office:value="62">
            <text:p>62</text:p>
          </table:table-cell>
          <table:table-cell table:formula="of:=LOOKUP([.D71];[.H$2:.H$11];[.G$2:.G$11])" office:value-type="float" office:value="4">
            <text:p>4</text:p>
          </table:table-cell>
          <table:table-cell office:value-type="string">
            <text:p>Plank</text:p>
          </table:table-cell>
          <table:table-cell office:value-type="string">
            <text:p>none</text:p>
          </table:table-cell>
          <table:table-cell table:number-columns-repeated="4"/>
        </table:table-row>
        <table:table-row table:style-name="ro1">
          <table:table-cell office:value-type="float" office:value="63">
            <text:p>63</text:p>
          </table:table-cell>
          <table:table-cell table:formula="of:=LOOKUP([.D72];[.H$2:.H$11];[.G$2:.G$11])" office:value-type="float" office:value="4">
            <text:p>4</text:p>
          </table:table-cell>
          <table:table-cell office:value-type="string">
            <text:p>Raise</text:p>
          </table:table-cell>
          <table:table-cell office:value-type="string">
            <text:p>none</text:p>
          </table:table-cell>
          <table:table-cell table:number-columns-repeated="4"/>
        </table:table-row>
        <table:table-row table:style-name="ro1">
          <table:table-cell office:value-type="float" office:value="64">
            <text:p>64</text:p>
          </table:table-cell>
          <table:table-cell table:formula="of:=LOOKUP([.D73];[.H$2:.H$11];[.G$2:.G$11])" office:value-type="float" office:value="4">
            <text:p>4</text:p>
          </table:table-cell>
          <table:table-cell office:value-type="string">
            <text:p>Roll</text:p>
          </table:table-cell>
          <table:table-cell office:value-type="string">
            <text:p>none</text:p>
          </table:table-cell>
          <table:table-cell table:number-columns-repeated="4"/>
        </table:table-row>
        <table:table-row table:style-name="ro1">
          <table:table-cell office:value-type="float" office:value="65">
            <text:p>65</text:p>
          </table:table-cell>
          <table:table-cell table:formula="of:=LOOKUP([.D74];[.H$2:.H$11];[.G$2:.G$11])" office:value-type="float" office:value="2">
            <text:p>2</text:p>
          </table:table-cell>
          <table:table-cell office:value-type="string">
            <text:p>Hyperextension</text:p>
          </table:table-cell>
          <table:table-cell office:value-type="string">
            <text:p>front</text:p>
          </table:table-cell>
          <table:table-cell table:number-columns-repeated="4"/>
        </table:table-row>
        <table:table-row table:style-name="ro1">
          <table:table-cell office:value-type="float" office:value="66">
            <text:p>66</text:p>
          </table:table-cell>
          <table:table-cell table:formula="of:=LOOKUP([.D75];[.H$2:.H$11];[.G$2:.G$11])" office:value-type="float" office:value="4">
            <text:p>4</text:p>
          </table:table-cell>
          <table:table-cell office:value-type="string">
            <text:p>Aligner</text:p>
          </table:table-cell>
          <table:table-cell office:value-type="string">
            <text:p>none</text:p>
          </table:table-cell>
          <table:table-cell table:number-columns-repeated="4"/>
        </table:table-row>
        <table:table-row table:style-name="ro1">
          <table:table-cell office:value-type="float" office:value="67">
            <text:p>67</text:p>
          </table:table-cell>
          <table:table-cell table:formula="of:=LOOKUP([.D76];[.H$2:.H$11];[.G$2:.G$11])" office:value-type="float" office:value="6">
            <text:p>6</text:p>
          </table:table-cell>
          <table:table-cell office:value-type="string">
            <text:p>Bicycle</text:p>
          </table:table-cell>
          <table:table-cell office:value-type="string">
            <text:p>rear</text:p>
          </table:table-cell>
          <table:table-cell table:number-columns-repeated="4"/>
        </table:table-row>
        <table:table-row table:style-name="ro1">
          <table:table-cell office:value-type="float" office:value="68">
            <text:p>68</text:p>
          </table:table-cell>
          <table:table-cell table:formula="of:=LOOKUP([.D77];[.H$2:.H$11];[.G$2:.G$11])" office:value-type="float" office:value="4">
            <text:p>4</text:p>
          </table:table-cell>
          <table:table-cell office:value-type="string">
            <text:p>Crunch</text:p>
          </table:table-cell>
          <table:table-cell office:value-type="string">
            <text:p>none</text:p>
          </table:table-cell>
          <table:table-cell table:number-columns-repeated="4"/>
        </table:table-row>
        <table:table-row table:style-name="ro1">
          <table:table-cell office:value-type="float" office:value="69">
            <text:p>69</text:p>
          </table:table-cell>
          <table:table-cell table:formula="of:=LOOKUP([.D78];[.H$2:.H$11];[.G$2:.G$11])" office:value-type="float" office:value="2">
            <text:p>2</text:p>
          </table:table-cell>
          <table:table-cell office:value-type="string">
            <text:p>Squeeze</text:p>
          </table:table-cell>
          <table:table-cell office:value-type="string">
            <text:p>front</text:p>
          </table:table-cell>
          <table:table-cell table:number-columns-repeated="4"/>
        </table:table-row>
      </table:table>
      <table:table table:name="Post" table:style-name="ta9">
        <table:table-column table:style-name="co8" table:number-columns-repeated="1024" table:default-cell-style-name="Default"/>
        <table:table-row table:style-name="ro1">
          <table:table-cell office:value-type="string">
            <text:p>location</text:p>
          </table:table-cell>
          <table:table-cell table:number-columns-repeated="1023"/>
        </table:table-row>
        <table:table-row table:style-name="ro1">
          <table:table-cell office:value-type="string">
            <text:p>around back</text:p>
          </table:table-cell>
          <table:table-cell table:number-columns-repeated="1023"/>
        </table:table-row>
        <table:table-row table:style-name="ro1">
          <table:table-cell office:value-type="string">
            <text:p>front</text:p>
          </table:table-cell>
          <table:table-cell table:number-columns-repeated="1023"/>
        </table:table-row>
        <table:table-row table:style-name="ro1">
          <table:table-cell office:value-type="string">
            <text:p>low</text:p>
          </table:table-cell>
          <table:table-cell table:number-columns-repeated="1023"/>
        </table:table-row>
        <table:table-row table:style-name="ro1">
          <table:table-cell office:value-type="string">
            <text:p>none</text:p>
          </table:table-cell>
          <table:table-cell table:number-columns-repeated="1023"/>
        </table:table-row>
        <table:table-row table:style-name="ro1">
          <table:table-cell office:value-type="string">
            <text:p>overhead</text:p>
          </table:table-cell>
          <table:table-cell table:number-columns-repeated="1023"/>
        </table:table-row>
        <table:table-row table:style-name="ro1">
          <table:table-cell office:value-type="string">
            <text:p>rear</text:p>
          </table:table-cell>
          <table:table-cell table:number-columns-repeated="1023"/>
        </table:table-row>
        <table:table-row table:style-name="ro1">
          <table:table-cell office:value-type="string">
            <text:p>shoulders</text:p>
          </table:table-cell>
          <table:table-cell table:number-columns-repeated="1023"/>
        </table:table-row>
        <table:table-row table:style-name="ro1">
          <table:table-cell office:value-type="string">
            <text:p>side</text:p>
          </table:table-cell>
          <table:table-cell table:number-columns-repeated="1023"/>
        </table:table-row>
        <table:table-row table:style-name="ro1">
          <table:table-cell office:value-type="string">
            <text:p>side</text:p>
          </table:table-cell>
          <table:table-cell table:number-columns-repeated="1023"/>
        </table:table-row>
        <table:table-row table:style-name="ro1">
          <table:table-cell office:value-type="string">
            <text:p>variable</text:p>
          </table:table-cell>
          <table:table-cell table:number-columns-repeated="1023"/>
        </table:table-row>
      </table:table>
      <table:table table:name="Videos" table:style-name="ta3">
        <office:forms form:automatic-focus="false" form:apply-design-mode="false"/>
        <table:table-column table:style-name="co1" table:default-cell-style-name="Default"/>
        <table:table-column table:style-name="co14" table:default-cell-style-name="Default"/>
        <table:table-column table:style-name="co1" table:default-cell-style-name="Default"/>
        <table:table-column table:style-name="co5" table:default-cell-style-name="Default"/>
        <table:table-column table:style-name="co6" table:default-cell-style-name="Default"/>
        <table:table-row table:style-name="ro1">
          <table:table-cell office:value-type="string">
            <text:p>exercise_id</text:p>
          </table:table-cell>
          <table:table-cell office:value-type="string">
            <text:p>location</text:p>
          </table:table-cell>
          <table:table-cell office:value-type="string">
            <text:p>name</text:p>
          </table:table-cell>
          <table:table-cell office:value-type="string">
            <text:p>location</text:p>
          </table:table-cell>
          <table:table-cell office:value-type="string">
            <text:p><text:a xlink:href="http://www.youtube.com/watch?v">http://www.youtube.com/watch?v</text:a>=</text:p>
          </table:table-cell>
        </table:table-row>
        <table:table-row table:style-name="ro1">
          <table:table-cell office:value-type="float" office:value="1">
            <text:p>1</text:p>
          </table:table-cell>
          <table:table-cell table:formula="of:=CONCATENATE([.E$1];[.D2])" office:value-type="string" office:string-value="http://www.youtube.com/watch?v=ynTbPnbtajQ">
            <text:p>http://www.youtube.com/watch?v=ynTbPnbtajQ</text:p>
          </table:table-cell>
          <table:table-cell office:value-type="string">
            <text:p>Horizontal Extensions</text:p>
          </table:table-cell>
          <table:table-cell office:value-type="string">
            <text:p>ynTbPnbtajQ</text:p>
          </table:table-cell>
          <table:table-cell/>
        </table:table-row>
        <table:table-row table:style-name="ro1">
          <table:table-cell office:value-type="float" office:value="2">
            <text:p>2</text:p>
          </table:table-cell>
          <table:table-cell table:formula="of:=CONCATENATE([.E$1];[.D3])" office:value-type="string" office:string-value="http://www.youtube.com/watch?v=BAyohbHFCE0">
            <text:p>http://www.youtube.com/watch?v=BAyohbHFCE0</text:p>
          </table:table-cell>
          <table:table-cell office:value-type="string">
            <text:p>Lat-Band Pullown</text:p>
          </table:table-cell>
          <table:table-cell office:value-type="string">
            <text:p>BAyohbHFCE0</text:p>
          </table:table-cell>
          <table:table-cell/>
        </table:table-row>
        <table:table-row table:style-name="ro1">
          <table:table-cell office:value-type="float" office:value="3">
            <text:p>3</text:p>
          </table:table-cell>
          <table:table-cell table:formula="of:=CONCATENATE([.E$1];[.D4])" office:value-type="string" office:string-value="http://www.youtube.com/watch?v=PwSbB0uQ2DM">
            <text:p>http://www.youtube.com/watch?v=PwSbB0uQ2DM</text:p>
          </table:table-cell>
          <table:table-cell office:value-type="string">
            <text:p>Seated Band Rows</text:p>
          </table:table-cell>
          <table:table-cell office:value-type="string">
            <text:p>PwSbB0uQ2DM</text:p>
          </table:table-cell>
          <table:table-cell/>
        </table:table-row>
        <table:table-row table:style-name="ro1">
          <table:table-cell office:value-type="float" office:value="4">
            <text:p>4</text:p>
          </table:table-cell>
          <table:table-cell table:formula="of:=CONCATENATE([.E$1];[.D5])" office:value-type="string" office:string-value="http://www.youtube.com/watch?v=EItAHPE6OC0">
            <text:p>http://www.youtube.com/watch?v=EItAHPE6OC0</text:p>
          </table:table-cell>
          <table:table-cell office:value-type="string">
            <text:p>Bent Over Band-Rows</text:p>
          </table:table-cell>
          <table:table-cell office:value-type="string">
            <text:p>EItAHPE6OC0</text:p>
          </table:table-cell>
          <table:table-cell/>
        </table:table-row>
        <table:table-row table:style-name="ro1">
          <table:table-cell office:value-type="float" office:value="5">
            <text:p>5</text:p>
          </table:table-cell>
          <table:table-cell table:formula="of:=CONCATENATE([.E$1];[.D6])" office:value-type="string" office:string-value="http://www.youtube.com/watch?v=_acW_m7NJiI">
            <text:p>http://www.youtube.com/watch?v=_acW_m7NJiI</text:p>
          </table:table-cell>
          <table:table-cell office:value-type="string">
            <text:p>Straight Arm Pulldowns</text:p>
          </table:table-cell>
          <table:table-cell office:value-type="string">
            <text:p>_acW_m7NJiI</text:p>
          </table:table-cell>
          <table:table-cell/>
        </table:table-row>
        <table:table-row table:style-name="ro1">
          <table:table-cell office:value-type="float" office:value="6">
            <text:p>6</text:p>
          </table:table-cell>
          <table:table-cell table:formula="of:=CONCATENATE([.E$1];[.D7])" office:value-type="string" office:string-value="http://www.youtube.com/watch?v=aPnR2b7uieE">
            <text:p>http://www.youtube.com/watch?v=aPnR2b7uieE</text:p>
          </table:table-cell>
          <table:table-cell office:value-type="string">
            <text:p>Reverse Flyes</text:p>
          </table:table-cell>
          <table:table-cell office:value-type="string">
            <text:p>aPnR2b7uieE</text:p>
          </table:table-cell>
          <table:table-cell/>
        </table:table-row>
        <table:table-row table:style-name="ro1">
          <table:table-cell office:value-type="float" office:value="7">
            <text:p>7</text:p>
          </table:table-cell>
          <table:table-cell table:formula="of:=CONCATENATE([.E$1];[.D8])" office:value-type="string" office:string-value="http://www.youtube.com/watch?v=XbmlMh4PB6I">
            <text:p>http://www.youtube.com/watch?v=XbmlMh4PB6I</text:p>
          </table:table-cell>
          <table:table-cell office:value-type="string">
            <text:p>Deadlift</text:p>
          </table:table-cell>
          <table:table-cell office:value-type="string">
            <text:p>XbmlMh4PB6I</text:p>
          </table:table-cell>
          <table:table-cell/>
        </table:table-row>
        <table:table-row table:style-name="ro1">
          <table:table-cell office:value-type="float" office:value="8">
            <text:p>8</text:p>
          </table:table-cell>
          <table:table-cell table:formula="of:=CONCATENATE([.E$1];[.D9])" office:value-type="string" office:string-value="http://www.youtube.com/watch?v=LzqmKVhS5ro">
            <text:p>http://www.youtube.com/watch?v=LzqmKVhS5ro</text:p>
          </table:table-cell>
          <table:table-cell office:value-type="string">
            <text:p>Kickbacks</text:p>
          </table:table-cell>
          <table:table-cell office:value-type="string">
            <text:p>LzqmKVhS5ro</text:p>
          </table:table-cell>
          <table:table-cell/>
        </table:table-row>
        <table:table-row table:style-name="ro1">
          <table:table-cell office:value-type="float" office:value="9">
            <text:p>9</text:p>
          </table:table-cell>
          <table:table-cell table:formula="of:=CONCATENATE([.E$1];[.D10])" office:value-type="string" office:string-value="http://www.youtube.com/watch?v=UxhfbHudX9w">
            <text:p>http://www.youtube.com/watch?v=UxhfbHudX9w</text:p>
          </table:table-cell>
          <table:table-cell office:value-type="string">
            <text:p>Tricep Pushdown</text:p>
          </table:table-cell>
          <table:table-cell office:value-type="string">
            <text:p>UxhfbHudX9w</text:p>
          </table:table-cell>
          <table:table-cell/>
        </table:table-row>
        <table:table-row table:style-name="ro1">
          <table:table-cell office:value-type="float" office:value="10">
            <text:p>10</text:p>
          </table:table-cell>
          <table:table-cell table:formula="of:=CONCATENATE([.E$1];[.D11])" office:value-type="string" office:string-value="http://www.youtube.com/watch?v=IkQcD8qGIoQ">
            <text:p>http://www.youtube.com/watch?v=IkQcD8qGIoQ</text:p>
          </table:table-cell>
          <table:table-cell office:value-type="string">
            <text:p>Dips</text:p>
          </table:table-cell>
          <table:table-cell office:value-type="string">
            <text:p>IkQcD8qGIoQ</text:p>
          </table:table-cell>
          <table:table-cell/>
        </table:table-row>
        <table:table-row table:style-name="ro1">
          <table:table-cell office:value-type="float" office:value="11">
            <text:p>11</text:p>
          </table:table-cell>
          <table:table-cell table:formula="of:=CONCATENATE([.E$1];[.D12])" office:value-type="string" office:string-value="http://www.youtube.com/watch?v=c2klQ_Q0RVY">
            <text:p>http://www.youtube.com/watch?v=c2klQ_Q0RVY</text:p>
          </table:table-cell>
          <table:table-cell office:value-type="string">
            <text:p>Animals</text:p>
          </table:table-cell>
          <table:table-cell office:value-type="string">
            <text:p>c2klQ_Q0RVY</text:p>
          </table:table-cell>
          <table:table-cell/>
        </table:table-row>
        <table:table-row table:style-name="ro1">
          <table:table-cell office:value-type="float" office:value="12">
            <text:p>12</text:p>
          </table:table-cell>
          <table:table-cell table:formula="of:=CONCATENATE([.E$1];[.D13])" office:value-type="string" office:string-value="http://www.youtube.com/watch?v=O3WpcgiY5hc">
            <text:p>http://www.youtube.com/watch?v=O3WpcgiY5hc</text:p>
          </table:table-cell>
          <table:table-cell office:value-type="string">
            <text:p>Close Grip Push-Up Press</text:p>
          </table:table-cell>
          <table:table-cell office:value-type="string">
            <text:p>O3WpcgiY5hc</text:p>
          </table:table-cell>
          <table:table-cell/>
        </table:table-row>
        <table:table-row table:style-name="ro1">
          <table:table-cell office:value-type="float" office:value="13">
            <text:p>13</text:p>
          </table:table-cell>
          <table:table-cell table:formula="of:=CONCATENATE([.E$1];[.D14])" office:value-type="string" office:string-value="http://www.youtube.com/watch?v=uxH1UXqkQzM">
            <text:p>http://www.youtube.com/watch?v=uxH1UXqkQzM</text:p>
          </table:table-cell>
          <table:table-cell office:value-type="string">
            <text:p>Lateral Extension</text:p>
          </table:table-cell>
          <table:table-cell office:value-type="string">
            <text:p>uxH1UXqkQzM</text:p>
          </table:table-cell>
          <table:table-cell/>
        </table:table-row>
        <table:table-row table:style-name="ro1">
          <table:table-cell office:value-type="float" office:value="14">
            <text:p>14</text:p>
          </table:table-cell>
          <table:table-cell table:formula="of:=CONCATENATE([.E$1];[.D15])" office:value-type="string" office:string-value="http://www.youtube.com/watch?v=0fAaUD4KKQw">
            <text:p>http://www.youtube.com/watch?v=0fAaUD4KKQw</text:p>
          </table:table-cell>
          <table:table-cell office:value-type="string">
            <text:p>Vertical Extensions</text:p>
          </table:table-cell>
          <table:table-cell office:value-type="string">
            <text:p>0fAaUD4KKQw</text:p>
          </table:table-cell>
          <table:table-cell/>
        </table:table-row>
        <table:table-row table:style-name="ro1">
          <table:table-cell office:value-type="float" office:value="15">
            <text:p>15</text:p>
          </table:table-cell>
          <table:table-cell table:formula="of:=CONCATENATE([.E$1];[.D16])" office:value-type="string" office:string-value="http://www.youtube.com/watch?v=vYkyPZ-9h-s">
            <text:p>http://www.youtube.com/watch?v=vYkyPZ-9h-s</text:p>
          </table:table-cell>
          <table:table-cell office:value-type="string">
            <text:p>Overhead Extensions</text:p>
          </table:table-cell>
          <table:table-cell office:value-type="string">
            <text:p>vYkyPZ-9h-s</text:p>
          </table:table-cell>
          <table:table-cell/>
        </table:table-row>
        <table:table-row table:style-name="ro1">
          <table:table-cell office:value-type="float" office:value="16">
            <text:p>16</text:p>
          </table:table-cell>
          <table:table-cell table:formula="of:=CONCATENATE([.E$1];[.D17])" office:value-type="string" office:string-value="http://www.youtube.com/watch?v=ZYzHQay4FyQ">
            <text:p>http://www.youtube.com/watch?v=ZYzHQay4FyQ</text:p>
          </table:table-cell>
          <table:table-cell office:value-type="string">
            <text:p>Wrapped Shoulder Extension</text:p>
          </table:table-cell>
          <table:table-cell office:value-type="string">
            <text:p>ZYzHQay4FyQ</text:p>
          </table:table-cell>
          <table:table-cell/>
        </table:table-row>
        <table:table-row table:style-name="ro1">
          <table:table-cell office:value-type="float" office:value="17">
            <text:p>17</text:p>
          </table:table-cell>
          <table:table-cell table:formula="of:=CONCATENATE([.E$1];[.D18])" office:value-type="string" office:string-value="http://www.youtube.com/watch?v=K8aKQv8i0_s">
            <text:p>http://www.youtube.com/watch?v=K8aKQv8i0_s</text:p>
          </table:table-cell>
          <table:table-cell office:value-type="string">
            <text:p>Resisted Kicks</text:p>
          </table:table-cell>
          <table:table-cell office:value-type="string">
            <text:p>K8aKQv8i0_s</text:p>
          </table:table-cell>
          <table:table-cell/>
        </table:table-row>
        <table:table-row table:style-name="ro1">
          <table:table-cell office:value-type="float" office:value="18">
            <text:p>18</text:p>
          </table:table-cell>
          <table:table-cell table:formula="of:=CONCATENATE([.E$1];[.D19])" office:value-type="string" office:string-value="http://www.youtube.com/watch?v=DDIV3c85Sgw">
            <text:p>http://www.youtube.com/watch?v=DDIV3c85Sgw</text:p>
          </table:table-cell>
          <table:table-cell office:value-type="string">
            <text:p>Military Press</text:p>
          </table:table-cell>
          <table:table-cell office:value-type="string">
            <text:p>DDIV3c85Sgw</text:p>
          </table:table-cell>
          <table:table-cell/>
        </table:table-row>
        <table:table-row table:style-name="ro1">
          <table:table-cell office:value-type="float" office:value="19">
            <text:p>19</text:p>
          </table:table-cell>
          <table:table-cell table:formula="of:=CONCATENATE([.E$1];[.D20])" office:value-type="string" office:string-value="http://www.youtube.com/watch?v=_KPCJTDvfik">
            <text:p>http://www.youtube.com/watch?v=_KPCJTDvfik</text:p>
          </table:table-cell>
          <table:table-cell office:value-type="string">
            <text:p>Front Raises</text:p>
          </table:table-cell>
          <table:table-cell office:value-type="string">
            <text:p>_KPCJTDvfik</text:p>
          </table:table-cell>
          <table:table-cell/>
        </table:table-row>
        <table:table-row table:style-name="ro1">
          <table:table-cell office:value-type="float" office:value="20">
            <text:p>20</text:p>
          </table:table-cell>
          <table:table-cell table:formula="of:=CONCATENATE([.E$1];[.D21])" office:value-type="string" office:string-value="http://www.youtube.com/watch?v=6wSnznVcLqk">
            <text:p>http://www.youtube.com/watch?v=6wSnznVcLqk</text:p>
          </table:table-cell>
          <table:table-cell office:value-type="string">
            <text:p>Lateral Raises</text:p>
          </table:table-cell>
          <table:table-cell office:value-type="string">
            <text:p>6wSnznVcLqk</text:p>
          </table:table-cell>
          <table:table-cell/>
        </table:table-row>
        <table:table-row table:style-name="ro1">
          <table:table-cell office:value-type="float" office:value="21">
            <text:p>21</text:p>
          </table:table-cell>
          <table:table-cell table:formula="of:=CONCATENATE([.E$1];[.D22])" office:value-type="string" office:string-value="http://www.youtube.com/watch?v=iujpzeXv8bA">
            <text:p>http://www.youtube.com/watch?v=iujpzeXv8bA</text:p>
          </table:table-cell>
          <table:table-cell office:value-type="string">
            <text:p>Upright Rows</text:p>
          </table:table-cell>
          <table:table-cell office:value-type="string">
            <text:p>iujpzeXv8bA</text:p>
          </table:table-cell>
          <table:table-cell/>
        </table:table-row>
        <table:table-row table:style-name="ro1">
          <table:table-cell office:value-type="float" office:value="22">
            <text:p>22</text:p>
          </table:table-cell>
          <table:table-cell table:formula="of:=CONCATENATE([.E$1];[.D23])" office:value-type="string" office:string-value="http://www.youtube.com/watch?v=nFK_IvsUzGo">
            <text:p>http://www.youtube.com/watch?v=nFK_IvsUzGo</text:p>
          </table:table-cell>
          <table:table-cell office:value-type="string">
            <text:p>Cableband Laterals</text:p>
          </table:table-cell>
          <table:table-cell office:value-type="string">
            <text:p>nFK_IvsUzGo</text:p>
          </table:table-cell>
          <table:table-cell/>
        </table:table-row>
        <table:table-row table:style-name="ro1">
          <table:table-cell office:value-type="float" office:value="23">
            <text:p>23</text:p>
          </table:table-cell>
          <table:table-cell table:formula="of:=CONCATENATE([.E$1];[.D24])" office:value-type="string" office:string-value="http://www.youtube.com/watch?v=jn-Dx_0nDiM">
            <text:p>http://www.youtube.com/watch?v=jn-Dx_0nDiM</text:p>
          </table:table-cell>
          <table:table-cell office:value-type="string">
            <text:p>Skiers</text:p>
          </table:table-cell>
          <table:table-cell office:value-type="string">
            <text:p>jn-Dx_0nDiM</text:p>
          </table:table-cell>
          <table:table-cell/>
        </table:table-row>
        <table:table-row table:style-name="ro1">
          <table:table-cell office:value-type="float" office:value="24">
            <text:p>24</text:p>
          </table:table-cell>
          <table:table-cell table:formula="of:=CONCATENATE([.E$1];[.D25])" office:value-type="string" office:string-value="http://www.youtube.com/watch?v=Y37anQbWucc">
            <text:p>http://www.youtube.com/watch?v=Y37anQbWucc</text:p>
          </table:table-cell>
          <table:table-cell office:value-type="string">
            <text:p>Isolation Pulls</text:p>
          </table:table-cell>
          <table:table-cell office:value-type="string">
            <text:p>Y37anQbWucc</text:p>
          </table:table-cell>
          <table:table-cell/>
        </table:table-row>
        <table:table-row table:style-name="ro1">
          <table:table-cell office:value-type="float" office:value="25">
            <text:p>25</text:p>
          </table:table-cell>
          <table:table-cell table:formula="of:=CONCATENATE([.E$1];[.D26])" office:value-type="string" office:string-value="http://www.youtube.com/watch?v=8cwLiCffp38">
            <text:p>http://www.youtube.com/watch?v=8cwLiCffp38</text:p>
          </table:table-cell>
          <table:table-cell office:value-type="string">
            <text:p>Shrugs</text:p>
          </table:table-cell>
          <table:table-cell office:value-type="string">
            <text:p>8cwLiCffp38</text:p>
          </table:table-cell>
          <table:table-cell/>
        </table:table-row>
        <table:table-row table:style-name="ro1">
          <table:table-cell office:value-type="float" office:value="26">
            <text:p>26</text:p>
          </table:table-cell>
          <table:table-cell table:formula="of:=CONCATENATE([.E$1];[.D27])" office:value-type="string" office:string-value="http://www.youtube.com/watch?v=l_9PLZKsIUE">
            <text:p>http://www.youtube.com/watch?v=l_9PLZKsIUE</text:p>
          </table:table-cell>
          <table:table-cell office:value-type="string">
            <text:p>Leg Liberator</text:p>
          </table:table-cell>
          <table:table-cell office:value-type="string">
            <text:p>l_9PLZKsIUE</text:p>
          </table:table-cell>
          <table:table-cell/>
        </table:table-row>
        <table:table-row table:style-name="ro1">
          <table:table-cell office:value-type="float" office:value="27">
            <text:p>27</text:p>
          </table:table-cell>
          <table:table-cell table:formula="of:=CONCATENATE([.E$1];[.D28])" office:value-type="string" office:string-value="http://www.youtube.com/watch?v=0h4kbvrnd8k">
            <text:p>http://www.youtube.com/watch?v=0h4kbvrnd8k</text:p>
          </table:table-cell>
          <table:table-cell office:value-type="string">
            <text:p>Back Lubricator</text:p>
          </table:table-cell>
          <table:table-cell office:value-type="string">
            <text:p>0h4kbvrnd8k</text:p>
          </table:table-cell>
          <table:table-cell/>
        </table:table-row>
        <table:table-row table:style-name="ro1">
          <table:table-cell office:value-type="float" office:value="28">
            <text:p>28</text:p>
          </table:table-cell>
          <table:table-cell table:formula="of:=CONCATENATE([.E$1];[.D29])" office:value-type="string" office:string-value="http://www.youtube.com/watch?v=pd7HDecjuow">
            <text:p>http://www.youtube.com/watch?v=pd7HDecjuow</text:p>
          </table:table-cell>
          <table:table-cell office:value-type="string">
            <text:p>Loose Arm-ony</text:p>
          </table:table-cell>
          <table:table-cell office:value-type="string">
            <text:p>pd7HDecjuow</text:p>
          </table:table-cell>
          <table:table-cell/>
        </table:table-row>
        <table:table-row table:style-name="ro1">
          <table:table-cell office:value-type="float" office:value="29">
            <text:p>29</text:p>
          </table:table-cell>
          <table:table-cell table:formula="of:=CONCATENATE([.E$1];[.D30])" office:value-type="string" office:string-value="http://www.youtube.com/watch?v=r-vqHKQFzM0">
            <text:p>http://www.youtube.com/watch?v=r-vqHKQFzM0</text:p>
          </table:table-cell>
          <table:table-cell office:value-type="string">
            <text:p>Ankle Motionizer</text:p>
          </table:table-cell>
          <table:table-cell office:value-type="string">
            <text:p>r-vqHKQFzM0</text:p>
          </table:table-cell>
          <table:table-cell/>
        </table:table-row>
        <table:table-row table:style-name="ro1">
          <table:table-cell office:value-type="float" office:value="30">
            <text:p>30</text:p>
          </table:table-cell>
          <table:table-cell table:formula="of:=CONCATENATE([.E$1];[.D31])" office:value-type="string" office:string-value="http://www.youtube.com/watch?v=4f3XWRXA8ag">
            <text:p>http://www.youtube.com/watch?v=4f3XWRXA8ag</text:p>
          </table:table-cell>
          <table:table-cell office:value-type="string">
            <text:p>Relaxalator</text:p>
          </table:table-cell>
          <table:table-cell office:value-type="string">
            <text:p>4f3XWRXA8ag</text:p>
          </table:table-cell>
          <table:table-cell/>
        </table:table-row>
        <table:table-row table:style-name="ro1">
          <table:table-cell office:value-type="float" office:value="31">
            <text:p>31</text:p>
          </table:table-cell>
          <table:table-cell table:formula="of:=CONCATENATE([.E$1];[.D32])" office:value-type="string" office:string-value="http://www.youtube.com/watch?v=INGyunzH_2g">
            <text:p>http://www.youtube.com/watch?v=INGyunzH_2g</text:p>
          </table:table-cell>
          <table:table-cell office:value-type="string">
            <text:p>Neck Stup</text:p>
          </table:table-cell>
          <table:table-cell office:value-type="string">
            <text:p>INGyunzH_2g</text:p>
          </table:table-cell>
          <table:table-cell/>
        </table:table-row>
        <table:table-row table:style-name="ro1">
          <table:table-cell office:value-type="float" office:value="32">
            <text:p>32</text:p>
          </table:table-cell>
          <table:table-cell table:formula="of:=CONCATENATE([.E$1];[.D33])" office:value-type="string" office:string-value="http://www.youtube.com/watch?v=8iSus5i9aBg">
            <text:p>http://www.youtube.com/watch?v=8iSus5i9aBg</text:p>
          </table:table-cell>
          <table:table-cell office:value-type="string">
            <text:p>Quad-lity</text:p>
          </table:table-cell>
          <table:table-cell office:value-type="string">
            <text:p>8iSus5i9aBg</text:p>
          </table:table-cell>
          <table:table-cell/>
        </table:table-row>
        <table:table-row table:style-name="ro1">
          <table:table-cell office:value-type="float" office:value="33">
            <text:p>33</text:p>
          </table:table-cell>
          <table:table-cell table:formula="of:=CONCATENATE([.E$1];[.D34])" office:value-type="string" office:string-value="http://www.youtube.com/watch?v=zTlH-rNMlBo">
            <text:p>http://www.youtube.com/watch?v=zTlH-rNMlBo</text:p>
          </table:table-cell>
          <table:table-cell office:value-type="string">
            <text:p>Wicked Chicken Wing</text:p>
          </table:table-cell>
          <table:table-cell office:value-type="string">
            <text:p>zTlH-rNMlBo</text:p>
          </table:table-cell>
          <table:table-cell/>
        </table:table-row>
        <table:table-row table:style-name="ro1">
          <table:table-cell office:value-type="float" office:value="34">
            <text:p>34</text:p>
          </table:table-cell>
          <table:table-cell table:formula="of:=CONCATENATE([.E$1];[.D35])" office:value-type="string" office:string-value="http://www.youtube.com/watch?v=XhC_rDhQTL8">
            <text:p>http://www.youtube.com/watch?v=XhC_rDhQTL8</text:p>
          </table:table-cell>
          <table:table-cell office:value-type="string">
            <text:p>Crossband Lateral Curls</text:p>
          </table:table-cell>
          <table:table-cell office:value-type="string">
            <text:p>XhC_rDhQTL8</text:p>
          </table:table-cell>
          <table:table-cell/>
        </table:table-row>
        <table:table-row table:style-name="ro1">
          <table:table-cell office:value-type="float" office:value="35">
            <text:p>35</text:p>
          </table:table-cell>
          <table:table-cell table:formula="of:=CONCATENATE([.E$1];[.D36])" office:value-type="string" office:string-value="http://www.youtube.com/watch?v=ylHiRzbJM6Q">
            <text:p>http://www.youtube.com/watch?v=ylHiRzbJM6Q</text:p>
          </table:table-cell>
          <table:table-cell office:value-type="string">
            <text:p>Bandbell Curls</text:p>
          </table:table-cell>
          <table:table-cell office:value-type="string">
            <text:p>ylHiRzbJM6Q</text:p>
          </table:table-cell>
          <table:table-cell/>
        </table:table-row>
        <table:table-row table:style-name="ro1">
          <table:table-cell office:value-type="float" office:value="36">
            <text:p>36</text:p>
          </table:table-cell>
          <table:table-cell table:formula="of:=CONCATENATE([.E$1];[.D37])" office:value-type="string" office:string-value="http://www.youtube.com/watch?v=NcN14OAmkWc">
            <text:p>http://www.youtube.com/watch?v=NcN14OAmkWc</text:p>
          </table:table-cell>
          <table:table-cell office:value-type="string">
            <text:p>Reverse Curls</text:p>
          </table:table-cell>
          <table:table-cell office:value-type="string">
            <text:p>NcN14OAmkWc</text:p>
          </table:table-cell>
          <table:table-cell/>
        </table:table-row>
        <table:table-row table:style-name="ro1">
          <table:table-cell office:value-type="float" office:value="37">
            <text:p>37</text:p>
          </table:table-cell>
          <table:table-cell table:formula="of:=CONCATENATE([.E$1];[.D38])" office:value-type="string" office:string-value="http://www.youtube.com/watch?v=IcWg5YauVJE">
            <text:p>http://www.youtube.com/watch?v=IcWg5YauVJE</text:p>
          </table:table-cell>
          <table:table-cell office:value-type="string">
            <text:p>Cableband Curls</text:p>
          </table:table-cell>
          <table:table-cell office:value-type="string">
            <text:p>IcWg5YauVJE</text:p>
          </table:table-cell>
          <table:table-cell/>
        </table:table-row>
        <table:table-row table:style-name="ro1">
          <table:table-cell office:value-type="float" office:value="38">
            <text:p>38</text:p>
          </table:table-cell>
          <table:table-cell table:formula="of:=CONCATENATE([.E$1];[.D39])" office:value-type="string" office:string-value="http://www.youtube.com/watch?v=UzXF-YK0lQ4">
            <text:p>http://www.youtube.com/watch?v=UzXF-YK0lQ4</text:p>
          </table:table-cell>
          <table:table-cell office:value-type="string">
            <text:p>Squats</text:p>
          </table:table-cell>
          <table:table-cell office:value-type="string">
            <text:p>UzXF-YK0lQ4</text:p>
          </table:table-cell>
          <table:table-cell/>
        </table:table-row>
        <table:table-row table:style-name="ro1">
          <table:table-cell office:value-type="float" office:value="39">
            <text:p>39</text:p>
          </table:table-cell>
          <table:table-cell table:formula="of:=CONCATENATE([.E$1];[.D40])" office:value-type="string" office:string-value="http://www.youtube.com/watch?v=w_CNpQYXXwI">
            <text:p>http://www.youtube.com/watch?v=w_CNpQYXXwI</text:p>
          </table:table-cell>
          <table:table-cell office:value-type="string">
            <text:p>Leg Press</text:p>
          </table:table-cell>
          <table:table-cell office:value-type="string">
            <text:p>w_CNpQYXXwI</text:p>
          </table:table-cell>
          <table:table-cell/>
        </table:table-row>
        <table:table-row table:style-name="ro1">
          <table:table-cell office:value-type="float" office:value="40">
            <text:p>40</text:p>
          </table:table-cell>
          <table:table-cell table:formula="of:=CONCATENATE([.E$1];[.D41])" office:value-type="string" office:string-value="http://www.youtube.com/watch?v=cXzRtwpl1N4">
            <text:p>http://www.youtube.com/watch?v=cXzRtwpl1N4</text:p>
          </table:table-cell>
          <table:table-cell office:value-type="string">
            <text:p>Leg Extensions</text:p>
          </table:table-cell>
          <table:table-cell office:value-type="string">
            <text:p>cXzRtwpl1N4</text:p>
          </table:table-cell>
          <table:table-cell/>
        </table:table-row>
        <table:table-row table:style-name="ro1">
          <table:table-cell office:value-type="float" office:value="41">
            <text:p>41</text:p>
          </table:table-cell>
          <table:table-cell table:formula="of:=CONCATENATE([.E$1];[.D42])" office:value-type="string" office:string-value="http://www.youtube.com/watch?v=mMsfqVat-gw">
            <text:p>http://www.youtube.com/watch?v=mMsfqVat-gw</text:p>
          </table:table-cell>
          <table:table-cell office:value-type="string">
            <text:p>Good Mornings</text:p>
          </table:table-cell>
          <table:table-cell office:value-type="string">
            <text:p>mMsfqVat-gw</text:p>
          </table:table-cell>
          <table:table-cell/>
        </table:table-row>
        <table:table-row table:style-name="ro1">
          <table:table-cell office:value-type="float" office:value="42">
            <text:p>42</text:p>
          </table:table-cell>
          <table:table-cell table:formula="of:=CONCATENATE([.E$1];[.D43])" office:value-type="string" office:string-value="http://www.youtube.com/watch?v=XkI78H4vthg">
            <text:p>http://www.youtube.com/watch?v=XkI78H4vthg</text:p>
          </table:table-cell>
          <table:table-cell office:value-type="string">
            <text:p>Straight Leg Deadlift</text:p>
          </table:table-cell>
          <table:table-cell office:value-type="string">
            <text:p>XkI78H4vthg</text:p>
          </table:table-cell>
          <table:table-cell/>
        </table:table-row>
        <table:table-row table:style-name="ro1">
          <table:table-cell office:value-type="float" office:value="43">
            <text:p>43</text:p>
          </table:table-cell>
          <table:table-cell table:formula="of:=CONCATENATE([.E$1];[.D44])" office:value-type="string" office:string-value="http://www.youtube.com/watch?v=BoGRTFmAk-s">
            <text:p>http://www.youtube.com/watch?v=BoGRTFmAk-s</text:p>
          </table:table-cell>
          <table:table-cell office:value-type="string">
            <text:p>Leg Curls</text:p>
          </table:table-cell>
          <table:table-cell office:value-type="string">
            <text:p>BoGRTFmAk-s</text:p>
          </table:table-cell>
          <table:table-cell/>
        </table:table-row>
        <table:table-row table:style-name="ro1">
          <table:table-cell office:value-type="float" office:value="44">
            <text:p>44</text:p>
          </table:table-cell>
          <table:table-cell table:formula="of:=CONCATENATE([.E$1];[.D45])" office:value-type="string" office:string-value="http://www.youtube.com/watch?v=0Vx40ORa6Tg">
            <text:p>http://www.youtube.com/watch?v=0Vx40ORa6Tg</text:p>
          </table:table-cell>
          <table:table-cell office:value-type="string">
            <text:p>Calf Raises</text:p>
          </table:table-cell>
          <table:table-cell office:value-type="string">
            <text:p>0Vx40ORa6Tg</text:p>
          </table:table-cell>
          <table:table-cell/>
        </table:table-row>
        <table:table-row table:style-name="ro1">
          <table:table-cell office:value-type="float" office:value="45">
            <text:p>45</text:p>
          </table:table-cell>
          <table:table-cell table:formula="of:=CONCATENATE([.E$1];[.D46])" office:value-type="string" office:string-value="http://www.youtube.com/watch?v=rUCGRUn1fjw">
            <text:p>http://www.youtube.com/watch?v=rUCGRUn1fjw</text:p>
          </table:table-cell>
          <table:table-cell office:value-type="string">
            <text:p>Hip Abductor/Adductor</text:p>
          </table:table-cell>
          <table:table-cell office:value-type="string">
            <text:p>rUCGRUn1fjw</text:p>
          </table:table-cell>
          <table:table-cell/>
        </table:table-row>
        <table:table-row table:style-name="ro1">
          <table:table-cell office:value-type="float" office:value="46">
            <text:p>46</text:p>
          </table:table-cell>
          <table:table-cell table:formula="of:=CONCATENATE([.E$1];[.D47])" office:value-type="string" office:string-value="http://www.youtube.com/watch?v=t62qo5xzn8Y">
            <text:p>http://www.youtube.com/watch?v=t62qo5xzn8Y</text:p>
          </table:table-cell>
          <table:table-cell office:value-type="string">
            <text:p>Lunges</text:p>
          </table:table-cell>
          <table:table-cell office:value-type="string">
            <text:p>t62qo5xzn8Y</text:p>
          </table:table-cell>
          <table:table-cell/>
        </table:table-row>
        <table:table-row table:style-name="ro1">
          <table:table-cell office:value-type="float" office:value="47">
            <text:p>47</text:p>
          </table:table-cell>
          <table:table-cell table:formula="of:=CONCATENATE([.E$1];[.D48])" office:value-type="string" office:string-value="http://www.youtube.com/watch?v=Uep0X2Myt9w">
            <text:p>http://www.youtube.com/watch?v=Uep0X2Myt9w</text:p>
          </table:table-cell>
          <table:table-cell office:value-type="string">
            <text:p>Hammer Curls</text:p>
          </table:table-cell>
          <table:table-cell office:value-type="string">
            <text:p>Uep0X2Myt9w</text:p>
          </table:table-cell>
          <table:table-cell/>
        </table:table-row>
        <table:table-row table:style-name="ro1">
          <table:table-cell office:value-type="float" office:value="48">
            <text:p>48</text:p>
          </table:table-cell>
          <table:table-cell table:formula="of:=CONCATENATE([.E$1];[.D49])" office:value-type="string" office:string-value="http://www.youtube.com/watch?v=F8L_Brnh2Yo">
            <text:p>http://www.youtube.com/watch?v=F8L_Brnh2Yo</text:p>
          </table:table-cell>
          <table:table-cell office:value-type="string">
            <text:p>Alternate Bandbell Curls</text:p>
          </table:table-cell>
          <table:table-cell office:value-type="string">
            <text:p>F8L_Brnh2Yo</text:p>
          </table:table-cell>
          <table:table-cell/>
        </table:table-row>
        <table:table-row table:style-name="ro1">
          <table:table-cell office:value-type="float" office:value="49">
            <text:p>49</text:p>
          </table:table-cell>
          <table:table-cell table:formula="of:=CONCATENATE([.E$1];[.D50])" office:value-type="string" office:string-value="http://www.youtube.com/watch?v=iamLan3cu9I">
            <text:p>http://www.youtube.com/watch?v=iamLan3cu9I</text:p>
          </table:table-cell>
          <table:table-cell office:value-type="string">
            <text:p>Concentration Curls</text:p>
          </table:table-cell>
          <table:table-cell office:value-type="string">
            <text:p>iamLan3cu9I</text:p>
          </table:table-cell>
          <table:table-cell/>
        </table:table-row>
        <table:table-row table:style-name="ro1">
          <table:table-cell office:value-type="float" office:value="50">
            <text:p>50</text:p>
          </table:table-cell>
          <table:table-cell table:formula="of:=CONCATENATE([.E$1];[.D51])" office:value-type="string" office:string-value="http://www.youtube.com/watch?v=2vs880O_0KU">
            <text:p>http://www.youtube.com/watch?v=2vs880O_0KU</text:p>
          </table:table-cell>
          <table:table-cell office:value-type="string">
            <text:p>Incline Bench Press</text:p>
          </table:table-cell>
          <table:table-cell office:value-type="string">
            <text:p>2vs880O_0KU</text:p>
          </table:table-cell>
          <table:table-cell/>
        </table:table-row>
        <table:table-row table:style-name="ro1">
          <table:table-cell office:value-type="float" office:value="51">
            <text:p>51</text:p>
          </table:table-cell>
          <table:table-cell table:formula="of:=CONCATENATE([.E$1];[.D52])" office:value-type="string" office:string-value="http://www.youtube.com/watch?v=UitTJ93-pfE">
            <text:p>http://www.youtube.com/watch?v=UitTJ93-pfE</text:p>
          </table:table-cell>
          <table:table-cell office:value-type="string">
            <text:p>Decline Bench Press</text:p>
          </table:table-cell>
          <table:table-cell office:value-type="string">
            <text:p>UitTJ93-pfE</text:p>
          </table:table-cell>
          <table:table-cell/>
        </table:table-row>
        <table:table-row table:style-name="ro1">
          <table:table-cell office:value-type="float" office:value="52">
            <text:p>52</text:p>
          </table:table-cell>
          <table:table-cell table:formula="of:=CONCATENATE([.E$1];[.D53])" office:value-type="string" office:string-value="http://www.youtube.com/watch?v=MExNxyMjxzI">
            <text:p>http://www.youtube.com/watch?v=MExNxyMjxzI</text:p>
          </table:table-cell>
          <table:table-cell office:value-type="string">
            <text:p>Push Up Press</text:p>
          </table:table-cell>
          <table:table-cell office:value-type="string">
            <text:p>MExNxyMjxzI</text:p>
          </table:table-cell>
          <table:table-cell/>
        </table:table-row>
        <table:table-row table:style-name="ro1">
          <table:table-cell office:value-type="float" office:value="53">
            <text:p>53</text:p>
          </table:table-cell>
          <table:table-cell table:formula="of:=CONCATENATE([.E$1];[.D54])" office:value-type="string" office:string-value="http://www.youtube.com/watch?v=ps63_HkTfaM">
            <text:p>http://www.youtube.com/watch?v=ps63_HkTfaM</text:p>
          </table:table-cell>
          <table:table-cell office:value-type="string">
            <text:p>Flyes</text:p>
          </table:table-cell>
          <table:table-cell office:value-type="string">
            <text:p>ps63_HkTfaM</text:p>
          </table:table-cell>
          <table:table-cell/>
        </table:table-row>
        <table:table-row table:style-name="ro1">
          <table:table-cell office:value-type="float" office:value="54">
            <text:p>54</text:p>
          </table:table-cell>
          <table:table-cell table:formula="of:=CONCATENATE([.E$1];[.D55])" office:value-type="string" office:string-value="http://www.youtube.com/watch?v=9g4bP0X9ROI">
            <text:p>http://www.youtube.com/watch?v=9g4bP0X9ROI</text:p>
          </table:table-cell>
          <table:table-cell office:value-type="string">
            <text:p>Pull Over</text:p>
          </table:table-cell>
          <table:table-cell office:value-type="string">
            <text:p>9g4bP0X9ROI</text:p>
          </table:table-cell>
          <table:table-cell/>
        </table:table-row>
        <table:table-row table:style-name="ro1">
          <table:table-cell office:value-type="float" office:value="55">
            <text:p>55</text:p>
          </table:table-cell>
          <table:table-cell table:formula="of:=CONCATENATE([.E$1];[.D56])" office:value-type="string" office:string-value="http://www.youtube.com/watch?v=4nMIhTGjgiU">
            <text:p>http://www.youtube.com/watch?v=4nMIhTGjgiU</text:p>
          </table:table-cell>
          <table:table-cell office:value-type="string">
            <text:p>Flat Bench Press</text:p>
          </table:table-cell>
          <table:table-cell office:value-type="string">
            <text:p>4nMIhTGjgiU</text:p>
          </table:table-cell>
          <table:table-cell/>
        </table:table-row>
        <table:table-row table:style-name="ro1">
          <table:table-cell office:value-type="float" office:value="56">
            <text:p>56</text:p>
          </table:table-cell>
          <table:table-cell table:formula="of:=CONCATENATE([.E$1];[.D57])" office:value-type="string" office:string-value="http://www.youtube.com/watch?v=nx5rzo2-E18">
            <text:p>http://www.youtube.com/watch?v=nx5rzo2-E18</text:p>
          </table:table-cell>
          <table:table-cell office:value-type="string">
            <text:p>Superman</text:p>
          </table:table-cell>
          <table:table-cell office:value-type="string">
            <text:p>nx5rzo2-E18</text:p>
          </table:table-cell>
          <table:table-cell/>
        </table:table-row>
        <table:table-row table:style-name="ro1">
          <table:table-cell office:value-type="float" office:value="57">
            <text:p>57</text:p>
          </table:table-cell>
          <table:table-cell table:formula="of:=CONCATENATE([.E$1];[.D58])" office:value-type="string" office:string-value="http://www.youtube.com/watch?v=Zr4O7UtQyak">
            <text:p>http://www.youtube.com/watch?v=Zr4O7UtQyak</text:p>
          </table:table-cell>
          <table:table-cell office:value-type="string">
            <text:p>Twist</text:p>
          </table:table-cell>
          <table:table-cell office:value-type="string">
            <text:p>Zr4O7UtQyak</text:p>
          </table:table-cell>
          <table:table-cell/>
        </table:table-row>
        <table:table-row table:style-name="ro1">
          <table:table-cell office:value-type="float" office:value="58">
            <text:p>58</text:p>
          </table:table-cell>
          <table:table-cell table:formula="of:=CONCATENATE([.E$1];[.D59])" office:value-type="string" office:string-value="http://www.youtube.com/watch?v=LJGhfESC0ZA">
            <text:p>http://www.youtube.com/watch?v=LJGhfESC0ZA</text:p>
          </table:table-cell>
          <table:table-cell office:value-type="string">
            <text:p>Woodchopper</text:p>
          </table:table-cell>
          <table:table-cell office:value-type="string">
            <text:p>LJGhfESC0ZA</text:p>
          </table:table-cell>
          <table:table-cell/>
        </table:table-row>
        <table:table-row table:style-name="ro1">
          <table:table-cell office:value-type="float" office:value="59">
            <text:p>59</text:p>
          </table:table-cell>
          <table:table-cell table:formula="of:=CONCATENATE([.E$1];[.D60])" office:value-type="string" office:string-value="http://www.youtube.com/watch?v=jflNR4Pwzvk">
            <text:p>http://www.youtube.com/watch?v=jflNR4Pwzvk</text:p>
          </table:table-cell>
          <table:table-cell office:value-type="string">
            <text:p>Side Bend</text:p>
          </table:table-cell>
          <table:table-cell office:value-type="string">
            <text:p>jflNR4Pwzvk</text:p>
          </table:table-cell>
          <table:table-cell/>
        </table:table-row>
        <table:table-row table:style-name="ro1">
          <table:table-cell office:value-type="float" office:value="60">
            <text:p>60</text:p>
          </table:table-cell>
          <table:table-cell table:formula="of:=CONCATENATE([.E$1];[.D61])" office:value-type="string" office:string-value="http://www.youtube.com/watch?v=x08cnn2au-k">
            <text:p>http://www.youtube.com/watch?v=x08cnn2au-k</text:p>
          </table:table-cell>
          <table:table-cell office:value-type="string">
            <text:p>Side Bridge</text:p>
          </table:table-cell>
          <table:table-cell office:value-type="string">
            <text:p>x08cnn2au-k</text:p>
          </table:table-cell>
          <table:table-cell/>
        </table:table-row>
        <table:table-row table:style-name="ro1">
          <table:table-cell office:value-type="float" office:value="61">
            <text:p>61</text:p>
          </table:table-cell>
          <table:table-cell table:formula="of:=CONCATENATE([.E$1];[.D62])" office:value-type="string" office:string-value="http://www.youtube.com/watch?v=blysxRVTFHs">
            <text:p>http://www.youtube.com/watch?v=blysxRVTFHs</text:p>
          </table:table-cell>
          <table:table-cell office:value-type="string">
            <text:p>Obliquatory</text:p>
          </table:table-cell>
          <table:table-cell office:value-type="string">
            <text:p>blysxRVTFHs</text:p>
          </table:table-cell>
          <table:table-cell/>
        </table:table-row>
        <table:table-row table:style-name="ro1">
          <table:table-cell office:value-type="float" office:value="62">
            <text:p>62</text:p>
          </table:table-cell>
          <table:table-cell table:formula="of:=CONCATENATE([.E$1];[.D63])" office:value-type="string" office:string-value="http://www.youtube.com/watch?v=TsTLSDoDWh4">
            <text:p>http://www.youtube.com/watch?v=TsTLSDoDWh4</text:p>
          </table:table-cell>
          <table:table-cell office:value-type="string">
            <text:p>Plank</text:p>
          </table:table-cell>
          <table:table-cell office:value-type="string">
            <text:p>TsTLSDoDWh4</text:p>
          </table:table-cell>
          <table:table-cell/>
        </table:table-row>
        <table:table-row table:style-name="ro1">
          <table:table-cell office:value-type="float" office:value="63">
            <text:p>63</text:p>
          </table:table-cell>
          <table:table-cell table:formula="of:=CONCATENATE([.E$1];[.D64])" office:value-type="string" office:string-value="http://www.youtube.com/watch?v=aQMiGOPjfLo">
            <text:p>http://www.youtube.com/watch?v=aQMiGOPjfLo</text:p>
          </table:table-cell>
          <table:table-cell office:value-type="string">
            <text:p>Raise</text:p>
          </table:table-cell>
          <table:table-cell office:value-type="string">
            <text:p>aQMiGOPjfLo</text:p>
          </table:table-cell>
          <table:table-cell/>
        </table:table-row>
        <table:table-row table:style-name="ro1">
          <table:table-cell office:value-type="float" office:value="64">
            <text:p>64</text:p>
          </table:table-cell>
          <table:table-cell table:formula="of:=CONCATENATE([.E$1];[.D65])" office:value-type="string" office:string-value="http://www.youtube.com/watch?v=FQRYdWrBnqk">
            <text:p>http://www.youtube.com/watch?v=FQRYdWrBnqk</text:p>
          </table:table-cell>
          <table:table-cell office:value-type="string">
            <text:p>Roll</text:p>
          </table:table-cell>
          <table:table-cell office:value-type="string">
            <text:p>FQRYdWrBnqk</text:p>
          </table:table-cell>
          <table:table-cell/>
        </table:table-row>
        <table:table-row table:style-name="ro1">
          <table:table-cell office:value-type="float" office:value="65">
            <text:p>65</text:p>
          </table:table-cell>
          <table:table-cell table:formula="of:=CONCATENATE([.E$1];[.D66])" office:value-type="string" office:string-value="http://www.youtube.com/watch?v=jCIR2fqzeZY">
            <text:p>http://www.youtube.com/watch?v=jCIR2fqzeZY</text:p>
          </table:table-cell>
          <table:table-cell office:value-type="string">
            <text:p>Hyperextension</text:p>
          </table:table-cell>
          <table:table-cell office:value-type="string">
            <text:p>jCIR2fqzeZY</text:p>
          </table:table-cell>
          <table:table-cell/>
        </table:table-row>
        <table:table-row table:style-name="ro1">
          <table:table-cell office:value-type="float" office:value="66">
            <text:p>66</text:p>
          </table:table-cell>
          <table:table-cell table:formula="of:=CONCATENATE([.E$1];[.D67])" office:value-type="string" office:string-value="http://www.youtube.com/watch?v=ij2g_uQLFcY">
            <text:p>http://www.youtube.com/watch?v=ij2g_uQLFcY</text:p>
          </table:table-cell>
          <table:table-cell office:value-type="string">
            <text:p>Aligner</text:p>
          </table:table-cell>
          <table:table-cell office:value-type="string">
            <text:p>ij2g_uQLFcY</text:p>
          </table:table-cell>
          <table:table-cell/>
        </table:table-row>
        <table:table-row table:style-name="ro1">
          <table:table-cell office:value-type="float" office:value="67">
            <text:p>67</text:p>
          </table:table-cell>
          <table:table-cell table:formula="of:=CONCATENATE([.E$1];[.D68])" office:value-type="string" office:string-value="http://www.youtube.com/watch?v=Rz-bgb-CqLE">
            <text:p>http://www.youtube.com/watch?v=Rz-bgb-CqLE</text:p>
          </table:table-cell>
          <table:table-cell office:value-type="string">
            <text:p>Bicycle</text:p>
          </table:table-cell>
          <table:table-cell office:value-type="string">
            <text:p>Rz-bgb-CqLE</text:p>
          </table:table-cell>
          <table:table-cell/>
        </table:table-row>
        <table:table-row table:style-name="ro1">
          <table:table-cell office:value-type="float" office:value="68">
            <text:p>68</text:p>
          </table:table-cell>
          <table:table-cell table:formula="of:=CONCATENATE([.E$1];[.D69])" office:value-type="string" office:string-value="http://www.youtube.com/watch?v=BtS88DXwAcI">
            <text:p>http://www.youtube.com/watch?v=BtS88DXwAcI</text:p>
          </table:table-cell>
          <table:table-cell office:value-type="string">
            <text:p>Crunch</text:p>
          </table:table-cell>
          <table:table-cell office:value-type="string">
            <text:p>BtS88DXwAcI</text:p>
          </table:table-cell>
          <table:table-cell/>
        </table:table-row>
        <table:table-row table:style-name="ro1">
          <table:table-cell office:value-type="float" office:value="69">
            <text:p>69</text:p>
          </table:table-cell>
          <table:table-cell table:formula="of:=CONCATENATE([.E$1];[.D70])" office:value-type="string" office:string-value="http://www.youtube.com/watch?v=_lFp96wnjmA">
            <text:p>http://www.youtube.com/watch?v=_lFp96wnjmA</text:p>
          </table:table-cell>
          <table:table-cell office:value-type="string">
            <text:p>Squeeze</text:p>
          </table:table-cell>
          <table:table-cell office:value-type="string">
            <text:p>_lFp96wnjmA</text:p>
          </table:table-cell>
          <table:table-cell/>
        </table:table-row>
      </table:table>
      <table:table table:name="Sheet3" table:style-name="ta10">
        <office:forms form:automatic-focus="false" form:apply-design-mode="false"/>
        <table:table-column table:style-name="co1" table:default-cell-style-name="Default"/>
        <table:table-column table:style-name="co5" table:number-columns-repeated="2" table:default-cell-style-name="Default"/>
        <table:table-column table:style-name="co15" table:default-cell-style-name="Default"/>
        <table:table-column table:style-name="co5" table:number-columns-repeated="2" table:default-cell-style-name="Default"/>
        <table:table-column table:style-name="co11" table:default-cell-style-name="Default"/>
        <table:table-column table:style-name="co5" table:number-columns-repeated="1017" table:default-cell-style-name="Default"/>
        <table:table-row table:style-name="ro2">
          <table:table-cell office:value-type="string">
            <text:p>name</text:p>
          </table:table-cell>
          <table:table-cell office:value-type="string">
            <text:p>description</text:p>
          </table:table-cell>
          <table:table-cell office:value-type="string">
            <text:p>tips/variations</text:p>
          </table:table-cell>
          <table:table-cell office:value-type="string">
            <text:p>target muscles</text:p>
          </table:table-cell>
          <table:table-cell office:value-type="string">
            <text:p>post</text:p>
          </table:table-cell>
          <table:table-cell office:value-type="string">
            <text:p>ap height</text:p>
          </table:table-cell>
          <table:table-cell office:value-type="string">
            <text:p>force</text:p>
          </table:table-cell>
          <table:table-cell office:value-type="string">
            <text:p>positions</text:p>
          </table:table-cell>
          <table:table-cell office:value-type="string">
            <text:p>grip options</text:p>
          </table:table-cell>
          <table:table-cell office:value-type="string">
            <text:p>location</text:p>
          </table:table-cell>
          <table:table-cell office:value-type="string">
            <text:p>category</text:p>
          </table:table-cell>
          <table:table-cell table:number-columns-repeated="1013"/>
        </table:table-row>
        <table:table-row table:style-name="ro2">
          <table:table-cell office:value-type="string">
            <text:p>Horizontal Extensions</text:p>
          </table:table-cell>
          <table:table-cell table:style-name="ce6" office:value-type="string">
            <text:p>Grasping the bar or band in front of your forehead, push forward in a semi-circular arch until your arms are fully extended in front of you.</text:p>
          </table:table-cell>
          <table:table-cell table:style-name="ce8" office:value-type="string">
            <text:p>Tips</text:p>
            <text:p>- Bend your knees slightly.</text:p>
            <text:p>- Space the band ends wider apart to increase resistance. </text:p>
            <text:p>- Keep upper arms stationary to isolate triceps.</text:p>
            <text:p>Variations</text:p>
            <text:p>1. Wrap one band around an overhead post and assume a bent-over position with the A.P. directly above your head.</text:p>
          </table:table-cell>
          <table:table-cell office:value-type="string">
            <text:p>triceps</text:p>
          </table:table-cell>
          <table:table-cell office:value-type="string">
            <text:p>rear,overhead</text:p>
          </table:table-cell>
          <table:table-cell office:value-type="string">
            <text:p>head</text:p>
          </table:table-cell>
          <table:table-cell office:value-type="string">
            <text:p>push</text:p>
          </table:table-cell>
          <table:table-cell office:value-type="string">
            <text:p>upright,bent over, seated</text:p>
          </table:table-cell>
          <table:table-cell office:value-type="string">
            <text:p>bar,handgrips</text:p>
          </table:table-cell>
          <table:table-cell office:value-type="string">
            <text:p>ynTbPnbtajQ</text:p>
          </table:table-cell>
          <table:table-cell office:value-type="string">
            <text:p>tricep</text:p>
          </table:table-cell>
          <table:table-cell table:number-columns-repeated="1013"/>
        </table:table-row>
        <table:table-row table:style-name="ro2">
          <table:table-cell office:value-type="string">
            <text:p>Lat-Band Pullown</text:p>
          </table:table-cell>
          <table:table-cell table:style-name="ce6" office:value-type="string">
            <text:p>With arms extended up, squeeze your shoulder blades together and slowly pull the band down towards your chest until your elbows are fully bent.</text:p>
          </table:table-cell>
          <table:table-cell table:style-name="ce8" office:value-type="string">
            <text:p>Tips</text:p>
            <text:p>- Relax your arms and lead with elbows. Keep the rest of your body motionless. </text:p>
            <text:p>- A close grip will engage rhomboid muscles and an underhand grip will also engage biceps.</text:p>
            <text:p>- A high post may allow you to stand where a low post may require you to sit, kneel, or take a staggered stance with one foot in front of the other. </text:p>
            <text:p>- Change your approach periodically for a well-rounded workout.</text:p>
            <text:p>Variations</text:p>
            <text:p>1. Explore your range of grip options: wide or close grip combined with either overhand or underhand holds. </text:p>
            <text:p>2. Lean forward and pull the bands down behind your head.</text:p>
            <text:p>3. Lean back and pull the bands down toward your chest. </text:p>
            <text:p>4. No A.P: grasp one side of a band in both hands with arms extended above head and pull your arms down laterally as you stretch the band.</text:p>
          </table:table-cell>
          <table:table-cell office:value-type="string">
            <text:p>lats(mid/upper back)</text:p>
          </table:table-cell>
          <table:table-cell table:number-columns-repeated="2" office:value-type="string">
            <text:p>overhead</text:p>
          </table:table-cell>
          <table:table-cell office:value-type="string">
            <text:p>pull</text:p>
          </table:table-cell>
          <table:table-cell office:value-type="string">
            <text:p>upright,bent over, seated</text:p>
          </table:table-cell>
          <table:table-cell office:value-type="string">
            <text:p>bar,handgrips</text:p>
          </table:table-cell>
          <table:table-cell office:value-type="string">
            <text:p>BAyohbHFCE0</text:p>
          </table:table-cell>
          <table:table-cell office:value-type="string">
            <text:p>back</text:p>
          </table:table-cell>
          <table:table-cell table:number-columns-repeated="1013"/>
        </table:table-row>
        <table:table-row table:style-name="ro2">
          <table:table-cell office:value-type="string">
            <text:p>Seated Band Rows</text:p>
          </table:table-cell>
          <table:table-cell table:style-name="ce7" office:value-type="string">
            <text:p>With your arms extended forward, squeeze your shoulder blades together as you pull the band back as far as you can toward your stomach.</text:p>
            <text:p>Tips</text:p>
            <text:p>- Don't let your arms and shoulders do all the work. </text:p>
            <text:p>- Keep your torso still, knees slightly bent, chest out and back straight. </text:p>
            <text:p>- Tighten your abs and try not to rock back and forth. </text:p>
            <text:p>Variations</text:p>
            <text:p>1. Pull one arm back at a time or both simultaneously. </text:p>
            <text:p>2. Insert a bar for different grip combinations (close/wide and overhand/underhand). </text:p>
            <text:p>3. Use two bands to lower the resistance- either around each foot or interlocked at their midpoints.</text:p>
          </table:table-cell>
          <table:table-cell/>
          <table:table-cell office:value-type="string">
            <text:p>lats (mid back)</text:p>
          </table:table-cell>
          <table:table-cell office:value-type="string">
            <text:p>front</text:p>
          </table:table-cell>
          <table:table-cell office:value-type="string">
            <text:p>belly button</text:p>
          </table:table-cell>
          <table:table-cell office:value-type="string">
            <text:p>pull</text:p>
          </table:table-cell>
          <table:table-cell office:value-type="string">
            <text:p>seated</text:p>
          </table:table-cell>
          <table:table-cell office:value-type="string">
            <text:p>bar, handgrips</text:p>
          </table:table-cell>
          <table:table-cell office:value-type="string">
            <text:p>PwSbB0uQ2DM</text:p>
          </table:table-cell>
          <table:table-cell office:value-type="string">
            <text:p>back</text:p>
          </table:table-cell>
          <table:table-cell table:number-columns-repeated="1013"/>
        </table:table-row>
        <table:table-row table:style-name="ro2">
          <table:table-cell office:value-type="string">
            <text:p>Bent Over Band-Rows</text:p>
          </table:table-cell>
          <table:table-cell office:value-type="string">
            <text:p>Wrap one band around elevated foot or front post, bend over slightly at the hips and grasp an end in each hand. Pull the band toward your abdomen.</text:p>
          </table:table-cell>
          <table:table-cell table:style-name="ce8" office:value-type="string">
            <text:p>Tips</text:p>
            <text:p>- Keep abs tight and upper body still. </text:p>
            <text:p>- Lift your chest to maintain the natural arch in your back. </text:p>
            <text:p>- Pull hands toward stomach to engage lower lats; pull hands in higher toward chest to engage upper lats.</text:p>
            <text:p>- Experiment with different grip options and A.P. heights.</text:p>
            <text:p>Variations</text:p>
            <text:p>1. Use a different front post.</text:p>
          </table:table-cell>
          <table:table-cell office:value-type="string">
            <text:p>lats(mid/upper back)</text:p>
          </table:table-cell>
          <table:table-cell office:value-type="string">
            <text:p>front</text:p>
          </table:table-cell>
          <table:table-cell office:value-type="string">
            <text:p>knees</text:p>
          </table:table-cell>
          <table:table-cell office:value-type="string">
            <text:p>pull</text:p>
          </table:table-cell>
          <table:table-cell office:value-type="string">
            <text:p>bent over</text:p>
          </table:table-cell>
          <table:table-cell office:value-type="string">
            <text:p>bar,handgrips</text:p>
          </table:table-cell>
          <table:table-cell office:value-type="string">
            <text:p>EItAHPE6OC0</text:p>
          </table:table-cell>
          <table:table-cell office:value-type="string">
            <text:p>back</text:p>
          </table:table-cell>
          <table:table-cell table:number-columns-repeated="1013"/>
        </table:table-row>
        <table:table-row table:style-name="ro2">
          <table:table-cell office:value-type="string">
            <text:p>Straight Arm Pulldowns</text:p>
          </table:table-cell>
          <table:table-cell office:value-type="string">
            <text:p>With arms extended up and hands about shoulder width apart, pull the bar/band down toward your waist.</text:p>
          </table:table-cell>
          <table:table-cell table:style-name="ce8" office:value-type="string">
            <text:p>Tips</text:p>
            <text:p>- Keep shoulder blades drawn tightly together, elbows slightly bent in a fixed position and wrists straight. </text:p>
            <text:p>- Be creative with your positioning- stand on a platform, kneel, sit or bend over at the waist to adjust your height; lower yourself to raise the resistance.</text:p>
            <text:p>- Take a small step forward or backward to modify your 'pulldown'.</text:p>
            <text:p>Variations</text:p>
            <text:p>1. Explore different grip options.</text:p>
            <text:p>2. Interlock bands at their midpoints when using a high overhead post to lower resistance.</text:p>
          </table:table-cell>
          <table:table-cell office:value-type="string">
            <text:p>lats (upper back)</text:p>
          </table:table-cell>
          <table:table-cell table:number-columns-repeated="2" office:value-type="string">
            <text:p>overhead</text:p>
          </table:table-cell>
          <table:table-cell office:value-type="string">
            <text:p>pull</text:p>
          </table:table-cell>
          <table:table-cell office:value-type="string">
            <text:p>upright,bent over, seated</text:p>
          </table:table-cell>
          <table:table-cell office:value-type="string">
            <text:p>bar,handgrips</text:p>
          </table:table-cell>
          <table:table-cell office:value-type="string">
            <text:p>_acW_m7NJiI</text:p>
          </table:table-cell>
          <table:table-cell office:value-type="string">
            <text:p>back</text:p>
          </table:table-cell>
          <table:table-cell table:number-columns-repeated="1013"/>
        </table:table-row>
        <table:table-row table:style-name="ro2">
          <table:table-cell office:value-type="string">
            <text:p>Reverse Flyes</text:p>
          </table:table-cell>
          <table:table-cell office:value-type="string">
            <text:p>With arms extended forward, pull your arms back in a circular motion as far as you can.</text:p>
          </table:table-cell>
          <table:table-cell table:style-name="ce8" office:value-type="string">
            <text:p>Tips</text:p>
            <text:p>- Focus on pinching your shoulder blades together. </text:p>
            <text:p>- Keep elbows fixed in a slightly bent position and arms elevated at the same height. </text:p>
            <text:p>Variations</text:p>
            <text:p>1. Use a lower A.P. and pull the band back at a slightly upward angle. </text:p>
            <text:p>2. Use a higher A.P. and pull the band back at a slightly downward angle.</text:p>
            <text:p>3. No A.P: Grasp one band in both hands. Starting with hands close together, replicate the same movement by pulling your arms back and hands apart as if trying to touch your elbows together behind your back.</text:p>
          </table:table-cell>
          <table:table-cell office:value-type="string">
            <text:p>lats, deltoids</text:p>
          </table:table-cell>
          <table:table-cell office:value-type="string">
            <text:p>front</text:p>
          </table:table-cell>
          <table:table-cell office:value-type="string">
            <text:p>shoulders</text:p>
          </table:table-cell>
          <table:table-cell office:value-type="string">
            <text:p>pull</text:p>
          </table:table-cell>
          <table:table-cell office:value-type="string">
            <text:p>upright,bent over, seated</text:p>
          </table:table-cell>
          <table:table-cell office:value-type="string">
            <text:p>handgrips</text:p>
          </table:table-cell>
          <table:table-cell office:value-type="string">
            <text:p>aPnR2b7uieE</text:p>
          </table:table-cell>
          <table:table-cell office:value-type="string">
            <text:p>back</text:p>
          </table:table-cell>
          <table:table-cell table:number-columns-repeated="1013"/>
        </table:table-row>
        <table:table-row table:style-name="ro2">
          <table:table-cell office:value-type="string">
            <text:p>Deadlift</text:p>
          </table:table-cell>
          <table:table-cell office:value-type="string">
            <text:p>In a bent-over position with palms facing your body, pull yourself up with your core and raise your chest until you are in an upright position. Keep arms by your side and back straight. Slowly lower torso back to starting position by pulling your hips back and keeping your shoulders over your ankles.</text:p>
          </table:table-cell>
          <table:table-cell table:style-name="ce8" office:value-type="string">
            <text:p><text:a xlink:href="http://www.youtube.com/playlist?list=PL7A16C061DB75C6CB">Tips
- All body movement should originate by bending at the hips. 
- Keeps abs tight to prevent strain on lower back. 
- Hips, lower back and abs should work together like a crane that comfortably pulls you up and lowers you into place. 
- Use your arms as hooks to hold the band or bar without assisting in the lift. 
- Keep your back straight and knees slightly bent.
Variations
1. Keep legs completely straight for the STRAIGHT LEG DEADLIFT(http://www.youtube.com/watch?v=XkI78H4vthg), to exercise hamstring and glute muscles. Refer to Legs Section(http://www.youtube.com/playlist?list=PL7A16C061DB75C6CB).</text:a></text:p>
          </table:table-cell>
          <table:table-cell office:value-type="string">
            <text:p>lower back, hams, core</text:p>
          </table:table-cell>
          <table:table-cell office:value-type="string">
            <text:p>low</text:p>
          </table:table-cell>
          <table:table-cell office:value-type="string">
            <text:p>feet</text:p>
          </table:table-cell>
          <table:table-cell office:value-type="string">
            <text:p>pull</text:p>
          </table:table-cell>
          <table:table-cell office:value-type="string">
            <text:p>upright</text:p>
          </table:table-cell>
          <table:table-cell office:value-type="string">
            <text:p>bar, handgrips</text:p>
          </table:table-cell>
          <table:table-cell office:value-type="string">
            <text:p>XbmlMh4PB6I</text:p>
          </table:table-cell>
          <table:table-cell office:value-type="string">
            <text:p>back</text:p>
          </table:table-cell>
          <table:table-cell table:number-columns-repeated="1013"/>
        </table:table-row>
        <table:table-row table:style-name="ro2">
          <table:table-cell office:value-type="string">
            <text:p>Kickbacks</text:p>
          </table:table-cell>
          <table:table-cell office:value-type="string">
            <text:p>In a bent-over position with your elbows bent at a 90° angle, pull the band(s) back until your arms are fully extended behind you.</text:p>
          </table:table-cell>
          <table:table-cell table:style-name="ce8" office:value-type="string">
            <text:p>Tips</text:p>
            <text:p>- Keep elbows fixed by your side to engage triceps, avoiding help from deltoids. </text:p>
            <text:p>- Keep feet close together with torso still and back straight for balance. </text:p>
            <text:p>- Take a step back to raise resistance.</text:p>
            <text:p>Variations</text:p>
            <text:p>1. Wrap one band around a front post for higher resistance. </text:p>
            <text:p>2. Alternate one arm at a time to isolate each side.</text:p>
          </table:table-cell>
          <table:table-cell office:value-type="string">
            <text:p>triceps</text:p>
          </table:table-cell>
          <table:table-cell office:value-type="string">
            <text:p>front</text:p>
          </table:table-cell>
          <table:table-cell office:value-type="string">
            <text:p>knees</text:p>
          </table:table-cell>
          <table:table-cell office:value-type="string">
            <text:p>push</text:p>
          </table:table-cell>
          <table:table-cell office:value-type="string">
            <text:p>bent over</text:p>
          </table:table-cell>
          <table:table-cell office:value-type="string">
            <text:p>handgrips</text:p>
          </table:table-cell>
          <table:table-cell office:value-type="string">
            <text:p>LzqmKVhS5ro</text:p>
          </table:table-cell>
          <table:table-cell office:value-type="string">
            <text:p>tricep</text:p>
          </table:table-cell>
          <table:table-cell table:number-columns-repeated="1013"/>
        </table:table-row>
        <table:table-row table:style-name="ro2">
          <table:table-cell office:value-type="string">
            <text:p>Tricep Pushdown</text:p>
          </table:table-cell>
          <table:table-cell table:style-name="ce8" office:value-type="string">
            <text:p>With elbows planted by your sides, push the band down and fully extend your arms. Pause and flex your triceps briefly at the bottom before returning to starting position.</text:p>
            <text:p>Tips</text:p>
            <text:p>- Resist the urge to put any body weight into the pushdown. </text:p>
            <text:p>- Position your feet in a staggered stance or side-byside. </text:p>
            <text:p>- Lower yourself to raise the resistance.</text:p>
            <text:p>Variations</text:p>
            <text:p>1. Wrap band over the top of an open door positioned perpendicular to your body. </text:p>
            <text:p>2. Experiment with different grip options: underhand grip will engage forearms.</text:p>
            <text:p>3. Turn your back to face away from the A.P.</text:p>
          </table:table-cell>
          <table:table-cell/>
          <table:table-cell office:value-type="string">
            <text:p>triceps</text:p>
          </table:table-cell>
          <table:table-cell office:value-type="string">
            <text:p>front</text:p>
          </table:table-cell>
          <table:table-cell office:value-type="string">
            <text:p>overhead</text:p>
          </table:table-cell>
          <table:table-cell office:value-type="string">
            <text:p>push</text:p>
          </table:table-cell>
          <table:table-cell office:value-type="string">
            <text:p>upright, bent over</text:p>
          </table:table-cell>
          <table:table-cell office:value-type="string">
            <text:p>bar,handgrips</text:p>
          </table:table-cell>
          <table:table-cell office:value-type="string">
            <text:p>UxhfbHudX9w</text:p>
          </table:table-cell>
          <table:table-cell office:value-type="string">
            <text:p>tricep</text:p>
          </table:table-cell>
          <table:table-cell table:number-columns-repeated="1013"/>
        </table:table-row>
        <table:table-row table:style-name="ro2">
          <table:table-cell office:value-type="string">
            <text:p>Dips</text:p>
          </table:table-cell>
          <table:table-cell table:style-name="ce8" office:value-type="string">
            <text:p>Place two chairs of equal height across from each other about 3-5ft (1-1.5 m) apart. Place your hands shoulder-width apart behind you on one chair and maintain your balance as you prop your feet up on the other chair. Slowly lower your body until you descend to a 90° bend in your arms, and then push yourself back up to starting position.</text:p>
            <text:p>Tips</text:p>
            <text:p>- Raise your body in one vertical line during the ascent and descent. </text:p>
            <text:p>- Keep your back as close as possible to the chair behind you. </text:p>
            <text:p>- Aside from arms, keep the rest of your body motionless.</text:p>
            <text:p>- Do not go much lower after elbows reach a 90° angle to avoid injury. </text:p>
            <text:p>Variations</text:p>
            <text:p>1. Cross feet at ankles to minimize leg movement. </text:p>
            <text:p>2. If you don't have two chairs of the same height, use any two stationary objects (i.e. bench/table/bed). Rest feet on the higher stationary object for an extra challenge.</text:p>
          </table:table-cell>
          <table:table-cell/>
          <table:table-cell office:value-type="string">
            <text:p>triceps, pecs</text:p>
          </table:table-cell>
          <table:table-cell office:value-type="string">
            <text:p>shoulders</text:p>
          </table:table-cell>
          <table:table-cell office:value-type="string">
            <text:p>none</text:p>
          </table:table-cell>
          <table:table-cell office:value-type="string">
            <text:p>push</text:p>
          </table:table-cell>
          <table:table-cell office:value-type="string">
            <text:p>seated</text:p>
          </table:table-cell>
          <table:table-cell office:value-type="string">
            <text:p>none</text:p>
          </table:table-cell>
          <table:table-cell office:value-type="string">
            <text:p>IkQcD8qGIoQ</text:p>
          </table:table-cell>
          <table:table-cell office:value-type="string">
            <text:p>tricep</text:p>
          </table:table-cell>
          <table:table-cell table:number-columns-repeated="1013"/>
        </table:table-row>
        <table:table-row table:style-name="ro2">
          <table:table-cell office:value-type="string">
            <text:p>Animals</text:p>
          </table:table-cell>
          <table:table-cell table:style-name="ce8" office:value-type="string">
            <text:p>Grasp the bar/band with your hands shoulder-width apart and bend over at the hips so that your head is under the A.P. While maintaining your arms locked in a 90º angle, pull the bar down in a circular path in front of your body.</text:p>
            <text:p>Tips</text:p>
            <text:p>- Don't let your back or chest compensate -- use your triceps! </text:p>
            <text:p>- This is a difficult lift, so start with a low resistance, increasing gradually as you maintain proper form.</text:p>
            <text:p>Variations</text:p>
            <text:p>1. If using a high overhead post interlock two bands at their midpoints.</text:p>
          </table:table-cell>
          <table:table-cell/>
          <table:table-cell office:value-type="string">
            <text:p>triceps</text:p>
          </table:table-cell>
          <table:table-cell office:value-type="string">
            <text:p>rear</text:p>
          </table:table-cell>
          <table:table-cell office:value-type="string">
            <text:p>overhead</text:p>
          </table:table-cell>
          <table:table-cell office:value-type="string">
            <text:p>push</text:p>
          </table:table-cell>
          <table:table-cell office:value-type="string">
            <text:p>bent over, supine</text:p>
          </table:table-cell>
          <table:table-cell office:value-type="string">
            <text:p>bar,handgrips</text:p>
          </table:table-cell>
          <table:table-cell office:value-type="string">
            <text:p>c2klQ_Q0RVY</text:p>
          </table:table-cell>
          <table:table-cell office:value-type="string">
            <text:p>tricep</text:p>
          </table:table-cell>
          <table:table-cell table:number-columns-repeated="1013"/>
        </table:table-row>
        <table:table-row table:style-name="ro2">
          <table:table-cell office:value-type="string">
            <text:p>Close Grip Push-Up Press</text:p>
          </table:table-cell>
          <table:table-cell table:style-name="ce8" office:value-type="string">
            <text:p>Position yourself in push-up position with hands closer to your body in order to isolate your triceps. Twist a band over, creating an X, and wrap it around your back. Start by lying flat on your stomach with your hands just under your pecs. Push yourself up to a full arm extension.</text:p>
            <text:p>Tips</text:p>
            <text:p>- Point toes down to help maintain your balance. </text:p>
            <text:p>- Remove the band to lower resistance.</text:p>
            <text:p>Variations</text:p>
            <text:p>1. Place knees on the ground and form a triangle between your torso, arms and the floor. </text:p>
            <text:p>2. Position your hands closer together for a challenge. </text:p>
            <text:p>3. Hold yourself up in a motionless position, with your body off the ground for an added challenge (static resistance training).</text:p>
          </table:table-cell>
          <table:table-cell/>
          <table:table-cell office:value-type="string">
            <text:p>triceps, pecs</text:p>
          </table:table-cell>
          <table:table-cell office:value-type="string">
            <text:p>rear (around back)</text:p>
          </table:table-cell>
          <table:table-cell office:value-type="string">
            <text:p>shoulder blades</text:p>
          </table:table-cell>
          <table:table-cell office:value-type="string">
            <text:p>push</text:p>
          </table:table-cell>
          <table:table-cell office:value-type="string">
            <text:p>prone</text:p>
          </table:table-cell>
          <table:table-cell office:value-type="string">
            <text:p>none</text:p>
          </table:table-cell>
          <table:table-cell office:value-type="string">
            <text:p>O3WpcgiY5hc</text:p>
          </table:table-cell>
          <table:table-cell office:value-type="string">
            <text:p>tricep</text:p>
          </table:table-cell>
          <table:table-cell table:number-columns-repeated="1013"/>
        </table:table-row>
        <table:table-row table:style-name="ro2">
          <table:table-cell office:value-type="string">
            <text:p>Lateral Extension</text:p>
          </table:table-cell>
          <table:table-cell table:style-name="ce8" office:value-type="string">
            <text:p>Grasp band with arms bent and palms facing out. Bend over slightly at the hips and push the band down laterally away from your body in a semi-circular arch while keeping your upper arms still. </text:p>
            <text:p>Tips</text:p>
            <text:p>- Puff your chest out to isolate triceps. </text:p>
            <text:p>- Experiment by pushing the band down at different angles from your body. </text:p>
            <text:p>- If you feel pain in your shoulders, bring your elbows more toward the front of your torso. </text:p>
            <text:p>Variations</text:p>
            <text:p>1. Face palms toward your body to engage forearms.</text:p>
          </table:table-cell>
          <table:table-cell/>
          <table:table-cell office:value-type="string">
            <text:p>triceps</text:p>
          </table:table-cell>
          <table:table-cell table:number-columns-repeated="2" office:value-type="string">
            <text:p>overhead</text:p>
          </table:table-cell>
          <table:table-cell office:value-type="string">
            <text:p>push</text:p>
          </table:table-cell>
          <table:table-cell office:value-type="string">
            <text:p>upright, bent over, seated</text:p>
          </table:table-cell>
          <table:table-cell office:value-type="string">
            <text:p>handgrips</text:p>
          </table:table-cell>
          <table:table-cell office:value-type="string">
            <text:p>uxH1UXqkQzM</text:p>
          </table:table-cell>
          <table:table-cell office:value-type="string">
            <text:p>tricep</text:p>
          </table:table-cell>
          <table:table-cell table:number-columns-repeated="1013"/>
        </table:table-row>
        <table:table-row table:style-name="ro2">
          <table:table-cell office:value-type="string">
            <text:p>Vertical Extensions</text:p>
          </table:table-cell>
          <table:table-cell table:style-name="ce8" office:value-type="string">
            <text:p>Stabilize bands as close to your heels as possible. Grasp the bands behind your head with elbows bent and push the bands up through a semi-circular arch to a full arm extension.</text:p>
            <text:p>Tips</text:p>
            <text:p>• Keep upper arms motionless beside your head to isolate triceps. </text:p>
            <text:p>• Keep your back straight, abs tight and knees slightly bent.</text:p>
            <text:p>Variations</text:p>
            <text:p>1. Sit up on your knees and wrap a band around your shins.</text:p>
            <text:p>2. No A.P. - grasp one end of a band behind you with your elbow pointed upward. Grasp the middle of the same band with your opposite hand behind your back. Extend your upper arm up while securing the band in place with the opposite hand. </text:p>
            <text:p>3. Position elbows out laterally from your body or pointed in front of you.</text:p>
          </table:table-cell>
          <table:table-cell/>
          <table:table-cell office:value-type="string">
            <text:p>triceps</text:p>
          </table:table-cell>
          <table:table-cell office:value-type="string">
            <text:p>rear</text:p>
          </table:table-cell>
          <table:table-cell office:value-type="string">
            <text:p>feet(variable)</text:p>
          </table:table-cell>
          <table:table-cell office:value-type="string">
            <text:p>push</text:p>
          </table:table-cell>
          <table:table-cell office:value-type="string">
            <text:p>upright, seated</text:p>
          </table:table-cell>
          <table:table-cell office:value-type="string">
            <text:p>bar,handgrips</text:p>
          </table:table-cell>
          <table:table-cell office:value-type="string">
            <text:p>0fAaUD4KKQw</text:p>
          </table:table-cell>
          <table:table-cell office:value-type="string">
            <text:p>tricep</text:p>
          </table:table-cell>
          <table:table-cell table:number-columns-repeated="1013"/>
        </table:table-row>
        <table:table-row table:style-name="ro2">
          <table:table-cell office:value-type="string">
            <text:p>Overhead Extensions</text:p>
          </table:table-cell>
          <table:table-cell table:style-name="ce7" office:value-type="string">
            <text:p>Begin in a bent over position with feet staggered and legs hip-width apart. Push the band forward in a horizontal line above your head to a full arm extension.</text:p>
            <text:p>Tips</text:p>
            <text:p>- Keep your upper arms and torso completely motionless. </text:p>
            <text:p>- The farther you lean forward, the more tension you will feel in your upper back. </text:p>
            <text:p>- Step forward or adjust A.P. height to alter resistance.</text:p>
            <text:p>Variations</text:p>
            <text:p>1. Use an overhand/underhand or wide/narrow grip. </text:p>
            <text:p>2. Interlock two bands at their midpoints or fasten two bands to a rear post.</text:p>
          </table:table-cell>
          <table:table-cell/>
          <table:table-cell office:value-type="string">
            <text:p>triceps</text:p>
          </table:table-cell>
          <table:table-cell office:value-type="string">
            <text:p>rear</text:p>
          </table:table-cell>
          <table:table-cell office:value-type="string">
            <text:p>neck</text:p>
          </table:table-cell>
          <table:table-cell office:value-type="string">
            <text:p>push</text:p>
          </table:table-cell>
          <table:table-cell office:value-type="string">
            <text:p>bent over, seated</text:p>
          </table:table-cell>
          <table:table-cell office:value-type="string">
            <text:p>bar,handgrips</text:p>
          </table:table-cell>
          <table:table-cell office:value-type="string">
            <text:p>vYkyPZ-9h-s</text:p>
          </table:table-cell>
          <table:table-cell office:value-type="string">
            <text:p>tricep</text:p>
          </table:table-cell>
          <table:table-cell table:number-columns-repeated="1013"/>
        </table:table-row>
        <table:table-row table:style-name="ro2">
          <table:table-cell office:value-type="string">
            <text:p>Wrapped Shoulder Extension</text:p>
          </table:table-cell>
          <table:table-cell table:style-name="ce7" office:value-type="string">
            <text:p>Wrap one band around your back and under your shoulder blades. Grasp an end in each hand. With elbows bent, extend your arms as you push the ends forward.</text:p>
            <text:p>Tips</text:p>
            <text:p>- Make sure the band is twisted over, forming an "X" behind you to avoid slippage.</text:p>
            <text:p>- Keep upper arms still.</text:p>
            <text:p>- Wear a protective layer of clothing to prevent the band from irritating your skin.</text:p>
            <text:p>Variations</text:p>
            <text:p>1. Move elbows inwards or outwards.</text:p>
          </table:table-cell>
          <table:table-cell/>
          <table:table-cell office:value-type="string">
            <text:p>triceps</text:p>
          </table:table-cell>
          <table:table-cell office:value-type="string">
            <text:p>rear</text:p>
          </table:table-cell>
          <table:table-cell office:value-type="string">
            <text:p>around shoulders</text:p>
          </table:table-cell>
          <table:table-cell office:value-type="string">
            <text:p>push</text:p>
          </table:table-cell>
          <table:table-cell office:value-type="string">
            <text:p>upright, seated</text:p>
          </table:table-cell>
          <table:table-cell office:value-type="string">
            <text:p>bar,handgrips</text:p>
          </table:table-cell>
          <table:table-cell office:value-type="string">
            <text:p>ZYzHQay4FyQ</text:p>
          </table:table-cell>
          <table:table-cell office:value-type="string">
            <text:p>tricep</text:p>
          </table:table-cell>
          <table:table-cell table:number-columns-repeated="1013"/>
        </table:table-row>
        <table:table-row table:style-name="ro2">
          <table:table-cell office:value-type="string">
            <text:p>Resisted Kicks</text:p>
          </table:table-cell>
          <table:table-cell table:style-name="ce7" office:value-type="string">
            <text:p>With the band taut and your leg extended slightly forward, squeeze your glutes and kick your leg backwards. Repeat with the other leg.</text:p>
            <text:p>Tips</text:p>
            <text:p>- Keep your leg straight and push from ankle. </text:p>
            <text:p>- Touch any stationary object for balance. </text:p>
            <text:p>- Stand tall on your supporting leg.</text:p>
            <text:p>Variations</text:p>
            <text:p>1. Face the opposite direction and kick your leg forward.</text:p>
            <text:p>2. ABDUCTOR: Turn 45° so that band is attached to your outside leg (farthest from A.P.). Kick your leg out laterally toward the opposite side.</text:p>
            <text:p>3. ADDUCTOR: Attach band to your inside leg (closest to A.P.). Kick your leg laterally across the body until it is fully extended to the opposite side. </text:p>
            <text:p>4. SEATED ABDUCTOR or ADDUCTOR: Perform from a seated position on the floor. Keep legs straight and push from ankle for every variation.</text:p>
          </table:table-cell>
          <table:table-cell/>
          <table:table-cell office:value-type="string">
            <text:p>hips, glutes, hams</text:p>
          </table:table-cell>
          <table:table-cell office:value-type="string">
            <text:p>front,rear,side</text:p>
          </table:table-cell>
          <table:table-cell office:value-type="string">
            <text:p>shins</text:p>
          </table:table-cell>
          <table:table-cell office:value-type="string">
            <text:p>pull</text:p>
          </table:table-cell>
          <table:table-cell office:value-type="string">
            <text:p>upright, seated</text:p>
          </table:table-cell>
          <table:table-cell office:value-type="string">
            <text:p>handgrips, ankle straps</text:p>
          </table:table-cell>
          <table:table-cell office:value-type="string">
            <text:p>K8aKQv8i0_s</text:p>
          </table:table-cell>
          <table:table-cell office:value-type="string">
            <text:p>leg</text:p>
          </table:table-cell>
          <table:table-cell table:number-columns-repeated="1013"/>
        </table:table-row>
        <table:table-row table:style-name="ro2">
          <table:table-cell office:value-type="string">
            <text:p>Military Press</text:p>
          </table:table-cell>
          <table:table-cell table:style-name="ce7" office:value-type="string">
            <text:p>Stabilize one band under each foot with the ends close to your heels. With arms out laterally and elbows bent at 90°, push up until your arms are extended above your head.</text:p>
            <text:p>Tips</text:p>
            <text:p>- Keep back straight and abs tight to avoid lower back strain. </text:p>
            <text:p>- Take a wider stance or loop the bands to raise resistance. </text:p>
            <text:p>- Use a bar to balance and lower overall resistance.</text:p>
            <text:p>Variations</text:p>
            <text:p>1. Lift one band at a time, moving arms in opposition to isolate each deltoid.</text:p>
            <text:p>2. Seated: Fasten two bands on either side of you or wrap one band under a low post.</text:p>
            <text:p>3. Raise bands in a straight line behind your head to engage trap muscles.</text:p>
          </table:table-cell>
          <table:table-cell/>
          <table:table-cell office:value-type="string">
            <text:p>deltoids (front &amp; medial), traps</text:p>
          </table:table-cell>
          <table:table-cell office:value-type="string">
            <text:p>low</text:p>
          </table:table-cell>
          <table:table-cell office:value-type="string">
            <text:p>feet</text:p>
          </table:table-cell>
          <table:table-cell office:value-type="string">
            <text:p>push</text:p>
          </table:table-cell>
          <table:table-cell office:value-type="string">
            <text:p>upright, seated</text:p>
          </table:table-cell>
          <table:table-cell office:value-type="string">
            <text:p>bar,handgrips</text:p>
          </table:table-cell>
          <table:table-cell office:value-type="string">
            <text:p>DDIV3c85Sgw</text:p>
          </table:table-cell>
          <table:table-cell office:value-type="string">
            <text:p>shoulder</text:p>
          </table:table-cell>
          <table:table-cell table:number-columns-repeated="1013"/>
        </table:table-row>
        <table:table-row table:style-name="ro2">
          <table:table-cell office:value-type="string">
            <text:p>Front Raises</text:p>
          </table:table-cell>
          <table:table-cell table:style-name="ce7" office:value-type="string">
            <text:p>With arms slightly bent by your side, alternate raising each arm up in front of you or raise both arms up simultaneously. Hold briefly at the point of maximum resistance before returning back to starting position.</text:p>
            <text:p>Tips</text:p>
            <text:p>- Keep elbows slightly bent in a fixed position. </text:p>
            <text:p>- Do not rock your torso back and forth. </text:p>
            <text:p>- Maintain at least minimal resistance on both bands at all times.</text:p>
            <text:p>Variations</text:p>
            <text:p>1. Raise arms simultaneously or alternate arms, raising one arm while lowering the other (arms should pass each other at the halfway point).</text:p>
            <text:p>2. Stabilize one band under both feet.</text:p>
            <text:p>3. Fasten one or two bands to a low rear post.</text:p>
            <text:p>4. 3-Way: Alternate by raising the bands directly in front of you (FRONT RAISE), out to your sides (LATERAL RAISES, http://www.youtube.com/watch?v=6wSnznVcLqk), and 45° outward away from your body</text:p>
          </table:table-cell>
          <table:table-cell/>
          <table:table-cell office:value-type="string">
            <text:p>deltoids (front)</text:p>
          </table:table-cell>
          <table:table-cell office:value-type="string">
            <text:p>low</text:p>
          </table:table-cell>
          <table:table-cell office:value-type="string">
            <text:p>under feet</text:p>
          </table:table-cell>
          <table:table-cell office:value-type="string">
            <text:p>pull</text:p>
          </table:table-cell>
          <table:table-cell office:value-type="string">
            <text:p>upright</text:p>
          </table:table-cell>
          <table:table-cell office:value-type="string">
            <text:p>bar,handgrips</text:p>
          </table:table-cell>
          <table:table-cell office:value-type="string">
            <text:p>_KPCJTDvfik</text:p>
          </table:table-cell>
          <table:table-cell office:value-type="string">
            <text:p>shoulder</text:p>
          </table:table-cell>
          <table:table-cell table:number-columns-repeated="1013"/>
        </table:table-row>
        <table:table-row table:style-name="ro2">
          <table:table-cell office:value-type="string">
            <text:p>Lateral Raises</text:p>
          </table:table-cell>
          <table:table-cell table:style-name="ce7" office:value-type="string">
            <text:p>With arms slightly bent by your side, alternate raising each arm out laterally or raise both arms up simultaneously. Hold briefly at the point of maximum resistance before returning back to starting position.</text:p>
            <text:p>Tips</text:p>
            <text:p>- Keep elbows slightly bent in a fixed position. </text:p>
            <text:p>- Do not rock your torso back and forth. </text:p>
            <text:p>- Maintain at least minimal resistance on both bands at all times.</text:p>
            <text:p>Variations</text:p>
            <text:p>1. Stabilize one band under both feet.</text:p>
            <text:p>2. Fasten one or two bands to a low rear post.</text:p>
            <text:p>3. 3-Way: Alternate by raising the bands directly in front of you (FRONT RAISE,http://www.youtube.com/watch?v=_KPCJTDvfik), out to your sides (LATERAL RAISES), and 45° outward away from your body.</text:p>
          </table:table-cell>
          <table:table-cell/>
          <table:table-cell office:value-type="string">
            <text:p>deltoids (medial)</text:p>
          </table:table-cell>
          <table:table-cell office:value-type="string">
            <text:p>low</text:p>
          </table:table-cell>
          <table:table-cell office:value-type="string">
            <text:p>under feet</text:p>
          </table:table-cell>
          <table:table-cell office:value-type="string">
            <text:p>pull</text:p>
          </table:table-cell>
          <table:table-cell office:value-type="string">
            <text:p>upright, seated, bent over</text:p>
          </table:table-cell>
          <table:table-cell office:value-type="string">
            <text:p>handgrips</text:p>
          </table:table-cell>
          <table:table-cell office:value-type="string">
            <text:p>6wSnznVcLqk</text:p>
          </table:table-cell>
          <table:table-cell office:value-type="string">
            <text:p>shoulder</text:p>
          </table:table-cell>
          <table:table-cell table:number-columns-repeated="1013"/>
        </table:table-row>
        <table:table-row table:style-name="ro2">
          <table:table-cell office:value-type="string">
            <text:p>Upright Rows</text:p>
          </table:table-cell>
          <table:table-cell table:style-name="ce7" office:value-type="string">
            <text:p>Stabilize one band under both feet, forming a triangle with the band. With your hands close together, raise the band up from your waist toward your chin, keeping hands close to your body</text:p>
            <text:p>Tips</text:p>
            <text:p>- Lead with your elbows as you lift.</text:p>
            <text:p>- Your back and trap muscles will naturally want to assist your deltoids.</text:p>
            <text:p>- This should be a smooth motion without any jerking</text:p>
            <text:p>- Spread feet apart or loop band to raise resistance.</text:p>
            <text:p>Variations</text:p>
            <text:p>1. Use a different low front post to lower or shift the resistance. </text:p>
            <text:p>2. Stabilize one band under each foot.</text:p>
          </table:table-cell>
          <table:table-cell/>
          <table:table-cell office:value-type="string">
            <text:p>deltoids, lats</text:p>
          </table:table-cell>
          <table:table-cell office:value-type="string">
            <text:p>low</text:p>
          </table:table-cell>
          <table:table-cell office:value-type="string">
            <text:p>under feet</text:p>
          </table:table-cell>
          <table:table-cell office:value-type="string">
            <text:p>pull</text:p>
          </table:table-cell>
          <table:table-cell office:value-type="string">
            <text:p>upright</text:p>
          </table:table-cell>
          <table:table-cell office:value-type="string">
            <text:p>bar,handgrips</text:p>
          </table:table-cell>
          <table:table-cell office:value-type="string">
            <text:p>iujpzeXv8bA</text:p>
          </table:table-cell>
          <table:table-cell office:value-type="string">
            <text:p>shoulder</text:p>
          </table:table-cell>
          <table:table-cell table:number-columns-repeated="1013"/>
        </table:table-row>
        <table:table-row table:style-name="ro2">
          <table:table-cell office:value-type="string">
            <text:p>Cableband Laterals</text:p>
          </table:table-cell>
          <table:table-cell table:style-name="ce7" office:value-type="string">
            <text:p>Grasp the band with your arm extended across your body and pull the band across yourself until your arm is extended out to the side. Slowly return to starting position while keeping the band taut.</text:p>
            <text:p>Tips</text:p>
            <text:p>- Maintain elbows fixed in a slightly bent position.</text:p>
            <text:p>- Keep your arm parallel to the ground.</text:p>
            <text:p>- Angle yourself toward or away from A.P. to modify resistance. </text:p>
            <text:p>- Take a wider stance to maintain balance.</text:p>
            <text:p>Variations</text:p>
            <text:p>1. Lower the A.P. height and raise your arm across your body at a slightly upward angle. </text:p>
            <text:p>2. Raise the A.P. height and lower your arm across your body at a slightly downward angle. </text:p>
            <text:p>3. Fasten two bands to two lateral posts and perform exercise with both arms simultaneously. </text:p>
            <text:p>- Cross the bands (one through the other) to avoid friction.</text:p>
          </table:table-cell>
          <table:table-cell/>
          <table:table-cell office:value-type="string">
            <text:p>deltoids (rear)</text:p>
          </table:table-cell>
          <table:table-cell office:value-type="string">
            <text:p>side</text:p>
          </table:table-cell>
          <table:table-cell office:value-type="string">
            <text:p>chest</text:p>
          </table:table-cell>
          <table:table-cell office:value-type="string">
            <text:p>pull</text:p>
          </table:table-cell>
          <table:table-cell office:value-type="string">
            <text:p>upright, bent over</text:p>
          </table:table-cell>
          <table:table-cell office:value-type="string">
            <text:p>handgrips</text:p>
          </table:table-cell>
          <table:table-cell office:value-type="string">
            <text:p>nFK_IvsUzGo</text:p>
          </table:table-cell>
          <table:table-cell office:value-type="string">
            <text:p>shoulder</text:p>
          </table:table-cell>
          <table:table-cell table:number-columns-repeated="1013"/>
        </table:table-row>
        <table:table-row table:style-name="ro2">
          <table:table-cell office:value-type="string">
            <text:p>Skiers</text:p>
          </table:table-cell>
          <table:table-cell table:style-name="ce7" office:value-type="string">
            <text:p>With your arms extended forward, pull your arms back as far as you can. Hold briefly at the point of maximum resistance before returning to starting position.</text:p>
            <text:p>Tips</text:p>
            <text:p>- Maintain arms as straight as possible to direct the tension to your shoulders instead of triceps. </text:p>
            <text:p>- Roll your shoulders forward to engage rear deltoids.</text:p>
            <text:p>Variations</text:p>
            <text:p>1. Use one band to significantly raise resistance.</text:p>
          </table:table-cell>
          <table:table-cell/>
          <table:table-cell office:value-type="string">
            <text:p>deltoids (rear)</text:p>
          </table:table-cell>
          <table:table-cell office:value-type="string">
            <text:p>front</text:p>
          </table:table-cell>
          <table:table-cell office:value-type="string">
            <text:p>knees</text:p>
          </table:table-cell>
          <table:table-cell office:value-type="string">
            <text:p>push</text:p>
          </table:table-cell>
          <table:table-cell office:value-type="string">
            <text:p>bent over</text:p>
          </table:table-cell>
          <table:table-cell office:value-type="string">
            <text:p>handgrips</text:p>
          </table:table-cell>
          <table:table-cell office:value-type="string">
            <text:p>jn-Dx_0nDiM</text:p>
          </table:table-cell>
          <table:table-cell office:value-type="string">
            <text:p>shoulder</text:p>
          </table:table-cell>
          <table:table-cell table:number-columns-repeated="1013"/>
        </table:table-row>
        <table:table-row table:style-name="ro2">
          <table:table-cell office:value-type="string">
            <text:p>Isolation Pulls</text:p>
          </table:table-cell>
          <table:table-cell table:style-name="ce7" office:value-type="string">
            <text:p>Start with your shoulder facing the A.P. and your elbow bent at 90° by your side. Pull the band horizontally across your body. Then turn around and pull the band across your body in the opposite direction using the same hand. Alternate sides when finished.</text:p>
            <text:p>Tips</text:p>
            <text:p>- Keep your elbow planted by your side and your forearm parallel to the ground. </text:p>
            <text:p>- Hold your upper arm in place with the other hand to limit movement. </text:p>
            <text:p>Variations</text:p>
            <text:p>1. ROTATOR CUFF: Fasten or wrap band around a front post with A.P. height around chest level; pull arms back in a circular motion while keeping upper arm parallel to floor.</text:p>
            <text:p>2. Fasten a band to an overhead post; pull forearm down in a circular motion (instead of backward).</text:p>
            <text:p>- Any variation can use two bands to engage both arms simultaneously</text:p>
          </table:table-cell>
          <table:table-cell/>
          <table:table-cell office:value-type="string">
            <text:p>deltoids (rotator cuff)</text:p>
          </table:table-cell>
          <table:table-cell office:value-type="string">
            <text:p>side/front/rear</text:p>
          </table:table-cell>
          <table:table-cell office:value-type="string">
            <text:p>variable</text:p>
          </table:table-cell>
          <table:table-cell office:value-type="string">
            <text:p>pull</text:p>
          </table:table-cell>
          <table:table-cell office:value-type="string">
            <text:p>upright seated</text:p>
          </table:table-cell>
          <table:table-cell office:value-type="string">
            <text:p>handgrips</text:p>
          </table:table-cell>
          <table:table-cell office:value-type="string">
            <text:p>Y37anQbWucc</text:p>
          </table:table-cell>
          <table:table-cell office:value-type="string">
            <text:p>shoulder</text:p>
          </table:table-cell>
          <table:table-cell table:number-columns-repeated="1013"/>
        </table:table-row>
        <table:table-row table:style-name="ro2">
          <table:table-cell office:value-type="string">
            <text:p>Shrugs</text:p>
          </table:table-cell>
          <table:table-cell table:style-name="ce7" office:value-type="string">
            <text:p>With your arms by your sides, raise your shoulders as high as you can. Hold the contraction for several seconds at the top, and then slowly lower your arms back to starting position.</text:p>
            <text:p>Tips</text:p>
            <text:p>- Maintain arms as straight and keep your back straight, abs tight and knees slightly bent. </text:p>
            <text:p>- Pull your shoulders up toward your ears. </text:p>
            <text:p>- Squeeze your shoulders together behind you as you raise them up; don't roll them forwards or backwards at the top.</text:p>
            <text:p>Variations</text:p>
            <text:p>1. Insert a bar between the ends behind you.</text:p>
            <text:p>2. Fasten two bands to two low front or lateral posts. </text:p>
            <text:p>3. Do fewer repetitions, but hold each rep at the point of maximum resistance for as long as possible (Static Contraction Training).</text:p>
            <text:p>4. WRIST CURLS: Using handgrips, curl the grips up and down your hands to contract your forearms at the top of your SHRUG. </text:p>
            <text:p>- Do this variation inconjunction with SHRUGS or on its own.</text:p>
          </table:table-cell>
          <table:table-cell/>
          <table:table-cell office:value-type="string">
            <text:p>traps</text:p>
          </table:table-cell>
          <table:table-cell office:value-type="string">
            <text:p>low</text:p>
          </table:table-cell>
          <table:table-cell office:value-type="string">
            <text:p>under feet</text:p>
          </table:table-cell>
          <table:table-cell office:value-type="string">
            <text:p>pull</text:p>
          </table:table-cell>
          <table:table-cell office:value-type="string">
            <text:p>upright, supine</text:p>
          </table:table-cell>
          <table:table-cell office:value-type="string">
            <text:p>bar,handgrips</text:p>
          </table:table-cell>
          <table:table-cell office:value-type="string">
            <text:p>8cwLiCffp38</text:p>
          </table:table-cell>
          <table:table-cell office:value-type="string">
            <text:p>shoulder</text:p>
          </table:table-cell>
          <table:table-cell table:number-columns-repeated="1013"/>
        </table:table-row>
        <table:table-row table:style-name="ro2">
          <table:table-cell office:value-type="string">
            <text:p>Leg Liberator</text:p>
          </table:table-cell>
          <table:table-cell table:style-name="ce7" office:value-type="string">
            <text:p>Keeping your left leg straight, slowly pull it forward toward your head. Every time your leg advances, hold it briefly until your body readjusts before pulling further. After slowly pulling your leg forward to the farthest point possible, pull it to the left side using the same technique. Then grasp the band with your right hand and slowly pull your left leg across to your right side.</text:p>
            <text:p>- Keep your shoulders pinned to the floor.</text:p>
            <text:p>- Repeat with right leg when finished.</text:p>
            <text:p>- Maintain stability in your hips, keep your leg straight, and keep your back flat on the floor.</text:p>
          </table:table-cell>
          <table:table-cell/>
          <table:table-cell office:value-type="string">
            <text:p>hamstring, hip, groin, glutes</text:p>
          </table:table-cell>
          <table:table-cell office:value-type="string">
            <text:p>none</text:p>
          </table:table-cell>
          <table:table-cell office:value-type="string">
            <text:p>around foot</text:p>
          </table:table-cell>
          <table:table-cell office:value-type="string">
            <text:p>pull</text:p>
          </table:table-cell>
          <table:table-cell office:value-type="string">
            <text:p>supine</text:p>
          </table:table-cell>
          <table:table-cell office:value-type="string">
            <text:p>ankle strap</text:p>
          </table:table-cell>
          <table:table-cell office:value-type="string">
            <text:p>l_9PLZKsIUE</text:p>
          </table:table-cell>
          <table:table-cell office:value-type="string">
            <text:p>stretching</text:p>
          </table:table-cell>
          <table:table-cell table:number-columns-repeated="1013"/>
        </table:table-row>
        <table:table-row table:style-name="ro2">
          <table:table-cell office:value-type="string">
            <text:p>Back Lubricator</text:p>
          </table:table-cell>
          <table:table-cell table:style-name="ce7" office:value-type="string">
            <text:p>Keep your feet planted and slowly bow down, drop your buttocks and extend your arms forward. Unlock your hip joints and feel the stretch in your lower back. Slowly wiggle your buttocks from side to side to stretch your entire lower back region. </text:p>
            <text:p>- Stretch your hamstrings by keeping arms and back straight and shifting body weight to your heels.</text:p>
            <text:p>- REVERSE: Perform the same stretch while facing away from the post to stretch your chest, shoulders, and upper back muscles.</text:p>
          </table:table-cell>
          <table:table-cell/>
          <table:table-cell office:value-type="string">
            <text:p>delts, back(lower and upper), hamstring</text:p>
          </table:table-cell>
          <table:table-cell office:value-type="string">
            <text:p>front</text:p>
          </table:table-cell>
          <table:table-cell office:value-type="string">
            <text:p>chest</text:p>
          </table:table-cell>
          <table:table-cell office:value-type="string">
            <text:p>pull</text:p>
          </table:table-cell>
          <table:table-cell office:value-type="string">
            <text:p>bent over, upright</text:p>
          </table:table-cell>
          <table:table-cell office:value-type="string">
            <text:p>bar,handgrips</text:p>
          </table:table-cell>
          <table:table-cell office:value-type="string">
            <text:p>0h4kbvrnd8k</text:p>
          </table:table-cell>
          <table:table-cell office:value-type="string">
            <text:p>stretching</text:p>
          </table:table-cell>
          <table:table-cell table:number-columns-repeated="1013"/>
        </table:table-row>
        <table:table-row table:style-name="ro2">
          <table:table-cell office:value-type="string">
            <text:p>Loose Arm-ony</text:p>
          </table:table-cell>
          <table:table-cell table:style-name="ce7" office:value-type="string">
            <text:p>Keeping your arm straight, lean your torso toward your outside shoulder (away from A.P.). Feel the stretch in your shoulder and upper back. Afterward, pivot around so that your outside arm becomes your inside arm. Now lean away from the A.P. while facing the opposite direction to stretch the front of your shoulder and outer chest. </text:p>
            <text:p>- Repeat on opposite side when finished.</text:p>
          </table:table-cell>
          <table:table-cell/>
          <table:table-cell office:value-type="string">
            <text:p>pectorals, deltoids</text:p>
          </table:table-cell>
          <table:table-cell office:value-type="string">
            <text:p>side</text:p>
          </table:table-cell>
          <table:table-cell office:value-type="string">
            <text:p>shoulders</text:p>
          </table:table-cell>
          <table:table-cell office:value-type="string">
            <text:p>pull</text:p>
          </table:table-cell>
          <table:table-cell office:value-type="string">
            <text:p>upright</text:p>
          </table:table-cell>
          <table:table-cell office:value-type="string">
            <text:p>handgrips</text:p>
          </table:table-cell>
          <table:table-cell office:value-type="string">
            <text:p>pd7HDecjuow</text:p>
          </table:table-cell>
          <table:table-cell office:value-type="string">
            <text:p>stretching</text:p>
          </table:table-cell>
          <table:table-cell table:number-columns-repeated="1013"/>
        </table:table-row>
        <table:table-row table:style-name="ro2">
          <table:table-cell office:value-type="string">
            <text:p>Ankle Motionizer</text:p>
          </table:table-cell>
          <table:table-cell table:style-name="ce7" office:value-type="string">
            <text:p>Loop band(s) around the foot of your extended leg and grasp the other end. Slowly rotate your ankle around in circles as you resist the force imposed by the band. </text:p>
            <text:p>- This will loosen and strengthen your ankle, ultimately helping to minimize the risk of and/or rehabilitate ankle injuries. </text:p>
            <text:p>- Fasten the free end of the band to a post at different angles or have someone pull the band from various directions away from your ankle to shift the resistance.</text:p>
          </table:table-cell>
          <table:table-cell/>
          <table:table-cell office:value-type="string">
            <text:p>ankle</text:p>
          </table:table-cell>
          <table:table-cell office:value-type="string">
            <text:p>variable</text:p>
          </table:table-cell>
          <table:table-cell office:value-type="string">
            <text:p>around foot</text:p>
          </table:table-cell>
          <table:table-cell office:value-type="string">
            <text:p>pull</text:p>
          </table:table-cell>
          <table:table-cell office:value-type="string">
            <text:p>seated</text:p>
          </table:table-cell>
          <table:table-cell office:value-type="string">
            <text:p>handgrips</text:p>
          </table:table-cell>
          <table:table-cell office:value-type="string">
            <text:p>r-vqHKQFzM0</text:p>
          </table:table-cell>
          <table:table-cell office:value-type="string">
            <text:p>stretching</text:p>
          </table:table-cell>
          <table:table-cell table:number-columns-repeated="1013"/>
        </table:table-row>
        <table:table-row table:style-name="ro2">
          <table:table-cell office:value-type="string">
            <text:p>Relaxalator</text:p>
          </table:table-cell>
          <table:table-cell table:style-name="ce7" office:value-type="string">
            <text:p>Grasp the free end(s) in each hand and bend over at the waist while keeping your back and arms straight. Feel the stretch in your mid and upper back. Spread your arms out and slowly lower your torso toward the ground.</text:p>
          </table:table-cell>
          <table:table-cell/>
          <table:table-cell office:value-type="string">
            <text:p>lats, pecs, delts</text:p>
          </table:table-cell>
          <table:table-cell office:value-type="string">
            <text:p>front</text:p>
          </table:table-cell>
          <table:table-cell office:value-type="string">
            <text:p>overhead</text:p>
          </table:table-cell>
          <table:table-cell office:value-type="string">
            <text:p>pull</text:p>
          </table:table-cell>
          <table:table-cell office:value-type="string">
            <text:p>bent over</text:p>
          </table:table-cell>
          <table:table-cell office:value-type="string">
            <text:p>bar,handgrips</text:p>
          </table:table-cell>
          <table:table-cell office:value-type="string">
            <text:p>4f3XWRXA8ag</text:p>
          </table:table-cell>
          <table:table-cell office:value-type="string">
            <text:p>stretching</text:p>
          </table:table-cell>
          <table:table-cell table:number-columns-repeated="1013"/>
        </table:table-row>
        <table:table-row table:style-name="ro2">
          <table:table-cell office:value-type="string">
            <text:p>Neck Stup</text:p>
          </table:table-cell>
          <table:table-cell table:style-name="ce7" office:value-type="string">
            <text:p>Wrap a band behind your neck and gently pull each end down with your hands while slowly raising your head upward, then slowly tilt your head from side to side. Start with a low resistance.</text:p>
          </table:table-cell>
          <table:table-cell/>
          <table:table-cell office:value-type="string">
            <text:p>neck</text:p>
          </table:table-cell>
          <table:table-cell office:value-type="string">
            <text:p>none</text:p>
          </table:table-cell>
          <table:table-cell office:value-type="string">
            <text:p>around neck</text:p>
          </table:table-cell>
          <table:table-cell office:value-type="string">
            <text:p>pull</text:p>
          </table:table-cell>
          <table:table-cell office:value-type="string">
            <text:p>upright, seated</text:p>
          </table:table-cell>
          <table:table-cell office:value-type="string">
            <text:p>handgrips</text:p>
          </table:table-cell>
          <table:table-cell office:value-type="string">
            <text:p>INGyunzH_2g</text:p>
          </table:table-cell>
          <table:table-cell office:value-type="string">
            <text:p>stretching</text:p>
          </table:table-cell>
          <table:table-cell table:number-columns-repeated="1013"/>
        </table:table-row>
        <table:table-row table:style-name="ro2">
          <table:table-cell office:value-type="string">
            <text:p>Quad-lity</text:p>
          </table:table-cell>
          <table:table-cell table:style-name="ce7" office:value-type="string">
            <text:p>While lying on your side, loop one band around your outside foot. Next, wrap the band around your shoulder and grasp the free end in hand. Slowly pull the band forward, forcing your thigh backward. </text:p>
            <text:p>- Breathe regularly as you slowly relieve the stiffness and relax your quadriceps. </text:p>
            <text:p>- Straighten leg to engage your hip flexor.</text:p>
          </table:table-cell>
          <table:table-cell/>
          <table:table-cell office:value-type="string">
            <text:p>quads</text:p>
          </table:table-cell>
          <table:table-cell office:value-type="string">
            <text:p>none</text:p>
          </table:table-cell>
          <table:table-cell office:value-type="string">
            <text:p>around foot</text:p>
          </table:table-cell>
          <table:table-cell office:value-type="string">
            <text:p>pull</text:p>
          </table:table-cell>
          <table:table-cell office:value-type="string">
            <text:p>upright, prone</text:p>
          </table:table-cell>
          <table:table-cell office:value-type="string">
            <text:p>handgrips, ankle straps</text:p>
          </table:table-cell>
          <table:table-cell office:value-type="string">
            <text:p>8iSus5i9aBg</text:p>
          </table:table-cell>
          <table:table-cell office:value-type="string">
            <text:p>stretching</text:p>
          </table:table-cell>
          <table:table-cell table:number-columns-repeated="1013"/>
        </table:table-row>
        <table:table-row table:style-name="ro2">
          <table:table-cell office:value-type="string">
            <text:p>Wicked Chicken Wing</text:p>
          </table:table-cell>
          <table:table-cell table:style-name="ce7" office:value-type="string">
            <text:p>Grasp one band behind your back in both hands with one elbow pointing upward and the other pointing downward. Slowly try to work your hands together. </text:p>
            <text:p>- If you pull the band up or down, you should feel a stretch in your shoulders or triceps, respectively.</text:p>
          </table:table-cell>
          <table:table-cell/>
          <table:table-cell office:value-type="string">
            <text:p>triceps, deltoids</text:p>
          </table:table-cell>
          <table:table-cell table:number-columns-repeated="2" office:value-type="string">
            <text:p>none</text:p>
          </table:table-cell>
          <table:table-cell office:value-type="string">
            <text:p>pull</text:p>
          </table:table-cell>
          <table:table-cell office:value-type="string">
            <text:p>upright, seated</text:p>
          </table:table-cell>
          <table:table-cell office:value-type="string">
            <text:p>handgrips</text:p>
          </table:table-cell>
          <table:table-cell office:value-type="string">
            <text:p>zTlH-rNMlBo</text:p>
          </table:table-cell>
          <table:table-cell office:value-type="string">
            <text:p>stretching</text:p>
          </table:table-cell>
          <table:table-cell table:number-columns-repeated="1013"/>
        </table:table-row>
        <table:table-row table:style-name="ro2">
          <table:table-cell office:value-type="string">
            <text:p>Crossband Lateral Curls</text:p>
          </table:table-cell>
          <table:table-cell table:style-name="ce7" office:value-type="string">
            <text:p>Cross the bands in front of you by inserting one band through the other and grasp an end in each hand. Curl the bands out laterally toward your shoulders. Squeeze your biceps at the top before releasing back to starting position.</text:p>
            <text:p>Tips</text:p>
            <text:p>- Keep abs tight and elbows stationary by your side. </text:p>
            <text:p>- Force your arms outward laterally while maintaining constant tension in biceps. </text:p>
            <text:p>- You may feel some resistance in your shoulders.</text:p>
            <text:p>Variations</text:p>
            <text:p>1. Position your arms more to the front or farther out laterally from your body. </text:p>
            <text:p>2. Point palms downward to engage forearms.</text:p>
            <text:p>3. Use a low front post.</text:p>
          </table:table-cell>
          <table:table-cell/>
          <table:table-cell office:value-type="string">
            <text:p>biceps</text:p>
          </table:table-cell>
          <table:table-cell office:value-type="string">
            <text:p>low</text:p>
          </table:table-cell>
          <table:table-cell office:value-type="string">
            <text:p>feet</text:p>
          </table:table-cell>
          <table:table-cell office:value-type="string">
            <text:p>pull</text:p>
          </table:table-cell>
          <table:table-cell office:value-type="string">
            <text:p>upright, seated</text:p>
          </table:table-cell>
          <table:table-cell office:value-type="string">
            <text:p>handgrips</text:p>
          </table:table-cell>
          <table:table-cell office:value-type="string">
            <text:p>XhC_rDhQTL8</text:p>
          </table:table-cell>
          <table:table-cell office:value-type="string">
            <text:p>bicep</text:p>
          </table:table-cell>
          <table:table-cell table:number-columns-repeated="1013"/>
        </table:table-row>
        <table:table-row table:style-name="ro2">
          <table:table-cell office:value-type="string">
            <text:p>Bandbell Curls</text:p>
          </table:table-cell>
          <table:table-cell table:style-name="ce7" office:value-type="string">
            <text:p>With hands about shoulder width apart, keep your elbows planted by your side and slowly curl arms up in an arch toward your shoulders. Hold briefly at the point of maximum resistance and squeeze biceps before slowly releasing back to starting position.</text:p>
            <text:p>Tips</text:p>
            <text:p>- Position bands under toes.</text:p>
            <text:p>- Refrain from arching your back or swaying body forwards or backwards. </text:p>
            <text:p>- Experiment by moving hands closer and farther apart.</text:p>
            <text:p>Variations</text:p>
            <text:p>1. Wrap or stabilize one band to a front or low post to change the resistance (i.e. wrapping one band under a door that is perpendicular to your body).</text:p>
            <text:p>2. 21´s: Perform seven reps from starting position to the halfway point (arms bent at a 90º angle), then seven reps raising the bar from the halfway point up to a full curl (hands near shoulders), and finally seven full reps from starting position to a full curl. Increase or decrease the number of repetitions depending on workout objectives.</text:p>
          </table:table-cell>
          <table:table-cell/>
          <table:table-cell office:value-type="string">
            <text:p>biceps</text:p>
          </table:table-cell>
          <table:table-cell office:value-type="string">
            <text:p>low</text:p>
          </table:table-cell>
          <table:table-cell office:value-type="string">
            <text:p>feet</text:p>
          </table:table-cell>
          <table:table-cell office:value-type="string">
            <text:p>pull</text:p>
          </table:table-cell>
          <table:table-cell office:value-type="string">
            <text:p>upright, seated</text:p>
          </table:table-cell>
          <table:table-cell office:value-type="string">
            <text:p>bar,handgrips</text:p>
          </table:table-cell>
          <table:table-cell office:value-type="string">
            <text:p>ylHiRzbJM6Q</text:p>
          </table:table-cell>
          <table:table-cell office:value-type="string">
            <text:p>bicep</text:p>
          </table:table-cell>
          <table:table-cell table:number-columns-repeated="1013"/>
        </table:table-row>
        <table:table-row table:style-name="ro2">
          <table:table-cell office:value-type="string">
            <text:p>Reverse Curls</text:p>
          </table:table-cell>
          <table:table-cell table:style-name="ce7" office:value-type="string">
            <text:p>Grasp the band with both hands at your waist and slowly curl the band up in an arch toward your chin with your palms facing down. Hold your contraction momentarily at the top before returning back to starting position.</text:p>
            <text:p>Tips</text:p>
            <text:p>- Keep wrists straight, shoulders down and elbows by your side. </text:p>
            <text:p>- If seated, keep legs straight.</text:p>
            <text:p>- Use a bar to lower the resistance and balance the weight distribution. </text:p>
            <text:p>- To raise the resistance, spread feet farther apart or loop the band.</text:p>
            <text:p>Variations</text:p>
            <text:p>1. Loop one band around each foot or interlock two bands at their midpoint.</text:p>
          </table:table-cell>
          <table:table-cell/>
          <table:table-cell office:value-type="string">
            <text:p>biceps</text:p>
          </table:table-cell>
          <table:table-cell office:value-type="string">
            <text:p>low</text:p>
          </table:table-cell>
          <table:table-cell office:value-type="string">
            <text:p>feet</text:p>
          </table:table-cell>
          <table:table-cell office:value-type="string">
            <text:p>pull</text:p>
          </table:table-cell>
          <table:table-cell office:value-type="string">
            <text:p>upright, seated</text:p>
          </table:table-cell>
          <table:table-cell office:value-type="string">
            <text:p>bar,handgrips</text:p>
          </table:table-cell>
          <table:table-cell office:value-type="string">
            <text:p>NcN14OAmkWc</text:p>
          </table:table-cell>
          <table:table-cell office:value-type="string">
            <text:p>bicep</text:p>
          </table:table-cell>
          <table:table-cell table:number-columns-repeated="1013"/>
        </table:table-row>
        <table:table-row table:style-name="ro2">
          <table:table-cell office:value-type="string">
            <text:p>Cableband Curls</text:p>
          </table:table-cell>
          <table:table-cell table:style-name="ce7" office:value-type="string">
            <text:p>With arms extended, pull the bands toward the temples of your head, chest or shoulders. Hold briefly at the top, as if doing a biceps pose, before slowly returning to starting position. Perform with one post if you don't have two.</text:p>
            <text:p>Tips</text:p>
            <text:p>- Keep your upper arms stationary. </text:p>
            <text:p>- Take a step back to raise resistance. </text:p>
            <text:p>- Alter the A.P. height for a different feel. </text:p>
            <text:p>- If using two posts, the distance between posts can vary widely according to availability (see video for ideas).</text:p>
            <text:p>Variations</text:p>
            <text:p>1. Alternate sides: raise your right hand to your head (or chest) and hold it stationary until you bring your left hand to your head. Lower your right hand while your left arm stays flexed. Repeat. </text:p>
            <text:p>2. Experiment by sitting, standing or kneeling</text:p>
          </table:table-cell>
          <table:table-cell/>
          <table:table-cell office:value-type="string">
            <text:p>biceps</text:p>
          </table:table-cell>
          <table:table-cell office:value-type="string">
            <text:p>side, front</text:p>
          </table:table-cell>
          <table:table-cell office:value-type="string">
            <text:p>head</text:p>
          </table:table-cell>
          <table:table-cell office:value-type="string">
            <text:p>pull</text:p>
          </table:table-cell>
          <table:table-cell office:value-type="string">
            <text:p>upright, seated</text:p>
          </table:table-cell>
          <table:table-cell office:value-type="string">
            <text:p>handgrips</text:p>
          </table:table-cell>
          <table:table-cell office:value-type="string">
            <text:p>IcWg5YauVJE</text:p>
          </table:table-cell>
          <table:table-cell office:value-type="string">
            <text:p>bicep</text:p>
          </table:table-cell>
          <table:table-cell table:number-columns-repeated="1013"/>
        </table:table-row>
        <table:table-row table:style-name="ro2">
          <table:table-cell office:value-type="string">
            <text:p>Squats</text:p>
          </table:table-cell>
          <table:table-cell table:style-name="ce7" office:value-type="string">
            <text:p>Stabilize one band under both feet and around shoulders. Unlock your hips, drop your butt down as if to sit on a chair, and slowly squat down until your thighs are parallel to the floor. Without bouncing at the bottom, push yourself up through your heels back to an upright position.</text:p>
            <text:p>Tips</text:p>
            <text:p>- Keep feet slightly wider than shoulder width apart with all body weight on heels. </text:p>
            <text:p>- You should feel tension in thighs and buttocks, not the knees or back. </text:p>
            <text:p>- Drop your buttocks lower for an added challenge. </text:p>
            <text:p>- Knees should not extend past your toes; if they do, you are leaning too far forward. </text:p>
            <text:p>- Arch your back slightly inward and pinch your shoulder blades together. </text:p>
            <text:p>- Point your toes outward to engage inner thigh muscles; point toes inward to engage outer thighs. </text:p>
            <text:p>- Focus eyes on a specific point in front of you to help your balance.</text:p>
            <text:p>Variations</text:p>
            <text:p>1. Two bands: Stabilize one band under each foot with the other end crossed over your body and stabilized around the opposite shoulder. Insert a bar and rest it on your shoulders behind your neck. </text:p>
            <text:p>2. Extend your arms up and hold the band(s) above your head to increase resistance. </text:p>
            <text:p>3. One leg: Place one foot on a chair behind you and SQUAT down with the other leg.</text:p>
          </table:table-cell>
          <table:table-cell/>
          <table:table-cell office:value-type="string">
            <text:p>quads, gluets,hams</text:p>
          </table:table-cell>
          <table:table-cell office:value-type="string">
            <text:p>low</text:p>
          </table:table-cell>
          <table:table-cell office:value-type="string">
            <text:p>under feet</text:p>
          </table:table-cell>
          <table:table-cell office:value-type="string">
            <text:p>push</text:p>
          </table:table-cell>
          <table:table-cell office:value-type="string">
            <text:p>upright</text:p>
          </table:table-cell>
          <table:table-cell office:value-type="string">
            <text:p>bar,handgrips, ankle straps</text:p>
          </table:table-cell>
          <table:table-cell office:value-type="string">
            <text:p>UzXF-YK0lQ4</text:p>
          </table:table-cell>
          <table:table-cell office:value-type="string">
            <text:p>leg</text:p>
          </table:table-cell>
          <table:table-cell table:number-columns-repeated="1013"/>
        </table:table-row>
        <table:table-row table:style-name="ro2">
          <table:table-cell office:value-type="string">
            <text:p>Leg Press</text:p>
          </table:table-cell>
          <table:table-cell table:style-name="ce7" office:value-type="string">
            <text:p>Stabilize one band around each shoulder and under the opposite foot. With your knees bent in close to your chest, push your legs out to a full extension.</text:p>
            <text:p>Tips</text:p>
            <text:p>- Maintain constant tension on the bands. </text:p>
            <text:p>- Loop the bands around your feet to raise the resistance. </text:p>
            <text:p>- Unite bands with a clip or twist them in the middle to minimize the friction against your legs.</text:p>
            <text:p>Variations</text:p>
            <text:p>1. Stabilize one band under both feet and around both shoulders. </text:p>
            <text:p>2. Lower band(s) from your shoulders down toward your lower back for a more vertical press.</text:p>
          </table:table-cell>
          <table:table-cell/>
          <table:table-cell office:value-type="string">
            <text:p>quads</text:p>
          </table:table-cell>
          <table:table-cell office:value-type="string">
            <text:p>rear</text:p>
          </table:table-cell>
          <table:table-cell office:value-type="string">
            <text:p>around back</text:p>
          </table:table-cell>
          <table:table-cell office:value-type="string">
            <text:p>push</text:p>
          </table:table-cell>
          <table:table-cell office:value-type="string">
            <text:p>supine</text:p>
          </table:table-cell>
          <table:table-cell office:value-type="string">
            <text:p>ankle strap</text:p>
          </table:table-cell>
          <table:table-cell office:value-type="string">
            <text:p>w_CNpQYXXwI</text:p>
          </table:table-cell>
          <table:table-cell office:value-type="string">
            <text:p>leg</text:p>
          </table:table-cell>
          <table:table-cell table:number-columns-repeated="1013"/>
        </table:table-row>
        <table:table-row table:style-name="ro2">
          <table:table-cell office:value-type="string">
            <text:p>Leg Extensions</text:p>
          </table:table-cell>
          <table:table-cell table:style-name="ce7" office:value-type="string">
            <text:p>With the bands positioned on the inside of your legs, elevate your knee to raise your foot off the ground. Slowly kick your foot out until your leg is fully extended. Contract your quad muscle before slowly returning back to starting position. Perform with your other leg when finished so you don't walk funny later.</text:p>
            <text:p>Tips</text:p>
            <text:p>- Keep knee elevated so that your foot never touches the ground. </text:p>
            <text:p>- Position chair farther from A.P. to increase resistance. </text:p>
            <text:p>- Place a rolled-up towel or pillow under your thigh to prop up your leg.</text:p>
            <text:p>Variations</text:p>
            <text:p>1. Double Leg: Prop both legs up off the ground and extend both legs simultaneously. </text:p>
            <text:p>2. Upright: Raise knee and extend leg forward. Touch any stationary object for balance</text:p>
          </table:table-cell>
          <table:table-cell/>
          <table:table-cell office:value-type="string">
            <text:p>quads</text:p>
          </table:table-cell>
          <table:table-cell office:value-type="string">
            <text:p>rear</text:p>
          </table:table-cell>
          <table:table-cell office:value-type="string">
            <text:p>shins</text:p>
          </table:table-cell>
          <table:table-cell office:value-type="string">
            <text:p>push</text:p>
          </table:table-cell>
          <table:table-cell office:value-type="string">
            <text:p>seated, upright</text:p>
          </table:table-cell>
          <table:table-cell office:value-type="string">
            <text:p>ankle strap, hand grips</text:p>
          </table:table-cell>
          <table:table-cell office:value-type="string">
            <text:p>cXzRtwpl1N4</text:p>
          </table:table-cell>
          <table:table-cell office:value-type="string">
            <text:p>leg</text:p>
          </table:table-cell>
          <table:table-cell table:number-columns-repeated="1013"/>
        </table:table-row>
        <table:table-row table:style-name="ro2">
          <table:table-cell office:value-type="string">
            <text:p>Good Mornings</text:p>
          </table:table-cell>
          <table:table-cell table:style-name="ce7" office:value-type="string">
            <text:p>Start with your feet a little closer together than shoulderwidth apart and your toes pointing slightly inward. Bend at the hips and lower yourself until your torso is nearly parallel to the floor. Contract your abs, glutes and leg muscles as you pull yourself back up to a standing position.</text:p>
            <text:p>Tips</text:p>
            <text:p>- The sensation should be like having a hinge in your hips with no movement occurring below the hips (same as DEADLIFTS,http://www.youtube.com/watch?v=XbmlMh4PB6I). </text:p>
            <text:p>- Keep legs and back straight with shoulder blades locked together. </text:p>
            <text:p>- Ascend and descend slowly for greater control. </text:p>
            <text:p>- Drop torso lower for an additional challenge.</text:p>
            <text:p>Variations</text:p>
            <text:p>1. Lower the band from behind your neck down to your shoulder blades or upper back to shift the resistance.</text:p>
          </table:table-cell>
          <table:table-cell/>
          <table:table-cell office:value-type="string">
            <text:p>hamstring, hip, glutes, core</text:p>
          </table:table-cell>
          <table:table-cell office:value-type="string">
            <text:p>low</text:p>
          </table:table-cell>
          <table:table-cell office:value-type="string">
            <text:p>under feet</text:p>
          </table:table-cell>
          <table:table-cell office:value-type="string">
            <text:p>pull</text:p>
          </table:table-cell>
          <table:table-cell office:value-type="string">
            <text:p>upright</text:p>
          </table:table-cell>
          <table:table-cell office:value-type="string">
            <text:p>bar</text:p>
          </table:table-cell>
          <table:table-cell office:value-type="string">
            <text:p>mMsfqVat-gw</text:p>
          </table:table-cell>
          <table:table-cell office:value-type="string">
            <text:p>leg</text:p>
          </table:table-cell>
          <table:table-cell table:number-columns-repeated="1013"/>
        </table:table-row>
        <table:table-row table:style-name="ro2">
          <table:table-cell office:value-type="string">
            <text:p>Straight Leg Deadlift</text:p>
          </table:table-cell>
          <table:table-cell table:style-name="ce7" office:value-type="string">
            <text:p>Keeping your legs straight, bend over from the waist until you feel a slight stretch in your hamstrings, then contract your thighs and slowly raise yourself back up to a standing position.</text:p>
            <text:p>Tips</text:p>
            <text:p>- Tighten your abs and squeeze your glutes. </text:p>
            <text:p>- Keep legs straight to direct resistance to hamstrings instead of lower back. </text:p>
            <text:p>- Lock shoulder blades together to help straighten your back.</text:p>
            <text:p>- See DEADLIFT(http://www.youtube.com/watch?v=XbmlMh4PB6I) in the BACK section(http://www.youtube.com/playlist?list=PL9F4ED54F06BF542C) for other helpful hints.</text:p>
            <text:p>Variations</text:p>
            <text:p>1. STRAIGHT LEG DEADLIFT targets hamstrings; DEADLIFT targets lower back.</text:p>
          </table:table-cell>
          <table:table-cell/>
          <table:table-cell office:value-type="string">
            <text:p>hamstrings, glutes, hips, core</text:p>
          </table:table-cell>
          <table:table-cell office:value-type="string">
            <text:p>low</text:p>
          </table:table-cell>
          <table:table-cell office:value-type="string">
            <text:p>under feet</text:p>
          </table:table-cell>
          <table:table-cell office:value-type="string">
            <text:p>pull</text:p>
          </table:table-cell>
          <table:table-cell office:value-type="string">
            <text:p>upright</text:p>
          </table:table-cell>
          <table:table-cell office:value-type="string">
            <text:p>bar, handgrips</text:p>
          </table:table-cell>
          <table:table-cell office:value-type="string">
            <text:p>XkI78H4vthg</text:p>
          </table:table-cell>
          <table:table-cell office:value-type="string">
            <text:p>leg</text:p>
          </table:table-cell>
          <table:table-cell table:number-columns-repeated="1013"/>
        </table:table-row>
        <table:table-row table:style-name="ro2">
          <table:table-cell office:value-type="string">
            <text:p>Leg Curls</text:p>
          </table:table-cell>
          <table:table-cell table:style-name="ce7" office:value-type="string">
            <text:p>Bend your knees slightly to make the band taut. Pull your feet in toward your buttocks, then release back to starting position.</text:p>
            <text:p>Tips</text:p>
            <text:p>- Raise the A.P. height to engage your lower hamstrings. </text:p>
            <text:p>- Keep thighs flexed and bands taut so that hamstrings are never completely resting.</text:p>
            <text:p>Variations</text:p>
            <text:p>1. Stabilize two bands to a rear post and attach each band to a separate foot.</text:p>
            <text:p>2. UPRIGHT LEG CURLS: Fasten one band to a low front post and attach the other end to your foot. Facing the post, keep your knees together as you curl your leg up, forming a 90° angle at the knee.</text:p>
          </table:table-cell>
          <table:table-cell/>
          <table:table-cell office:value-type="string">
            <text:p>hamstrings</text:p>
          </table:table-cell>
          <table:table-cell office:value-type="string">
            <text:p>rear</text:p>
          </table:table-cell>
          <table:table-cell office:value-type="string">
            <text:p>knees</text:p>
          </table:table-cell>
          <table:table-cell office:value-type="string">
            <text:p>pull</text:p>
          </table:table-cell>
          <table:table-cell office:value-type="string">
            <text:p>prone</text:p>
          </table:table-cell>
          <table:table-cell office:value-type="string">
            <text:p>ankle straps, handgrips</text:p>
          </table:table-cell>
          <table:table-cell office:value-type="string">
            <text:p>BoGRTFmAk-s</text:p>
          </table:table-cell>
          <table:table-cell office:value-type="string">
            <text:p>leg</text:p>
          </table:table-cell>
          <table:table-cell table:number-columns-repeated="1013"/>
        </table:table-row>
        <table:table-row table:style-name="ro2">
          <table:table-cell office:value-type="string">
            <text:p>Calf Raises</text:p>
          </table:table-cell>
          <table:table-cell table:style-name="ce7" office:value-type="string">
            <text:p>Stand on a stair or any elevated surface with your heels extending off the back. Raise your ankles up as high as you can by pushing up with your toes. Flex your calf muscles at the top before lowering yourself back to starting position.</text:p>
            <text:p>Tips</text:p>
            <text:p>- Keep your entire body still.</text:p>
            <text:p>- Stabilize bands under toes to secure them in place. </text:p>
            <text:p>- Balance yourself by touching any stationary object. </text:p>
            <text:p>- Extend your heels farther off the edge for a more challenging exercise. </text:p>
            <text:p>- Point toes inward or outward and position feet closer or further apart to engage all areas of calf muscles.</text:p>
            <text:p>Variations</text:p>
            <text:p>1. Two Bands: Stabilize one band under each foot and around the opposite shoulder for more resistance. </text:p>
            <text:p>2. Seated Single Leg: Stabilize both ends of one band around the same foot with the middle wrapped around the same knee, isolating each calf muscle. </text:p>
            <text:p>3. Seated Double Leg: Wrap one band around both knees and stabilize the ends under each foot.</text:p>
          </table:table-cell>
          <table:table-cell/>
          <table:table-cell office:value-type="string">
            <text:p>calves</text:p>
          </table:table-cell>
          <table:table-cell office:value-type="string">
            <text:p>low</text:p>
          </table:table-cell>
          <table:table-cell office:value-type="string">
            <text:p>under feet</text:p>
          </table:table-cell>
          <table:table-cell office:value-type="string">
            <text:p>push</text:p>
          </table:table-cell>
          <table:table-cell office:value-type="string">
            <text:p>upright, seated</text:p>
          </table:table-cell>
          <table:table-cell office:value-type="string">
            <text:p>ankle straps</text:p>
          </table:table-cell>
          <table:table-cell office:value-type="string">
            <text:p>0Vx40ORa6Tg</text:p>
          </table:table-cell>
          <table:table-cell office:value-type="string">
            <text:p>leg</text:p>
          </table:table-cell>
          <table:table-cell table:number-columns-repeated="1013"/>
        </table:table-row>
        <table:table-row table:style-name="ro2">
          <table:table-cell office:value-type="string">
            <text:p>Hip Abductor/Adductor</text:p>
          </table:table-cell>
          <table:table-cell table:style-name="ce7" office:value-type="string">
            <text:p>Wrap one band around both knees and stabilize the ends under each foot. While keeping your ankles together, slowly spread your knees as far apart as possible. </text:p>
            <text:p>Tips</text:p>
            <text:p>- Squeeze hips while slowly spreading and closing legs. </text:p>
            <text:p>- Distance feet farther apart, position feet in closer toward your body, or prop feet up on any object to shift the resistance. </text:p>
            <text:p>- Loop bands around feet to raise resistance.</text:p>
            <text:p>Variations</text:p>
            <text:p>1. See RESISTED KICKS(http://www.youtube.com/watch?v=K8aKQv8i0_s) variations.</text:p>
          </table:table-cell>
          <table:table-cell/>
          <table:table-cell office:value-type="string">
            <text:p>hips, thighs</text:p>
          </table:table-cell>
          <table:table-cell table:number-columns-repeated="2" office:value-type="string">
            <text:p>variable</text:p>
          </table:table-cell>
          <table:table-cell office:value-type="string">
            <text:p>push/pull</text:p>
          </table:table-cell>
          <table:table-cell office:value-type="string">
            <text:p>seated</text:p>
          </table:table-cell>
          <table:table-cell office:value-type="string">
            <text:p>ankle straps</text:p>
          </table:table-cell>
          <table:table-cell office:value-type="string">
            <text:p>rUCGRUn1fjw</text:p>
          </table:table-cell>
          <table:table-cell office:value-type="string">
            <text:p>leg</text:p>
          </table:table-cell>
          <table:table-cell table:number-columns-repeated="1013"/>
        </table:table-row>
        <table:table-row table:style-name="ro2">
          <table:table-cell office:value-type="string">
            <text:p>Lunges</text:p>
          </table:table-cell>
          <table:table-cell table:style-name="ce7" office:value-type="string">
            <text:p>With one end of a band stabilized under your foot and around both shoulders, take one giant pace forward and lower yourself until the opposite knee almost touches the ground. Push yourself up through your front thigh; step your front leg back to starting position.</text:p>
            <text:p>Tips</text:p>
            <text:p>- At the bottom of the LUNGE, your front knee should be bent so that it blocks your line of vision to your front foot, but is not bent past your foot. </text:p>
            <text:p>- Your lead foot should stay flat on the ground until lifted back up to the rear foot. </text:p>
            <text:p>- Longer strides target glutes; shorter strides target quads. </text:p>
            <text:p>- Engage hamstrings by keeping the trailing leg as straight as possible as you go down. </text:p>
            <text:p>- LUNGE slowly to intensify the workout.</text:p>
            <text:p>Variations</text:p>
            <text:p>1. Wrap a band under your lead foot and grasp the ends in each hand.</text:p>
            <text:p>2. Bring trailing leg forward to lead leg as you come up and gradually walk forward. This works well without bands since you can easily alternate sides as you walk. Hold any heavy object during the workout for a challenge.</text:p>
          </table:table-cell>
          <table:table-cell/>
          <table:table-cell office:value-type="string">
            <text:p>quads, gluets,hams</text:p>
          </table:table-cell>
          <table:table-cell office:value-type="string">
            <text:p>low</text:p>
          </table:table-cell>
          <table:table-cell office:value-type="string">
            <text:p>under feet</text:p>
          </table:table-cell>
          <table:table-cell office:value-type="string">
            <text:p>push</text:p>
          </table:table-cell>
          <table:table-cell office:value-type="string">
            <text:p>upright</text:p>
          </table:table-cell>
          <table:table-cell office:value-type="string">
            <text:p>none</text:p>
          </table:table-cell>
          <table:table-cell office:value-type="string">
            <text:p>t62qo5xzn8Y</text:p>
          </table:table-cell>
          <table:table-cell office:value-type="string">
            <text:p>leg</text:p>
          </table:table-cell>
          <table:table-cell table:number-columns-repeated="1013"/>
        </table:table-row>
        <table:table-row table:style-name="ro2">
          <table:table-cell office:value-type="string">
            <text:p>Hammer Curls</text:p>
          </table:table-cell>
          <table:table-cell table:style-name="ce7" office:value-type="string">
            <text:p>With both arms by your sides, curl your right arm in an arch to your right shoulder. Squeeze your right bicep at the top before returning back to starting position. Repeat with left arm when finished.</text:p>
            <text:p>Tips</text:p>
            <text:p>- Keep abs tight and wrists straight.</text:p>
            <text:p>- Maintain constant tension on both bands, even while one arm is resting. </text:p>
            <text:p>- Slowly lift and lower each arm to prevent momentum from swinging your arms upward</text:p>
            <text:p>Variations</text:p>
            <text:p>1. Twist your wrist up so that your palm faces your shoulder at the top of the movement. </text:p>
            <text:p>2. Wrap one band under both feet and grasp an end in each hand to raise the resistance. </text:p>
            <text:p>3. Stabilize the band(s) to a low front or rear post.</text:p>
          </table:table-cell>
          <table:table-cell/>
          <table:table-cell office:value-type="string">
            <text:p>biceps</text:p>
          </table:table-cell>
          <table:table-cell office:value-type="string">
            <text:p>low</text:p>
          </table:table-cell>
          <table:table-cell office:value-type="string">
            <text:p>feet</text:p>
          </table:table-cell>
          <table:table-cell office:value-type="string">
            <text:p>pull</text:p>
          </table:table-cell>
          <table:table-cell office:value-type="string">
            <text:p>upright, seated</text:p>
          </table:table-cell>
          <table:table-cell office:value-type="string">
            <text:p>handgrips</text:p>
          </table:table-cell>
          <table:table-cell office:value-type="string">
            <text:p>Uep0X2Myt9w</text:p>
          </table:table-cell>
          <table:table-cell office:value-type="string">
            <text:p>bicep</text:p>
          </table:table-cell>
          <table:table-cell table:number-columns-repeated="1013"/>
        </table:table-row>
        <table:table-row table:style-name="ro2">
          <table:table-cell office:value-type="string">
            <text:p>Alternate Bandbell Curls</text:p>
          </table:table-cell>
          <table:table-cell table:style-name="ce7" office:value-type="string">
            <text:p>With hands about shoulder width apart, keep your elbows planted by your side and slowly curl arms up in an arch toward your shoulders. Hold briefly at the point of maximum resistance and squeeze biceps before slowly releasing back to starting position.</text:p>
            <text:p>Tips</text:p>
            <text:p>- Position bands under toes.</text:p>
            <text:p>- Refrain from arching your back or swaying body forwards or backwards. </text:p>
            <text:p>- Experiment by moving hands closer and farther apart.</text:p>
            <text:p>Variations</text:p>
            <text:p>1. Wrap or stabilize one band to a front or low post to change the resistance (i.e. wrapping one band under a door that is perpendicular to your body).</text:p>
            <text:p>2. 21´s: Perform seven reps from starting position to the halfway point (arms bent at a 90º angle), then seven reps raising the bar from the halfway point up to a full curl (hands near shoulders), and finally seven full reps from starting position to a full curl. Increase or decrease the number of repetitions depending on workout objectives.</text:p>
          </table:table-cell>
          <table:table-cell/>
          <table:table-cell office:value-type="string">
            <text:p>biceps</text:p>
          </table:table-cell>
          <table:table-cell office:value-type="string">
            <text:p>front</text:p>
          </table:table-cell>
          <table:table-cell office:value-type="string">
            <text:p>knees</text:p>
          </table:table-cell>
          <table:table-cell office:value-type="string">
            <text:p>pull</text:p>
          </table:table-cell>
          <table:table-cell office:value-type="string">
            <text:p>upright, seated</text:p>
          </table:table-cell>
          <table:table-cell office:value-type="string">
            <text:p>handgrips</text:p>
          </table:table-cell>
          <table:table-cell office:value-type="string">
            <text:p>F8L_Brnh2Yo</text:p>
          </table:table-cell>
          <table:table-cell office:value-type="string">
            <text:p>bicep</text:p>
          </table:table-cell>
          <table:table-cell table:number-columns-repeated="1013"/>
        </table:table-row>
        <table:table-row table:style-name="ro2">
          <table:table-cell office:value-type="string">
            <text:p>Concentration Curls</text:p>
          </table:table-cell>
          <table:table-cell table:style-name="ce7" office:value-type="string">
            <text:p>Curl your hand toward your shoulder while your elbow rests on your inner thigh. Squeeze your biceps at the top before slowly returning back to starting position. Repeat with opposite arm when finished.</text:p>
            <text:p>Tips</text:p>
            <text:p>- Do not bend your wrist for assistance. </text:p>
            <text:p>- If you don't feel tension in biceps, try re-angling chair or adjusting A.P. height. </text:p>
            <text:p>- Keep elbow firmly planted on thigh.</text:p>
            <text:p>Variations</text:p>
            <text:p>1. Sit on the floor instead of a chair.</text:p>
          </table:table-cell>
          <table:table-cell/>
          <table:table-cell office:value-type="string">
            <text:p>biceps</text:p>
          </table:table-cell>
          <table:table-cell office:value-type="string">
            <text:p>front</text:p>
          </table:table-cell>
          <table:table-cell office:value-type="string">
            <text:p>shins</text:p>
          </table:table-cell>
          <table:table-cell office:value-type="string">
            <text:p>pull</text:p>
          </table:table-cell>
          <table:table-cell office:value-type="string">
            <text:p>seated, upright</text:p>
          </table:table-cell>
          <table:table-cell office:value-type="string">
            <text:p>handgrips</text:p>
          </table:table-cell>
          <table:table-cell office:value-type="string">
            <text:p>iamLan3cu9I</text:p>
          </table:table-cell>
          <table:table-cell office:value-type="string">
            <text:p>bicep</text:p>
          </table:table-cell>
          <table:table-cell table:number-columns-repeated="1013"/>
        </table:table-row>
        <table:table-row table:style-name="ro2">
          <table:table-cell office:value-type="string">
            <text:p>Incline Bench Press</text:p>
          </table:table-cell>
          <table:table-cell table:style-name="ce7" office:value-type="string">
            <text:p>With your elbows out, push your arms up at a 45° angle.</text:p>
            <text:p>Tips</text:p>
            <text:p>- Concentrate on remaining within a constant line of maximum resistance. </text:p>
            <text:p>- Take a step forward away from the A.P. to increase resistance. </text:p>
            <text:p>- Keep the rest of your body still by restricting all movement to chest and arms. </text:p>
            <text:p>- Finish set with 2-5 negative reps.</text:p>
            <text:p>Variations</text:p>
            <text:p>1. See FLAT BENCH PRESS (http://www.youtube.com/watch?v=4nMIhTGjgiU)</text:p>
          </table:table-cell>
          <table:table-cell/>
          <table:table-cell office:value-type="string">
            <text:p>upper pecs</text:p>
          </table:table-cell>
          <table:table-cell office:value-type="string">
            <text:p>rear</text:p>
          </table:table-cell>
          <table:table-cell office:value-type="string">
            <text:p>lower back</text:p>
          </table:table-cell>
          <table:table-cell office:value-type="string">
            <text:p>push</text:p>
          </table:table-cell>
          <table:table-cell office:value-type="string">
            <text:p>upright, seated, supine</text:p>
          </table:table-cell>
          <table:table-cell office:value-type="string">
            <text:p>bar, handgrips</text:p>
          </table:table-cell>
          <table:table-cell office:value-type="string">
            <text:p>2vs880O_0KU</text:p>
          </table:table-cell>
          <table:table-cell office:value-type="string">
            <text:p>chest</text:p>
          </table:table-cell>
          <table:table-cell table:number-columns-repeated="1013"/>
        </table:table-row>
        <table:table-row table:style-name="ro2">
          <table:table-cell office:value-type="string">
            <text:p>Decline Bench Press</text:p>
          </table:table-cell>
          <table:table-cell table:style-name="ce7" office:value-type="string">
            <text:p>Grasp an end in each hand and push band down at a 45° angle.</text:p>
            <text:p>Tips</text:p>
            <text:p>- Keep pectoral muscles tight and forearms parallel to the band throughout lift.</text:p>
            <text:p>- Do not arch your back.</text:p>
            <text:p>- Finish sets with negative reps.</text:p>
            <text:p>Variations</text:p>
            <text:p>1. See FLAT BENCH PRESS(http://www.youtube.com/watch?v=4nMIhTGjgiU)</text:p>
          </table:table-cell>
          <table:table-cell/>
          <table:table-cell office:value-type="string">
            <text:p>lower pecs</text:p>
          </table:table-cell>
          <table:table-cell office:value-type="string">
            <text:p>rear</text:p>
          </table:table-cell>
          <table:table-cell office:value-type="string">
            <text:p>shoulders</text:p>
          </table:table-cell>
          <table:table-cell office:value-type="string">
            <text:p>push</text:p>
          </table:table-cell>
          <table:table-cell office:value-type="string">
            <text:p>upright, supine, seated</text:p>
          </table:table-cell>
          <table:table-cell office:value-type="string">
            <text:p>bar, handgrips</text:p>
          </table:table-cell>
          <table:table-cell office:value-type="string">
            <text:p>UitTJ93-pfE</text:p>
          </table:table-cell>
          <table:table-cell office:value-type="string">
            <text:p>chest</text:p>
          </table:table-cell>
          <table:table-cell table:number-columns-repeated="1013"/>
        </table:table-row>
        <table:table-row table:style-name="ro2">
          <table:table-cell office:value-type="string">
            <text:p>Push Up Press</text:p>
          </table:table-cell>
          <table:table-cell table:style-name="ce7" office:value-type="string">
            <text:p>Twist the band over and create an 'X' similar to the BENCH PRESS to avoid slippage. Place palms on the floor slightly wider than shoulder width apart, just below your shoulders. Slowly lower yourself until your chest almost touches the floor then push yourself back up until arms are fully extended.</text:p>
            <text:p>Tips</text:p>
            <text:p>- Keep body as straight as possible throughout the exercise (including head). </text:p>
            <text:p>- Do not lock arms out at the top to avoid stress on elbows. </text:p>
            <text:p>- Do negative reps by slowing down the regression and speeding up the ¨push-up¨ to exhaust chest and back muscles.</text:p>
            <text:p>Variations</text:p>
            <text:p>1. Rest your knees on the floor.</text:p>
            <text:p>2. Place feet on an elevated surface to work lower pectorals. </text:p>
            <text:p>3. Draw hands and elbows in closer toward your body to engage triceps. </text:p>
            <text:p>4. Spread hands farther apart to engage shoulders and outer chest muscles.</text:p>
          </table:table-cell>
          <table:table-cell/>
          <table:table-cell office:value-type="string">
            <text:p>pecs</text:p>
          </table:table-cell>
          <table:table-cell office:value-type="string">
            <text:p>rear</text:p>
          </table:table-cell>
          <table:table-cell office:value-type="string">
            <text:p>shoulders</text:p>
          </table:table-cell>
          <table:table-cell office:value-type="string">
            <text:p>push</text:p>
          </table:table-cell>
          <table:table-cell office:value-type="string">
            <text:p>prone</text:p>
          </table:table-cell>
          <table:table-cell office:value-type="string">
            <text:p>none</text:p>
          </table:table-cell>
          <table:table-cell office:value-type="string">
            <text:p>MExNxyMjxzI</text:p>
          </table:table-cell>
          <table:table-cell office:value-type="string">
            <text:p>chest</text:p>
          </table:table-cell>
          <table:table-cell table:number-columns-repeated="1013"/>
        </table:table-row>
        <table:table-row table:style-name="ro2">
          <table:table-cell office:value-type="string">
            <text:p>Flyes</text:p>
          </table:table-cell>
          <table:table-cell table:style-name="ce7" office:value-type="string">
            <text:p>Twist the band over and create an 'X'. Bring arms together in a semi-circular hugging motion while squeezing pecs together. Imagine trying to touch your elbows together in front of you. Touch your hands together or bring one over the other.</text:p>
            <text:p>Tips</text:p>
            <text:p>- Keep elbows slightly bent in a fixed position. </text:p>
            <text:p>- Imagine trying to pop a pingpong ball between your pecs.</text:p>
            <text:p>- Puff chest out slightly to stretch pecs.</text:p>
            <text:p>- Hold rep at the point of maximum resistance for a challenge (Static Contraction Training).</text:p>
            <text:p>Variations</text:p>
            <text:p>1. Standing between two posts (distance apart can vary) or to the side of one, grasp end(s) and pull bands together. Step forward to raise resistance.</text:p>
            <text:p>2. Raise A.P. height and bring hands together with downward diagonal motion to engage upper pecs. </text:p>
            <text:p>3. Lower A.P. height and bring hands together with upward diagonal motion to engage lower pecs.</text:p>
          </table:table-cell>
          <table:table-cell/>
          <table:table-cell office:value-type="string">
            <text:p>pecs</text:p>
          </table:table-cell>
          <table:table-cell office:value-type="string">
            <text:p>rear</text:p>
          </table:table-cell>
          <table:table-cell office:value-type="string">
            <text:p>variable</text:p>
          </table:table-cell>
          <table:table-cell office:value-type="string">
            <text:p>push</text:p>
          </table:table-cell>
          <table:table-cell office:value-type="string">
            <text:p>upright, supine, seated</text:p>
          </table:table-cell>
          <table:table-cell office:value-type="string">
            <text:p>handgrips</text:p>
          </table:table-cell>
          <table:table-cell office:value-type="string">
            <text:p>ps63_HkTfaM</text:p>
          </table:table-cell>
          <table:table-cell office:value-type="string">
            <text:p>chest</text:p>
          </table:table-cell>
          <table:table-cell table:number-columns-repeated="1013"/>
        </table:table-row>
        <table:table-row table:style-name="ro2">
          <table:table-cell office:value-type="string">
            <text:p>Pull Over</text:p>
          </table:table-cell>
          <table:table-cell table:style-name="ce7" office:value-type="string">
            <text:p>With arms extended above your head, push the band down in an arch in front of you. Lower arms until the bands gently touch your shoulders before returning to starting position.</text:p>
            <text:p>Tips</text:p>
            <text:p>- Squeeze pecs during descent to avoid compensation from back and shoulder muscles. </text:p>
            <text:p>- Maintain arms in a fixed, bent position. </text:p>
            <text:p>- Move hands closer together for a challenge. </text:p>
            <text:p>- You can bend your knees,squat down, or sit for comfort but keep your back straight.</text:p>
            <text:p>Variations</text:p>
            <text:p>1. LATS FOCUS: Transfer resistance to your lats by squeezing shoulder blades together while lowering arms. Straighten arms as much as possible.</text:p>
            <text:p>2. Use multiple bands.</text:p>
          </table:table-cell>
          <table:table-cell/>
          <table:table-cell office:value-type="string">
            <text:p>pecs</text:p>
          </table:table-cell>
          <table:table-cell office:value-type="string">
            <text:p>rear , overhead</text:p>
          </table:table-cell>
          <table:table-cell office:value-type="string">
            <text:p>overhead</text:p>
          </table:table-cell>
          <table:table-cell office:value-type="string">
            <text:p>push</text:p>
          </table:table-cell>
          <table:table-cell office:value-type="string">
            <text:p>upright, seated</text:p>
          </table:table-cell>
          <table:table-cell office:value-type="string">
            <text:p>bar</text:p>
          </table:table-cell>
          <table:table-cell office:value-type="string">
            <text:p>9g4bP0X9ROI</text:p>
          </table:table-cell>
          <table:table-cell office:value-type="string">
            <text:p>chest</text:p>
          </table:table-cell>
          <table:table-cell table:number-columns-repeated="1013"/>
        </table:table-row>
        <table:table-row table:style-name="ro2">
          <table:table-cell office:value-type="string">
            <text:p>Flat Bench Press</text:p>
          </table:table-cell>
          <table:table-cell table:style-name="ce7" office:value-type="string">
            <text:p>Grasp one end in each hand with palms facing away from you and push your arms horizontally away from your body. Keep your hands aligned with your chest.</text:p>
            <text:p>tips</text:p>
            <text:p>- Start with elbows out 90° from your body and keep back straight. </text:p>
            <text:p>- Keep arms tucked by your sides to engage triceps and inner chest; keep arms farther from your body to engage deltoids and outer chest (use a wide or narrow grip).</text:p>
            <text:p>- Finish with 2-5 negative reps by slowing the regression to starting point to fully exhaust pectoral muscles.</text:p>
            <text:p>Variations</text:p>
            <text:p>1. Fasten two bands to rear post. </text:p>
            <text:p>2. Wrap band behind your back and under shoulder blades (twist the band over and create an X to prevent band from sliding up your back). </text:p>
            <text:p>3. Position band inside or outside of your arms; wear a protective layer of clothing if positioned outside</text:p>
          </table:table-cell>
          <table:table-cell/>
          <table:table-cell office:value-type="string">
            <text:p>pecs</text:p>
          </table:table-cell>
          <table:table-cell office:value-type="string">
            <text:p>rear</text:p>
          </table:table-cell>
          <table:table-cell office:value-type="string">
            <text:p>shoulder blades</text:p>
          </table:table-cell>
          <table:table-cell office:value-type="string">
            <text:p>push</text:p>
          </table:table-cell>
          <table:table-cell office:value-type="string">
            <text:p>upright, supine, seated</text:p>
          </table:table-cell>
          <table:table-cell office:value-type="string">
            <text:p>bar, handgrips</text:p>
          </table:table-cell>
          <table:table-cell office:value-type="string">
            <text:p>4nMIhTGjgiU</text:p>
          </table:table-cell>
          <table:table-cell office:value-type="string">
            <text:p>chest</text:p>
          </table:table-cell>
          <table:table-cell table:number-columns-repeated="1013"/>
        </table:table-row>
        <table:table-row table:style-name="ro2">
          <table:table-cell office:value-type="string">
            <text:p>Superman</text:p>
          </table:table-cell>
          <table:table-cell table:style-name="ce7" office:value-type="string">
            <text:p>Lie in a prone position with your arms extended in front of you. In one fluid motion, raise your legs, chest, shoulders and arms off the ground. Keep abs tight to absorb the tension. See how long you can hold it</text:p>
            <text:p>Variations:</text:p>
            <text:p>1. Place your hands on the ground with elbows bent, similar to PUSH-UP(http://www.youtube.com/watch?v=MExNxyMjxzI) position. </text:p>
            <text:p>2. Point your arms back toward legs and pinch shoulder blades together behind you.</text:p>
          </table:table-cell>
          <table:table-cell/>
          <table:table-cell office:value-type="string">
            <text:p>lower back, abs</text:p>
          </table:table-cell>
          <table:table-cell table:number-columns-repeated="2" office:value-type="string">
            <text:p>none</text:p>
          </table:table-cell>
          <table:table-cell office:value-type="string">
            <text:p>static resistance</text:p>
          </table:table-cell>
          <table:table-cell office:value-type="string">
            <text:p>prone</text:p>
          </table:table-cell>
          <table:table-cell office:value-type="string">
            <text:p>none</text:p>
          </table:table-cell>
          <table:table-cell office:value-type="string">
            <text:p>nx5rzo2-E18</text:p>
          </table:table-cell>
          <table:table-cell office:value-type="string">
            <text:p>abs</text:p>
          </table:table-cell>
          <table:table-cell table:number-columns-repeated="1013"/>
        </table:table-row>
        <table:table-row table:style-name="ro2">
          <table:table-cell office:value-type="string">
            <text:p>Twist</text:p>
          </table:table-cell>
          <table:table-cell table:style-name="ce7" office:value-type="string">
            <text:p>Begin in the same starting position as THE CRUNCH(http://www.youtube.com/watch?v=BtS88DXwAcI). Raise your shoulders off the ground and gently pull your torso from side to side. Hold your arms outward and still as they hover slightly above the floor while your torso shifts. </text:p>
            <text:p>- Keep back straight and abs tight. </text:p>
            <text:p>- Move slowly to make sure that momentum does not guide you; let your obliques do the work.</text:p>
          </table:table-cell>
          <table:table-cell/>
          <table:table-cell office:value-type="string">
            <text:p>obliques, abs</text:p>
          </table:table-cell>
          <table:table-cell office:value-type="string">
            <text:p>front</text:p>
          </table:table-cell>
          <table:table-cell office:value-type="string">
            <text:p>feet</text:p>
          </table:table-cell>
          <table:table-cell office:value-type="string">
            <text:p>contraction</text:p>
          </table:table-cell>
          <table:table-cell office:value-type="string">
            <text:p>supine</text:p>
          </table:table-cell>
          <table:table-cell office:value-type="string">
            <text:p>handgrips</text:p>
          </table:table-cell>
          <table:table-cell office:value-type="string">
            <text:p>Zr4O7UtQyak</text:p>
          </table:table-cell>
          <table:table-cell office:value-type="string">
            <text:p>abs</text:p>
          </table:table-cell>
          <table:table-cell table:number-columns-repeated="1013"/>
        </table:table-row>
        <table:table-row table:style-name="ro2">
          <table:table-cell office:value-type="string">
            <text:p>Woodchopper</text:p>
          </table:table-cell>
          <table:table-cell table:style-name="ce7" office:value-type="string">
            <text:p>Exercise:</text:p>
            <text:p>Lock both hands around the band (or handgrip) and pull arms diagonally across your body. Twist your torso while keeping your abs contracted, back straight and arms fixed in a slightly bent position. </text:p>
            <text:p>- Center your body weight over your feet and your head over your shoulders. </text:p>
            <text:p>- Rotate shoulders and hips together as a unit with abs. </text:p>
            <text:p>Variation</text:p>
            <text:p>Raise or lower A.P. height:</text:p>
            <text:p>1. A low A.P. height will require you to pull the band across your body at an upward angle; pull at a downward angle when using a high A.P.</text:p>
            <text:p>2. Pull band horizontally across body when using a chest-level A.P.</text:p>
          </table:table-cell>
          <table:table-cell/>
          <table:table-cell office:value-type="string">
            <text:p>core</text:p>
          </table:table-cell>
          <table:table-cell office:value-type="string">
            <text:p>side</text:p>
          </table:table-cell>
          <table:table-cell office:value-type="string">
            <text:p>variable</text:p>
          </table:table-cell>
          <table:table-cell office:value-type="string">
            <text:p>pull</text:p>
          </table:table-cell>
          <table:table-cell office:value-type="string">
            <text:p>upright</text:p>
          </table:table-cell>
          <table:table-cell office:value-type="string">
            <text:p>handgrips</text:p>
          </table:table-cell>
          <table:table-cell office:value-type="string">
            <text:p>LJGhfESC0ZA</text:p>
          </table:table-cell>
          <table:table-cell office:value-type="string">
            <text:p>abs</text:p>
          </table:table-cell>
          <table:table-cell table:number-columns-repeated="1013"/>
        </table:table-row>
        <table:table-row table:style-name="ro2">
          <table:table-cell office:value-type="string">
            <text:p>Side Bend</text:p>
          </table:table-cell>
          <table:table-cell table:style-name="ce7" office:value-type="string">
            <text:p>Fasten the band to a side post and grasp the end in hand. Slowly bend from side to side at your waist. Keep your active arm and back straight the whole time.</text:p>
            <text:p>Variation</text:p>
            <text:p>Fasten the band to a side post instead of wrapping it around your foot.</text:p>
          </table:table-cell>
          <table:table-cell/>
          <table:table-cell office:value-type="string">
            <text:p>lower back, obliques</text:p>
          </table:table-cell>
          <table:table-cell office:value-type="string">
            <text:p>low, side</text:p>
          </table:table-cell>
          <table:table-cell office:value-type="string">
            <text:p>feet</text:p>
          </table:table-cell>
          <table:table-cell office:value-type="string">
            <text:p>pull</text:p>
          </table:table-cell>
          <table:table-cell office:value-type="string">
            <text:p>upright, supine</text:p>
          </table:table-cell>
          <table:table-cell office:value-type="string">
            <text:p>handgrips</text:p>
          </table:table-cell>
          <table:table-cell office:value-type="string">
            <text:p>jflNR4Pwzvk</text:p>
          </table:table-cell>
          <table:table-cell office:value-type="string">
            <text:p>abs</text:p>
          </table:table-cell>
          <table:table-cell table:number-columns-repeated="1013"/>
        </table:table-row>
        <table:table-row table:style-name="ro2">
          <table:table-cell office:value-type="string">
            <text:p>Side Bridge</text:p>
          </table:table-cell>
          <table:table-cell table:style-name="ce7" office:value-type="string">
            <text:p>After doing THE PLANK(http://www.youtube.com/watch?v=TsTLSDoDWh4) in a raised prone position, rotate over onto one side and balance yourself on your forearm and inside foot. Hold for as long as possible. Keep your body as straight as possible and your upper arm lightly resting on your thigh or extended up in the air for an added challenge. Alternate sides when finished. </text:p>
            <text:p>- Count how many seconds you can hold this pose to measure progress.</text:p>
            <text:p>Variations</text:p>
            <text:p>1. Balance yourself up on your hand instead of forearm.</text:p>
            <text:p>2. Stabilize a band between inside foot and outside shoulder for a challenge</text:p>
          </table:table-cell>
          <table:table-cell/>
          <table:table-cell office:value-type="string">
            <text:p>core</text:p>
          </table:table-cell>
          <table:table-cell office:value-type="string">
            <text:p>none</text:p>
          </table:table-cell>
          <table:table-cell office:value-type="string">
            <text:p>around foot</text:p>
          </table:table-cell>
          <table:table-cell office:value-type="string">
            <text:p>static contraction</text:p>
          </table:table-cell>
          <table:table-cell office:value-type="string">
            <text:p>prone, supine</text:p>
          </table:table-cell>
          <table:table-cell office:value-type="string">
            <text:p>none</text:p>
          </table:table-cell>
          <table:table-cell office:value-type="string">
            <text:p>x08cnn2au-k</text:p>
          </table:table-cell>
          <table:table-cell office:value-type="string">
            <text:p>abs</text:p>
          </table:table-cell>
          <table:table-cell table:number-columns-repeated="1013"/>
        </table:table-row>
        <table:table-row table:style-name="ro2">
          <table:table-cell office:value-type="string">
            <text:p>Obliquatory</text:p>
          </table:table-cell>
          <table:table-cell table:style-name="ce7" office:value-type="string">
            <text:p>Lie flat on your side with your knees bent and your feet tucked in. Cup your hands behind your head and raise your shoulders and upper back vertically off the floor by squeezing your oblique muscles. Hold briefly before returning to starting position. Alternate sides when finished.</text:p>
          </table:table-cell>
          <table:table-cell/>
          <table:table-cell office:value-type="string">
            <text:p>abs, obliques</text:p>
          </table:table-cell>
          <table:table-cell table:number-columns-repeated="2" office:value-type="string">
            <text:p>none</text:p>
          </table:table-cell>
          <table:table-cell office:value-type="string">
            <text:p>contraction</text:p>
          </table:table-cell>
          <table:table-cell office:value-type="string">
            <text:p>supine</text:p>
          </table:table-cell>
          <table:table-cell office:value-type="string">
            <text:p>none</text:p>
          </table:table-cell>
          <table:table-cell office:value-type="string">
            <text:p>blysxRVTFHs</text:p>
          </table:table-cell>
          <table:table-cell office:value-type="string">
            <text:p>abs</text:p>
          </table:table-cell>
          <table:table-cell table:number-columns-repeated="1013"/>
        </table:table-row>
        <table:table-row table:style-name="ro2">
          <table:table-cell office:value-type="string">
            <text:p>Plank</text:p>
          </table:table-cell>
          <table:table-cell table:style-name="ce7" office:value-type="string">
            <text:p>Rest yourself on your forearms and toes while your body stays straight as a board. Compress your core region by rolling your tailbone in and squeezing your inner thighs; imagine bringing your pelvis to your spine. See how long you can bare it!</text:p>
          </table:table-cell>
          <table:table-cell/>
          <table:table-cell office:value-type="string">
            <text:p>core</text:p>
          </table:table-cell>
          <table:table-cell office:value-type="string">
            <text:p>none</text:p>
          </table:table-cell>
          <table:table-cell office:value-type="string">
            <text:p>around arms, feet</text:p>
          </table:table-cell>
          <table:table-cell office:value-type="string">
            <text:p>static contraction</text:p>
          </table:table-cell>
          <table:table-cell office:value-type="string">
            <text:p>prone</text:p>
          </table:table-cell>
          <table:table-cell office:value-type="string">
            <text:p>none</text:p>
          </table:table-cell>
          <table:table-cell office:value-type="string">
            <text:p>TsTLSDoDWh4</text:p>
          </table:table-cell>
          <table:table-cell office:value-type="string">
            <text:p>abs</text:p>
          </table:table-cell>
          <table:table-cell table:number-columns-repeated="1013"/>
        </table:table-row>
        <table:table-row table:style-name="ro2">
          <table:table-cell office:value-type="string">
            <text:p>Raise</text:p>
          </table:table-cell>
          <table:table-cell table:style-name="ce7" office:value-type="string">
            <text:p>Wrap one band under both feet and grasp the ends in each hand. Raise your legs and hold in a static position. </text:p>
            <text:p>- Keep back flat on the floor.</text:p>
            <text:p>- Keep abs tight to avoid lower back pain. </text:p>
            <text:p>- If uncomfortable, place hands under glutes to support your torso.</text:p>
          </table:table-cell>
          <table:table-cell/>
          <table:table-cell office:value-type="string">
            <text:p>abs, lower back</text:p>
          </table:table-cell>
          <table:table-cell office:value-type="string">
            <text:p>none</text:p>
          </table:table-cell>
          <table:table-cell office:value-type="string">
            <text:p>around foot</text:p>
          </table:table-cell>
          <table:table-cell office:value-type="string">
            <text:p>static contraction</text:p>
          </table:table-cell>
          <table:table-cell office:value-type="string">
            <text:p>supine</text:p>
          </table:table-cell>
          <table:table-cell office:value-type="string">
            <text:p>handgrips</text:p>
          </table:table-cell>
          <table:table-cell office:value-type="string">
            <text:p>aQMiGOPjfLo</text:p>
          </table:table-cell>
          <table:table-cell office:value-type="string">
            <text:p>abs</text:p>
          </table:table-cell>
          <table:table-cell table:number-columns-repeated="1013"/>
        </table:table-row>
        <table:table-row table:style-name="ro2">
          <table:table-cell office:value-type="string">
            <text:p>Roll</text:p>
          </table:table-cell>
          <table:table-cell table:style-name="ce7" office:value-type="string">
            <text:p>Bring your legs to your torso instead of vice versa. From a supine position, bend your knees and bring them as close to your chest as you can without raising your pelvis. Then lift your hips and glutes off the floor and roll your legs forward as you bring your knees to your shoulders. </text:p>
            <text:p>- Squeeze your abs throughout the movement for maximum contraction. </text:p>
            <text:p>- Keep knees bent at the same angle during your set. </text:p>
            <text:p>- For a challenging addition, after bringing knees to shoulders, raise your legs straight up in the air, hold briefly while balancing yourself on your shoulders and upper back. </text:p>
            <text:p>Variations</text:p>
            <text:p>1. HIP THRUSTS: keep your legs perpendicular to floor (pointed straight up) and raise only hips and glutes off the floor while squeezing abs</text:p>
          </table:table-cell>
          <table:table-cell/>
          <table:table-cell office:value-type="string">
            <text:p>abs, lower back</text:p>
          </table:table-cell>
          <table:table-cell table:number-columns-repeated="2" office:value-type="string">
            <text:p>none</text:p>
          </table:table-cell>
          <table:table-cell office:value-type="string">
            <text:p>contraction</text:p>
          </table:table-cell>
          <table:table-cell office:value-type="string">
            <text:p>supine</text:p>
          </table:table-cell>
          <table:table-cell office:value-type="string">
            <text:p>none</text:p>
          </table:table-cell>
          <table:table-cell office:value-type="string">
            <text:p>FQRYdWrBnqk</text:p>
          </table:table-cell>
          <table:table-cell office:value-type="string">
            <text:p>abs</text:p>
          </table:table-cell>
          <table:table-cell table:number-columns-repeated="1013"/>
        </table:table-row>
        <table:table-row table:style-name="ro2">
          <table:table-cell office:value-type="string">
            <text:p>Hyperextension</text:p>
          </table:table-cell>
          <table:table-cell table:style-name="ce7" office:value-type="string">
            <text:p>Wrap one band around a front post with the A.P. height around bellybutton level. Pull your torso </text:p>
            <text:p>back until your back is almost flat against the floor and then hold. Slowly return to starting position. </text:p>
            <text:p>- Keep your arms and back straight with abs firmly contracted. </text:p>
            <text:p>- Use bar or handgrips to ease the pressure on your hands.</text:p>
          </table:table-cell>
          <table:table-cell/>
          <table:table-cell office:value-type="string">
            <text:p>lower back</text:p>
          </table:table-cell>
          <table:table-cell office:value-type="string">
            <text:p>front</text:p>
          </table:table-cell>
          <table:table-cell office:value-type="string">
            <text:p>stomach</text:p>
          </table:table-cell>
          <table:table-cell office:value-type="string">
            <text:p>pull</text:p>
          </table:table-cell>
          <table:table-cell office:value-type="string">
            <text:p>seated</text:p>
          </table:table-cell>
          <table:table-cell office:value-type="string">
            <text:p>handgrips, bar</text:p>
          </table:table-cell>
          <table:table-cell office:value-type="string">
            <text:p>jCIR2fqzeZY</text:p>
          </table:table-cell>
          <table:table-cell office:value-type="string">
            <text:p>abs</text:p>
          </table:table-cell>
          <table:table-cell table:number-columns-repeated="1013"/>
        </table:table-row>
        <table:table-row table:style-name="ro2">
          <table:table-cell office:value-type="string">
            <text:p>Aligner</text:p>
          </table:table-cell>
          <table:table-cell table:style-name="ce7" office:value-type="string">
            <text:p>Insert your right leg into one band up to your groin, wrap the same band around your stomach and then around your back, and then insert your right arm. Stabilize the band around your right shoulder. You should feel resistance pulling your right shoulder back. Stabilize another identical-sized band around your left leg, then wrap it in front of you, behind you, and </text:p>
            <text:p>insert your left arm. </text:p>
            <text:p>- Keep abs tight and maintain good posture as the bands draw your shoulders back and open your chest. </text:p>
            <text:p>- Wear a thick shirt or protective layer to prevent irritation.</text:p>
          </table:table-cell>
          <table:table-cell/>
          <table:table-cell office:value-type="string">
            <text:p>pecs, core, lats</text:p>
          </table:table-cell>
          <table:table-cell table:number-columns-repeated="2" office:value-type="string">
            <text:p>none</text:p>
          </table:table-cell>
          <table:table-cell office:value-type="string">
            <text:p>static contraction</text:p>
          </table:table-cell>
          <table:table-cell office:value-type="string">
            <text:p>various</text:p>
          </table:table-cell>
          <table:table-cell office:value-type="string">
            <text:p>none</text:p>
          </table:table-cell>
          <table:table-cell office:value-type="string">
            <text:p>ij2g_uQLFcY</text:p>
          </table:table-cell>
          <table:table-cell office:value-type="string">
            <text:p>abs</text:p>
          </table:table-cell>
          <table:table-cell table:number-columns-repeated="1013"/>
        </table:table-row>
        <table:table-row table:style-name="ro2">
          <table:table-cell office:value-type="string">
            <text:p>Bicycle</text:p>
          </table:table-cell>
          <table:table-cell table:style-name="ce7" office:value-type="string">
            <text:p>Rotate by bringing one elbow to the opposite knee, then kicking that leg forward and bringing your other elbow to the opposite knee. Keep your core tight!</text:p>
            <text:p>Variations</text:p>
            <text:p>1. Stabilize a band around each foot with the middle wrapped around your back. </text:p>
            <text:p>2. Fasten two bands together as illustrated in the video. </text:p>
            <text:p>3. To increase resistance, wrap one band around your lower back and stabilize the ends around each foot.</text:p>
          </table:table-cell>
          <table:table-cell/>
          <table:table-cell office:value-type="string">
            <text:p>abs, obliques</text:p>
          </table:table-cell>
          <table:table-cell office:value-type="string">
            <text:p>rear</text:p>
          </table:table-cell>
          <table:table-cell office:value-type="string">
            <text:p>around back</text:p>
          </table:table-cell>
          <table:table-cell office:value-type="string">
            <text:p>contraction</text:p>
          </table:table-cell>
          <table:table-cell office:value-type="string">
            <text:p>supine</text:p>
          </table:table-cell>
          <table:table-cell office:value-type="string">
            <text:p>ankle straps</text:p>
          </table:table-cell>
          <table:table-cell office:value-type="string">
            <text:p>Rz-bgb-CqLE</text:p>
          </table:table-cell>
          <table:table-cell office:value-type="string">
            <text:p>abs</text:p>
          </table:table-cell>
          <table:table-cell table:number-columns-repeated="1013"/>
        </table:table-row>
        <table:table-row table:style-name="ro2">
          <table:table-cell office:value-type="string">
            <text:p>Crunch</text:p>
          </table:table-cell>
          <table:table-cell table:style-name="ce7" office:value-type="string">
            <text:p>In a supine position with your hands cupped loosely behind your head or with your arms extended forward, raise your knees up and your tailbone slightly off the ground. Contract your abs as you lift your shoulders and upper back off the floor; imagine trying to compress your abs and tailbone together.</text:p>
            <text:p>- You don't need to lift your entire back off the ground to feel the burn, just get your shoulder blades about an inch or two (2-5 cm) off the ground. </text:p>
            <text:p>- Give an extra squeeze at the top for a total contraction before slowly lowering back to starting position. </text:p>
            <text:p>- Perform the descent portion of the rep just as slowly and deliberate as the ascent. </text:p>
            <text:p>- Avoid pulling your head forward with your hands or using your back to propel yourself forward.</text:p>
            <text:p>Variations</text:p>
            <text:p>1. Twist your torso to each side and rotate touching one elbow to the opposite knee.</text:p>
            <text:p>2. Raise and hold your torso where it burns as long as you can (Static Contraction Training).</text:p>
          </table:table-cell>
          <table:table-cell/>
          <table:table-cell office:value-type="string">
            <text:p>abs</text:p>
          </table:table-cell>
          <table:table-cell table:number-columns-repeated="2" office:value-type="string">
            <text:p>none</text:p>
          </table:table-cell>
          <table:table-cell office:value-type="string">
            <text:p>contraction</text:p>
          </table:table-cell>
          <table:table-cell office:value-type="string">
            <text:p>supine</text:p>
          </table:table-cell>
          <table:table-cell office:value-type="string">
            <text:p>none</text:p>
          </table:table-cell>
          <table:table-cell office:value-type="string">
            <text:p>BtS88DXwAcI</text:p>
          </table:table-cell>
          <table:table-cell office:value-type="string">
            <text:p>abs</text:p>
          </table:table-cell>
          <table:table-cell table:number-columns-repeated="1013"/>
        </table:table-row>
        <table:table-row table:style-name="ro2">
          <table:table-cell office:value-type="string">
            <text:p>Squeeze</text:p>
          </table:table-cell>
          <table:table-cell table:style-name="ce7" office:value-type="string">
            <text:p>Fasten, stabilize or wrap a band around an overhead post and grasp the free end(s) in each hand by your forehead or on either side of your temples. Bend over at the waist and pull your torso down using your core. </text:p>
            <text:p>- Keep your back straight as you lower your head toward the floor. </text:p>
            <text:p>- Avoid pulling the band down with your arms. </text:p>
            <text:p>- Squeeze your abs at the bottom before ascending back to starting position.</text:p>
            <text:p>Variations</text:p>
            <text:p>1. Perform upright, seated or kneeling. Pull with abs, keep back straight and bend only at your waist.</text:p>
            <text:p>2. Obliques: Alternate pulling your torso down from side to side.</text:p>
          </table:table-cell>
          <table:table-cell/>
          <table:table-cell office:value-type="string">
            <text:p>core</text:p>
          </table:table-cell>
          <table:table-cell office:value-type="string">
            <text:p>front</text:p>
          </table:table-cell>
          <table:table-cell office:value-type="string">
            <text:p>overhead</text:p>
          </table:table-cell>
          <table:table-cell office:value-type="string">
            <text:p>pull</text:p>
          </table:table-cell>
          <table:table-cell office:value-type="string">
            <text:p>upright, seated, kneeling</text:p>
          </table:table-cell>
          <table:table-cell office:value-type="string">
            <text:p>bar, handgrips</text:p>
          </table:table-cell>
          <table:table-cell office:value-type="string">
            <text:p>_lFp96wnjmA</text:p>
          </table:table-cell>
          <table:table-cell office:value-type="string">
            <text:p>abs</text:p>
          </table:table-cell>
          <table:table-cell table:number-columns-repeated="1013"/>
        </table:table-row>
        <table:table-row table:style-name="ro2" table:number-rows-repeated="1048505">
          <table:table-cell table:number-columns-repeated="1024"/>
        </table:table-row>
        <table:table-row table:style-name="ro2">
          <table:table-cell table:number-columns-repeated="1024"/>
        </table:table-row>
      </table:table>
      <table:table table:name="TipsVariations" table:style-name="ta11">
        <office:forms form:automatic-focus="false" form:apply-design-mode="false"/>
        <table:table-column table:style-name="co16" table:number-columns-repeated="3" table:default-cell-style-name="Default"/>
        <table:table-column table:style-name="co17" table:default-cell-style-name="Default"/>
        <table:table-column table:style-name="co8" table:number-columns-repeated="1020" table:default-cell-style-name="Default"/>
        <table:table-row table:style-name="ro1">
          <table:table-cell/>
          <table:table-cell office:value-type="string">
            <text:p>name</text:p>
          </table:table-cell>
          <table:table-cell office:value-type="string">
            <text:p>Tips</text:p>
          </table:table-cell>
          <table:table-cell table:number-columns-repeated="1021"/>
        </table:table-row>
        <table:table-row table:style-name="ro3">
          <table:table-cell office:value-type="float" office:value="1">
            <text:p>1</text:p>
          </table:table-cell>
          <table:table-cell office:value-type="string">
            <text:p>Horizontal Extensions</text:p>
          </table:table-cell>
          <table:table-cell table:style-name="ce8" office:value-type="string">
            <text:p>- Bend your knees slightly.</text:p>
            <text:p>- Space the band ends wider apart to increase resistance.</text:p>
            <text:p>- Keep upper arms stationary to isolate triceps.</text:p>
          </table:table-cell>
          <table:table-cell table:number-columns-repeated="1021"/>
        </table:table-row>
        <table:table-row table:style-name="ro4">
          <table:table-cell office:value-type="float" office:value="2">
            <text:p>2</text:p>
          </table:table-cell>
          <table:table-cell office:value-type="string">
            <text:p>Lat-Band Pullown</text:p>
          </table:table-cell>
          <table:table-cell table:style-name="ce8" office:value-type="string">
            <text:p>- Relax your arms and lead with elbows. Keep the rest of your body motionless. </text:p>
            <text:p>- A close grip will engage rhomboid muscles and an underhand grip will also engage biceps.</text:p>
            <text:p>- A high post may allow you to stand where a low post may require you to sit, kneel, or take a staggered stance with one foot in front of the other. </text:p>
            <text:p>- Change your approach periodically for a well-rounded workout.</text:p>
            <text:p/>
          </table:table-cell>
          <table:table-cell table:number-columns-repeated="1021"/>
        </table:table-row>
        <table:table-row table:style-name="ro5">
          <table:table-cell office:value-type="float" office:value="3">
            <text:p>3</text:p>
          </table:table-cell>
          <table:table-cell office:value-type="string">
            <text:p>Seated Band Rows</text:p>
          </table:table-cell>
          <table:table-cell table:style-name="ce7" office:value-type="string">
            <text:p>- Don't let your arms and shoulders do all the work. </text:p>
            <text:p>- Keep your torso still, knees slightly bent, chest out and back straight. </text:p>
            <text:p>- Tighten your abs and try not to rock back and forth. </text:p>
            <text:p>Variations</text:p>
          </table:table-cell>
          <table:table-cell table:number-columns-repeated="1021"/>
        </table:table-row>
        <table:table-row table:style-name="ro6">
          <table:table-cell office:value-type="float" office:value="4">
            <text:p>4</text:p>
          </table:table-cell>
          <table:table-cell office:value-type="string">
            <text:p>Bent Over Band-Rows</text:p>
          </table:table-cell>
          <table:table-cell table:style-name="ce8" office:value-type="string">
            <text:p>- Keep abs tight and upper body still. </text:p>
            <text:p>- Lift your chest to maintain the natural arch in your back. </text:p>
            <text:p>- Pull hands toward stomach to engage lower lats; pull hands in higher toward chest to engage upper lats.</text:p>
            <text:p>- Experiment with different grip options and A.P. heights.</text:p>
          </table:table-cell>
          <table:table-cell table:number-columns-repeated="1021"/>
        </table:table-row>
        <table:table-row table:style-name="ro7">
          <table:table-cell office:value-type="float" office:value="5">
            <text:p>5</text:p>
          </table:table-cell>
          <table:table-cell office:value-type="string">
            <text:p>Straight Arm Pulldowns</text:p>
          </table:table-cell>
          <table:table-cell table:style-name="ce8" office:value-type="string">
            <text:p>- Keep shoulder blades drawn tightly together, elbows slightly bent in a fixed position and wrists straight. </text:p>
            <text:p>- Be creative with your positioning- stand on a platform, kneel, sit or bend over at the waist to adjust your height; lower yourself to raise the resistance.</text:p>
            <text:p>- Take a small step forward or backward to modify your 'pulldown'.</text:p>
          </table:table-cell>
          <table:table-cell table:number-columns-repeated="1021"/>
        </table:table-row>
        <table:table-row table:style-name="ro3">
          <table:table-cell office:value-type="float" office:value="6">
            <text:p>6</text:p>
          </table:table-cell>
          <table:table-cell office:value-type="string">
            <text:p>Reverse Flyes</text:p>
          </table:table-cell>
          <table:table-cell table:style-name="ce8" office:value-type="string">
            <text:p>- Focus on pinching your shoulder blades together. </text:p>
            <text:p>- Keep elbows fixed in a slightly bent position and arms elevated at the same height. </text:p>
            <text:p/>
          </table:table-cell>
          <table:table-cell table:number-columns-repeated="1021"/>
        </table:table-row>
        <table:table-row table:style-name="ro1">
          <table:table-cell office:value-type="float" office:value="7">
            <text:p>7</text:p>
          </table:table-cell>
          <table:table-cell office:value-type="string">
            <text:p>Deadlift</text:p>
          </table:table-cell>
          <table:table-cell table:style-name="ce8" office:value-type="string">
            <text:p><text:a xlink:href="http://www.youtube.com/playlist?list=PL7A16C061DB75C6CB">- All body movement should originate by bending at the hips. 
- Keeps abs tight to prevent strain on lower back. 
- Hips, lower back and abs should work together like a crane that comfortably pulls you up and lowers you into place. 
- Use your arms as hooks to hold the band or bar without assisting in the lift. 
- Keep your back straight and knees slightly bent.
</text:a></text:p>
          </table:table-cell>
          <table:table-cell table:number-columns-repeated="1021"/>
        </table:table-row>
        <table:table-row table:style-name="ro5">
          <table:table-cell office:value-type="float" office:value="8">
            <text:p>8</text:p>
          </table:table-cell>
          <table:table-cell office:value-type="string">
            <text:p>Kickbacks</text:p>
          </table:table-cell>
          <table:table-cell table:style-name="ce8" office:value-type="string">
            <text:p>- Keep elbows fixed by your side to engage triceps, avoiding help from deltoids.</text:p>
            <text:p>- Keep feet close together with torso still and back straight for balance.</text:p>
            <text:p>- Take a step back to raise resistance.</text:p>
          </table:table-cell>
          <table:table-cell table:number-columns-repeated="1021"/>
        </table:table-row>
        <table:table-row table:style-name="ro3">
          <table:table-cell office:value-type="float" office:value="9">
            <text:p>9</text:p>
          </table:table-cell>
          <table:table-cell office:value-type="string">
            <text:p>Tricep Pushdown</text:p>
          </table:table-cell>
          <table:table-cell table:style-name="ce7" office:value-type="string">
            <text:p>- Resist the urge to put any body weight into the pushdown. </text:p>
            <text:p>- Position your feet in a staggered stance or side-byside. </text:p>
            <text:p>- Lower yourself to raise the resistance.</text:p>
          </table:table-cell>
          <table:table-cell table:number-columns-repeated="1021"/>
        </table:table-row>
        <table:table-row table:style-name="ro8">
          <table:table-cell office:value-type="float" office:value="10">
            <text:p>10</text:p>
          </table:table-cell>
          <table:table-cell office:value-type="string">
            <text:p>Dips</text:p>
          </table:table-cell>
          <table:table-cell table:style-name="ce7" office:value-type="string">
            <text:p>- Raise your body in one vertical line during the ascent and descent. </text:p>
            <text:p>- Keep your back as close as possible to the chair behind you. </text:p>
            <text:p>- Aside from arms, keep the rest of your body motionless.</text:p>
            <text:p>- Do not go much lower after elbows reach a 90° angle to avoid injury. </text:p>
          </table:table-cell>
          <table:table-cell table:number-columns-repeated="1021"/>
        </table:table-row>
        <table:table-row table:style-name="ro3">
          <table:table-cell office:value-type="float" office:value="11">
            <text:p>11</text:p>
          </table:table-cell>
          <table:table-cell office:value-type="string">
            <text:p>Animals</text:p>
          </table:table-cell>
          <table:table-cell table:style-name="ce7" office:value-type="string">
            <text:p>- Don't let your back or chest compensate -- use your triceps! </text:p>
            <text:p>- This is a difficult lift, so start with a low resistance, increasing gradually as you maintain proper form.</text:p>
          </table:table-cell>
          <table:table-cell table:number-columns-repeated="1021"/>
        </table:table-row>
        <table:table-row table:style-name="ro9">
          <table:table-cell office:value-type="float" office:value="12">
            <text:p>12</text:p>
          </table:table-cell>
          <table:table-cell office:value-type="string">
            <text:p>Close Grip Push-Up Press</text:p>
          </table:table-cell>
          <table:table-cell table:style-name="ce7" office:value-type="string">
            <text:p>- Point toes down to help maintain your balance. </text:p>
            <text:p>- Remove the band to lower resistance.</text:p>
          </table:table-cell>
          <table:table-cell table:number-columns-repeated="1021"/>
        </table:table-row>
        <table:table-row table:style-name="ro5">
          <table:table-cell office:value-type="float" office:value="13">
            <text:p>13</text:p>
          </table:table-cell>
          <table:table-cell office:value-type="string">
            <text:p>Lateral Extension</text:p>
          </table:table-cell>
          <table:table-cell office:value-type="string">
            <text:p/>
            <text:p>- Puff your chest out to isolate triceps. </text:p>
            <text:p>- Experiment by pushing the band down at different angles from your body. </text:p>
            <text:p>- If you feel pain in your shoulders, bring your elbows more toward the front of your torso. </text:p>
            <text:p/>
          </table:table-cell>
          <table:table-cell table:number-columns-repeated="1021"/>
        </table:table-row>
        <table:table-row table:style-name="ro3">
          <table:table-cell office:value-type="float" office:value="14">
            <text:p>14</text:p>
          </table:table-cell>
          <table:table-cell office:value-type="string">
            <text:p>Vertical Extensions</text:p>
          </table:table-cell>
          <table:table-cell office:value-type="string">
            <text:p/>
            <text:p>• Keep upper arms motionless beside your head to isolate triceps. </text:p>
            <text:p>• Keep your back straight, abs tight and knees slightly bent.</text:p>
            <text:p/>
          </table:table-cell>
          <table:table-cell table:number-columns-repeated="1021"/>
        </table:table-row>
        <table:table-row table:style-name="ro5">
          <table:table-cell office:value-type="float" office:value="15">
            <text:p>15</text:p>
          </table:table-cell>
          <table:table-cell office:value-type="string">
            <text:p>Overhead Extensions</text:p>
          </table:table-cell>
          <table:table-cell office:value-type="string">
            <text:p/>
            <text:p>- Keep your upper arms and torso completely motionless. </text:p>
            <text:p>- The farther you lean forward, the more tension you will feel in your upper back. </text:p>
            <text:p>- Step forward or adjust A.P. height to alter resistance.</text:p>
            <text:p/>
          </table:table-cell>
          <table:table-cell table:number-columns-repeated="1021"/>
        </table:table-row>
        <table:table-row table:style-name="ro5">
          <table:table-cell office:value-type="float" office:value="16">
            <text:p>16</text:p>
          </table:table-cell>
          <table:table-cell office:value-type="string">
            <text:p>Wrapped Shoulder Extension</text:p>
          </table:table-cell>
          <table:table-cell office:value-type="string">
            <text:p/>
            <text:p>- Make sure the band is twisted over, forming an "X" behind you to avoid slippage.</text:p>
            <text:p>- Keep upper arms still.</text:p>
            <text:p>- Wear a protective layer of clothing to prevent the band from irritating your skin.</text:p>
            <text:p/>
          </table:table-cell>
          <table:table-cell table:number-columns-repeated="1021"/>
        </table:table-row>
        <table:table-row table:style-name="ro5">
          <table:table-cell office:value-type="float" office:value="17">
            <text:p>17</text:p>
          </table:table-cell>
          <table:table-cell office:value-type="string">
            <text:p>Resisted Kicks</text:p>
          </table:table-cell>
          <table:table-cell office:value-type="string">
            <text:p/>
            <text:p>- Keep your leg straight and push from ankle. </text:p>
            <text:p>- Touch any stationary object for balance. </text:p>
            <text:p>- Stand tall on your supporting leg.</text:p>
            <text:p/>
          </table:table-cell>
          <table:table-cell table:number-columns-repeated="1021"/>
        </table:table-row>
        <table:table-row table:style-name="ro5">
          <table:table-cell office:value-type="float" office:value="18">
            <text:p>18</text:p>
          </table:table-cell>
          <table:table-cell office:value-type="string">
            <text:p>Military Press</text:p>
          </table:table-cell>
          <table:table-cell office:value-type="string">
            <text:p/>
            <text:p>- Keep back straight and abs tight to avoid lower back strain. </text:p>
            <text:p>- Take a wider stance or loop the bands to raise resistance. </text:p>
            <text:p>- Use a bar to balance and lower overall resistance.</text:p>
            <text:p/>
          </table:table-cell>
          <table:table-cell table:number-columns-repeated="1021"/>
        </table:table-row>
        <table:table-row table:style-name="ro5">
          <table:table-cell office:value-type="float" office:value="19">
            <text:p>19</text:p>
          </table:table-cell>
          <table:table-cell office:value-type="string">
            <text:p>Front Raises</text:p>
          </table:table-cell>
          <table:table-cell office:value-type="string">
            <text:p/>
            <text:p>- Keep elbows slightly bent in a fixed position. </text:p>
            <text:p>- Do not rock your torso back and forth. </text:p>
            <text:p>- Maintain at least minimal resistance on both bands at all times.</text:p>
            <text:p/>
          </table:table-cell>
          <table:table-cell table:number-columns-repeated="1021"/>
        </table:table-row>
        <table:table-row table:style-name="ro5">
          <table:table-cell office:value-type="float" office:value="20">
            <text:p>20</text:p>
          </table:table-cell>
          <table:table-cell office:value-type="string">
            <text:p>Lateral Raises</text:p>
          </table:table-cell>
          <table:table-cell office:value-type="string">
            <text:p/>
            <text:p>- Keep elbows slightly bent in a fixed position. </text:p>
            <text:p>- Do not rock your torso back and forth. </text:p>
            <text:p>- Maintain at least minimal resistance on both bands at all times.</text:p>
            <text:p/>
          </table:table-cell>
          <table:table-cell table:number-columns-repeated="1021"/>
        </table:table-row>
        <table:table-row table:style-name="ro6">
          <table:table-cell office:value-type="float" office:value="21">
            <text:p>21</text:p>
          </table:table-cell>
          <table:table-cell office:value-type="string">
            <text:p>Upright Rows</text:p>
          </table:table-cell>
          <table:table-cell office:value-type="string">
            <text:p/>
            <text:p>- Lead with your elbows as you lift.</text:p>
            <text:p>- Your back and trap muscles will naturally want to assist your deltoids.</text:p>
            <text:p>- This should be a smooth motion without any jerking</text:p>
            <text:p>- Spread feet apart or loop band to raise resistance.</text:p>
            <text:p/>
          </table:table-cell>
          <table:table-cell table:number-columns-repeated="1021"/>
        </table:table-row>
        <table:table-row table:style-name="ro6">
          <table:table-cell office:value-type="float" office:value="22">
            <text:p>22</text:p>
          </table:table-cell>
          <table:table-cell office:value-type="string">
            <text:p>Cableband Laterals</text:p>
          </table:table-cell>
          <table:table-cell office:value-type="string">
            <text:p/>
            <text:p>- Maintain elbows fixed in a slightly bent position.</text:p>
            <text:p>- Keep your arm parallel to the ground.</text:p>
            <text:p>- Angle yourself toward or away from A.P. to modify resistance. </text:p>
            <text:p>- Take a wider stance to maintain balance.</text:p>
            <text:p/>
          </table:table-cell>
          <table:table-cell table:number-columns-repeated="1021"/>
        </table:table-row>
        <table:table-row table:style-name="ro3">
          <table:table-cell office:value-type="float" office:value="23">
            <text:p>23</text:p>
          </table:table-cell>
          <table:table-cell office:value-type="string">
            <text:p>Skiers</text:p>
          </table:table-cell>
          <table:table-cell office:value-type="string">
            <text:p/>
            <text:p>- Maintain arms as straight as possible to direct the tension to your shoulders instead of triceps. </text:p>
            <text:p>- Roll your shoulders forward to engage rear deltoids.</text:p>
            <text:p/>
          </table:table-cell>
          <table:table-cell table:number-columns-repeated="1021"/>
        </table:table-row>
        <table:table-row table:style-name="ro3">
          <table:table-cell office:value-type="float" office:value="24">
            <text:p>24</text:p>
          </table:table-cell>
          <table:table-cell office:value-type="string">
            <text:p>Isolation Pulls</text:p>
          </table:table-cell>
          <table:table-cell office:value-type="string">
            <text:p/>
            <text:p>- Keep your elbow planted by your side and your forearm parallel to the ground. </text:p>
            <text:p>- Hold your upper arm in place with the other hand to limit movement. </text:p>
            <text:p/>
          </table:table-cell>
          <table:table-cell table:number-columns-repeated="1021"/>
        </table:table-row>
        <table:table-row table:style-name="ro5">
          <table:table-cell office:value-type="float" office:value="25">
            <text:p>25</text:p>
          </table:table-cell>
          <table:table-cell office:value-type="string">
            <text:p>Shrugs</text:p>
          </table:table-cell>
          <table:table-cell office:value-type="string">
            <text:p/>
            <text:p>- Maintain arms as straight and keep your back straight, abs tight and knees slightly bent. </text:p>
            <text:p>- Pull your shoulders up toward your ears. </text:p>
            <text:p>- Squeeze your shoulders together behind you as you raise them up; don't roll them forwards or backwards at the top.</text:p>
            <text:p/>
          </table:table-cell>
          <table:table-cell table:number-columns-repeated="1021"/>
        </table:table-row>
        <table:table-row table:style-name="ro3">
          <table:table-cell office:value-type="float" office:value="26">
            <text:p>26</text:p>
          </table:table-cell>
          <table:table-cell office:value-type="string">
            <text:p>Leg Liberator</text:p>
          </table:table-cell>
          <table:table-cell office:value-type="string">
            <text:p/>
            <text:p>- Keep your shoulders pinned to the floor.</text:p>
            <text:p>- Repeat with right leg when finished.</text:p>
            <text:p>- Maintain stability in your hips, keep your leg straight, and keep your back flat on the floor. </text:p>
          </table:table-cell>
          <table:table-cell table:number-columns-repeated="1021"/>
        </table:table-row>
        <table:table-row table:style-name="ro1">
          <table:table-cell office:value-type="float" office:value="27">
            <text:p>27</text:p>
          </table:table-cell>
          <table:table-cell office:value-type="string">
            <text:p>Back Lubricator</text:p>
          </table:table-cell>
          <table:table-cell table:style-name="ce9" office:value-type="string">
            <text:p>- Stretch your hamstrings by keeping arms and back straight and shifting body weight to your heels.</text:p>
          </table:table-cell>
          <table:table-cell table:number-columns-repeated="1021"/>
        </table:table-row>
        <table:table-row table:style-name="ro1">
          <table:table-cell office:value-type="float" office:value="28">
            <text:p>28</text:p>
          </table:table-cell>
          <table:table-cell office:value-type="string">
            <text:p>Loose Arm-ony</text:p>
          </table:table-cell>
          <table:table-cell table:number-columns-repeated="1022"/>
        </table:table-row>
        <table:table-row table:style-name="ro1">
          <table:table-cell office:value-type="float" office:value="29">
            <text:p>29</text:p>
          </table:table-cell>
          <table:table-cell office:value-type="string">
            <text:p>Ankle Motionizer</text:p>
          </table:table-cell>
          <table:table-cell table:number-columns-repeated="1022"/>
        </table:table-row>
        <table:table-row table:style-name="ro1">
          <table:table-cell office:value-type="float" office:value="30">
            <text:p>30</text:p>
          </table:table-cell>
          <table:table-cell office:value-type="string">
            <text:p>Relaxalator</text:p>
          </table:table-cell>
          <table:table-cell table:number-columns-repeated="1022"/>
        </table:table-row>
        <table:table-row table:style-name="ro1">
          <table:table-cell office:value-type="float" office:value="31">
            <text:p>31</text:p>
          </table:table-cell>
          <table:table-cell office:value-type="string">
            <text:p>Neck Stup</text:p>
          </table:table-cell>
          <table:table-cell table:number-columns-repeated="1022"/>
        </table:table-row>
        <table:table-row table:style-name="ro1">
          <table:table-cell office:value-type="float" office:value="32">
            <text:p>32</text:p>
          </table:table-cell>
          <table:table-cell office:value-type="string">
            <text:p>Quad-lity</text:p>
          </table:table-cell>
          <table:table-cell office:value-type="string">
            <text:p>Breathe regularly as you slowly relieve the stiffness and relax your quadriceps. </text:p>
          </table:table-cell>
          <table:table-cell table:number-columns-repeated="1021"/>
        </table:table-row>
        <table:table-row table:style-name="ro1">
          <table:table-cell office:value-type="float" office:value="33">
            <text:p>33</text:p>
          </table:table-cell>
          <table:table-cell office:value-type="string">
            <text:p>Wicked Chicken Wing</text:p>
          </table:table-cell>
          <table:table-cell office:value-type="string">
            <text:p>If you pull the band up or down, you should feel a stretch in your shoulders or triceps, respectively.</text:p>
          </table:table-cell>
          <table:table-cell table:number-columns-repeated="1021"/>
        </table:table-row>
        <table:table-row table:style-name="ro5">
          <table:table-cell office:value-type="float" office:value="34">
            <text:p>34</text:p>
          </table:table-cell>
          <table:table-cell office:value-type="string">
            <text:p>Crossband Lateral Curls</text:p>
          </table:table-cell>
          <table:table-cell office:value-type="string">
            <text:p/>
            <text:p>- Keep abs tight and elbows stationary by your side. </text:p>
            <text:p>- Force your arms outward laterally while maintaining constant tension in biceps. </text:p>
            <text:p>- You may feel some resistance in your shoulders.</text:p>
            <text:p/>
          </table:table-cell>
          <table:table-cell table:number-columns-repeated="1021"/>
        </table:table-row>
        <table:table-row table:style-name="ro5">
          <table:table-cell office:value-type="float" office:value="35">
            <text:p>35</text:p>
          </table:table-cell>
          <table:table-cell office:value-type="string">
            <text:p>Bandbell Curls</text:p>
          </table:table-cell>
          <table:table-cell office:value-type="string">
            <text:p/>
            <text:p>- Position bands under toes.</text:p>
            <text:p>- Refrain from arching your back or swaying body forwards or backwards. </text:p>
            <text:p>- Experiment by moving hands closer and farther apart.</text:p>
            <text:p/>
          </table:table-cell>
          <table:table-cell table:number-columns-repeated="1021"/>
        </table:table-row>
        <table:table-row table:style-name="ro6">
          <table:table-cell office:value-type="float" office:value="36">
            <text:p>36</text:p>
          </table:table-cell>
          <table:table-cell office:value-type="string">
            <text:p>Reverse Curls</text:p>
          </table:table-cell>
          <table:table-cell office:value-type="string">
            <text:p/>
            <text:p>- Keep wrists straight, shoulders down and elbows by your side. </text:p>
            <text:p>- If seated, keep legs straight.</text:p>
            <text:p>- Use a bar to lower the resistance and balance the weight distribution. </text:p>
            <text:p>- To raise the resistance, spread feet farther apart or loop the band.</text:p>
            <text:p/>
          </table:table-cell>
          <table:table-cell table:number-columns-repeated="1021"/>
        </table:table-row>
        <table:table-row table:style-name="ro6">
          <table:table-cell office:value-type="float" office:value="37">
            <text:p>37</text:p>
          </table:table-cell>
          <table:table-cell office:value-type="string">
            <text:p>Cableband Curls</text:p>
          </table:table-cell>
          <table:table-cell office:value-type="string">
            <text:p/>
            <text:p>- Keep your upper arms stationary. </text:p>
            <text:p>- Take a step back to raise resistance. </text:p>
            <text:p>- Alter the A.P. height for a different feel. </text:p>
            <text:p>- If using two posts, the distance between posts can vary widely according to availability (see video for ideas).</text:p>
            <text:p/>
          </table:table-cell>
          <table:table-cell table:number-columns-repeated="1021"/>
        </table:table-row>
        <table:table-row table:style-name="ro10">
          <table:table-cell office:value-type="float" office:value="38">
            <text:p>38</text:p>
          </table:table-cell>
          <table:table-cell office:value-type="string">
            <text:p>Squats</text:p>
          </table:table-cell>
          <table:table-cell office:value-type="string">
            <text:p/>
            <text:p>- Keep feet slightly wider than shoulder width apart with all body weight on heels. </text:p>
            <text:p>- You should feel tension in thighs and buttocks, not the knees or back. </text:p>
            <text:p>- Drop your buttocks lower for an added challenge. </text:p>
            <text:p>- Knees should not extend past your toes; if they do, you are leaning too far forward. </text:p>
            <text:p>- Arch your back slightly inward and pinch your shoulder blades together. </text:p>
            <text:p>- Point your toes outward to engage inner thigh muscles; point toes inward to engage outer thighs. </text:p>
            <text:p>- Focus eyes on a specific point in front of you to help your balance.</text:p>
            <text:p/>
          </table:table-cell>
          <table:table-cell table:number-columns-repeated="1021"/>
        </table:table-row>
        <table:table-row table:style-name="ro5">
          <table:table-cell office:value-type="float" office:value="39">
            <text:p>39</text:p>
          </table:table-cell>
          <table:table-cell office:value-type="string">
            <text:p>Leg Press</text:p>
          </table:table-cell>
          <table:table-cell office:value-type="string">
            <text:p/>
            <text:p>- Maintain constant tension on the bands. </text:p>
            <text:p>- Loop the bands around your feet to raise the resistance. </text:p>
            <text:p>- Unite bands with a clip or twist them in the middle to minimize the friction against your legs.</text:p>
            <text:p/>
          </table:table-cell>
          <table:table-cell table:number-columns-repeated="1021"/>
        </table:table-row>
        <table:table-row table:style-name="ro5">
          <table:table-cell office:value-type="float" office:value="40">
            <text:p>40</text:p>
          </table:table-cell>
          <table:table-cell office:value-type="string">
            <text:p>Leg Extensions</text:p>
          </table:table-cell>
          <table:table-cell office:value-type="string">
            <text:p/>
            <text:p>- Keep knee elevated so that your foot never touches the ground. </text:p>
            <text:p>- Position chair farther from A.P. to increase resistance. </text:p>
            <text:p>- Place a rolled-up towel or pillow under your thigh to prop up your leg.</text:p>
            <text:p/>
          </table:table-cell>
          <table:table-cell table:number-columns-repeated="1021"/>
        </table:table-row>
        <table:table-row table:style-name="ro6">
          <table:table-cell office:value-type="float" office:value="41">
            <text:p>41</text:p>
          </table:table-cell>
          <table:table-cell office:value-type="string">
            <text:p>Good Mornings</text:p>
          </table:table-cell>
          <table:table-cell office:value-type="string">
            <text:p/>
            <text:p>- The sensation should be like having a hinge in your hips with no movement occurring below the hips (same as DEADLIFTS,http://www.youtube.com/watch?v=XbmlMh4PB6I). </text:p>
            <text:p>- Keep legs and back straight with shoulder blades locked together. </text:p>
            <text:p>- Ascend and descend slowly for greater control. </text:p>
            <text:p>- Drop torso lower for an additional challenge.</text:p>
            <text:p/>
          </table:table-cell>
          <table:table-cell table:number-columns-repeated="1021"/>
        </table:table-row>
        <table:table-row table:style-name="ro6">
          <table:table-cell office:value-type="float" office:value="42">
            <text:p>42</text:p>
          </table:table-cell>
          <table:table-cell office:value-type="string">
            <text:p>Straight Leg Deadlift</text:p>
          </table:table-cell>
          <table:table-cell office:value-type="string">
            <text:p/>
            <text:p>- Tighten your abs and squeeze your glutes. </text:p>
            <text:p>- Keep legs straight to direct resistance to hamstrings instead of lower back. </text:p>
            <text:p>- Lock shoulder blades together to help straighten your back.</text:p>
            <text:p>- See DEADLIFT(http://www.youtube.com/watch?v=XbmlMh4PB6I) in the BACK section(http://www.youtube.com/playlist?list=PL9F4ED54F06BF542C) for other helpful hints.</text:p>
            <text:p/>
          </table:table-cell>
          <table:table-cell table:number-columns-repeated="1021"/>
        </table:table-row>
        <table:table-row table:style-name="ro3">
          <table:table-cell office:value-type="float" office:value="43">
            <text:p>43</text:p>
          </table:table-cell>
          <table:table-cell office:value-type="string">
            <text:p>Leg Curls</text:p>
          </table:table-cell>
          <table:table-cell office:value-type="string">
            <text:p/>
            <text:p>- Raise the A.P. height to engage your lower hamstrings. </text:p>
            <text:p>- Keep thighs flexed and bands taut so that hamstrings are never completely resting.</text:p>
            <text:p/>
          </table:table-cell>
          <table:table-cell table:number-columns-repeated="1021"/>
        </table:table-row>
        <table:table-row table:style-name="ro7">
          <table:table-cell office:value-type="float" office:value="44">
            <text:p>44</text:p>
          </table:table-cell>
          <table:table-cell office:value-type="string">
            <text:p>Calf Raises</text:p>
          </table:table-cell>
          <table:table-cell office:value-type="string">
            <text:p/>
            <text:p>- Keep your entire body still.</text:p>
            <text:p>- Stabilize bands under toes to secure them in place. </text:p>
            <text:p>- Balance yourself by touching any stationary object. </text:p>
            <text:p>- Extend your heels farther off the edge for a more challenging exercise. </text:p>
            <text:p>- Point toes inward or outward and position feet closer or further apart to engage all areas of calf muscles.</text:p>
            <text:p/>
          </table:table-cell>
          <table:table-cell table:number-columns-repeated="1021"/>
        </table:table-row>
        <table:table-row table:style-name="ro5">
          <table:table-cell office:value-type="float" office:value="45">
            <text:p>45</text:p>
          </table:table-cell>
          <table:table-cell office:value-type="string">
            <text:p>Hip Abductor/Adductor</text:p>
          </table:table-cell>
          <table:table-cell office:value-type="string">
            <text:p/>
            <text:p>- Squeeze hips while slowly spreading and closing legs. </text:p>
            <text:p>- Distance feet farther apart, position feet in closer toward your body, or prop feet up on any object to shift the resistance. </text:p>
            <text:p>- Loop bands around feet to raise resistance.</text:p>
            <text:p/>
          </table:table-cell>
          <table:table-cell table:number-columns-repeated="1021"/>
        </table:table-row>
        <table:table-row table:style-name="ro7">
          <table:table-cell office:value-type="float" office:value="46">
            <text:p>46</text:p>
          </table:table-cell>
          <table:table-cell office:value-type="string">
            <text:p>Lunges</text:p>
          </table:table-cell>
          <table:table-cell office:value-type="string">
            <text:p/>
            <text:p>- At the bottom of the LUNGE, your front knee should be bent so that it blocks your line of vision to your front foot, but is not bent past your foot. </text:p>
            <text:p>- Your lead foot should stay flat on the ground until lifted back up to the rear foot. </text:p>
            <text:p>- Longer strides target glutes; shorter strides target quads. </text:p>
            <text:p>- Engage hamstrings by keeping the trailing leg as straight as possible as you go down. </text:p>
            <text:p>- LUNGE slowly to intensify the workout.</text:p>
            <text:p/>
          </table:table-cell>
          <table:table-cell table:number-columns-repeated="1021"/>
        </table:table-row>
        <table:table-row table:style-name="ro5">
          <table:table-cell office:value-type="float" office:value="47">
            <text:p>47</text:p>
          </table:table-cell>
          <table:table-cell office:value-type="string">
            <text:p>Hammer Curls</text:p>
          </table:table-cell>
          <table:table-cell office:value-type="string">
            <text:p/>
            <text:p>- Keep abs tight and wrists straight.</text:p>
            <text:p>- Maintain constant tension on both bands, even while one arm is resting. </text:p>
            <text:p>- Slowly lift and lower each arm to prevent momentum from swinging your arms upward</text:p>
            <text:p/>
          </table:table-cell>
          <table:table-cell table:number-columns-repeated="1021"/>
        </table:table-row>
        <table:table-row table:style-name="ro5">
          <table:table-cell office:value-type="float" office:value="48">
            <text:p>48</text:p>
          </table:table-cell>
          <table:table-cell office:value-type="string">
            <text:p>Alternate Bandbell Curls</text:p>
          </table:table-cell>
          <table:table-cell office:value-type="string">
            <text:p/>
            <text:p>- Position bands under toes.</text:p>
            <text:p>- Refrain from arching your back or swaying body forwards or backwards. </text:p>
            <text:p>- Experiment by moving hands closer and farther apart.</text:p>
            <text:p/>
          </table:table-cell>
          <table:table-cell table:number-columns-repeated="1021"/>
        </table:table-row>
        <table:table-row table:style-name="ro5">
          <table:table-cell office:value-type="float" office:value="49">
            <text:p>49</text:p>
          </table:table-cell>
          <table:table-cell office:value-type="string">
            <text:p>Concentration Curls</text:p>
          </table:table-cell>
          <table:table-cell office:value-type="string">
            <text:p/>
            <text:p>- Do not bend your wrist for assistance. </text:p>
            <text:p>- If you don't feel tension in biceps, try re-angling chair or adjusting A.P. height. </text:p>
            <text:p>- Keep elbow firmly planted on thigh.</text:p>
            <text:p/>
          </table:table-cell>
          <table:table-cell table:number-columns-repeated="1021"/>
        </table:table-row>
        <table:table-row table:style-name="ro6">
          <table:table-cell office:value-type="float" office:value="50">
            <text:p>50</text:p>
          </table:table-cell>
          <table:table-cell office:value-type="string">
            <text:p>Incline Bench Press</text:p>
          </table:table-cell>
          <table:table-cell office:value-type="string">
            <text:p/>
            <text:p>- Concentrate on remaining within a constant line of maximum resistance. </text:p>
            <text:p>- Take a step forward away from the A.P. to increase resistance. </text:p>
            <text:p>- Keep the rest of your body still by restricting all movement to chest and arms. </text:p>
            <text:p>- Finish set with 2-5 negative reps.</text:p>
            <text:p/>
          </table:table-cell>
          <table:table-cell table:number-columns-repeated="1021"/>
        </table:table-row>
        <table:table-row table:style-name="ro5">
          <table:table-cell office:value-type="float" office:value="51">
            <text:p>51</text:p>
          </table:table-cell>
          <table:table-cell office:value-type="string">
            <text:p>Decline Bench Press</text:p>
          </table:table-cell>
          <table:table-cell office:value-type="string">
            <text:p/>
            <text:p>- Keep pectoral muscles tight and forearms parallel to the band throughout lift.</text:p>
            <text:p>- Do not arch your back.</text:p>
            <text:p>- Finish sets with negative reps.</text:p>
            <text:p/>
          </table:table-cell>
          <table:table-cell table:number-columns-repeated="1021"/>
        </table:table-row>
        <table:table-row table:style-name="ro5">
          <table:table-cell office:value-type="float" office:value="52">
            <text:p>52</text:p>
          </table:table-cell>
          <table:table-cell office:value-type="string">
            <text:p>Push Up Press</text:p>
          </table:table-cell>
          <table:table-cell office:value-type="string">
            <text:p/>
            <text:p>- Keep body as straight as possible throughout the exercise (including head). </text:p>
            <text:p>- Do not lock arms out at the top to avoid stress on elbows. </text:p>
            <text:p>- Do negative reps by slowing down the regression and speeding up the ¨push-up¨ to exhaust chest and back muscles.</text:p>
            <text:p/>
          </table:table-cell>
          <table:table-cell table:number-columns-repeated="1021"/>
        </table:table-row>
        <table:table-row table:style-name="ro6">
          <table:table-cell office:value-type="float" office:value="53">
            <text:p>53</text:p>
          </table:table-cell>
          <table:table-cell office:value-type="string">
            <text:p>Flyes</text:p>
          </table:table-cell>
          <table:table-cell office:value-type="string">
            <text:p/>
            <text:p>- Keep elbows slightly bent in a fixed position. </text:p>
            <text:p>- Imagine trying to pop a pingpong ball between your pecs.</text:p>
            <text:p>- Puff chest out slightly to stretch pecs.</text:p>
            <text:p>- Hold rep at the point of maximum resistance for a challenge (Static Contraction Training).</text:p>
            <text:p/>
          </table:table-cell>
          <table:table-cell table:number-columns-repeated="1021"/>
        </table:table-row>
        <table:table-row table:style-name="ro6">
          <table:table-cell office:value-type="float" office:value="54">
            <text:p>54</text:p>
          </table:table-cell>
          <table:table-cell office:value-type="string">
            <text:p>Pull Over</text:p>
          </table:table-cell>
          <table:table-cell office:value-type="string">
            <text:p/>
            <text:p>- Squeeze pecs during descent to avoid compensation from back and shoulder muscles. </text:p>
            <text:p>- Maintain arms in a fixed, bent position. </text:p>
            <text:p>- Move hands closer together for a challenge. </text:p>
            <text:p>- You can bend your knees,squat down, or sit for comfort but keep your back straight.</text:p>
            <text:p/>
          </table:table-cell>
          <table:table-cell table:number-columns-repeated="1021"/>
        </table:table-row>
        <table:table-row table:style-name="ro5">
          <table:table-cell office:value-type="float" office:value="55">
            <text:p>55</text:p>
          </table:table-cell>
          <table:table-cell office:value-type="string">
            <text:p>Flat Bench Press</text:p>
          </table:table-cell>
          <table:table-cell office:value-type="string">
            <text:p/>
            <text:p>- Start with elbows out 90° from your body and keep back straight. </text:p>
            <text:p>- Keep arms tucked by your sides to engage triceps and inner chest; keep arms farther from your body to engage deltoids and outer chest (use a wide or narrow grip).</text:p>
            <text:p>- Finish with 2-5 negative reps by slowing the regression to starting point to fully exhaust pectoral muscles.</text:p>
            <text:p/>
          </table:table-cell>
          <table:table-cell table:number-columns-repeated="1021"/>
        </table:table-row>
        <table:table-row table:style-name="ro1">
          <table:table-cell office:value-type="float" office:value="56">
            <text:p>56</text:p>
          </table:table-cell>
          <table:table-cell office:value-type="string">
            <text:p>Superman</text:p>
          </table:table-cell>
          <table:table-cell table:number-columns-repeated="1022"/>
        </table:table-row>
        <table:table-row table:style-name="ro11">
          <table:table-cell office:value-type="float" office:value="57">
            <text:p>57</text:p>
          </table:table-cell>
          <table:table-cell office:value-type="string">
            <text:p>Twist</text:p>
          </table:table-cell>
          <table:table-cell office:value-type="string">
            <text:p/>
            <text:p>- Keep back straight and abs tight. </text:p>
            <text:p>- Move slowly to make sure that momentum does not guide you; let your obliques do the work. </text:p>
          </table:table-cell>
          <table:table-cell table:number-columns-repeated="1021"/>
        </table:table-row>
        <table:table-row table:style-name="ro3">
          <table:table-cell office:value-type="float" office:value="58">
            <text:p>58</text:p>
          </table:table-cell>
          <table:table-cell office:value-type="string">
            <text:p>Woodchopper</text:p>
          </table:table-cell>
          <table:table-cell office:value-type="string">
            <text:p/>
            <text:p>- Center your body weight over your feet and your head over your shoulders. </text:p>
            <text:p>- Rotate shoulders and hips together as a unit with abs. </text:p>
            <text:p/>
          </table:table-cell>
          <table:table-cell table:number-columns-repeated="1021"/>
        </table:table-row>
        <table:table-row table:style-name="ro9">
          <table:table-cell office:value-type="float" office:value="59">
            <text:p>59</text:p>
          </table:table-cell>
          <table:table-cell office:value-type="string">
            <text:p>Side Bend</text:p>
          </table:table-cell>
          <table:table-cell office:value-type="string">
            <text:p/>
            <text:p/>
          </table:table-cell>
          <table:table-cell table:number-columns-repeated="1021"/>
        </table:table-row>
        <table:table-row table:style-name="ro11">
          <table:table-cell office:value-type="float" office:value="60">
            <text:p>60</text:p>
          </table:table-cell>
          <table:table-cell office:value-type="string">
            <text:p>Side Bridge</text:p>
          </table:table-cell>
          <table:table-cell office:value-type="string">
            <text:p/>
            <text:p>- Count how many seconds you can hold this pose to measure progress.</text:p>
            <text:p/>
          </table:table-cell>
          <table:table-cell table:number-columns-repeated="1021"/>
        </table:table-row>
        <table:table-row table:style-name="ro1">
          <table:table-cell office:value-type="float" office:value="61">
            <text:p>61</text:p>
          </table:table-cell>
          <table:table-cell office:value-type="string">
            <text:p>Obliquatory</text:p>
          </table:table-cell>
          <table:table-cell table:number-columns-repeated="1022"/>
        </table:table-row>
        <table:table-row table:style-name="ro1">
          <table:table-cell office:value-type="float" office:value="62">
            <text:p>62</text:p>
          </table:table-cell>
          <table:table-cell office:value-type="string">
            <text:p>Plank</text:p>
          </table:table-cell>
          <table:table-cell table:number-columns-repeated="1022"/>
        </table:table-row>
        <table:table-row table:style-name="ro3">
          <table:table-cell office:value-type="float" office:value="63">
            <text:p>63</text:p>
          </table:table-cell>
          <table:table-cell office:value-type="string">
            <text:p>Raise</text:p>
          </table:table-cell>
          <table:table-cell office:value-type="string">
            <text:p/>
            <text:p>- Keep back flat on the floor.</text:p>
            <text:p>- Keep abs tight to avoid lower back pain. </text:p>
            <text:p>- If uncomfortable, place hands under glutes to support your torso. </text:p>
          </table:table-cell>
          <table:table-cell table:number-columns-repeated="1021"/>
        </table:table-row>
        <table:table-row table:style-name="ro5">
          <table:table-cell office:value-type="float" office:value="64">
            <text:p>64</text:p>
          </table:table-cell>
          <table:table-cell office:value-type="string">
            <text:p>Roll</text:p>
          </table:table-cell>
          <table:table-cell office:value-type="string">
            <text:p/>
            <text:p>- Squeeze your abs throughout the movement for maximum contraction. </text:p>
            <text:p>- Keep knees bent at the same angle during your set. </text:p>
            <text:p>- For a challenging addition, after bringing knees to shoulders, raise your legs straight up in the air, hold briefly while balancing yourself on your shoulders and upper back. </text:p>
            <text:p/>
          </table:table-cell>
          <table:table-cell table:number-columns-repeated="1021"/>
        </table:table-row>
        <table:table-row table:style-name="ro11">
          <table:table-cell office:value-type="float" office:value="65">
            <text:p>65</text:p>
          </table:table-cell>
          <table:table-cell office:value-type="string">
            <text:p>Hyperextension</text:p>
          </table:table-cell>
          <table:table-cell office:value-type="string">
            <text:p/>
            <text:p>- Keep your arms and back straight with abs firmly contracted. </text:p>
            <text:p>- Use bar or handgrips to ease the pressure on your hands. </text:p>
          </table:table-cell>
          <table:table-cell table:number-columns-repeated="1021"/>
        </table:table-row>
        <table:table-row table:style-name="ro11">
          <table:table-cell office:value-type="float" office:value="66">
            <text:p>66</text:p>
          </table:table-cell>
          <table:table-cell office:value-type="string">
            <text:p>Aligner</text:p>
          </table:table-cell>
          <table:table-cell office:value-type="string">
            <text:p/>
            <text:p>- Keep abs tight and maintain good posture as the bands draw your shoulders back and open your chest. </text:p>
            <text:p>- Wear a thick shirt or protective layer to prevent irritation. </text:p>
          </table:table-cell>
          <table:table-cell table:number-columns-repeated="1021"/>
        </table:table-row>
        <table:table-row table:style-name="ro1">
          <table:table-cell office:value-type="float" office:value="67">
            <text:p>67</text:p>
          </table:table-cell>
          <table:table-cell office:value-type="string">
            <text:p>Bicycle</text:p>
          </table:table-cell>
          <table:table-cell table:number-columns-repeated="1022"/>
        </table:table-row>
        <table:table-row table:style-name="ro6">
          <table:table-cell office:value-type="float" office:value="68">
            <text:p>68</text:p>
          </table:table-cell>
          <table:table-cell office:value-type="string">
            <text:p>Crunch</text:p>
          </table:table-cell>
          <table:table-cell office:value-type="string">
            <text:p/>
            <text:p>- You don't need to lift your entire back off the ground to feel the burn, just get your shoulder blades about an inch or two (2-5 cm) off the ground. </text:p>
            <text:p>- Give an extra squeeze at the top for a total contraction before slowly lowering back to starting position. </text:p>
            <text:p>- Perform the descent portion of the rep just as slowly and deliberate as the ascent. </text:p>
            <text:p>- Avoid pulling your head forward with your hands or using your back to propel yourself forward.</text:p>
            <text:p/>
          </table:table-cell>
          <table:table-cell table:number-columns-repeated="1021"/>
        </table:table-row>
        <table:table-row table:style-name="ro5">
          <table:table-cell office:value-type="float" office:value="69">
            <text:p>69</text:p>
          </table:table-cell>
          <table:table-cell office:value-type="string">
            <text:p>Squeeze</text:p>
          </table:table-cell>
          <table:table-cell office:value-type="string">
            <text:p><text:s/></text:p>
            <text:p>- Keep your back straight as you lower your head toward the floor. </text:p>
            <text:p>- Avoid pulling the band down with your arms. </text:p>
            <text:p>- Squeeze your abs at the bottom before ascending back to starting position.</text:p>
            <text:p/>
          </table:table-cell>
          <table:table-cell table:number-columns-repeated="1021"/>
        </table:table-row>
      </table:table>
      <table:table table:name="Sheet12" table:style-name="ta12">
        <office:forms form:automatic-focus="false" form:apply-design-mode="false"/>
        <table:table-column table:style-name="co16" table:number-columns-repeated="2" table:default-cell-style-name="Default"/>
        <table:table-column table:style-name="co17" table:default-cell-style-name="Default"/>
        <table:table-row table:style-name="ro1">
          <table:table-cell/>
          <table:table-cell office:value-type="string">
            <text:p>name</text:p>
          </table:table-cell>
          <table:table-cell office:value-type="string">
            <text:p>Variations</text:p>
          </table:table-cell>
        </table:table-row>
        <table:table-row table:style-name="ro11">
          <table:table-cell office:value-type="float" office:value="1">
            <text:p>1</text:p>
          </table:table-cell>
          <table:table-cell office:value-type="string">
            <text:p>Horizontal Extensions</text:p>
          </table:table-cell>
          <table:table-cell table:style-name="ce7" office:value-type="string">
            <text:p/>
            <text:p>1. Wrap one band around an overhead post and assume a bent-over position with the A.P. directly above your head.</text:p>
          </table:table-cell>
        </table:table-row>
        <table:table-row table:style-name="ro6">
          <table:table-cell office:value-type="float" office:value="2">
            <text:p>2</text:p>
          </table:table-cell>
          <table:table-cell office:value-type="string">
            <text:p>Lat-Band Pullown</text:p>
          </table:table-cell>
          <table:table-cell table:style-name="ce7" office:value-type="string">
            <text:p>1. Explore your range of grip options: wide or close grip combined with either overhand or underhand holds. </text:p>
            <text:p>2. Lean forward and pull the bands down behind your head.</text:p>
            <text:p>3. Lean back and pull the bands down toward your chest. </text:p>
            <text:p>4. No A.P: grasp one side of a band in both hands with arms extended above head and pull your arms down laterally as you stretch the band.</text:p>
          </table:table-cell>
        </table:table-row>
        <table:table-row table:style-name="ro3">
          <table:table-cell office:value-type="float" office:value="3">
            <text:p>3</text:p>
          </table:table-cell>
          <table:table-cell office:value-type="string">
            <text:p>Seated Band Rows</text:p>
          </table:table-cell>
          <table:table-cell table:style-name="ce7" office:value-type="string">
            <text:p>1. Pull one arm back at a time or both simultaneously. </text:p>
            <text:p>2. Insert a bar for different grip combinations (close/wide and overhand/underhand). </text:p>
            <text:p>3. Use two bands to lower the resistance- either around each foot or interlocked at their midpoints.</text:p>
          </table:table-cell>
        </table:table-row>
        <table:table-row table:style-name="ro1">
          <table:table-cell office:value-type="float" office:value="4">
            <text:p>4</text:p>
          </table:table-cell>
          <table:table-cell office:value-type="string">
            <text:p>Bent Over Band-Rows</text:p>
          </table:table-cell>
          <table:table-cell table:style-name="ce7" office:value-type="string">
            <text:p>1. Use a different front post.</text:p>
          </table:table-cell>
        </table:table-row>
        <table:table-row table:style-name="ro9">
          <table:table-cell office:value-type="float" office:value="5">
            <text:p>5</text:p>
          </table:table-cell>
          <table:table-cell office:value-type="string">
            <text:p>Straight Arm Pulldowns</text:p>
          </table:table-cell>
          <table:table-cell table:style-name="ce7" office:value-type="string">
            <text:p>1. Explore different grip options.</text:p>
            <text:p>2. Interlock bands at their midpoints when using a high overhead post to lower resistance.</text:p>
          </table:table-cell>
        </table:table-row>
        <table:table-row table:style-name="ro5">
          <table:table-cell office:value-type="float" office:value="6">
            <text:p>6</text:p>
          </table:table-cell>
          <table:table-cell office:value-type="string">
            <text:p>Reverse Flyes</text:p>
          </table:table-cell>
          <table:table-cell table:style-name="ce7" office:value-type="string">
            <text:p>1. Use a lower A.P. and pull the band back at a slightly upward angle. </text:p>
            <text:p>2. Use a higher A.P. and pull the band back at a slightly downward angle.</text:p>
            <text:p>3. No A.P: Grasp one band in both hands. Starting with hands close together, replicate the same movement by pulling your arms back and hands apart as if trying to touch your elbows together behind your back.</text:p>
          </table:table-cell>
        </table:table-row>
        <table:table-row table:style-name="ro3">
          <table:table-cell office:value-type="float" office:value="7">
            <text:p>7</text:p>
          </table:table-cell>
          <table:table-cell office:value-type="string">
            <text:p>Deadlift</text:p>
          </table:table-cell>
          <table:table-cell table:style-name="ce7" office:value-type="string">
            <text:p>1. Keep legs completely straight for the STRAIGHT LEG DEADLIFT(http://www.youtube.com/watch?v=XkI78H4vthg), to exercise hamstring and glute muscles. Refer to Legs Section(http://www.youtube.com/playlist?list=PL7A16C061DB75C6CB).</text:p>
          </table:table-cell>
        </table:table-row>
        <table:table-row table:style-name="ro9">
          <table:table-cell office:value-type="float" office:value="8">
            <text:p>8</text:p>
          </table:table-cell>
          <table:table-cell office:value-type="string">
            <text:p>Kickbacks</text:p>
          </table:table-cell>
          <table:table-cell table:style-name="ce7" office:value-type="string">
            <text:p>1. Wrap one band around a front post for higher resistance. </text:p>
            <text:p>2. Alternate one arm at a time to isolate each side.</text:p>
          </table:table-cell>
        </table:table-row>
        <table:table-row table:style-name="ro11">
          <table:table-cell office:value-type="float" office:value="9">
            <text:p>9</text:p>
          </table:table-cell>
          <table:table-cell office:value-type="string">
            <text:p>Tricep Pushdown</text:p>
          </table:table-cell>
          <table:table-cell table:style-name="ce7" office:value-type="string">
            <text:p>1. Wrap band over the top of an open door positioned perpendicular to your body. </text:p>
            <text:p>2. Experiment with different grip options: underhand grip will engage forearms.</text:p>
            <text:p>3. Turn your back to face away from the A.P.</text:p>
          </table:table-cell>
        </table:table-row>
        <table:table-row table:style-name="ro11">
          <table:table-cell office:value-type="float" office:value="10">
            <text:p>10</text:p>
          </table:table-cell>
          <table:table-cell office:value-type="string">
            <text:p>Dips</text:p>
          </table:table-cell>
          <table:table-cell table:style-name="ce7" office:value-type="string">
            <text:p>1. Cross feet at ankles to minimize leg movement. </text:p>
            <text:p>2. If you don't have two chairs of the same height, use any two stationary objects (i.e. bench/table/bed). Rest feet on the higher stationary object for an extra challenge.</text:p>
          </table:table-cell>
        </table:table-row>
        <table:table-row table:style-name="ro1">
          <table:table-cell office:value-type="float" office:value="11">
            <text:p>11</text:p>
          </table:table-cell>
          <table:table-cell office:value-type="string">
            <text:p>Animals</text:p>
          </table:table-cell>
          <table:table-cell table:style-name="ce7" office:value-type="string">
            <text:p>1. If using a high overhead post interlock two bands at their midpoints.</text:p>
          </table:table-cell>
        </table:table-row>
        <table:table-row table:style-name="ro3">
          <table:table-cell office:value-type="float" office:value="12">
            <text:p>12</text:p>
          </table:table-cell>
          <table:table-cell office:value-type="string">
            <text:p>Close Grip Push-Up Press</text:p>
          </table:table-cell>
          <table:table-cell table:style-name="ce7" office:value-type="string">
            <text:p>1. Place knees on the ground and form a triangle between your torso, arms and the floor. </text:p>
            <text:p>2. Position your hands closer together for a challenge. </text:p>
            <text:p>3. Hold yourself up in a motionless position, with your body off the ground for an added challenge (static resistance training).</text:p>
          </table:table-cell>
        </table:table-row>
        <table:table-row table:style-name="ro1">
          <table:table-cell office:value-type="float" office:value="13">
            <text:p>13</text:p>
          </table:table-cell>
          <table:table-cell office:value-type="string">
            <text:p>Lateral Extension</text:p>
          </table:table-cell>
          <table:table-cell office:value-type="string">
            <text:p>1. Face palms toward your body to engage forearms.</text:p>
          </table:table-cell>
        </table:table-row>
        <table:table-row table:style-name="ro11">
          <table:table-cell office:value-type="float" office:value="14">
            <text:p>14</text:p>
          </table:table-cell>
          <table:table-cell office:value-type="string">
            <text:p>Vertical Extensions</text:p>
          </table:table-cell>
          <table:table-cell office:value-type="string">
            <text:p>1. Sit up on your knees and wrap a band around your shins.</text:p>
            <text:p>2. No A.P. - grasp one end of a band behind you with your elbow pointed upward. Grasp the middle of the same band with your opposite hand behind your back. Extend your upper arm up while securing the band in place with the opposite hand. </text:p>
            <text:p>3. Position elbows out laterally from your body or pointed in front of you.</text:p>
          </table:table-cell>
        </table:table-row>
        <table:table-row table:style-name="ro9">
          <table:table-cell office:value-type="float" office:value="15">
            <text:p>15</text:p>
          </table:table-cell>
          <table:table-cell office:value-type="string">
            <text:p>Overhead Extensions</text:p>
          </table:table-cell>
          <table:table-cell office:value-type="string">
            <text:p>1. Use an overhand/underhand or wide/narrow grip. </text:p>
            <text:p>2. Interlock two bands at their midpoints or fasten two bands to a rear post.</text:p>
          </table:table-cell>
        </table:table-row>
        <table:table-row table:style-name="ro1">
          <table:table-cell office:value-type="float" office:value="16">
            <text:p>16</text:p>
          </table:table-cell>
          <table:table-cell office:value-type="string">
            <text:p>Wrapped Shoulder Extension</text:p>
          </table:table-cell>
          <table:table-cell office:value-type="string">
            <text:p>1. Move elbows inwards or outwards.</text:p>
          </table:table-cell>
        </table:table-row>
        <table:table-row table:style-name="ro3">
          <table:table-cell office:value-type="float" office:value="17">
            <text:p>17</text:p>
          </table:table-cell>
          <table:table-cell office:value-type="string">
            <text:p>Resisted Kicks</text:p>
          </table:table-cell>
          <table:table-cell office:value-type="string">
            <text:p>1. Face the opposite direction and kick your leg forward.</text:p>
            <text:p>2. ABDUCTOR: Turn 45° so that band is attached to your outside leg (farthest from A.P.). Kick your leg out laterally toward the opposite side.</text:p>
            <text:p>3. ADDUCTOR: Attach band to your inside leg (closest to A.P.). Kick your leg laterally across the body until it is fully extended to the opposite side. </text:p>
            <text:p>4. SEATED ABDUCTOR or ADDUCTOR: Perform from a seated position on the floor. Keep legs straight and push from ankle for every variation.</text:p>
          </table:table-cell>
        </table:table-row>
        <table:table-row table:style-name="ro11">
          <table:table-cell office:value-type="float" office:value="18">
            <text:p>18</text:p>
          </table:table-cell>
          <table:table-cell office:value-type="string">
            <text:p>Military Press</text:p>
          </table:table-cell>
          <table:table-cell office:value-type="string">
            <text:p>1. Lift one band at a time, moving arms in opposition to isolate each deltoid.</text:p>
            <text:p>2. Seated: Fasten two bands on either side of you or wrap one band under a low post.</text:p>
            <text:p>3. Raise bands in a straight line behind your head to engage trap muscles.</text:p>
          </table:table-cell>
        </table:table-row>
        <table:table-row table:style-name="ro3">
          <table:table-cell office:value-type="float" office:value="19">
            <text:p>19</text:p>
          </table:table-cell>
          <table:table-cell office:value-type="string">
            <text:p>Front Raises</text:p>
          </table:table-cell>
          <table:table-cell office:value-type="string">
            <text:p>1. Raise arms simultaneously or alternate arms, raising one arm while lowering the other (arms should pass each other at the halfway point).</text:p>
            <text:p>2. Stabilize one band under both feet.</text:p>
            <text:p>3. Fasten one or two bands to a low rear post.</text:p>
            <text:p>4. 3-Way: Alternate by raising the bands directly in front of you (FRONT RAISE), out to your sides (LATERAL RAISES, http://www.youtube.com/watch?v=6wSnznVcLqk), and 45° outward away from your body</text:p>
          </table:table-cell>
        </table:table-row>
        <table:table-row table:style-name="ro11">
          <table:table-cell office:value-type="float" office:value="20">
            <text:p>20</text:p>
          </table:table-cell>
          <table:table-cell office:value-type="string">
            <text:p>Lateral Raises</text:p>
          </table:table-cell>
          <table:table-cell office:value-type="string">
            <text:p>1. Stabilize one band under both feet.</text:p>
            <text:p>2. Fasten one or two bands to a low rear post.</text:p>
            <text:p>3. 3-Way: Alternate by raising the bands directly in front of you (FRONT RAISE,http://www.youtube.com/watch?v=_KPCJTDvfik), out to your sides (LATERAL RAISES), and 45° outward away from your body.</text:p>
          </table:table-cell>
        </table:table-row>
        <table:table-row table:style-name="ro9">
          <table:table-cell office:value-type="float" office:value="21">
            <text:p>21</text:p>
          </table:table-cell>
          <table:table-cell office:value-type="string">
            <text:p>Upright Rows</text:p>
          </table:table-cell>
          <table:table-cell office:value-type="string">
            <text:p>1. Use a different low front post to lower or shift the resistance. </text:p>
            <text:p>2. Stabilize one band under each foot.</text:p>
          </table:table-cell>
        </table:table-row>
        <table:table-row table:style-name="ro3">
          <table:table-cell office:value-type="float" office:value="22">
            <text:p>22</text:p>
          </table:table-cell>
          <table:table-cell office:value-type="string">
            <text:p>Cableband Laterals</text:p>
          </table:table-cell>
          <table:table-cell office:value-type="string">
            <text:p>1. Lower the A.P. height and raise your arm across your body at a slightly upward angle. </text:p>
            <text:p>2. Raise the A.P. height and lower your arm across your body at a slightly downward angle. </text:p>
            <text:p>3. Fasten two bands to two lateral posts and perform exercise with both arms simultaneously. </text:p>
            <text:p>- Cross the bands (one through the other) to avoid friction.</text:p>
          </table:table-cell>
        </table:table-row>
        <table:table-row table:style-name="ro1">
          <table:table-cell office:value-type="float" office:value="23">
            <text:p>23</text:p>
          </table:table-cell>
          <table:table-cell office:value-type="string">
            <text:p>Skiers</text:p>
          </table:table-cell>
          <table:table-cell office:value-type="string">
            <text:p>1. Use one band to significantly raise resistance.</text:p>
          </table:table-cell>
        </table:table-row>
        <table:table-row table:style-name="ro11">
          <table:table-cell office:value-type="float" office:value="24">
            <text:p>24</text:p>
          </table:table-cell>
          <table:table-cell office:value-type="string">
            <text:p>Isolation Pulls</text:p>
          </table:table-cell>
          <table:table-cell office:value-type="string">
            <text:p>1. ROTATOR CUFF: Fasten or wrap band around a front post with A.P. height around chest level; pull arms back in a circular motion while keeping upper arm parallel to floor.</text:p>
            <text:p>2. Fasten a band to an overhead post; pull forearm down in a circular motion (instead of backward).</text:p>
            <text:p>- Any variation can use two bands to engage both arms simultaneously</text:p>
          </table:table-cell>
        </table:table-row>
        <table:table-row table:style-name="ro5">
          <table:table-cell office:value-type="float" office:value="25">
            <text:p>25</text:p>
          </table:table-cell>
          <table:table-cell office:value-type="string">
            <text:p>Shrugs</text:p>
          </table:table-cell>
          <table:table-cell office:value-type="string">
            <text:p>1. Insert a bar between the ends behind you.</text:p>
            <text:p>2. Fasten two bands to two low front or lateral posts. </text:p>
            <text:p>3. Do fewer repetitions, but hold each rep at the point of maximum resistance for as long as possible (Static Contraction Training).</text:p>
            <text:p>4. WRIST CURLS: Using handgrips, curl the grips up and down your hands to contract your forearms at the top of your SHRUG. </text:p>
            <text:p>- Do this variation inconjunction with SHRUGS or on its own.</text:p>
          </table:table-cell>
        </table:table-row>
        <table:table-row table:style-name="ro1">
          <table:table-cell office:value-type="float" office:value="26">
            <text:p>26</text:p>
          </table:table-cell>
          <table:table-cell office:value-type="string">
            <text:p>Leg Liberator</text:p>
          </table:table-cell>
          <table:table-cell/>
        </table:table-row>
        <table:table-row table:style-name="ro9">
          <table:table-cell office:value-type="float" office:value="27">
            <text:p>27</text:p>
          </table:table-cell>
          <table:table-cell office:value-type="string">
            <text:p>Back Lubricator</text:p>
          </table:table-cell>
          <table:table-cell table:style-name="ce7" office:value-type="string">
            <text:p>- REVERSE: Perform the same Stretch while facing away from the post to Stretch your chest, shoulders, and upper back muscles.</text:p>
          </table:table-cell>
        </table:table-row>
        <table:table-row table:style-name="ro1">
          <table:table-cell office:value-type="float" office:value="28">
            <text:p>28</text:p>
          </table:table-cell>
          <table:table-cell office:value-type="string">
            <text:p>Loose Arm-ony</text:p>
          </table:table-cell>
          <table:table-cell/>
        </table:table-row>
        <table:table-row table:style-name="ro1">
          <table:table-cell office:value-type="float" office:value="29">
            <text:p>29</text:p>
          </table:table-cell>
          <table:table-cell office:value-type="string">
            <text:p>Ankle Motionizer</text:p>
          </table:table-cell>
          <table:table-cell office:value-type="string">
            <text:p>Fasten the free end of the band to a post at different angles or have someone pull the band from various directions away from your ankle to shift the resistance.</text:p>
          </table:table-cell>
        </table:table-row>
        <table:table-row table:style-name="ro1">
          <table:table-cell office:value-type="float" office:value="30">
            <text:p>30</text:p>
          </table:table-cell>
          <table:table-cell office:value-type="string">
            <text:p>Relaxalator</text:p>
          </table:table-cell>
          <table:table-cell/>
        </table:table-row>
        <table:table-row table:style-name="ro1">
          <table:table-cell office:value-type="float" office:value="31">
            <text:p>31</text:p>
          </table:table-cell>
          <table:table-cell office:value-type="string">
            <text:p>Neck Stup</text:p>
          </table:table-cell>
          <table:table-cell/>
        </table:table-row>
        <table:table-row table:style-name="ro1">
          <table:table-cell office:value-type="float" office:value="32">
            <text:p>32</text:p>
          </table:table-cell>
          <table:table-cell office:value-type="string">
            <text:p>Quad-lity</text:p>
          </table:table-cell>
          <table:table-cell office:value-type="string">
            <text:p>Straighten leg to engage your hip flexor.</text:p>
          </table:table-cell>
        </table:table-row>
        <table:table-row table:style-name="ro1">
          <table:table-cell office:value-type="float" office:value="33">
            <text:p>33</text:p>
          </table:table-cell>
          <table:table-cell office:value-type="string">
            <text:p>Wicked Chicken Wing</text:p>
          </table:table-cell>
          <table:table-cell/>
        </table:table-row>
        <table:table-row table:style-name="ro11">
          <table:table-cell office:value-type="float" office:value="34">
            <text:p>34</text:p>
          </table:table-cell>
          <table:table-cell office:value-type="string">
            <text:p>Crossband Lateral Curls</text:p>
          </table:table-cell>
          <table:table-cell office:value-type="string">
            <text:p>1. Position your arms more to the front or farther out laterally from your body. </text:p>
            <text:p>2. Point palms downward to engage forearms.</text:p>
            <text:p>3. Use a low front post.</text:p>
          </table:table-cell>
        </table:table-row>
        <table:table-row table:style-name="ro9">
          <table:table-cell office:value-type="float" office:value="35">
            <text:p>35</text:p>
          </table:table-cell>
          <table:table-cell office:value-type="string">
            <text:p>Bandbell Curls</text:p>
          </table:table-cell>
          <table:table-cell office:value-type="string">
            <text:p>1. Wrap or stabilize one band to a front or low post to change the resistance (i.e. wrapping one band under a door that is perpendicular to your body).</text:p>
            <text:p>2. 21´s: Perform seven reps from starting position to the halfway point (arms bent at a 90º angle), then seven reps raising the bar from the halfway point up to a full curl (hands near shoulders), and finally seven full reps from starting position to a full curl. Increase or decrease the number of repetitions depending on workout objectives.</text:p>
          </table:table-cell>
        </table:table-row>
        <table:table-row table:style-name="ro1">
          <table:table-cell office:value-type="float" office:value="36">
            <text:p>36</text:p>
          </table:table-cell>
          <table:table-cell office:value-type="string">
            <text:p>Reverse Curls</text:p>
          </table:table-cell>
          <table:table-cell office:value-type="string">
            <text:p>1. Loop one band around each foot or interlock two bands at their midpoint.</text:p>
          </table:table-cell>
        </table:table-row>
        <table:table-row table:style-name="ro9">
          <table:table-cell office:value-type="float" office:value="37">
            <text:p>37</text:p>
          </table:table-cell>
          <table:table-cell office:value-type="string">
            <text:p>Cableband Curls</text:p>
          </table:table-cell>
          <table:table-cell office:value-type="string">
            <text:p>1. Alternate sides: raise your right hand to your head (or chest) and hold it stationary until you bring your left hand to your head. Lower your right hand while your left arm stays flexed. Repeat. </text:p>
            <text:p>2. Experiment by sitting, standing or kneeling</text:p>
          </table:table-cell>
        </table:table-row>
        <table:table-row table:style-name="ro11">
          <table:table-cell office:value-type="float" office:value="38">
            <text:p>38</text:p>
          </table:table-cell>
          <table:table-cell office:value-type="string">
            <text:p>Squats</text:p>
          </table:table-cell>
          <table:table-cell office:value-type="string">
            <text:p>1. Two bands: Stabilize one band under each foot with the other end crossed over your body and stabilized around the opposite shoulder. Insert a bar and rest it on your shoulders behind your neck. </text:p>
            <text:p>2. Extend your arms up and hold the band(s) above your head to increase resistance. </text:p>
            <text:p>3. One leg: Place one foot on a chair behind you and SQUAT down with the other leg.</text:p>
          </table:table-cell>
        </table:table-row>
        <table:table-row table:style-name="ro9">
          <table:table-cell office:value-type="float" office:value="39">
            <text:p>39</text:p>
          </table:table-cell>
          <table:table-cell office:value-type="string">
            <text:p>Leg Press</text:p>
          </table:table-cell>
          <table:table-cell office:value-type="string">
            <text:p>1. Stabilize one band under both feet and around both shoulders. </text:p>
            <text:p>2. Lower band(s) from your shoulders down toward your lower back for a more vertical press.</text:p>
          </table:table-cell>
        </table:table-row>
        <table:table-row table:style-name="ro9">
          <table:table-cell office:value-type="float" office:value="40">
            <text:p>40</text:p>
          </table:table-cell>
          <table:table-cell office:value-type="string">
            <text:p>Leg Extensions</text:p>
          </table:table-cell>
          <table:table-cell office:value-type="string">
            <text:p>1. Double Leg: Prop both legs up off the ground and extend both legs simultaneously. </text:p>
            <text:p>2. Upright: Raise knee and extend leg forward. Touch any stationary object for balance</text:p>
          </table:table-cell>
        </table:table-row>
        <table:table-row table:style-name="ro1">
          <table:table-cell office:value-type="float" office:value="41">
            <text:p>41</text:p>
          </table:table-cell>
          <table:table-cell office:value-type="string">
            <text:p>Good Mornings</text:p>
          </table:table-cell>
          <table:table-cell office:value-type="string">
            <text:p>1. Lower the band from behind your neck down to your shoulder blades or upper back to shift the resistance.</text:p>
          </table:table-cell>
        </table:table-row>
        <table:table-row table:style-name="ro1">
          <table:table-cell office:value-type="float" office:value="42">
            <text:p>42</text:p>
          </table:table-cell>
          <table:table-cell office:value-type="string">
            <text:p>Straight Leg Deadlift</text:p>
          </table:table-cell>
          <table:table-cell table:style-name="ce10" office:value-type="string">
            <text:p>1. STRAIGHT LEG DEADLIFT targets hamstrings; DEADLIFT targets lower back.</text:p>
          </table:table-cell>
        </table:table-row>
        <table:table-row table:style-name="ro9">
          <table:table-cell office:value-type="float" office:value="43">
            <text:p>43</text:p>
          </table:table-cell>
          <table:table-cell office:value-type="string">
            <text:p>Leg Curls</text:p>
          </table:table-cell>
          <table:table-cell office:value-type="string">
            <text:p>1. Stabilize two bands to a rear post and attach each band to a separate foot.</text:p>
            <text:p>2. UPRIGHT LEG CURLS: Fasten one band to a low front post and attach the other end to your foot. Facing the post, keep your knees together as you curl your leg up, forming a 90° angle at the knee.</text:p>
          </table:table-cell>
        </table:table-row>
        <table:table-row table:style-name="ro11">
          <table:table-cell office:value-type="float" office:value="44">
            <text:p>44</text:p>
          </table:table-cell>
          <table:table-cell office:value-type="string">
            <text:p>Calf Raises</text:p>
          </table:table-cell>
          <table:table-cell office:value-type="string">
            <text:p>1. Two Bands: Stabilize one band under each foot and around the opposite shoulder for more resistance. </text:p>
            <text:p>2. Seated Single Leg: Stabilize both ends of one band around the same foot with the middle wrapped around the same knee, isolating each calf muscle. </text:p>
            <text:p>3. Seated Double Leg: Wrap one band around both knees and stabilize the ends under each foot.</text:p>
          </table:table-cell>
        </table:table-row>
        <table:table-row table:style-name="ro1">
          <table:table-cell office:value-type="float" office:value="45">
            <text:p>45</text:p>
          </table:table-cell>
          <table:table-cell office:value-type="string">
            <text:p>Hip Abductor/Adductor</text:p>
          </table:table-cell>
          <table:table-cell office:value-type="string">
            <text:p>1. See RESISTED KICKS(http://www.youtube.com/watch?v=K8aKQv8i0_s) variations.</text:p>
          </table:table-cell>
        </table:table-row>
        <table:table-row table:style-name="ro9">
          <table:table-cell office:value-type="float" office:value="46">
            <text:p>46</text:p>
          </table:table-cell>
          <table:table-cell office:value-type="string">
            <text:p>Lunges</text:p>
          </table:table-cell>
          <table:table-cell office:value-type="string">
            <text:p>1. Wrap a band under your lead foot and grasp the ends in each hand.</text:p>
            <text:p>2. Bring trailing leg forward to lead leg as you come up and gradually walk forward. This works well without bands since you can easily alternate sides as you walk. Hold any heavy object during the workout for a challenge.</text:p>
          </table:table-cell>
        </table:table-row>
        <table:table-row table:style-name="ro11">
          <table:table-cell office:value-type="float" office:value="47">
            <text:p>47</text:p>
          </table:table-cell>
          <table:table-cell office:value-type="string">
            <text:p>Hammer Curls</text:p>
          </table:table-cell>
          <table:table-cell office:value-type="string">
            <text:p>1. Twist your wrist up so that your palm faces your shoulder at the top of the movement. </text:p>
            <text:p>2. Wrap one band under both feet and grasp an end in each hand to raise the resistance. </text:p>
            <text:p>3. Stabilize the band(s) to a low front or rear post.</text:p>
          </table:table-cell>
        </table:table-row>
        <table:table-row table:style-name="ro9">
          <table:table-cell office:value-type="float" office:value="48">
            <text:p>48</text:p>
          </table:table-cell>
          <table:table-cell office:value-type="string">
            <text:p>Alternate Bandbell Curls</text:p>
          </table:table-cell>
          <table:table-cell office:value-type="string">
            <text:p>1. Wrap or stabilize one band to a front or low post to change the resistance (i.e. wrapping one band under a door that is perpendicular to your body).</text:p>
            <text:p>2. 21´s: Perform seven reps from starting position to the halfway point (arms bent at a 90º angle), then seven reps raising the bar from the halfway point up to a full curl (hands near shoulders), and finally seven full reps from starting position to a full curl. Increase or decrease the number of repetitions depending on workout objectives.</text:p>
          </table:table-cell>
        </table:table-row>
        <table:table-row table:style-name="ro1">
          <table:table-cell office:value-type="float" office:value="49">
            <text:p>49</text:p>
          </table:table-cell>
          <table:table-cell office:value-type="string">
            <text:p>Concentration Curls</text:p>
          </table:table-cell>
          <table:table-cell office:value-type="string">
            <text:p>1. Sit on the floor instead of a chair.</text:p>
          </table:table-cell>
        </table:table-row>
        <table:table-row table:style-name="ro1">
          <table:table-cell office:value-type="float" office:value="50">
            <text:p>50</text:p>
          </table:table-cell>
          <table:table-cell office:value-type="string">
            <text:p>Incline Bench Press</text:p>
          </table:table-cell>
          <table:table-cell office:value-type="string">
            <text:p>1. See FLAT BENCH PRESS (http://www.youtube.com/watch?v=4nMIhTGjgiU)</text:p>
          </table:table-cell>
        </table:table-row>
        <table:table-row table:style-name="ro1">
          <table:table-cell office:value-type="float" office:value="51">
            <text:p>51</text:p>
          </table:table-cell>
          <table:table-cell office:value-type="string">
            <text:p>Decline Bench Press</text:p>
          </table:table-cell>
          <table:table-cell office:value-type="string">
            <text:p>1. See FLAT BENCH PRESS(http://www.youtube.com/watch?v=4nMIhTGjgiU)</text:p>
          </table:table-cell>
        </table:table-row>
        <table:table-row table:style-name="ro3">
          <table:table-cell office:value-type="float" office:value="52">
            <text:p>52</text:p>
          </table:table-cell>
          <table:table-cell office:value-type="string">
            <text:p>Push Up Press</text:p>
          </table:table-cell>
          <table:table-cell office:value-type="string">
            <text:p>1. Rest your knees on the floor.</text:p>
            <text:p>2. Place feet on an elevated surface to work lower pectorals. </text:p>
            <text:p>3. Draw hands and elbows in closer toward your body to engage triceps. </text:p>
            <text:p>4. Spread hands farther apart to engage shoulders and outer chest muscles.</text:p>
          </table:table-cell>
        </table:table-row>
        <table:table-row table:style-name="ro11">
          <table:table-cell office:value-type="float" office:value="53">
            <text:p>53</text:p>
          </table:table-cell>
          <table:table-cell office:value-type="string">
            <text:p>Flyes</text:p>
          </table:table-cell>
          <table:table-cell office:value-type="string">
            <text:p>1. Standing between two posts (distance apart can vary) or to the side of one, grasp end(s) and pull bands together. Step forward to raise resistance.</text:p>
            <text:p>2. Raise A.P. height and bring hands together with downward diagonal motion to engage upper pecs. </text:p>
            <text:p>3. Lower A.P. height and bring hands together with upward diagonal motion to engage lower pecs.</text:p>
          </table:table-cell>
        </table:table-row>
        <table:table-row table:style-name="ro9">
          <table:table-cell office:value-type="float" office:value="54">
            <text:p>54</text:p>
          </table:table-cell>
          <table:table-cell office:value-type="string">
            <text:p>Pull Over</text:p>
          </table:table-cell>
          <table:table-cell office:value-type="string">
            <text:p>1. LATS FOCUS: Transfer resistance to your lats by squeezing shoulder blades together while lowering arms. Straighten arms as much as possible.</text:p>
            <text:p>2. Use multiple bands.</text:p>
          </table:table-cell>
        </table:table-row>
        <table:table-row table:style-name="ro11">
          <table:table-cell office:value-type="float" office:value="55">
            <text:p>55</text:p>
          </table:table-cell>
          <table:table-cell office:value-type="string">
            <text:p>Flat Bench Press</text:p>
          </table:table-cell>
          <table:table-cell office:value-type="string">
            <text:p>1. Fasten two bands to rear post. </text:p>
            <text:p>2. Wrap band behind your back and under shoulder blades (twist the band over and create an X to prevent band from sliding up your back). </text:p>
            <text:p>3. Position band inside or outside of your arms; wear a protective layer of clothing if positioned outside</text:p>
          </table:table-cell>
        </table:table-row>
        <table:table-row table:style-name="ro1">
          <table:table-cell office:value-type="float" office:value="56">
            <text:p>56</text:p>
          </table:table-cell>
          <table:table-cell office:value-type="string">
            <text:p>Superman</text:p>
          </table:table-cell>
          <table:table-cell/>
        </table:table-row>
        <table:table-row table:style-name="ro1">
          <table:table-cell office:value-type="float" office:value="57">
            <text:p>57</text:p>
          </table:table-cell>
          <table:table-cell office:value-type="string">
            <text:p>Twist</text:p>
          </table:table-cell>
          <table:table-cell/>
        </table:table-row>
        <table:table-row table:style-name="ro11">
          <table:table-cell office:value-type="float" office:value="58">
            <text:p>58</text:p>
          </table:table-cell>
          <table:table-cell office:value-type="string">
            <text:p>Woodchopper</text:p>
          </table:table-cell>
          <table:table-cell office:value-type="string">
            <text:p>Raise or lower A.P. height:</text:p>
            <text:p>1. A low A.P. height will require you to pull the band across your body at an upward angle; pull at a downward angle when using a high A.P.</text:p>
            <text:p>2. Pull band horizontally across body when using a chest-level A.P.</text:p>
          </table:table-cell>
        </table:table-row>
        <table:table-row table:style-name="ro1">
          <table:table-cell office:value-type="float" office:value="59">
            <text:p>59</text:p>
          </table:table-cell>
          <table:table-cell office:value-type="string">
            <text:p>Side Bend</text:p>
          </table:table-cell>
          <table:table-cell office:value-type="string">
            <text:p>Fasten the band to a side post instead of wrapping it around your foot.</text:p>
          </table:table-cell>
        </table:table-row>
        <table:table-row table:style-name="ro9">
          <table:table-cell office:value-type="float" office:value="60">
            <text:p>60</text:p>
          </table:table-cell>
          <table:table-cell office:value-type="string">
            <text:p>Side Bridge</text:p>
          </table:table-cell>
          <table:table-cell office:value-type="string">
            <text:p>1. Balance yourself up on your hand instead of forearm.</text:p>
            <text:p>2. Stabilize a band between inside foot and outside shoulder for a challenge</text:p>
          </table:table-cell>
        </table:table-row>
        <table:table-row table:style-name="ro1">
          <table:table-cell office:value-type="float" office:value="61">
            <text:p>61</text:p>
          </table:table-cell>
          <table:table-cell office:value-type="string">
            <text:p>Obliquatory</text:p>
          </table:table-cell>
          <table:table-cell/>
        </table:table-row>
        <table:table-row table:style-name="ro1">
          <table:table-cell office:value-type="float" office:value="62">
            <text:p>62</text:p>
          </table:table-cell>
          <table:table-cell office:value-type="string">
            <text:p>Plank</text:p>
          </table:table-cell>
          <table:table-cell/>
        </table:table-row>
        <table:table-row table:style-name="ro1">
          <table:table-cell office:value-type="float" office:value="63">
            <text:p>63</text:p>
          </table:table-cell>
          <table:table-cell office:value-type="string">
            <text:p>Raise</text:p>
          </table:table-cell>
          <table:table-cell/>
        </table:table-row>
        <table:table-row table:style-name="ro1">
          <table:table-cell office:value-type="float" office:value="64">
            <text:p>64</text:p>
          </table:table-cell>
          <table:table-cell office:value-type="string">
            <text:p>Roll</text:p>
          </table:table-cell>
          <table:table-cell office:value-type="string">
            <text:p>1. HIP THRUSTS: keep your legs perpendicular to floor (pointed straight up) and raise only hips and glutes off the floor while squeezing abs</text:p>
          </table:table-cell>
        </table:table-row>
        <table:table-row table:style-name="ro1">
          <table:table-cell office:value-type="float" office:value="65">
            <text:p>65</text:p>
          </table:table-cell>
          <table:table-cell office:value-type="string">
            <text:p>Hyperextension</text:p>
          </table:table-cell>
          <table:table-cell/>
        </table:table-row>
        <table:table-row table:style-name="ro1">
          <table:table-cell office:value-type="float" office:value="66">
            <text:p>66</text:p>
          </table:table-cell>
          <table:table-cell office:value-type="string">
            <text:p>Aligner</text:p>
          </table:table-cell>
          <table:table-cell/>
        </table:table-row>
        <table:table-row table:style-name="ro11">
          <table:table-cell office:value-type="float" office:value="67">
            <text:p>67</text:p>
          </table:table-cell>
          <table:table-cell office:value-type="string">
            <text:p>Bicycle</text:p>
          </table:table-cell>
          <table:table-cell office:value-type="string">
            <text:p>1. Stabilize a band around each foot with the middle wrapped around your back. </text:p>
            <text:p>2. Fasten two bands together as illustrated in the video. </text:p>
            <text:p>3. To increase resistance, wrap one band around your lower back and stabilize the ends around each foot.</text:p>
          </table:table-cell>
        </table:table-row>
        <table:table-row table:style-name="ro9">
          <table:table-cell office:value-type="float" office:value="68">
            <text:p>68</text:p>
          </table:table-cell>
          <table:table-cell office:value-type="string">
            <text:p>Crunch</text:p>
          </table:table-cell>
          <table:table-cell office:value-type="string">
            <text:p>1. Twist your torso to each side and rotate touching one elbow to the opposite knee.</text:p>
            <text:p>2. Raise and hold your torso where it burns as long as you can (Static Contraction Training).</text:p>
          </table:table-cell>
        </table:table-row>
        <table:table-row table:style-name="ro9">
          <table:table-cell office:value-type="float" office:value="69">
            <text:p>69</text:p>
          </table:table-cell>
          <table:table-cell office:value-type="string">
            <text:p>Squeeze</text:p>
          </table:table-cell>
          <table:table-cell office:value-type="string">
            <text:p>1. Perform upright, seated or kneeling. Pull with abs, keep back straight and bend only at your waist.</text:p>
            <text:p>2. Obliques: Alternate pulling your torso down from side to side.</text:p>
          </table:table-cell>
        </table:table-row>
      </table:table>
      <table:database-ranges>
        <table:database-range table:name="__Anonymous_Sheet_DB__4" table:target-range-address="ExerciseMuscles.K2:ExerciseMuscles.K31">
          <table:sort>
            <table:sort-by table:field-number="0" table:data-type="automatic"/>
          </table:sort>
        </table:database-range>
        <table:database-range table:name="__Anonymous_Sheet_DB__5" table:target-range-address="ExerciseForce.G2:ExerciseForce.G6">
          <table:sort>
            <table:sort-by table:field-number="0" table:data-type="automatic"/>
          </table:sort>
        </table:database-range>
        <table:database-range table:name="__Anonymous_Sheet_DB__9" table:target-range-address="ExerciseHeight.H2:ExerciseHeight.H15">
          <table:sort>
            <table:sort-by table:field-number="0" table:data-type="automatic"/>
          </table:sort>
        </table:database-range>
        <table:database-range table:name="__Anonymous_Sheet_DB__10" table:target-range-address="AnchorPointHeight.A2:AnchorPointHeight.A16">
          <table:sort>
            <table:sort-by table:field-number="0" table:data-type="automatic"/>
          </table:sort>
        </table:database-range>
        <table:database-range table:name="__Anonymous_Sheet_DB__11" table:target-range-address="Position.A2:Position.A8">
          <table:sort>
            <table:sort-by table:field-number="0" table:data-type="automatic"/>
          </table:sort>
        </table:database-range>
        <table:database-range table:name="__Anonymous_Sheet_DB__14" table:target-range-address="Post.A2:Post.A12">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name-asian="WenQuanYi Micro Hei" style:font-size-asian="10pt" style:font-style-asian="normal" style:font-weight-asian="normal" style:font-name-complex="Lohit Hindi"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able-cell-properties fo:background-color="#00ff00"/>
    </style:style>
    <style:style style:name="Untitled2" style:family="table-cell" style:parent-style-name="Default">
      <style:table-cell-properties fo:background-color="#00ff00"/>
    </style:style>
    <style:style style:name="Untitled3" style:family="table-cell" style:parent-style-name="Default">
      <style:table-cell-properties fo:background-color="#00ff00" fo:padding-bottom="0.0193in" fo:padding-left="0.0138in" fo:padding-right="0.0138in" fo:padding-top="0.0193in"/>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4">
      <style:page-layout-properties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5">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position="0% 100%"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6">02/06/2012</text:date>, <text:time>16:44:32</text:time></text:p>
        </style:region-right>
      </style:header>
      <style:header-left style:display="false"/>
      <style:footer>
        <text:p>Page <text:page-number>1</text:page-number> / <text:page-count>99</text:page-count></text:p>
      </style:footer>
      <style:footer-left style:display="false"/>
    </style:master-page>
    <style:master-page style:name="PageStyle_5f_Categories" style:display-name="PageStyle_Categori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ptional_20_Accessories" style:display-name="PageStyle_Optional Accessorie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argetMuscles" style:display-name="PageStyle_TargetMuscles" style:page-layout-name="Mpm5">
      <style:header style:display="false"/>
      <style:header-left style:display="false"/>
      <style:footer style:display="false"/>
      <style:footer-left style:display="false"/>
    </style:master-page>
    <style:master-page style:name="PageStyle_5f_Post" style:display-name="PageStyle_Post" style:page-layout-name="Mpm5">
      <style:header style:display="false"/>
      <style:header-left style:display="false"/>
      <style:footer style:display="false"/>
      <style:footer-left style:display="false"/>
    </style:master-page>
    <style:master-page style:name="PageStyle_5f_AnchorPointHeight" style:display-name="PageStyle_AnchorPointHeight" style:page-layout-name="Mpm5">
      <style:header style:display="false"/>
      <style:header-left style:display="false"/>
      <style:footer style:display="false"/>
      <style:footer-left style:display="false"/>
    </style:master-page>
    <style:master-page style:name="PageStyle_5f_Sheet3" style:display-name="PageStyle_Sheet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orce" style:display-name="PageStyle_Force" style:page-layout-name="Mpm5">
      <style:header style:display="false"/>
      <style:header-left style:display="false"/>
      <style:footer style:display="false"/>
      <style:footer-left style:display="false"/>
    </style:master-page>
    <style:master-page style:name="PageStyle_5f_Position" style:display-name="PageStyle_Position" style:page-layout-name="Mpm5">
      <style:header style:display="false"/>
      <style:header-left style:display="false"/>
      <style:footer style:display="false"/>
      <style:footer-left style:display="false"/>
    </style:master-page>
    <style:master-page style:name="PageStyle_5f_Video" style:display-name="PageStyle_Video" style:page-layout-name="Mpm5">
      <style:header style:display="false"/>
      <style:header-left style:display="false"/>
      <style:footer style:display="false"/>
      <style:footer-left style:display="false"/>
    </style:master-page>
    <style:master-page style:name="PageStyle_5f_Exercises" style:display-name="PageStyle_Exercises" style:page-layout-name="Mpm5">
      <style:header style:display="false"/>
      <style:header-left style:display="false"/>
      <style:footer style:display="false"/>
      <style:footer-left style:display="false"/>
    </style:master-page>
    <style:master-page style:name="PageStyle_5f_TipsVariations" style:display-name="PageStyle_TipsVariation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date>2012-02-06T16:44:32</dc:date>
    <dc:creator>Jason </dc:creator>
    <meta:editing-duration>PT3H51M9S</meta:editing-duration>
    <meta:editing-cycles>1</meta:editing-cycles>
    <meta:document-statistic meta:table-count="19" meta:cell-count="4912" meta:object-count="0"/>
  </office:meta>
</office:document-meta>
</file>